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6768in" svg:height="4.6319in" svg:x="11.2248in" svg:y="0.2311in">
            <draw:object draw:notify-on-update-of-ranges="Sheet1.A2:Sheet1.A297 Sheet1.B1:Sheet1.B1 Sheet1.B2:Sheet1.B297 Sheet1.A2:Sheet1.A297 Sheet1.C1:Sheet1.C1 Sheet1.C2:Sheet1.C297 Sheet1.A2:Sheet1.A297 Sheet1.D1:Sheet1.D1 Sheet1.D2:Sheet1.D297 Sheet1.A2:Sheet1.A297 Sheet1.E1:Sheet1.E1 Sheet1.E2:Sheet1.E297 Sheet1.A2:Sheet1.A297 Sheet1.F1:Sheet1.F1 Sheet1.F2:Sheet1.F2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tempo</text:p>
          </table:table-cell>
          <table:table-cell office:value-type="string">
            <text:p>N=2</text:p>
          </table:table-cell>
          <table:table-cell office:value-type="string">
            <text:p>N=4</text:p>
          </table:table-cell>
          <table:table-cell office:value-type="string">
            <text:p>N=6</text:p>
          </table:table-cell>
          <table:table-cell office:value-type="string">
            <text:p>N=8</text:p>
          </table:table-cell>
          <table:table-cell office:value-type="string">
            <text:p>N=10</text:p>
          </table:table-cell>
        </table:table-row>
        <table:table-row table:style-name="ro1">
          <table:table-cell office:value-type="float" office:value="20.024224063402">
            <text:p>20.0242240634</text:p>
          </table:table-cell>
          <table:table-cell office:value-type="float" office:value="4.45999">
            <text:p>4.45999</text:p>
          </table:table-cell>
          <table:table-cell office:value-type="float" office:value="4.3545">
            <text:p>4.3545</text:p>
          </table:table-cell>
          <table:table-cell office:value-type="float" office:value="4.44369">
            <text:p>4.44369</text:p>
          </table:table-cell>
          <table:table-cell office:value-type="float" office:value="4.4437">
            <text:p>4.4437</text:p>
          </table:table-cell>
          <table:table-cell office:value-type="float" office:value="3.33622">
            <text:p>3.33622</text:p>
          </table:table-cell>
        </table:table-row>
        <table:table-row table:style-name="ro1">
          <table:table-cell office:value-type="float" office:value="40.013040021134">
            <text:p>40.0130400211</text:p>
          </table:table-cell>
          <table:table-cell office:value-type="float" office:value="4.39031">
            <text:p>4.39031</text:p>
          </table:table-cell>
          <table:table-cell office:value-type="float" office:value="4.36993">
            <text:p>4.36993</text:p>
          </table:table-cell>
          <table:table-cell office:value-type="float" office:value="4.45913">
            <text:p>4.45913</text:p>
          </table:table-cell>
          <table:table-cell office:value-type="float" office:value="4.4528">
            <text:p>4.4528</text:p>
          </table:table-cell>
          <table:table-cell office:value-type="float" office:value="3.22682">
            <text:p>3.22682</text:p>
          </table:table-cell>
        </table:table-row>
        <table:table-row table:style-name="ro1">
          <table:table-cell office:value-type="float" office:value="60.012400021134">
            <text:p>60.0124000211</text:p>
          </table:table-cell>
          <table:table-cell office:value-type="float" office:value="4.41135">
            <text:p>4.41135</text:p>
          </table:table-cell>
          <table:table-cell office:value-type="float" office:value="4.36865">
            <text:p>4.36865</text:p>
          </table:table-cell>
          <table:table-cell office:value-type="float" office:value="4.45392">
            <text:p>4.45392</text:p>
          </table:table-cell>
          <table:table-cell office:value-type="float" office:value="4.44966">
            <text:p>4.44966</text:p>
          </table:table-cell>
          <table:table-cell office:value-type="float" office:value="3.21287">
            <text:p>3.21287</text:p>
          </table:table-cell>
        </table:table-row>
        <table:table-row table:style-name="ro1">
          <table:table-cell office:value-type="float" office:value="80.010208021134">
            <text:p>80.0102080211</text:p>
          </table:table-cell>
          <table:table-cell office:value-type="float" office:value="4.42433">
            <text:p>4.42433</text:p>
          </table:table-cell>
          <table:table-cell office:value-type="float" office:value="4.3667">
            <text:p>4.3667</text:p>
          </table:table-cell>
          <table:table-cell office:value-type="float" office:value="4.45169">
            <text:p>4.45169</text:p>
          </table:table-cell>
          <table:table-cell office:value-type="float" office:value="4.4485">
            <text:p>4.4485</text:p>
          </table:table-cell>
          <table:table-cell office:value-type="float" office:value="3.24172">
            <text:p>3.24172</text:p>
          </table:table-cell>
        </table:table-row>
        <table:table-row table:style-name="ro1">
          <table:table-cell office:value-type="float" office:value="100.012160021134">
            <text:p>100.0121600211</text:p>
          </table:table-cell>
          <table:table-cell office:value-type="float" office:value="4.42781">
            <text:p>4.42781</text:p>
          </table:table-cell>
          <table:table-cell office:value-type="float" office:value="4.34534">
            <text:p>4.34534</text:p>
          </table:table-cell>
          <table:table-cell office:value-type="float" office:value="4.44874">
            <text:p>4.44874</text:p>
          </table:table-cell>
          <table:table-cell office:value-type="float" office:value="4.44618">
            <text:p>4.44618</text:p>
          </table:table-cell>
          <table:table-cell office:value-type="float" office:value="3.25557">
            <text:p>3.25557</text:p>
          </table:table-cell>
        </table:table-row>
        <table:table-row table:style-name="ro1">
          <table:table-cell office:value-type="float" office:value="120.012160019169">
            <text:p>120.0121600192</text:p>
          </table:table-cell>
          <table:table-cell office:value-type="float" office:value="5.9862">
            <text:p>5.9862</text:p>
          </table:table-cell>
          <table:table-cell office:value-type="float" office:value="5.98106">
            <text:p>5.98106</text:p>
          </table:table-cell>
          <table:table-cell office:value-type="float" office:value="5.98856">
            <text:p>5.98856</text:p>
          </table:table-cell>
          <table:table-cell office:value-type="float" office:value="5.19033">
            <text:p>5.19033</text:p>
          </table:table-cell>
          <table:table-cell office:value-type="float" office:value="4.00508">
            <text:p>4.00508</text:p>
          </table:table-cell>
        </table:table-row>
        <table:table-row table:style-name="ro1">
          <table:table-cell office:value-type="float" office:value="140.013360019169">
            <text:p>140.0133600192</text:p>
          </table:table-cell>
          <table:table-cell office:value-type="float" office:value="5.98661">
            <text:p>5.98661</text:p>
          </table:table-cell>
          <table:table-cell office:value-type="float" office:value="5.98108">
            <text:p>5.98108</text:p>
          </table:table-cell>
          <table:table-cell office:value-type="float" office:value="5.98856">
            <text:p>5.98856</text:p>
          </table:table-cell>
          <table:table-cell office:value-type="float" office:value="5.30431">
            <text:p>5.30431</text:p>
          </table:table-cell>
          <table:table-cell office:value-type="float" office:value="4.1028">
            <text:p>4.1028</text:p>
          </table:table-cell>
        </table:table-row>
        <table:table-row table:style-name="ro1">
          <table:table-cell office:value-type="float" office:value="160.013728019169">
            <text:p>160.0137280192</text:p>
          </table:table-cell>
          <table:table-cell office:value-type="float" office:value="5.99472">
            <text:p>5.99472</text:p>
          </table:table-cell>
          <table:table-cell office:value-type="float" office:value="5.98138">
            <text:p>5.98138</text:p>
          </table:table-cell>
          <table:table-cell office:value-type="float" office:value="5.98915">
            <text:p>5.98915</text:p>
          </table:table-cell>
          <table:table-cell office:value-type="float" office:value="5.29666">
            <text:p>5.29666</text:p>
          </table:table-cell>
          <table:table-cell office:value-type="float" office:value="4.04">
            <text:p>4.04</text:p>
          </table:table-cell>
        </table:table-row>
        <table:table-row table:style-name="ro1">
          <table:table-cell office:value-type="float" office:value="180.013040019169">
            <text:p>180.0130400192</text:p>
          </table:table-cell>
          <table:table-cell office:value-type="float" office:value="6.00324">
            <text:p>6.00324</text:p>
          </table:table-cell>
          <table:table-cell office:value-type="float" office:value="5.98163">
            <text:p>5.98163</text:p>
          </table:table-cell>
          <table:table-cell office:value-type="float" office:value="5.98962">
            <text:p>5.98962</text:p>
          </table:table-cell>
          <table:table-cell office:value-type="float" office:value="5.29035">
            <text:p>5.29035</text:p>
          </table:table-cell>
          <table:table-cell office:value-type="float" office:value="3.99061">
            <text:p>3.99061</text:p>
          </table:table-cell>
        </table:table-row>
        <table:table-row table:style-name="ro1">
          <table:table-cell office:value-type="float" office:value="200.012720019169">
            <text:p>200.0127200192</text:p>
          </table:table-cell>
          <table:table-cell office:value-type="float" office:value="5.99914">
            <text:p>5.99914</text:p>
          </table:table-cell>
          <table:table-cell office:value-type="float" office:value="5.98177">
            <text:p>5.98177</text:p>
          </table:table-cell>
          <table:table-cell office:value-type="float" office:value="5.98996">
            <text:p>5.98996</text:p>
          </table:table-cell>
          <table:table-cell office:value-type="float" office:value="5.36041">
            <text:p>5.36041</text:p>
          </table:table-cell>
          <table:table-cell office:value-type="float" office:value="4.03493">
            <text:p>4.03493</text:p>
          </table:table-cell>
        </table:table-row>
        <table:table-row table:style-name="ro1">
          <table:table-cell office:value-type="float" office:value="220.009888019169">
            <text:p>220.0098880192</text:p>
          </table:table-cell>
          <table:table-cell office:value-type="float" office:value="6.00821">
            <text:p>6.00821</text:p>
          </table:table-cell>
          <table:table-cell office:value-type="float" office:value="5.98351">
            <text:p>5.98351</text:p>
          </table:table-cell>
          <table:table-cell office:value-type="float" office:value="5.99245">
            <text:p>5.99245</text:p>
          </table:table-cell>
          <table:table-cell office:value-type="float" office:value="5.17319">
            <text:p>5.17319</text:p>
          </table:table-cell>
          <table:table-cell office:value-type="float" office:value="3.86984">
            <text:p>3.86984</text:p>
          </table:table-cell>
        </table:table-row>
        <table:table-row table:style-name="ro1">
          <table:table-cell office:value-type="float" office:value="240.011200019169">
            <text:p>240.0112000192</text:p>
          </table:table-cell>
          <table:table-cell office:value-type="float" office:value="6.02282">
            <text:p>6.02282</text:p>
          </table:table-cell>
          <table:table-cell office:value-type="float" office:value="5.98362">
            <text:p>5.98362</text:p>
          </table:table-cell>
          <table:table-cell office:value-type="float" office:value="5.9925">
            <text:p>5.9925</text:p>
          </table:table-cell>
          <table:table-cell office:value-type="float" office:value="5.09624">
            <text:p>5.09624</text:p>
          </table:table-cell>
          <table:table-cell office:value-type="float" office:value="3.78834">
            <text:p>3.78834</text:p>
          </table:table-cell>
        </table:table-row>
        <table:table-row table:style-name="ro1">
          <table:table-cell office:value-type="float" office:value="260.008928019169">
            <text:p>260.0089280192</text:p>
          </table:table-cell>
          <table:table-cell office:value-type="float" office:value="6.02261">
            <text:p>6.02261</text:p>
          </table:table-cell>
          <table:table-cell office:value-type="float" office:value="5.98358">
            <text:p>5.98358</text:p>
          </table:table-cell>
          <table:table-cell office:value-type="float" office:value="5.99247">
            <text:p>5.99247</text:p>
          </table:table-cell>
          <table:table-cell office:value-type="float" office:value="5.09619">
            <text:p>5.09619</text:p>
          </table:table-cell>
          <table:table-cell office:value-type="float" office:value="3.80664">
            <text:p>3.80664</text:p>
          </table:table-cell>
        </table:table-row>
        <table:table-row table:style-name="ro1">
          <table:table-cell office:value-type="float" office:value="280.013040019169">
            <text:p>280.0130400192</text:p>
          </table:table-cell>
          <table:table-cell office:value-type="float" office:value="6.02221">
            <text:p>6.02221</text:p>
          </table:table-cell>
          <table:table-cell office:value-type="float" office:value="5.98364">
            <text:p>5.98364</text:p>
          </table:table-cell>
          <table:table-cell office:value-type="float" office:value="5.99247">
            <text:p>5.99247</text:p>
          </table:table-cell>
          <table:table-cell office:value-type="float" office:value="5.09615">
            <text:p>5.09615</text:p>
          </table:table-cell>
          <table:table-cell office:value-type="float" office:value="3.79013">
            <text:p>3.79013</text:p>
          </table:table-cell>
        </table:table-row>
        <table:table-row table:style-name="ro1">
          <table:table-cell office:value-type="float" office:value="300.013680019169">
            <text:p>300.0136800192</text:p>
          </table:table-cell>
          <table:table-cell office:value-type="float" office:value="6.01893">
            <text:p>6.01893</text:p>
          </table:table-cell>
          <table:table-cell office:value-type="float" office:value="5.98489">
            <text:p>5.98489</text:p>
          </table:table-cell>
          <table:table-cell office:value-type="float" office:value="5.99306">
            <text:p>5.99306</text:p>
          </table:table-cell>
          <table:table-cell office:value-type="float" office:value="5.09651">
            <text:p>5.09651</text:p>
          </table:table-cell>
          <table:table-cell office:value-type="float" office:value="3.76562">
            <text:p>3.76562</text:p>
          </table:table-cell>
        </table:table-row>
        <table:table-row table:style-name="ro1">
          <table:table-cell office:value-type="float" office:value="320.011440019169">
            <text:p>320.0114400192</text:p>
          </table:table-cell>
          <table:table-cell office:value-type="float" office:value="6.02061">
            <text:p>6.02061</text:p>
          </table:table-cell>
          <table:table-cell office:value-type="float" office:value="5.98447">
            <text:p>5.98447</text:p>
          </table:table-cell>
          <table:table-cell office:value-type="float" office:value="5.99366">
            <text:p>5.99366</text:p>
          </table:table-cell>
          <table:table-cell office:value-type="float" office:value="5.57547">
            <text:p>5.57547</text:p>
          </table:table-cell>
          <table:table-cell office:value-type="float" office:value="4.13433">
            <text:p>4.13433</text:p>
          </table:table-cell>
        </table:table-row>
        <table:table-row table:style-name="ro1">
          <table:table-cell office:value-type="float" office:value="340.011200019169">
            <text:p>340.0112000192</text:p>
          </table:table-cell>
          <table:table-cell office:value-type="float" office:value="6.03375">
            <text:p>6.03375</text:p>
          </table:table-cell>
          <table:table-cell office:value-type="float" office:value="5.98698">
            <text:p>5.98698</text:p>
          </table:table-cell>
          <table:table-cell office:value-type="float" office:value="5.99658">
            <text:p>5.99658</text:p>
          </table:table-cell>
          <table:table-cell office:value-type="float" office:value="5.38912">
            <text:p>5.38912</text:p>
          </table:table-cell>
          <table:table-cell office:value-type="float" office:value="3.9719">
            <text:p>3.9719</text:p>
          </table:table-cell>
        </table:table-row>
        <table:table-row table:style-name="ro1">
          <table:table-cell office:value-type="float" office:value="360.009888019169">
            <text:p>360.0098880192</text:p>
          </table:table-cell>
          <table:table-cell office:value-type="float" office:value="6.02159">
            <text:p>6.02159</text:p>
          </table:table-cell>
          <table:table-cell office:value-type="float" office:value="5.98668">
            <text:p>5.98668</text:p>
          </table:table-cell>
          <table:table-cell office:value-type="float" office:value="5.99607">
            <text:p>5.99607</text:p>
          </table:table-cell>
          <table:table-cell office:value-type="float" office:value="5.46368">
            <text:p>5.46368</text:p>
          </table:table-cell>
          <table:table-cell office:value-type="float" office:value="4.05691">
            <text:p>4.05691</text:p>
          </table:table-cell>
        </table:table-row>
        <table:table-row table:style-name="ro1">
          <table:table-cell office:value-type="float" office:value="380.011440019169">
            <text:p>380.0114400192</text:p>
          </table:table-cell>
          <table:table-cell office:value-type="float" office:value="6.02159">
            <text:p>6.02159</text:p>
          </table:table-cell>
          <table:table-cell office:value-type="float" office:value="5.98666">
            <text:p>5.98666</text:p>
          </table:table-cell>
          <table:table-cell office:value-type="float" office:value="5.99605">
            <text:p>5.99605</text:p>
          </table:table-cell>
          <table:table-cell office:value-type="float" office:value="5.46238">
            <text:p>5.46238</text:p>
          </table:table-cell>
          <table:table-cell office:value-type="float" office:value="4.05697">
            <text:p>4.05697</text:p>
          </table:table-cell>
        </table:table-row>
        <table:table-row table:style-name="ro1">
          <table:table-cell office:value-type="float" office:value="400.012480019169">
            <text:p>400.0124800192</text:p>
          </table:table-cell>
          <table:table-cell office:value-type="float" office:value="6.0251">
            <text:p>6.0251</text:p>
          </table:table-cell>
          <table:table-cell office:value-type="float" office:value="5.98631">
            <text:p>5.98631</text:p>
          </table:table-cell>
          <table:table-cell office:value-type="float" office:value="5.99548">
            <text:p>5.99548</text:p>
          </table:table-cell>
          <table:table-cell office:value-type="float" office:value="5.46204">
            <text:p>5.46204</text:p>
          </table:table-cell>
          <table:table-cell office:value-type="float" office:value="4.08094">
            <text:p>4.08094</text:p>
          </table:table-cell>
        </table:table-row>
        <table:table-row table:style-name="ro1">
          <table:table-cell office:value-type="float" office:value="420.011760036042">
            <text:p>420.011760036</text:p>
          </table:table-cell>
          <table:table-cell office:value-type="float" office:value="6.18589">
            <text:p>6.18589</text:p>
          </table:table-cell>
          <table:table-cell office:value-type="float" office:value="5.79776">
            <text:p>5.79776</text:p>
          </table:table-cell>
          <table:table-cell office:value-type="float" office:value="5.93882">
            <text:p>5.93882</text:p>
          </table:table-cell>
          <table:table-cell office:value-type="float" office:value="5.84457">
            <text:p>5.84457</text:p>
          </table:table-cell>
          <table:table-cell office:value-type="float" office:value="5.75583">
            <text:p>5.75583</text:p>
          </table:table-cell>
        </table:table-row>
        <table:table-row table:style-name="ro1">
          <table:table-cell office:value-type="float" office:value="440.060144133437">
            <text:p>440.0601441334</text:p>
          </table:table-cell>
          <table:table-cell office:value-type="float" office:value="5.7541">
            <text:p>5.7541</text:p>
          </table:table-cell>
          <table:table-cell office:value-type="float" office:value="5.46549">
            <text:p>5.46549</text:p>
          </table:table-cell>
          <table:table-cell office:value-type="float" office:value="5.55142">
            <text:p>5.55142</text:p>
          </table:table-cell>
          <table:table-cell office:value-type="float" office:value="5.46394">
            <text:p>5.46394</text:p>
          </table:table-cell>
          <table:table-cell office:value-type="float" office:value="5.39975">
            <text:p>5.39975</text:p>
          </table:table-cell>
        </table:table-row>
        <table:table-row table:style-name="ro1">
          <table:table-cell office:value-type="float" office:value="460.008928024061">
            <text:p>460.0089280241</text:p>
          </table:table-cell>
          <table:table-cell office:value-type="float" office:value="5.42636">
            <text:p>5.42636</text:p>
          </table:table-cell>
          <table:table-cell office:value-type="float" office:value="5.14356">
            <text:p>5.14356</text:p>
          </table:table-cell>
          <table:table-cell office:value-type="float" office:value="5.17255">
            <text:p>5.17255</text:p>
          </table:table-cell>
          <table:table-cell office:value-type="float" office:value="5.07525">
            <text:p>5.07525</text:p>
          </table:table-cell>
          <table:table-cell office:value-type="float" office:value="5.05992">
            <text:p>5.05992</text:p>
          </table:table-cell>
        </table:table-row>
        <table:table-row table:style-name="ro1">
          <table:table-cell office:value-type="float" office:value="480.012080024061">
            <text:p>480.0120800241</text:p>
          </table:table-cell>
          <table:table-cell office:value-type="float" office:value="5.099">
            <text:p>5.099</text:p>
          </table:table-cell>
          <table:table-cell office:value-type="float" office:value="4.822">
            <text:p>4.822</text:p>
          </table:table-cell>
          <table:table-cell office:value-type="float" office:value="4.79337">
            <text:p>4.79337</text:p>
          </table:table-cell>
          <table:table-cell office:value-type="float" office:value="4.69226">
            <text:p>4.69226</text:p>
          </table:table-cell>
          <table:table-cell office:value-type="float" office:value="4.72088">
            <text:p>4.72088</text:p>
          </table:table-cell>
        </table:table-row>
        <table:table-row table:style-name="ro1">
          <table:table-cell office:value-type="float" office:value="500.014640024061">
            <text:p>500.0146400241</text:p>
          </table:table-cell>
          <table:table-cell office:value-type="float" office:value="4.80244">
            <text:p>4.80244</text:p>
          </table:table-cell>
          <table:table-cell office:value-type="float" office:value="4.49692">
            <text:p>4.49692</text:p>
          </table:table-cell>
          <table:table-cell office:value-type="float" office:value="4.40801">
            <text:p>4.40801</text:p>
          </table:table-cell>
          <table:table-cell office:value-type="float" office:value="4.31347">
            <text:p>4.31347</text:p>
          </table:table-cell>
          <table:table-cell office:value-type="float" office:value="4.38086">
            <text:p>4.38086</text:p>
          </table:table-cell>
        </table:table-row>
        <table:table-row table:style-name="ro1">
          <table:table-cell office:value-type="float" office:value="520.010800024061">
            <text:p>520.0108000241</text:p>
          </table:table-cell>
          <table:table-cell office:value-type="float" office:value="4.47962">
            <text:p>4.47962</text:p>
          </table:table-cell>
          <table:table-cell office:value-type="float" office:value="4.18237">
            <text:p>4.18237</text:p>
          </table:table-cell>
          <table:table-cell office:value-type="float" office:value="4.03132">
            <text:p>4.03132</text:p>
          </table:table-cell>
          <table:table-cell office:value-type="float" office:value="3.94955">
            <text:p>3.94955</text:p>
          </table:table-cell>
          <table:table-cell office:value-type="float" office:value="4.05577">
            <text:p>4.05577</text:p>
          </table:table-cell>
        </table:table-row>
        <table:table-row table:style-name="ro1">
          <table:table-cell office:value-type="float" office:value="540.012160024061">
            <text:p>540.0121600241</text:p>
          </table:table-cell>
          <table:table-cell office:value-type="float" office:value="4.06212">
            <text:p>4.06212</text:p>
          </table:table-cell>
          <table:table-cell office:value-type="float" office:value="3.81823">
            <text:p>3.81823</text:p>
          </table:table-cell>
          <table:table-cell office:value-type="float" office:value="3.61558">
            <text:p>3.61558</text:p>
          </table:table-cell>
          <table:table-cell office:value-type="float" office:value="3.5531">
            <text:p>3.5531</text:p>
          </table:table-cell>
          <table:table-cell office:value-type="float" office:value="3.65603">
            <text:p>3.65603</text:p>
          </table:table-cell>
        </table:table-row>
        <table:table-row table:style-name="ro1">
          <table:table-cell office:value-type="float" office:value="560.012080024061">
            <text:p>560.0120800241</text:p>
          </table:table-cell>
          <table:table-cell office:value-type="float" office:value="3.73959">
            <text:p>3.73959</text:p>
          </table:table-cell>
          <table:table-cell office:value-type="float" office:value="3.50831">
            <text:p>3.50831</text:p>
          </table:table-cell>
          <table:table-cell office:value-type="float" office:value="3.24009">
            <text:p>3.24009</text:p>
          </table:table-cell>
          <table:table-cell office:value-type="float" office:value="3.20346">
            <text:p>3.20346</text:p>
          </table:table-cell>
          <table:table-cell office:value-type="float" office:value="3.332">
            <text:p>3.332</text:p>
          </table:table-cell>
        </table:table-row>
        <table:table-row table:style-name="ro1">
          <table:table-cell office:value-type="float" office:value="580.011520024061">
            <text:p>580.0115200241</text:p>
          </table:table-cell>
          <table:table-cell office:value-type="float" office:value="3.33609">
            <text:p>3.33609</text:p>
          </table:table-cell>
          <table:table-cell office:value-type="float" office:value="3.2004">
            <text:p>3.2004</text:p>
          </table:table-cell>
          <table:table-cell office:value-type="float" office:value="2.86107">
            <text:p>2.86107</text:p>
          </table:table-cell>
          <table:table-cell office:value-type="float" office:value="2.86417">
            <text:p>2.86417</text:p>
          </table:table-cell>
          <table:table-cell office:value-type="float" office:value="2.99006">
            <text:p>2.99006</text:p>
          </table:table-cell>
        </table:table-row>
        <table:table-row table:style-name="ro1">
          <table:table-cell office:value-type="float" office:value="620.010560024061">
            <text:p>620.0105600241</text:p>
          </table:table-cell>
          <table:table-cell office:value-type="float" office:value="3.03555">
            <text:p>3.03555</text:p>
          </table:table-cell>
          <table:table-cell office:value-type="float" office:value="2.90854">
            <text:p>2.90854</text:p>
          </table:table-cell>
          <table:table-cell office:value-type="float" office:value="2.49328">
            <text:p>2.49328</text:p>
          </table:table-cell>
          <table:table-cell office:value-type="float" office:value="2.55772">
            <text:p>2.55772</text:p>
          </table:table-cell>
          <table:table-cell office:value-type="float" office:value="2.693">
            <text:p>2.693</text:p>
          </table:table-cell>
        </table:table-row>
        <table:table-row table:style-name="ro1">
          <table:table-cell office:value-type="float" office:value="640.041760103099">
            <text:p>640.0417601031</text:p>
          </table:table-cell>
          <table:table-cell office:value-type="float" office:value="2.62467">
            <text:p>2.62467</text:p>
          </table:table-cell>
          <table:table-cell office:value-type="float" office:value="2.47592">
            <text:p>2.47592</text:p>
          </table:table-cell>
          <table:table-cell office:value-type="float" office:value="1.97007">
            <text:p>1.97007</text:p>
          </table:table-cell>
          <table:table-cell office:value-type="float" office:value="2.26038">
            <text:p>2.26038</text:p>
          </table:table-cell>
          <table:table-cell office:value-type="float" office:value="2.26237">
            <text:p>2.26237</text:p>
          </table:table-cell>
        </table:table-row>
        <table:table-row table:style-name="ro1">
          <table:table-cell office:value-type="float" office:value="660.009600024061">
            <text:p>660.0096000241</text:p>
          </table:table-cell>
          <table:table-cell office:value-type="float" office:value="2.62511">
            <text:p>2.62511</text:p>
          </table:table-cell>
          <table:table-cell office:value-type="float" office:value="2.47609">
            <text:p>2.47609</text:p>
          </table:table-cell>
          <table:table-cell office:value-type="float" office:value="1.97028">
            <text:p>1.97028</text:p>
          </table:table-cell>
          <table:table-cell office:value-type="float" office:value="2.26107">
            <text:p>2.26107</text:p>
          </table:table-cell>
          <table:table-cell office:value-type="float" office:value="2.26306">
            <text:p>2.26306</text:p>
          </table:table-cell>
        </table:table-row>
        <table:table-row table:style-name="ro1">
          <table:table-cell office:value-type="float" office:value="680.014912024061">
            <text:p>680.0149120241</text:p>
          </table:table-cell>
          <table:table-cell office:value-type="float" office:value="2.62486">
            <text:p>2.62486</text:p>
          </table:table-cell>
          <table:table-cell office:value-type="float" office:value="2.47632">
            <text:p>2.47632</text:p>
          </table:table-cell>
          <table:table-cell office:value-type="float" office:value="1.97056">
            <text:p>1.97056</text:p>
          </table:table-cell>
          <table:table-cell office:value-type="float" office:value="2.26067">
            <text:p>2.26067</text:p>
          </table:table-cell>
          <table:table-cell office:value-type="float" office:value="2.26266">
            <text:p>2.26266</text:p>
          </table:table-cell>
        </table:table-row>
        <table:table-row table:style-name="ro1">
          <table:table-cell office:value-type="float" office:value="700.011200024061">
            <text:p>700.0112000241</text:p>
          </table:table-cell>
          <table:table-cell office:value-type="float" office:value="2.6251">
            <text:p>2.6251</text:p>
          </table:table-cell>
          <table:table-cell office:value-type="float" office:value="2.47658">
            <text:p>2.47658</text:p>
          </table:table-cell>
          <table:table-cell office:value-type="float" office:value="1.97087">
            <text:p>1.97087</text:p>
          </table:table-cell>
          <table:table-cell office:value-type="float" office:value="2.26104">
            <text:p>2.26104</text:p>
          </table:table-cell>
          <table:table-cell office:value-type="float" office:value="2.26303">
            <text:p>2.26303</text:p>
          </table:table-cell>
        </table:table-row>
        <table:table-row table:style-name="ro1">
          <table:table-cell office:value-type="float" office:value="720.012768024061">
            <text:p>720.0127680241</text:p>
          </table:table-cell>
          <table:table-cell office:value-type="float" office:value="2.62561">
            <text:p>2.62561</text:p>
          </table:table-cell>
          <table:table-cell office:value-type="float" office:value="2.47699">
            <text:p>2.47699</text:p>
          </table:table-cell>
          <table:table-cell office:value-type="float" office:value="1.97137">
            <text:p>1.97137</text:p>
          </table:table-cell>
          <table:table-cell office:value-type="float" office:value="2.26184">
            <text:p>2.26184</text:p>
          </table:table-cell>
          <table:table-cell office:value-type="float" office:value="2.26383">
            <text:p>2.26383</text:p>
          </table:table-cell>
        </table:table-row>
        <table:table-row table:style-name="ro1">
          <table:table-cell office:value-type="float" office:value="740.012080024061">
            <text:p>740.0120800241</text:p>
          </table:table-cell>
          <table:table-cell office:value-type="float" office:value="2.6263">
            <text:p>2.6263</text:p>
          </table:table-cell>
          <table:table-cell office:value-type="float" office:value="2.47683">
            <text:p>2.47683</text:p>
          </table:table-cell>
          <table:table-cell office:value-type="float" office:value="1.97117">
            <text:p>1.97117</text:p>
          </table:table-cell>
          <table:table-cell office:value-type="float" office:value="2.26295">
            <text:p>2.26295</text:p>
          </table:table-cell>
          <table:table-cell office:value-type="float" office:value="2.26495">
            <text:p>2.26495</text:p>
          </table:table-cell>
        </table:table-row>
        <table:table-row table:style-name="ro1">
          <table:table-cell office:value-type="float" office:value="760.016640024061">
            <text:p>760.0166400241</text:p>
          </table:table-cell>
          <table:table-cell office:value-type="float" office:value="2.62642">
            <text:p>2.62642</text:p>
          </table:table-cell>
          <table:table-cell office:value-type="float" office:value="2.47704">
            <text:p>2.47704</text:p>
          </table:table-cell>
          <table:table-cell office:value-type="float" office:value="1.97143">
            <text:p>1.97143</text:p>
          </table:table-cell>
          <table:table-cell office:value-type="float" office:value="2.26312">
            <text:p>2.26312</text:p>
          </table:table-cell>
          <table:table-cell office:value-type="float" office:value="2.26512">
            <text:p>2.26512</text:p>
          </table:table-cell>
        </table:table-row>
        <table:table-row table:style-name="ro1">
          <table:table-cell office:value-type="float" office:value="780.012480024061">
            <text:p>780.0124800241</text:p>
          </table:table-cell>
          <table:table-cell office:value-type="float" office:value="2.62614">
            <text:p>2.62614</text:p>
          </table:table-cell>
          <table:table-cell office:value-type="float" office:value="2.47694">
            <text:p>2.47694</text:p>
          </table:table-cell>
          <table:table-cell office:value-type="float" office:value="1.97131">
            <text:p>1.97131</text:p>
          </table:table-cell>
          <table:table-cell office:value-type="float" office:value="2.26269">
            <text:p>2.26269</text:p>
          </table:table-cell>
          <table:table-cell office:value-type="float" office:value="2.26468">
            <text:p>2.26468</text:p>
          </table:table-cell>
        </table:table-row>
        <table:table-row table:style-name="ro1">
          <table:table-cell office:value-type="float" office:value="800.010560041164">
            <text:p>800.0105600412</text:p>
          </table:table-cell>
          <table:table-cell office:value-type="float" office:value="2.54152">
            <text:p>2.54152</text:p>
          </table:table-cell>
          <table:table-cell office:value-type="float" office:value="2.37172">
            <text:p>2.37172</text:p>
          </table:table-cell>
          <table:table-cell office:value-type="float" office:value="1.83713">
            <text:p>1.83713</text:p>
          </table:table-cell>
          <table:table-cell office:value-type="float" office:value="2.29923">
            <text:p>2.29923</text:p>
          </table:table-cell>
          <table:table-cell office:value-type="float" office:value="2.30406">
            <text:p>2.30406</text:p>
          </table:table-cell>
        </table:table-row>
        <table:table-row table:style-name="ro1">
          <table:table-cell office:value-type="float" office:value="820.013680041164">
            <text:p>820.0136800412</text:p>
          </table:table-cell>
          <table:table-cell office:value-type="float" office:value="2.45914">
            <text:p>2.45914</text:p>
          </table:table-cell>
          <table:table-cell office:value-type="float" office:value="2.2707">
            <text:p>2.2707</text:p>
          </table:table-cell>
          <table:table-cell office:value-type="float" office:value="1.70499">
            <text:p>1.70499</text:p>
          </table:table-cell>
          <table:table-cell office:value-type="float" office:value="2.37601">
            <text:p>2.37601</text:p>
          </table:table-cell>
          <table:table-cell office:value-type="float" office:value="2.38508">
            <text:p>2.38508</text:p>
          </table:table-cell>
        </table:table-row>
        <table:table-row table:style-name="ro1">
          <table:table-cell office:value-type="float" office:value="840.013760041164">
            <text:p>840.0137600412</text:p>
          </table:table-cell>
          <table:table-cell office:value-type="float" office:value="2.5358">
            <text:p>2.5358</text:p>
          </table:table-cell>
          <table:table-cell office:value-type="float" office:value="2.2926">
            <text:p>2.2926</text:p>
          </table:table-cell>
          <table:table-cell office:value-type="float" office:value="1.73937">
            <text:p>1.73937</text:p>
          </table:table-cell>
          <table:table-cell office:value-type="float" office:value="2.24051">
            <text:p>2.24051</text:p>
          </table:table-cell>
          <table:table-cell office:value-type="float" office:value="2.40205">
            <text:p>2.40205</text:p>
          </table:table-cell>
        </table:table-row>
        <table:table-row table:style-name="ro1">
          <table:table-cell office:value-type="float" office:value="860.013360024061">
            <text:p>860.0133600241</text:p>
          </table:table-cell>
          <table:table-cell office:value-type="float" office:value="2.53461">
            <text:p>2.53461</text:p>
          </table:table-cell>
          <table:table-cell office:value-type="float" office:value="2.29272">
            <text:p>2.29272</text:p>
          </table:table-cell>
          <table:table-cell office:value-type="float" office:value="1.73949">
            <text:p>1.73949</text:p>
          </table:table-cell>
          <table:table-cell office:value-type="float" office:value="2.23795">
            <text:p>2.23795</text:p>
          </table:table-cell>
          <table:table-cell office:value-type="float" office:value="2.39924">
            <text:p>2.39924</text:p>
          </table:table-cell>
        </table:table-row>
        <table:table-row table:style-name="ro1">
          <table:table-cell office:value-type="float" office:value="880.009888024061">
            <text:p>880.0098880241</text:p>
          </table:table-cell>
          <table:table-cell office:value-type="float" office:value="2.53418">
            <text:p>2.53418</text:p>
          </table:table-cell>
          <table:table-cell office:value-type="float" office:value="2.29201">
            <text:p>2.29201</text:p>
          </table:table-cell>
          <table:table-cell office:value-type="float" office:value="1.73874">
            <text:p>1.73874</text:p>
          </table:table-cell>
          <table:table-cell office:value-type="float" office:value="2.2374">
            <text:p>2.2374</text:p>
          </table:table-cell>
          <table:table-cell office:value-type="float" office:value="2.39875">
            <text:p>2.39875</text:p>
          </table:table-cell>
        </table:table-row>
        <table:table-row table:style-name="ro1">
          <table:table-cell office:value-type="float" office:value="900.010240041164">
            <text:p>900.0102400412</text:p>
          </table:table-cell>
          <table:table-cell office:value-type="float" office:value="2.45164">
            <text:p>2.45164</text:p>
          </table:table-cell>
          <table:table-cell office:value-type="float" office:value="2.19279">
            <text:p>2.19279</text:p>
          </table:table-cell>
          <table:table-cell office:value-type="float" office:value="1.60331">
            <text:p>1.60331</text:p>
          </table:table-cell>
          <table:table-cell office:value-type="float" office:value="2.32481">
            <text:p>2.32481</text:p>
          </table:table-cell>
          <table:table-cell office:value-type="float" office:value="2.5099">
            <text:p>2.5099</text:p>
          </table:table-cell>
        </table:table-row>
        <table:table-row table:style-name="ro1">
          <table:table-cell office:value-type="float" office:value="920.013728024061">
            <text:p>920.0137280241</text:p>
          </table:table-cell>
          <table:table-cell office:value-type="float" office:value="2.4511">
            <text:p>2.4511</text:p>
          </table:table-cell>
          <table:table-cell office:value-type="float" office:value="2.19283">
            <text:p>2.19283</text:p>
          </table:table-cell>
          <table:table-cell office:value-type="float" office:value="1.60336">
            <text:p>1.60336</text:p>
          </table:table-cell>
          <table:table-cell office:value-type="float" office:value="2.32344">
            <text:p>2.32344</text:p>
          </table:table-cell>
          <table:table-cell office:value-type="float" office:value="2.50844">
            <text:p>2.50844</text:p>
          </table:table-cell>
        </table:table-row>
        <table:table-row table:style-name="ro1">
          <table:table-cell office:value-type="float" office:value="940.011760024061">
            <text:p>940.0117600241</text:p>
          </table:table-cell>
          <table:table-cell office:value-type="float" office:value="2.45065">
            <text:p>2.45065</text:p>
          </table:table-cell>
          <table:table-cell office:value-type="float" office:value="2.19274">
            <text:p>2.19274</text:p>
          </table:table-cell>
          <table:table-cell office:value-type="float" office:value="1.60326">
            <text:p>1.60326</text:p>
          </table:table-cell>
          <table:table-cell office:value-type="float" office:value="2.32243">
            <text:p>2.32243</text:p>
          </table:table-cell>
          <table:table-cell office:value-type="float" office:value="2.50738">
            <text:p>2.50738</text:p>
          </table:table-cell>
        </table:table-row>
        <table:table-row table:style-name="ro1">
          <table:table-cell office:value-type="float" office:value="960.009248024061">
            <text:p>960.0092480241</text:p>
          </table:table-cell>
          <table:table-cell office:value-type="float" office:value="2.45063">
            <text:p>2.45063</text:p>
          </table:table-cell>
          <table:table-cell office:value-type="float" office:value="2.19281">
            <text:p>2.19281</text:p>
          </table:table-cell>
          <table:table-cell office:value-type="float" office:value="1.60334">
            <text:p>1.60334</text:p>
          </table:table-cell>
          <table:table-cell office:value-type="float" office:value="2.32233">
            <text:p>2.32233</text:p>
          </table:table-cell>
          <table:table-cell office:value-type="float" office:value="2.50725">
            <text:p>2.50725</text:p>
          </table:table-cell>
        </table:table-row>
        <table:table-row table:style-name="ro1">
          <table:table-cell office:value-type="float" office:value="980.009600024061">
            <text:p>980.0096000241</text:p>
          </table:table-cell>
          <table:table-cell office:value-type="float" office:value="2.45122">
            <text:p>2.45122</text:p>
          </table:table-cell>
          <table:table-cell office:value-type="float" office:value="2.19291">
            <text:p>2.19291</text:p>
          </table:table-cell>
          <table:table-cell office:value-type="float" office:value="1.60345">
            <text:p>1.60345</text:p>
          </table:table-cell>
          <table:table-cell office:value-type="float" office:value="2.32369">
            <text:p>2.32369</text:p>
          </table:table-cell>
          <table:table-cell office:value-type="float" office:value="2.50869">
            <text:p>2.50869</text:p>
          </table:table-cell>
        </table:table-row>
        <table:table-row table:style-name="ro1">
          <table:table-cell office:value-type="float" office:value="1000.01664002406">
            <text:p>1000.0166400241</text:p>
          </table:table-cell>
          <table:table-cell office:value-type="float" office:value="2.53419">
            <text:p>2.53419</text:p>
          </table:table-cell>
          <table:table-cell office:value-type="float" office:value="2.29201">
            <text:p>2.29201</text:p>
          </table:table-cell>
          <table:table-cell office:value-type="float" office:value="1.73871">
            <text:p>1.73871</text:p>
          </table:table-cell>
          <table:table-cell office:value-type="float" office:value="2.23722">
            <text:p>2.23722</text:p>
          </table:table-cell>
          <table:table-cell office:value-type="float" office:value="2.39841">
            <text:p>2.39841</text:p>
          </table:table-cell>
        </table:table-row>
        <table:table-row table:style-name="ro1">
          <table:table-cell office:value-type="float" office:value="1020.01280002056">
            <text:p>1020.0128000206</text:p>
          </table:table-cell>
          <table:table-cell office:value-type="float" office:value="3.54734">
            <text:p>3.54734</text:p>
          </table:table-cell>
          <table:table-cell office:value-type="float" office:value="3.63488">
            <text:p>3.63488</text:p>
          </table:table-cell>
          <table:table-cell office:value-type="float" office:value="2.65882">
            <text:p>2.65882</text:p>
          </table:table-cell>
          <table:table-cell office:value-type="float" office:value="1.83844">
            <text:p>1.83844</text:p>
          </table:table-cell>
          <table:table-cell office:value-type="float" office:value="1.70416">
            <text:p>1.70416</text:p>
          </table:table-cell>
        </table:table-row>
        <table:table-row table:style-name="ro1">
          <table:table-cell office:value-type="float" office:value="1040.00960002582">
            <text:p>1040.0096000258</text:p>
          </table:table-cell>
          <table:table-cell office:value-type="float" office:value="4.24832">
            <text:p>4.24832</text:p>
          </table:table-cell>
          <table:table-cell office:value-type="float" office:value="4.25883">
            <text:p>4.25883</text:p>
          </table:table-cell>
          <table:table-cell office:value-type="float" office:value="3.95792">
            <text:p>3.95792</text:p>
          </table:table-cell>
          <table:table-cell office:value-type="float" office:value="3.93608">
            <text:p>3.93608</text:p>
          </table:table-cell>
          <table:table-cell office:value-type="float" office:value="3.9192">
            <text:p>3.9192</text:p>
          </table:table-cell>
        </table:table-row>
        <table:table-row table:style-name="ro1">
          <table:table-cell office:value-type="float" office:value="1060.01208002582">
            <text:p>1060.0120800258</text:p>
          </table:table-cell>
          <table:table-cell office:value-type="float" office:value="3.93273">
            <text:p>3.93273</text:p>
          </table:table-cell>
          <table:table-cell office:value-type="float" office:value="3.97562">
            <text:p>3.97562</text:p>
          </table:table-cell>
          <table:table-cell office:value-type="float" office:value="3.62987">
            <text:p>3.62987</text:p>
          </table:table-cell>
          <table:table-cell office:value-type="float" office:value="3.5625">
            <text:p>3.5625</text:p>
          </table:table-cell>
          <table:table-cell office:value-type="float" office:value="3.55186">
            <text:p>3.55186</text:p>
          </table:table-cell>
        </table:table-row>
        <table:table-row table:style-name="ro1">
          <table:table-cell office:value-type="float" office:value="1080.01056002582">
            <text:p>1080.0105600258</text:p>
          </table:table-cell>
          <table:table-cell office:value-type="float" office:value="3.75586">
            <text:p>3.75586</text:p>
          </table:table-cell>
          <table:table-cell office:value-type="float" office:value="3.69861">
            <text:p>3.69861</text:p>
          </table:table-cell>
          <table:table-cell office:value-type="float" office:value="3.31387">
            <text:p>3.31387</text:p>
          </table:table-cell>
          <table:table-cell office:value-type="float" office:value="3.20214">
            <text:p>3.20214</text:p>
          </table:table-cell>
          <table:table-cell office:value-type="float" office:value="3.18714">
            <text:p>3.18714</text:p>
          </table:table-cell>
        </table:table-row>
        <table:table-row table:style-name="ro1">
          <table:table-cell office:value-type="float" office:value="1100.01088002582">
            <text:p>1100.0108800258</text:p>
          </table:table-cell>
          <table:table-cell office:value-type="float" office:value="3.36333">
            <text:p>3.36333</text:p>
          </table:table-cell>
          <table:table-cell office:value-type="float" office:value="3.31191">
            <text:p>3.31191</text:p>
          </table:table-cell>
          <table:table-cell office:value-type="float" office:value="2.89762">
            <text:p>2.89762</text:p>
          </table:table-cell>
          <table:table-cell office:value-type="float" office:value="2.76829">
            <text:p>2.76829</text:p>
          </table:table-cell>
          <table:table-cell office:value-type="float" office:value="2.6757">
            <text:p>2.6757</text:p>
          </table:table-cell>
        </table:table-row>
        <table:table-row table:style-name="ro1">
          <table:table-cell office:value-type="float" office:value="1120.01024002582">
            <text:p>1120.0102400258</text:p>
          </table:table-cell>
          <table:table-cell office:value-type="float" office:value="3.19521">
            <text:p>3.19521</text:p>
          </table:table-cell>
          <table:table-cell office:value-type="float" office:value="3.05269">
            <text:p>3.05269</text:p>
          </table:table-cell>
          <table:table-cell office:value-type="float" office:value="2.62788">
            <text:p>2.62788</text:p>
          </table:table-cell>
          <table:table-cell office:value-type="float" office:value="2.48551">
            <text:p>2.48551</text:p>
          </table:table-cell>
          <table:table-cell office:value-type="float" office:value="2.32293">
            <text:p>2.32293</text:p>
          </table:table-cell>
        </table:table-row>
        <table:table-row table:style-name="ro1">
          <table:table-cell office:value-type="float" office:value="1140.01052802582">
            <text:p>1140.0105280258</text:p>
          </table:table-cell>
          <table:table-cell office:value-type="float" office:value="2.90982">
            <text:p>2.90982</text:p>
          </table:table-cell>
          <table:table-cell office:value-type="float" office:value="2.80114">
            <text:p>2.80114</text:p>
          </table:table-cell>
          <table:table-cell office:value-type="float" office:value="2.38762">
            <text:p>2.38762</text:p>
          </table:table-cell>
          <table:table-cell office:value-type="float" office:value="2.24704">
            <text:p>2.24704</text:p>
          </table:table-cell>
          <table:table-cell office:value-type="float" office:value="1.97532">
            <text:p>1.97532</text:p>
          </table:table-cell>
        </table:table-row>
        <table:table-row table:style-name="ro1">
          <table:table-cell office:value-type="float" office:value="1160.01088002582">
            <text:p>1160.0108800258</text:p>
          </table:table-cell>
          <table:table-cell office:value-type="float" office:value="2.64112">
            <text:p>2.64112</text:p>
          </table:table-cell>
          <table:table-cell office:value-type="float" office:value="2.56383">
            <text:p>2.56383</text:p>
          </table:table-cell>
          <table:table-cell office:value-type="float" office:value="2.19047">
            <text:p>2.19047</text:p>
          </table:table-cell>
          <table:table-cell office:value-type="float" office:value="2.07121">
            <text:p>2.07121</text:p>
          </table:table-cell>
          <table:table-cell office:value-type="float" office:value="1.63996">
            <text:p>1.63996</text:p>
          </table:table-cell>
        </table:table-row>
        <table:table-row table:style-name="ro1">
          <table:table-cell office:value-type="float" office:value="1180.00860802582">
            <text:p>1180.0086080258</text:p>
          </table:table-cell>
          <table:table-cell office:value-type="float" office:value="2.49528">
            <text:p>2.49528</text:p>
          </table:table-cell>
          <table:table-cell office:value-type="float" office:value="2.34448">
            <text:p>2.34448</text:p>
          </table:table-cell>
          <table:table-cell office:value-type="float" office:value="2.04575">
            <text:p>2.04575</text:p>
          </table:table-cell>
          <table:table-cell office:value-type="float" office:value="1.97278">
            <text:p>1.97278</text:p>
          </table:table-cell>
          <table:table-cell office:value-type="float" office:value="1.31859">
            <text:p>1.31859</text:p>
          </table:table-cell>
        </table:table-row>
        <table:table-row table:style-name="ro1">
          <table:table-cell office:value-type="float" office:value="1200.00896002582">
            <text:p>1200.0089600258</text:p>
          </table:table-cell>
          <table:table-cell office:value-type="float" office:value="2.35664">
            <text:p>2.35664</text:p>
          </table:table-cell>
          <table:table-cell office:value-type="float" office:value="2.14836">
            <text:p>2.14836</text:p>
          </table:table-cell>
          <table:table-cell office:value-type="float" office:value="1.96765">
            <text:p>1.96765</text:p>
          </table:table-cell>
          <table:table-cell office:value-type="float" office:value="1.96529">
            <text:p>1.96529</text:p>
          </table:table-cell>
          <table:table-cell office:value-type="float" office:value="1.02966">
            <text:p>1.02966</text:p>
          </table:table-cell>
        </table:table-row>
        <table:table-row table:style-name="ro1">
          <table:table-cell office:value-type="float" office:value="1220.01080002582">
            <text:p>1220.0108000258</text:p>
          </table:table-cell>
          <table:table-cell office:value-type="float" office:value="2.25564">
            <text:p>2.25564</text:p>
          </table:table-cell>
          <table:table-cell office:value-type="float" office:value="2.03689">
            <text:p>2.03689</text:p>
          </table:table-cell>
          <table:table-cell table:number-columns-repeated="2" office:value-type="float" office:value="1.83795">
            <text:p>1.83795</text:p>
          </table:table-cell>
          <table:table-cell office:value-type="float" office:value="0.716823">
            <text:p>0.716823</text:p>
          </table:table-cell>
        </table:table-row>
        <table:table-row table:style-name="ro1">
          <table:table-cell office:value-type="float" office:value="1240.01336002582">
            <text:p>1240.0133600258</text:p>
          </table:table-cell>
          <table:table-cell office:value-type="float" office:value="2.25593">
            <text:p>2.25593</text:p>
          </table:table-cell>
          <table:table-cell office:value-type="float" office:value="2.03721">
            <text:p>2.03721</text:p>
          </table:table-cell>
          <table:table-cell table:number-columns-repeated="2" office:value-type="float" office:value="1.83781">
            <text:p>1.83781</text:p>
          </table:table-cell>
          <table:table-cell office:value-type="float" office:value="0.716821">
            <text:p>0.716821</text:p>
          </table:table-cell>
        </table:table-row>
        <table:table-row table:style-name="ro1">
          <table:table-cell office:value-type="float" office:value="1260.01276802582">
            <text:p>1260.0127680258</text:p>
          </table:table-cell>
          <table:table-cell office:value-type="float" office:value="2.25877">
            <text:p>2.25877</text:p>
          </table:table-cell>
          <table:table-cell office:value-type="float" office:value="2.03835">
            <text:p>2.03835</text:p>
          </table:table-cell>
          <table:table-cell table:number-columns-repeated="2" office:value-type="float" office:value="1.83836">
            <text:p>1.83836</text:p>
          </table:table-cell>
          <table:table-cell office:value-type="float" office:value="0.718776">
            <text:p>0.718776</text:p>
          </table:table-cell>
        </table:table-row>
        <table:table-row table:style-name="ro1">
          <table:table-cell office:value-type="float" office:value="1280.00992002582">
            <text:p>1280.0099200258</text:p>
          </table:table-cell>
          <table:table-cell office:value-type="float" office:value="2.25796">
            <text:p>2.25796</text:p>
          </table:table-cell>
          <table:table-cell office:value-type="float" office:value="2.03937">
            <text:p>2.03937</text:p>
          </table:table-cell>
          <table:table-cell table:number-columns-repeated="2" office:value-type="float" office:value="1.83896">
            <text:p>1.83896</text:p>
          </table:table-cell>
          <table:table-cell office:value-type="float" office:value="0.719126">
            <text:p>0.719126</text:p>
          </table:table-cell>
        </table:table-row>
        <table:table-row table:style-name="ro1">
          <table:table-cell office:value-type="float" office:value="1300.01088002582">
            <text:p>1300.0108800258</text:p>
          </table:table-cell>
          <table:table-cell office:value-type="float" office:value="2.25808">
            <text:p>2.25808</text:p>
          </table:table-cell>
          <table:table-cell office:value-type="float" office:value="2.03923">
            <text:p>2.03923</text:p>
          </table:table-cell>
          <table:table-cell office:value-type="float" office:value="1.83924">
            <text:p>1.83924</text:p>
          </table:table-cell>
          <table:table-cell office:value-type="float" office:value="1.83923">
            <text:p>1.83923</text:p>
          </table:table-cell>
          <table:table-cell office:value-type="float" office:value="0.718541">
            <text:p>0.718541</text:p>
          </table:table-cell>
        </table:table-row>
        <table:table-row table:style-name="ro1">
          <table:table-cell office:value-type="float" office:value="1320.01304002582">
            <text:p>1320.0130400258</text:p>
          </table:table-cell>
          <table:table-cell office:value-type="float" office:value="2.25838">
            <text:p>2.25838</text:p>
          </table:table-cell>
          <table:table-cell office:value-type="float" office:value="2.03863">
            <text:p>2.03863</text:p>
          </table:table-cell>
          <table:table-cell table:number-columns-repeated="2" office:value-type="float" office:value="1.83892">
            <text:p>1.83892</text:p>
          </table:table-cell>
          <table:table-cell office:value-type="float" office:value="0.718385">
            <text:p>0.718385</text:p>
          </table:table-cell>
        </table:table-row>
        <table:table-row table:style-name="ro1">
          <table:table-cell office:value-type="float" office:value="1340.00896002582">
            <text:p>1340.0089600258</text:p>
          </table:table-cell>
          <table:table-cell office:value-type="float" office:value="2.25925">
            <text:p>2.25925</text:p>
          </table:table-cell>
          <table:table-cell office:value-type="float" office:value="2.03904">
            <text:p>2.03904</text:p>
          </table:table-cell>
          <table:table-cell table:number-columns-repeated="2" office:value-type="float" office:value="1.83908">
            <text:p>1.83908</text:p>
          </table:table-cell>
          <table:table-cell office:value-type="float" office:value="0.719107">
            <text:p>0.719107</text:p>
          </table:table-cell>
        </table:table-row>
        <table:table-row table:style-name="ro1">
          <table:table-cell office:value-type="float" office:value="1360.01216002582">
            <text:p>1360.0121600258</text:p>
          </table:table-cell>
          <table:table-cell office:value-type="float" office:value="2.35668">
            <text:p>2.35668</text:p>
          </table:table-cell>
          <table:table-cell office:value-type="float" office:value="2.03934">
            <text:p>2.03934</text:p>
          </table:table-cell>
          <table:table-cell table:number-columns-repeated="2" office:value-type="float" office:value="1.83879">
            <text:p>1.83879</text:p>
          </table:table-cell>
          <table:table-cell office:value-type="float" office:value="0.711639">
            <text:p>0.711639</text:p>
          </table:table-cell>
        </table:table-row>
        <table:table-row table:style-name="ro1">
          <table:table-cell office:value-type="float" office:value="1380.01112002582">
            <text:p>1380.0111200258</text:p>
          </table:table-cell>
          <table:table-cell office:value-type="float" office:value="2.25894">
            <text:p>2.25894</text:p>
          </table:table-cell>
          <table:table-cell office:value-type="float" office:value="2.0384">
            <text:p>2.0384</text:p>
          </table:table-cell>
          <table:table-cell table:number-columns-repeated="2" office:value-type="float" office:value="1.83876">
            <text:p>1.83876</text:p>
          </table:table-cell>
          <table:table-cell office:value-type="float" office:value="0.71878">
            <text:p>0.71878</text:p>
          </table:table-cell>
        </table:table-row>
        <table:table-row table:style-name="ro1">
          <table:table-cell office:value-type="float" office:value="1400.01088002582">
            <text:p>1400.0108800258</text:p>
          </table:table-cell>
          <table:table-cell office:value-type="float" office:value="2.16795">
            <text:p>2.16795</text:p>
          </table:table-cell>
          <table:table-cell office:value-type="float" office:value="2.03732">
            <text:p>2.03732</text:p>
          </table:table-cell>
          <table:table-cell table:number-columns-repeated="2" office:value-type="float" office:value="1.83823">
            <text:p>1.83823</text:p>
          </table:table-cell>
          <table:table-cell office:value-type="float" office:value="0.727093">
            <text:p>0.727093</text:p>
          </table:table-cell>
        </table:table-row>
        <table:table-row table:style-name="ro1">
          <table:table-cell office:value-type="float" office:value="1420.01120002582">
            <text:p>1420.0112000258</text:p>
          </table:table-cell>
          <table:table-cell office:value-type="float" office:value="2.16951">
            <text:p>2.16951</text:p>
          </table:table-cell>
          <table:table-cell office:value-type="float" office:value="2.0366">
            <text:p>2.0366</text:p>
          </table:table-cell>
          <table:table-cell office:value-type="float" office:value="1.83735">
            <text:p>1.83735</text:p>
          </table:table-cell>
          <table:table-cell office:value-type="float" office:value="1.83734">
            <text:p>1.83734</text:p>
          </table:table-cell>
          <table:table-cell office:value-type="float" office:value="0.726718">
            <text:p>0.726718</text:p>
          </table:table-cell>
        </table:table-row>
        <table:table-row table:style-name="ro1">
          <table:table-cell office:value-type="float" office:value="1440.01404802582">
            <text:p>1440.0140480258</text:p>
          </table:table-cell>
          <table:table-cell office:value-type="float" office:value="2.08364">
            <text:p>2.08364</text:p>
          </table:table-cell>
          <table:table-cell office:value-type="float" office:value="2.03507">
            <text:p>2.03507</text:p>
          </table:table-cell>
          <table:table-cell office:value-type="float" office:value="1.83677">
            <text:p>1.83677</text:p>
          </table:table-cell>
          <table:table-cell office:value-type="float" office:value="1.83676">
            <text:p>1.83676</text:p>
          </table:table-cell>
          <table:table-cell office:value-type="float" office:value="0.734397">
            <text:p>0.734397</text:p>
          </table:table-cell>
        </table:table-row>
        <table:table-row table:style-name="ro1">
          <table:table-cell office:value-type="float" office:value="1460.01336002582">
            <text:p>1460.0133600258</text:p>
          </table:table-cell>
          <table:table-cell office:value-type="float" office:value="2.1676">
            <text:p>2.1676</text:p>
          </table:table-cell>
          <table:table-cell office:value-type="float" office:value="2.0362">
            <text:p>2.0362</text:p>
          </table:table-cell>
          <table:table-cell table:number-columns-repeated="2" office:value-type="float" office:value="1.83699">
            <text:p>1.83699</text:p>
          </table:table-cell>
          <table:table-cell office:value-type="float" office:value="0.725761">
            <text:p>0.725761</text:p>
          </table:table-cell>
        </table:table-row>
        <table:table-row table:style-name="ro1">
          <table:table-cell office:value-type="float" office:value="1480.00924802582">
            <text:p>1480.0092480258</text:p>
          </table:table-cell>
          <table:table-cell office:value-type="float" office:value="2.08115">
            <text:p>2.08115</text:p>
          </table:table-cell>
          <table:table-cell office:value-type="float" office:value="2.03366">
            <text:p>2.03366</text:p>
          </table:table-cell>
          <table:table-cell table:number-columns-repeated="2" office:value-type="float" office:value="1.83582">
            <text:p>1.83582</text:p>
          </table:table-cell>
          <table:table-cell office:value-type="float" office:value="0.732303">
            <text:p>0.732303</text:p>
          </table:table-cell>
        </table:table-row>
        <table:table-row table:style-name="ro1">
          <table:table-cell office:value-type="float" office:value="1500.01272002582">
            <text:p>1500.0127200258</text:p>
          </table:table-cell>
          <table:table-cell office:value-type="float" office:value="2.08217">
            <text:p>2.08217</text:p>
          </table:table-cell>
          <table:table-cell office:value-type="float" office:value="2.03421">
            <text:p>2.03421</text:p>
          </table:table-cell>
          <table:table-cell table:number-columns-repeated="2" office:value-type="float" office:value="1.83597">
            <text:p>1.83597</text:p>
          </table:table-cell>
          <table:table-cell office:value-type="float" office:value="0.733468">
            <text:p>0.733468</text:p>
          </table:table-cell>
        </table:table-row>
        <table:table-row table:style-name="ro1">
          <table:table-cell office:value-type="float" office:value="1520.01176002582">
            <text:p>1520.0117600258</text:p>
          </table:table-cell>
          <table:table-cell office:value-type="float" office:value="2.082">
            <text:p>2.082</text:p>
          </table:table-cell>
          <table:table-cell office:value-type="float" office:value="2.03444">
            <text:p>2.03444</text:p>
          </table:table-cell>
          <table:table-cell table:number-columns-repeated="2" office:value-type="float" office:value="1.83615">
            <text:p>1.83615</text:p>
          </table:table-cell>
          <table:table-cell office:value-type="float" office:value="0.733466">
            <text:p>0.733466</text:p>
          </table:table-cell>
        </table:table-row>
        <table:table-row table:style-name="ro1">
          <table:table-cell office:value-type="float" office:value="1540.01144002582">
            <text:p>1540.0114400258</text:p>
          </table:table-cell>
          <table:table-cell office:value-type="float" office:value="2.1676">
            <text:p>2.1676</text:p>
          </table:table-cell>
          <table:table-cell office:value-type="float" office:value="2.03539">
            <text:p>2.03539</text:p>
          </table:table-cell>
          <table:table-cell office:value-type="float" office:value="1.83642">
            <text:p>1.83642</text:p>
          </table:table-cell>
          <table:table-cell office:value-type="float" office:value="1.83641">
            <text:p>1.83641</text:p>
          </table:table-cell>
          <table:table-cell office:value-type="float" office:value="0.725334">
            <text:p>0.725334</text:p>
          </table:table-cell>
        </table:table-row>
        <table:table-row table:style-name="ro1">
          <table:table-cell office:value-type="float" office:value="1560.00928002582">
            <text:p>1560.0092800258</text:p>
          </table:table-cell>
          <table:table-cell office:value-type="float" office:value="2.081">
            <text:p>2.081</text:p>
          </table:table-cell>
          <table:table-cell office:value-type="float" office:value="2.0347">
            <text:p>2.0347</text:p>
          </table:table-cell>
          <table:table-cell table:number-columns-repeated="2" office:value-type="float" office:value="1.83644">
            <text:p>1.83644</text:p>
          </table:table-cell>
          <table:table-cell office:value-type="float" office:value="0.732883">
            <text:p>0.732883</text:p>
          </table:table-cell>
        </table:table-row>
        <table:table-row table:style-name="ro1">
          <table:table-cell office:value-type="float" office:value="1580.01304002582">
            <text:p>1580.0130400258</text:p>
          </table:table-cell>
          <table:table-cell office:value-type="float" office:value="2.0809">
            <text:p>2.0809</text:p>
          </table:table-cell>
          <table:table-cell office:value-type="float" office:value="2.03483">
            <text:p>2.03483</text:p>
          </table:table-cell>
          <table:table-cell table:number-columns-repeated="2" office:value-type="float" office:value="1.8363">
            <text:p>1.8363</text:p>
          </table:table-cell>
          <table:table-cell office:value-type="float" office:value="0.733466">
            <text:p>0.733466</text:p>
          </table:table-cell>
        </table:table-row>
        <table:table-row table:style-name="ro1">
          <table:table-cell office:value-type="float" office:value="1600.01531202582">
            <text:p>1600.0153120258</text:p>
          </table:table-cell>
          <table:table-cell office:value-type="float" office:value="2.16511">
            <text:p>2.16511</text:p>
          </table:table-cell>
          <table:table-cell office:value-type="float" office:value="2.03605">
            <text:p>2.03605</text:p>
          </table:table-cell>
          <table:table-cell table:number-columns-repeated="2" office:value-type="float" office:value="1.83704">
            <text:p>1.83704</text:p>
          </table:table-cell>
          <table:table-cell office:value-type="float" office:value="0.724714">
            <text:p>0.724714</text:p>
          </table:table-cell>
        </table:table-row>
        <table:table-row table:style-name="ro1">
          <table:table-cell office:value-type="float" office:value="1620.01907202582">
            <text:p>1620.0190720258</text:p>
          </table:table-cell>
          <table:table-cell office:value-type="float" office:value="2.07794">
            <text:p>2.07794</text:p>
          </table:table-cell>
          <table:table-cell office:value-type="float" office:value="2.03381">
            <text:p>2.03381</text:p>
          </table:table-cell>
          <table:table-cell office:value-type="float" office:value="1.8363">
            <text:p>1.8363</text:p>
          </table:table-cell>
          <table:table-cell office:value-type="float" office:value="1.83629">
            <text:p>1.83629</text:p>
          </table:table-cell>
          <table:table-cell office:value-type="float" office:value="0.730506">
            <text:p>0.730506</text:p>
          </table:table-cell>
        </table:table-row>
        <table:table-row table:style-name="ro1">
          <table:table-cell office:value-type="float" office:value="1640.01404802582">
            <text:p>1640.0140480258</text:p>
          </table:table-cell>
          <table:table-cell office:value-type="float" office:value="2.07803">
            <text:p>2.07803</text:p>
          </table:table-cell>
          <table:table-cell office:value-type="float" office:value="2.03388">
            <text:p>2.03388</text:p>
          </table:table-cell>
          <table:table-cell table:number-columns-repeated="2" office:value-type="float" office:value="1.83633">
            <text:p>1.83633</text:p>
          </table:table-cell>
          <table:table-cell office:value-type="float" office:value="0.730526">
            <text:p>0.730526</text:p>
          </table:table-cell>
        </table:table-row>
        <table:table-row table:style-name="ro1">
          <table:table-cell office:value-type="float" office:value="1660.01272002582">
            <text:p>1660.0127200258</text:p>
          </table:table-cell>
          <table:table-cell office:value-type="float" office:value="1.99835">
            <text:p>1.99835</text:p>
          </table:table-cell>
          <table:table-cell office:value-type="float" office:value="2.03116">
            <text:p>2.03116</text:p>
          </table:table-cell>
          <table:table-cell table:number-columns-repeated="2" office:value-type="float" office:value="1.83528">
            <text:p>1.83528</text:p>
          </table:table-cell>
          <table:table-cell office:value-type="float" office:value="0.7366">
            <text:p>0.7366</text:p>
          </table:table-cell>
        </table:table-row>
        <table:table-row table:style-name="ro1">
          <table:table-cell office:value-type="float" office:value="1680.01152002582">
            <text:p>1680.0115200258</text:p>
          </table:table-cell>
          <table:table-cell office:value-type="float" office:value="1.99887">
            <text:p>1.99887</text:p>
          </table:table-cell>
          <table:table-cell office:value-type="float" office:value="2.03145">
            <text:p>2.03145</text:p>
          </table:table-cell>
          <table:table-cell table:number-columns-repeated="2" office:value-type="float" office:value="1.83542">
            <text:p>1.83542</text:p>
          </table:table-cell>
          <table:table-cell office:value-type="float" office:value="0.737249">
            <text:p>0.737249</text:p>
          </table:table-cell>
        </table:table-row>
        <table:table-row table:style-name="ro1">
          <table:table-cell office:value-type="float" office:value="1700.01016002582">
            <text:p>1700.0101600258</text:p>
          </table:table-cell>
          <table:table-cell office:value-type="float" office:value="1.99825">
            <text:p>1.99825</text:p>
          </table:table-cell>
          <table:table-cell office:value-type="float" office:value="2.03109">
            <text:p>2.03109</text:p>
          </table:table-cell>
          <table:table-cell table:number-columns-repeated="2" office:value-type="float" office:value="1.83528">
            <text:p>1.83528</text:p>
          </table:table-cell>
          <table:table-cell office:value-type="float" office:value="0.736609">
            <text:p>0.736609</text:p>
          </table:table-cell>
        </table:table-row>
        <table:table-row table:style-name="ro1">
          <table:table-cell office:value-type="float" office:value="1720.01184002582">
            <text:p>1720.0118400258</text:p>
          </table:table-cell>
          <table:table-cell office:value-type="float" office:value="1.92892">
            <text:p>1.92892</text:p>
          </table:table-cell>
          <table:table-cell office:value-type="float" office:value="2.03075">
            <text:p>2.03075</text:p>
          </table:table-cell>
          <table:table-cell table:number-columns-repeated="2" office:value-type="float" office:value="1.83506">
            <text:p>1.83506</text:p>
          </table:table-cell>
          <table:table-cell office:value-type="float" office:value="0.746247">
            <text:p>0.746247</text:p>
          </table:table-cell>
        </table:table-row>
        <table:table-row table:style-name="ro1">
          <table:table-cell office:value-type="float" office:value="1740.01144002582">
            <text:p>1740.0114400258</text:p>
          </table:table-cell>
          <table:table-cell office:value-type="float" office:value="1.86818">
            <text:p>1.86818</text:p>
          </table:table-cell>
          <table:table-cell office:value-type="float" office:value="2.02965">
            <text:p>2.02965</text:p>
          </table:table-cell>
          <table:table-cell table:number-columns-repeated="2" office:value-type="float" office:value="1.83477">
            <text:p>1.83477</text:p>
          </table:table-cell>
          <table:table-cell office:value-type="float" office:value="0.754697">
            <text:p>0.754697</text:p>
          </table:table-cell>
        </table:table-row>
        <table:table-row table:style-name="ro1">
          <table:table-cell office:value-type="float" office:value="1760.01152002582">
            <text:p>1760.0115200258</text:p>
          </table:table-cell>
          <table:table-cell office:value-type="float" office:value="1.92958">
            <text:p>1.92958</text:p>
          </table:table-cell>
          <table:table-cell office:value-type="float" office:value="2.03037">
            <text:p>2.03037</text:p>
          </table:table-cell>
          <table:table-cell table:number-columns-repeated="2" office:value-type="float" office:value="1.83465">
            <text:p>1.83465</text:p>
          </table:table-cell>
          <table:table-cell office:value-type="float" office:value="0.746542">
            <text:p>0.746542</text:p>
          </table:table-cell>
        </table:table-row>
        <table:table-row table:style-name="ro1">
          <table:table-cell office:value-type="float" office:value="1780.01555202582">
            <text:p>1780.0155520258</text:p>
          </table:table-cell>
          <table:table-cell office:value-type="float" office:value="1.9305">
            <text:p>1.9305</text:p>
          </table:table-cell>
          <table:table-cell office:value-type="float" office:value="2.03087">
            <text:p>2.03087</text:p>
          </table:table-cell>
          <table:table-cell table:number-columns-repeated="2" office:value-type="float" office:value="1.83489">
            <text:p>1.83489</text:p>
          </table:table-cell>
          <table:table-cell office:value-type="float" office:value="0.747402">
            <text:p>0.747402</text:p>
          </table:table-cell>
        </table:table-row>
        <table:table-row table:style-name="ro1">
          <table:table-cell office:value-type="float" office:value="1800.01176002582">
            <text:p>1800.0117600258</text:p>
          </table:table-cell>
          <table:table-cell office:value-type="float" office:value="1.9308">
            <text:p>1.9308</text:p>
          </table:table-cell>
          <table:table-cell office:value-type="float" office:value="2.03002">
            <text:p>2.03002</text:p>
          </table:table-cell>
          <table:table-cell table:number-columns-repeated="2" office:value-type="float" office:value="1.83453">
            <text:p>1.83453</text:p>
          </table:table-cell>
          <table:table-cell office:value-type="float" office:value="0.747262">
            <text:p>0.747262</text:p>
          </table:table-cell>
        </table:table-row>
        <table:table-row table:style-name="ro1">
          <table:table-cell office:value-type="float" office:value="1820.01660802582">
            <text:p>1820.0166080258</text:p>
          </table:table-cell>
          <table:table-cell office:value-type="float" office:value="1.93164">
            <text:p>1.93164</text:p>
          </table:table-cell>
          <table:table-cell office:value-type="float" office:value="2.03073">
            <text:p>2.03073</text:p>
          </table:table-cell>
          <table:table-cell office:value-type="float" office:value="1.83477">
            <text:p>1.83477</text:p>
          </table:table-cell>
          <table:table-cell office:value-type="float" office:value="1.83476">
            <text:p>1.83476</text:p>
          </table:table-cell>
          <table:table-cell office:value-type="float" office:value="0.748863">
            <text:p>0.748863</text:p>
          </table:table-cell>
        </table:table-row>
        <table:table-row table:style-name="ro1">
          <table:table-cell office:value-type="float" office:value="1840.04998411774">
            <text:p>1840.0499841177</text:p>
          </table:table-cell>
          <table:table-cell office:value-type="float" office:value="1.93171">
            <text:p>1.93171</text:p>
          </table:table-cell>
          <table:table-cell office:value-type="float" office:value="2.03075">
            <text:p>2.03075</text:p>
          </table:table-cell>
          <table:table-cell office:value-type="float" office:value="1.83482">
            <text:p>1.83482</text:p>
          </table:table-cell>
          <table:table-cell office:value-type="float" office:value="1.83481">
            <text:p>1.83481</text:p>
          </table:table-cell>
          <table:table-cell office:value-type="float" office:value="0.748957">
            <text:p>0.748957</text:p>
          </table:table-cell>
        </table:table-row>
        <table:table-row table:style-name="ro1">
          <table:table-cell office:value-type="float" office:value="1860.00860802582">
            <text:p>1860.0086080258</text:p>
          </table:table-cell>
          <table:table-cell office:value-type="float" office:value="2.00393">
            <text:p>2.00393</text:p>
          </table:table-cell>
          <table:table-cell office:value-type="float" office:value="2.03232">
            <text:p>2.03232</text:p>
          </table:table-cell>
          <table:table-cell table:number-columns-repeated="2" office:value-type="float" office:value="1.83538">
            <text:p>1.83538</text:p>
          </table:table-cell>
          <table:table-cell office:value-type="float" office:value="0.742308">
            <text:p>0.742308</text:p>
          </table:table-cell>
        </table:table-row>
        <table:table-row table:style-name="ro1">
          <table:table-cell office:value-type="float" office:value="1880.01148802582">
            <text:p>1880.0114880258</text:p>
          </table:table-cell>
          <table:table-cell office:value-type="float" office:value="2.00395">
            <text:p>2.00395</text:p>
          </table:table-cell>
          <table:table-cell office:value-type="float" office:value="2.03231">
            <text:p>2.03231</text:p>
          </table:table-cell>
          <table:table-cell table:number-columns-repeated="2" office:value-type="float" office:value="1.83534">
            <text:p>1.83534</text:p>
          </table:table-cell>
          <table:table-cell office:value-type="float" office:value="0.742197">
            <text:p>0.742197</text:p>
          </table:table-cell>
        </table:table-row>
        <table:table-row table:style-name="ro1">
          <table:table-cell office:value-type="float" office:value="1900.00860802582">
            <text:p>1900.0086080258</text:p>
          </table:table-cell>
          <table:table-cell office:value-type="float" office:value="2.00444">
            <text:p>2.00444</text:p>
          </table:table-cell>
          <table:table-cell office:value-type="float" office:value="2.03265">
            <text:p>2.03265</text:p>
          </table:table-cell>
          <table:table-cell table:number-columns-repeated="2" office:value-type="float" office:value="1.83535">
            <text:p>1.83535</text:p>
          </table:table-cell>
          <table:table-cell office:value-type="float" office:value="0.743078">
            <text:p>0.743078</text:p>
          </table:table-cell>
        </table:table-row>
        <table:table-row table:style-name="ro1">
          <table:table-cell office:value-type="float" office:value="1920.00928002582">
            <text:p>1920.0092800258</text:p>
          </table:table-cell>
          <table:table-cell office:value-type="float" office:value="2.00468">
            <text:p>2.00468</text:p>
          </table:table-cell>
          <table:table-cell office:value-type="float" office:value="2.03281">
            <text:p>2.03281</text:p>
          </table:table-cell>
          <table:table-cell office:value-type="float" office:value="1.83553">
            <text:p>1.83553</text:p>
          </table:table-cell>
          <table:table-cell office:value-type="float" office:value="1.83552">
            <text:p>1.83552</text:p>
          </table:table-cell>
          <table:table-cell office:value-type="float" office:value="0.743221">
            <text:p>0.743221</text:p>
          </table:table-cell>
        </table:table-row>
        <table:table-row table:style-name="ro1">
          <table:table-cell office:value-type="float" office:value="1940.01208002183">
            <text:p>1940.0120800218</text:p>
          </table:table-cell>
          <table:table-cell office:value-type="float" office:value="4.31112">
            <text:p>4.31112</text:p>
          </table:table-cell>
          <table:table-cell office:value-type="float" office:value="4.33335">
            <text:p>4.33335</text:p>
          </table:table-cell>
          <table:table-cell table:number-columns-repeated="2" office:value-type="float" office:value="4.15354">
            <text:p>4.15354</text:p>
          </table:table-cell>
          <table:table-cell office:value-type="float" office:value="2.96055">
            <text:p>2.96055</text:p>
          </table:table-cell>
        </table:table-row>
        <table:table-row table:style-name="ro1">
          <table:table-cell office:value-type="float" office:value="1960.01112002184">
            <text:p>1960.0111200218</text:p>
          </table:table-cell>
          <table:table-cell office:value-type="float" office:value="4.24768">
            <text:p>4.24768</text:p>
          </table:table-cell>
          <table:table-cell office:value-type="float" office:value="4.32138">
            <text:p>4.32138</text:p>
          </table:table-cell>
          <table:table-cell office:value-type="float" office:value="4.15332">
            <text:p>4.15332</text:p>
          </table:table-cell>
          <table:table-cell office:value-type="float" office:value="4.15331">
            <text:p>4.15331</text:p>
          </table:table-cell>
          <table:table-cell office:value-type="float" office:value="2.97021">
            <text:p>2.97021</text:p>
          </table:table-cell>
        </table:table-row>
        <table:table-row table:style-name="ro1">
          <table:table-cell office:value-type="float" office:value="1980.00700802184">
            <text:p>1980.0070080218</text:p>
          </table:table-cell>
          <table:table-cell office:value-type="float" office:value="4.24897">
            <text:p>4.24897</text:p>
          </table:table-cell>
          <table:table-cell office:value-type="float" office:value="4.32138">
            <text:p>4.32138</text:p>
          </table:table-cell>
          <table:table-cell table:number-columns-repeated="2" office:value-type="float" office:value="4.15399">
            <text:p>4.15399</text:p>
          </table:table-cell>
          <table:table-cell office:value-type="float" office:value="2.96648">
            <text:p>2.96648</text:p>
          </table:table-cell>
        </table:table-row>
        <table:table-row table:style-name="ro1">
          <table:table-cell office:value-type="float" office:value="2000.01024002981">
            <text:p>2000.0102400298</text:p>
          </table:table-cell>
          <table:table-cell office:value-type="float" office:value="5.45871">
            <text:p>5.45871</text:p>
          </table:table-cell>
          <table:table-cell office:value-type="float" office:value="5.2091">
            <text:p>5.2091</text:p>
          </table:table-cell>
          <table:table-cell office:value-type="float" office:value="5.54436">
            <text:p>5.54436</text:p>
          </table:table-cell>
          <table:table-cell office:value-type="float" office:value="5.54435">
            <text:p>5.54435</text:p>
          </table:table-cell>
          <table:table-cell office:value-type="float" office:value="4.89015">
            <text:p>4.89015</text:p>
          </table:table-cell>
        </table:table-row>
        <table:table-row table:style-name="ro1">
          <table:table-cell office:value-type="float" office:value="2020.04347210311">
            <text:p>2020.0434721031</text:p>
          </table:table-cell>
          <table:table-cell office:value-type="float" office:value="8.47741">
            <text:p>8.47741</text:p>
          </table:table-cell>
          <table:table-cell office:value-type="float" office:value="8.1846">
            <text:p>8.1846</text:p>
          </table:table-cell>
          <table:table-cell office:value-type="float" office:value="8.56278">
            <text:p>8.56278</text:p>
          </table:table-cell>
          <table:table-cell office:value-type="float" office:value="8.56277">
            <text:p>8.56277</text:p>
          </table:table-cell>
          <table:table-cell office:value-type="float" office:value="8.5603">
            <text:p>8.5603</text:p>
          </table:table-cell>
        </table:table-row>
        <table:table-row table:style-name="ro1">
          <table:table-cell office:value-type="float" office:value="2060.0416641381">
            <text:p>2060.0416641381</text:p>
          </table:table-cell>
          <table:table-cell office:value-type="float" office:value="7.53067">
            <text:p>7.53067</text:p>
          </table:table-cell>
          <table:table-cell office:value-type="float" office:value="7.26636">
            <text:p>7.26636</text:p>
          </table:table-cell>
          <table:table-cell office:value-type="float" office:value="7.59855">
            <text:p>7.59855</text:p>
          </table:table-cell>
          <table:table-cell office:value-type="float" office:value="7.58998">
            <text:p>7.58998</text:p>
          </table:table-cell>
          <table:table-cell office:value-type="float" office:value="7.60821">
            <text:p>7.60821</text:p>
          </table:table-cell>
        </table:table-row>
        <table:table-row table:style-name="ro1">
          <table:table-cell office:value-type="float" office:value="2080.03379210634">
            <text:p>2080.0337921063</text:p>
          </table:table-cell>
          <table:table-cell office:value-type="float" office:value="6.73502">
            <text:p>6.73502</text:p>
          </table:table-cell>
          <table:table-cell office:value-type="float" office:value="6.35142">
            <text:p>6.35142</text:p>
          </table:table-cell>
          <table:table-cell office:value-type="float" office:value="6.63699">
            <text:p>6.63699</text:p>
          </table:table-cell>
          <table:table-cell office:value-type="float" office:value="6.62262">
            <text:p>6.62262</text:p>
          </table:table-cell>
          <table:table-cell office:value-type="float" office:value="6.66118">
            <text:p>6.66118</text:p>
          </table:table-cell>
        </table:table-row>
        <table:table-row table:style-name="ro1">
          <table:table-cell office:value-type="float" office:value="2100.01497603782">
            <text:p>2100.0149760378</text:p>
          </table:table-cell>
          <table:table-cell office:value-type="float" office:value="5.79402">
            <text:p>5.79402</text:p>
          </table:table-cell>
          <table:table-cell office:value-type="float" office:value="5.43589">
            <text:p>5.43589</text:p>
          </table:table-cell>
          <table:table-cell office:value-type="float" office:value="5.67544">
            <text:p>5.67544</text:p>
          </table:table-cell>
          <table:table-cell office:value-type="float" office:value="5.65965">
            <text:p>5.65965</text:p>
          </table:table-cell>
          <table:table-cell office:value-type="float" office:value="5.72143">
            <text:p>5.72143</text:p>
          </table:table-cell>
        </table:table-row>
        <table:table-row table:style-name="ro1">
          <table:table-cell office:value-type="float" office:value="2120.02004803782">
            <text:p>2120.0200480378</text:p>
          </table:table-cell>
          <table:table-cell office:value-type="float" office:value="4.8558">
            <text:p>4.8558</text:p>
          </table:table-cell>
          <table:table-cell office:value-type="float" office:value="4.52182">
            <text:p>4.52182</text:p>
          </table:table-cell>
          <table:table-cell office:value-type="float" office:value="4.71081">
            <text:p>4.71081</text:p>
          </table:table-cell>
          <table:table-cell office:value-type="float" office:value="4.70127">
            <text:p>4.70127</text:p>
          </table:table-cell>
          <table:table-cell office:value-type="float" office:value="4.78932">
            <text:p>4.78932</text:p>
          </table:table-cell>
        </table:table-row>
        <table:table-row table:style-name="ro1">
          <table:table-cell office:value-type="float" office:value="2140.01617603782">
            <text:p>2140.0161760378</text:p>
          </table:table-cell>
          <table:table-cell office:value-type="float" office:value="3.92697">
            <text:p>3.92697</text:p>
          </table:table-cell>
          <table:table-cell office:value-type="float" office:value="3.61292">
            <text:p>3.61292</text:p>
          </table:table-cell>
          <table:table-cell office:value-type="float" office:value="3.74911">
            <text:p>3.74911</text:p>
          </table:table-cell>
          <table:table-cell office:value-type="float" office:value="3.75827">
            <text:p>3.75827</text:p>
          </table:table-cell>
          <table:table-cell office:value-type="float" office:value="3.87741">
            <text:p>3.87741</text:p>
          </table:table-cell>
        </table:table-row>
        <table:table-row table:style-name="ro1">
          <table:table-cell office:value-type="float" office:value="2160.01585603782">
            <text:p>2160.0158560378</text:p>
          </table:table-cell>
          <table:table-cell office:value-type="float" office:value="3.01197">
            <text:p>3.01197</text:p>
          </table:table-cell>
          <table:table-cell office:value-type="float" office:value="2.71014">
            <text:p>2.71014</text:p>
          </table:table-cell>
          <table:table-cell office:value-type="float" office:value="2.78693">
            <text:p>2.78693</text:p>
          </table:table-cell>
          <table:table-cell office:value-type="float" office:value="2.84056">
            <text:p>2.84056</text:p>
          </table:table-cell>
          <table:table-cell office:value-type="float" office:value="2.9969">
            <text:p>2.9969</text:p>
          </table:table-cell>
        </table:table-row>
        <table:table-row table:style-name="ro1">
          <table:table-cell office:value-type="float" office:value="2180.01553603782">
            <text:p>2180.0155360378</text:p>
          </table:table-cell>
          <table:table-cell office:value-type="float" office:value="2.12682">
            <text:p>2.12682</text:p>
          </table:table-cell>
          <table:table-cell office:value-type="float" office:value="1.80199">
            <text:p>1.80199</text:p>
          </table:table-cell>
          <table:table-cell office:value-type="float" office:value="1.82789">
            <text:p>1.82789</text:p>
          </table:table-cell>
          <table:table-cell office:value-type="float" office:value="1.9859">
            <text:p>1.9859</text:p>
          </table:table-cell>
          <table:table-cell office:value-type="float" office:value="2.19157">
            <text:p>2.19157</text:p>
          </table:table-cell>
        </table:table-row>
        <table:table-row table:style-name="ro1">
          <table:table-cell office:value-type="float" office:value="2200.01521603782">
            <text:p>2200.0152160378</text:p>
          </table:table-cell>
          <table:table-cell office:value-type="float" office:value="1.33164">
            <text:p>1.33164</text:p>
          </table:table-cell>
          <table:table-cell office:value-type="float" office:value="0.984058">
            <text:p>0.984058</text:p>
          </table:table-cell>
          <table:table-cell office:value-type="float" office:value="0.868726">
            <text:p>0.868726</text:p>
          </table:table-cell>
          <table:table-cell office:value-type="float" office:value="1.31375">
            <text:p>1.31375</text:p>
          </table:table-cell>
          <table:table-cell office:value-type="float" office:value="1.56966">
            <text:p>1.56966</text:p>
          </table:table-cell>
        </table:table-row>
        <table:table-row table:style-name="ro1">
          <table:table-cell office:value-type="float" office:value="2220.01590403782">
            <text:p>2220.0159040378</text:p>
          </table:table-cell>
          <table:table-cell office:value-type="float" office:value="0.900651">
            <text:p>0.900651</text:p>
          </table:table-cell>
          <table:table-cell office:value-type="float" office:value="0.615891">
            <text:p>0.615891</text:p>
          </table:table-cell>
          <table:table-cell office:value-type="float" office:value="0.102201">
            <text:p>0.102201</text:p>
          </table:table-cell>
          <table:table-cell office:value-type="float" office:value="1.19013">
            <text:p>1.19013</text:p>
          </table:table-cell>
          <table:table-cell office:value-type="float" office:value="1.40748">
            <text:p>1.40748</text:p>
          </table:table-cell>
        </table:table-row>
        <table:table-row table:style-name="ro1">
          <table:table-cell office:value-type="float" office:value="2240.01881603782">
            <text:p>2240.0188160378</text:p>
          </table:table-cell>
          <table:table-cell office:value-type="float" office:value="0.913123">
            <text:p>0.913123</text:p>
          </table:table-cell>
          <table:table-cell office:value-type="float" office:value="0.964064">
            <text:p>0.964064</text:p>
          </table:table-cell>
          <table:table-cell office:value-type="float" office:value="0.4065">
            <text:p>0.4065</text:p>
          </table:table-cell>
          <table:table-cell office:value-type="float" office:value="1.12247">
            <text:p>1.12247</text:p>
          </table:table-cell>
          <table:table-cell office:value-type="float" office:value="1.35764">
            <text:p>1.35764</text:p>
          </table:table-cell>
        </table:table-row>
        <table:table-row table:style-name="ro1">
          <table:table-cell office:value-type="float" office:value="2260.01593603782">
            <text:p>2260.0159360378</text:p>
          </table:table-cell>
          <table:table-cell office:value-type="float" office:value="0.912547">
            <text:p>0.912547</text:p>
          </table:table-cell>
          <table:table-cell office:value-type="float" office:value="0.963562">
            <text:p>0.963562</text:p>
          </table:table-cell>
          <table:table-cell office:value-type="float" office:value="0.389884">
            <text:p>0.389884</text:p>
          </table:table-cell>
          <table:table-cell office:value-type="float" office:value="1.11829">
            <text:p>1.11829</text:p>
          </table:table-cell>
          <table:table-cell office:value-type="float" office:value="1.35585">
            <text:p>1.35585</text:p>
          </table:table-cell>
        </table:table-row>
        <table:table-row table:style-name="ro1">
          <table:table-cell office:value-type="float" office:value="2280.01745603782">
            <text:p>2280.0174560378</text:p>
          </table:table-cell>
          <table:table-cell office:value-type="float" office:value="0.911137">
            <text:p>0.911137</text:p>
          </table:table-cell>
          <table:table-cell office:value-type="float" office:value="0.955554">
            <text:p>0.955554</text:p>
          </table:table-cell>
          <table:table-cell office:value-type="float" office:value="0.363496">
            <text:p>0.363496</text:p>
          </table:table-cell>
          <table:table-cell office:value-type="float" office:value="1.10204">
            <text:p>1.10204</text:p>
          </table:table-cell>
          <table:table-cell office:value-type="float" office:value="1.34803">
            <text:p>1.34803</text:p>
          </table:table-cell>
        </table:table-row>
        <table:table-row table:style-name="ro1">
          <table:table-cell office:value-type="float" office:value="2300.02486403782">
            <text:p>2300.0248640378</text:p>
          </table:table-cell>
          <table:table-cell office:value-type="float" office:value="0.911308">
            <text:p>0.911308</text:p>
          </table:table-cell>
          <table:table-cell office:value-type="float" office:value="0.9557">
            <text:p>0.9557</text:p>
          </table:table-cell>
          <table:table-cell office:value-type="float" office:value="0.362891">
            <text:p>0.362891</text:p>
          </table:table-cell>
          <table:table-cell office:value-type="float" office:value="1.10329">
            <text:p>1.10329</text:p>
          </table:table-cell>
          <table:table-cell office:value-type="float" office:value="1.34856">
            <text:p>1.34856</text:p>
          </table:table-cell>
        </table:table-row>
        <table:table-row table:style-name="ro1">
          <table:table-cell office:value-type="float" office:value="2320.01841603782">
            <text:p>2320.0184160378</text:p>
          </table:table-cell>
          <table:table-cell office:value-type="float" office:value="0.909734">
            <text:p>0.909734</text:p>
          </table:table-cell>
          <table:table-cell office:value-type="float" office:value="0.954243">
            <text:p>0.954243</text:p>
          </table:table-cell>
          <table:table-cell office:value-type="float" office:value="0.341938">
            <text:p>0.341938</text:p>
          </table:table-cell>
          <table:table-cell office:value-type="float" office:value="1.0935">
            <text:p>1.0935</text:p>
          </table:table-cell>
          <table:table-cell office:value-type="float" office:value="1.34468">
            <text:p>1.34468</text:p>
          </table:table-cell>
        </table:table-row>
        <table:table-row table:style-name="ro1">
          <table:table-cell office:value-type="float" office:value="2340.01529603782">
            <text:p>2340.0152960378</text:p>
          </table:table-cell>
          <table:table-cell office:value-type="float" office:value="0.909488">
            <text:p>0.909488</text:p>
          </table:table-cell>
          <table:table-cell office:value-type="float" office:value="0.954207">
            <text:p>0.954207</text:p>
          </table:table-cell>
          <table:table-cell office:value-type="float" office:value="0.327551">
            <text:p>0.327551</text:p>
          </table:table-cell>
          <table:table-cell office:value-type="float" office:value="1.08797">
            <text:p>1.08797</text:p>
          </table:table-cell>
          <table:table-cell office:value-type="float" office:value="1.34171">
            <text:p>1.34171</text:p>
          </table:table-cell>
        </table:table-row>
        <table:table-row table:style-name="ro1">
          <table:table-cell office:value-type="float" office:value="2360.01457603782">
            <text:p>2360.0145760378</text:p>
          </table:table-cell>
          <table:table-cell office:value-type="float" office:value="0.909401">
            <text:p>0.909401</text:p>
          </table:table-cell>
          <table:table-cell office:value-type="float" office:value="0.954121">
            <text:p>0.954121</text:p>
          </table:table-cell>
          <table:table-cell office:value-type="float" office:value="0.327746">
            <text:p>0.327746</text:p>
          </table:table-cell>
          <table:table-cell office:value-type="float" office:value="1.08713">
            <text:p>1.08713</text:p>
          </table:table-cell>
          <table:table-cell office:value-type="float" office:value="1.34133">
            <text:p>1.34133</text:p>
          </table:table-cell>
        </table:table-row>
        <table:table-row table:style-name="ro1">
          <table:table-cell office:value-type="float" office:value="2380.01561603782">
            <text:p>2380.0156160378</text:p>
          </table:table-cell>
          <table:table-cell office:value-type="float" office:value="0.901326">
            <text:p>0.901326</text:p>
          </table:table-cell>
          <table:table-cell office:value-type="float" office:value="0.808102">
            <text:p>0.808102</text:p>
          </table:table-cell>
          <table:table-cell office:value-type="float" office:value="0.18545">
            <text:p>0.18545</text:p>
          </table:table-cell>
          <table:table-cell office:value-type="float" office:value="0.963447">
            <text:p>0.963447</text:p>
          </table:table-cell>
          <table:table-cell office:value-type="float" office:value="1.19536">
            <text:p>1.19536</text:p>
          </table:table-cell>
        </table:table-row>
        <table:table-row table:style-name="ro1">
          <table:table-cell office:value-type="float" office:value="2400.01465603782">
            <text:p>2400.0146560378</text:p>
          </table:table-cell>
          <table:table-cell office:value-type="float" office:value="0.901301">
            <text:p>0.901301</text:p>
          </table:table-cell>
          <table:table-cell office:value-type="float" office:value="0.808119">
            <text:p>0.808119</text:p>
          </table:table-cell>
          <table:table-cell office:value-type="float" office:value="0.184601">
            <text:p>0.184601</text:p>
          </table:table-cell>
          <table:table-cell office:value-type="float" office:value="0.964287">
            <text:p>0.964287</text:p>
          </table:table-cell>
          <table:table-cell office:value-type="float" office:value="1.19573">
            <text:p>1.19573</text:p>
          </table:table-cell>
        </table:table-row>
        <table:table-row table:style-name="ro1">
          <table:table-cell office:value-type="float" office:value="2420.01649603782">
            <text:p>2420.0164960378</text:p>
          </table:table-cell>
          <table:table-cell office:value-type="float" office:value="0.901151">
            <text:p>0.901151</text:p>
          </table:table-cell>
          <table:table-cell office:value-type="float" office:value="0.808313">
            <text:p>0.808313</text:p>
          </table:table-cell>
          <table:table-cell office:value-type="float" office:value="0.181124">
            <text:p>0.181124</text:p>
          </table:table-cell>
          <table:table-cell office:value-type="float" office:value="0.965955">
            <text:p>0.965955</text:p>
          </table:table-cell>
          <table:table-cell office:value-type="float" office:value="1.19603">
            <text:p>1.19603</text:p>
          </table:table-cell>
        </table:table-row>
        <table:table-row table:style-name="ro1">
          <table:table-cell office:value-type="float" office:value="2440.01745603782">
            <text:p>2440.0174560378</text:p>
          </table:table-cell>
          <table:table-cell office:value-type="float" office:value="0.901268">
            <text:p>0.901268</text:p>
          </table:table-cell>
          <table:table-cell office:value-type="float" office:value="0.808092">
            <text:p>0.808092</text:p>
          </table:table-cell>
          <table:table-cell office:value-type="float" office:value="0.1825">
            <text:p>0.1825</text:p>
          </table:table-cell>
          <table:table-cell office:value-type="float" office:value="0.967995">
            <text:p>0.967995</text:p>
          </table:table-cell>
          <table:table-cell office:value-type="float" office:value="1.19776">
            <text:p>1.19776</text:p>
          </table:table-cell>
        </table:table-row>
        <table:table-row table:style-name="ro1">
          <table:table-cell office:value-type="float" office:value="2460.01625603782">
            <text:p>2460.0162560378</text:p>
          </table:table-cell>
          <table:table-cell office:value-type="float" office:value="0.901029">
            <text:p>0.901029</text:p>
          </table:table-cell>
          <table:table-cell office:value-type="float" office:value="0.80843">
            <text:p>0.80843</text:p>
          </table:table-cell>
          <table:table-cell office:value-type="float" office:value="0.202146">
            <text:p>0.202146</text:p>
          </table:table-cell>
          <table:table-cell office:value-type="float" office:value="0.971131">
            <text:p>0.971131</text:p>
          </table:table-cell>
          <table:table-cell office:value-type="float" office:value="1.19847">
            <text:p>1.19847</text:p>
          </table:table-cell>
        </table:table-row>
        <table:table-row table:style-name="ro1">
          <table:table-cell office:value-type="float" office:value="2480.01401603782">
            <text:p>2480.0140160378</text:p>
          </table:table-cell>
          <table:table-cell office:value-type="float" office:value="0.90062">
            <text:p>0.90062</text:p>
          </table:table-cell>
          <table:table-cell office:value-type="float" office:value="0.812191">
            <text:p>0.812191</text:p>
          </table:table-cell>
          <table:table-cell office:value-type="float" office:value="0.232121">
            <text:p>0.232121</text:p>
          </table:table-cell>
          <table:table-cell office:value-type="float" office:value="0.984797">
            <text:p>0.984797</text:p>
          </table:table-cell>
          <table:table-cell office:value-type="float" office:value="1.20401">
            <text:p>1.20401</text:p>
          </table:table-cell>
        </table:table-row>
        <table:table-row table:style-name="ro1">
          <table:table-cell office:value-type="float" office:value="2500.01489603782">
            <text:p>2500.0148960378</text:p>
          </table:table-cell>
          <table:table-cell office:value-type="float" office:value="0.900647">
            <text:p>0.900647</text:p>
          </table:table-cell>
          <table:table-cell office:value-type="float" office:value="0.812144">
            <text:p>0.812144</text:p>
          </table:table-cell>
          <table:table-cell office:value-type="float" office:value="0.233206">
            <text:p>0.233206</text:p>
          </table:table-cell>
          <table:table-cell office:value-type="float" office:value="0.983839">
            <text:p>0.983839</text:p>
          </table:table-cell>
          <table:table-cell office:value-type="float" office:value="1.20361">
            <text:p>1.20361</text:p>
          </table:table-cell>
        </table:table-row>
        <table:table-row table:style-name="ro1">
          <table:table-cell office:value-type="float" office:value="2520.01497603782">
            <text:p>2520.0149760378</text:p>
          </table:table-cell>
          <table:table-cell office:value-type="float" office:value="0.900298">
            <text:p>0.900298</text:p>
          </table:table-cell>
          <table:table-cell office:value-type="float" office:value="0.812974">
            <text:p>0.812974</text:p>
          </table:table-cell>
          <table:table-cell office:value-type="float" office:value="0.256843">
            <text:p>0.256843</text:p>
          </table:table-cell>
          <table:table-cell office:value-type="float" office:value="0.993079">
            <text:p>0.993079</text:p>
          </table:table-cell>
          <table:table-cell office:value-type="float" office:value="1.20665">
            <text:p>1.20665</text:p>
          </table:table-cell>
        </table:table-row>
        <table:table-row table:style-name="ro1">
          <table:table-cell office:value-type="float" office:value="2540.01625603782">
            <text:p>2540.0162560378</text:p>
          </table:table-cell>
          <table:table-cell office:value-type="float" office:value="0.900221">
            <text:p>0.900221</text:p>
          </table:table-cell>
          <table:table-cell office:value-type="float" office:value="0.813137">
            <text:p>0.813137</text:p>
          </table:table-cell>
          <table:table-cell office:value-type="float" office:value="0.276297">
            <text:p>0.276297</text:p>
          </table:table-cell>
          <table:table-cell office:value-type="float" office:value="0.999114">
            <text:p>0.999114</text:p>
          </table:table-cell>
          <table:table-cell office:value-type="float" office:value="1.20945">
            <text:p>1.20945</text:p>
          </table:table-cell>
        </table:table-row>
        <table:table-row table:style-name="ro1">
          <table:table-cell office:value-type="float" office:value="2560.01369603782">
            <text:p>2560.0136960378</text:p>
          </table:table-cell>
          <table:table-cell office:value-type="float" office:value="0.90032">
            <text:p>0.90032</text:p>
          </table:table-cell>
          <table:table-cell office:value-type="float" office:value="0.812813">
            <text:p>0.812813</text:p>
          </table:table-cell>
          <table:table-cell office:value-type="float" office:value="0.255455">
            <text:p>0.255455</text:p>
          </table:table-cell>
          <table:table-cell office:value-type="float" office:value="0.996082">
            <text:p>0.996082</text:p>
          </table:table-cell>
          <table:table-cell office:value-type="float" office:value="1.20862">
            <text:p>1.20862</text:p>
          </table:table-cell>
        </table:table-row>
        <table:table-row table:style-name="ro1">
          <table:table-cell office:value-type="float" office:value="2580.01617603782">
            <text:p>2580.0161760378</text:p>
          </table:table-cell>
          <table:table-cell office:value-type="float" office:value="0.91506">
            <text:p>0.91506</text:p>
          </table:table-cell>
          <table:table-cell office:value-type="float" office:value="0.965988">
            <text:p>0.965988</text:p>
          </table:table-cell>
          <table:table-cell office:value-type="float" office:value="0.409067">
            <text:p>0.409067</text:p>
          </table:table-cell>
          <table:table-cell office:value-type="float" office:value="1.13138">
            <text:p>1.13138</text:p>
          </table:table-cell>
          <table:table-cell office:value-type="float" office:value="1.36097">
            <text:p>1.36097</text:p>
          </table:table-cell>
        </table:table-row>
        <table:table-row table:style-name="ro1">
          <table:table-cell office:value-type="float" office:value="2600.01942403782">
            <text:p>2600.0194240378</text:p>
          </table:table-cell>
          <table:table-cell office:value-type="float" office:value="0.915179">
            <text:p>0.915179</text:p>
          </table:table-cell>
          <table:table-cell office:value-type="float" office:value="0.966144">
            <text:p>0.966144</text:p>
          </table:table-cell>
          <table:table-cell office:value-type="float" office:value="0.408933">
            <text:p>0.408933</text:p>
          </table:table-cell>
          <table:table-cell office:value-type="float" office:value="1.13092">
            <text:p>1.13092</text:p>
          </table:table-cell>
          <table:table-cell office:value-type="float" office:value="1.36054">
            <text:p>1.36054</text:p>
          </table:table-cell>
        </table:table-row>
        <table:table-row table:style-name="ro1">
          <table:table-cell office:value-type="float" office:value="2620.01561603782">
            <text:p>2620.0156160378</text:p>
          </table:table-cell>
          <table:table-cell office:value-type="float" office:value="0.913321">
            <text:p>0.913321</text:p>
          </table:table-cell>
          <table:table-cell office:value-type="float" office:value="0.956777">
            <text:p>0.956777</text:p>
          </table:table-cell>
          <table:table-cell office:value-type="float" office:value="0.381242">
            <text:p>0.381242</text:p>
          </table:table-cell>
          <table:table-cell office:value-type="float" office:value="1.09911">
            <text:p>1.09911</text:p>
          </table:table-cell>
          <table:table-cell office:value-type="float" office:value="1.35294">
            <text:p>1.35294</text:p>
          </table:table-cell>
        </table:table-row>
        <table:table-row table:style-name="ro1">
          <table:table-cell office:value-type="float" office:value="2640.01462403782">
            <text:p>2640.0146240378</text:p>
          </table:table-cell>
          <table:table-cell office:value-type="float" office:value="0.911675">
            <text:p>0.911675</text:p>
          </table:table-cell>
          <table:table-cell office:value-type="float" office:value="0.955401">
            <text:p>0.955401</text:p>
          </table:table-cell>
          <table:table-cell office:value-type="float" office:value="0.357742">
            <text:p>0.357742</text:p>
          </table:table-cell>
          <table:table-cell office:value-type="float" office:value="1.08935">
            <text:p>1.08935</text:p>
          </table:table-cell>
          <table:table-cell office:value-type="float" office:value="1.34887">
            <text:p>1.34887</text:p>
          </table:table-cell>
        </table:table-row>
        <table:table-row table:style-name="ro1">
          <table:table-cell office:value-type="float" office:value="2660.01526403782">
            <text:p>2660.0152640378</text:p>
          </table:table-cell>
          <table:table-cell office:value-type="float" office:value="0.911634">
            <text:p>0.911634</text:p>
          </table:table-cell>
          <table:table-cell office:value-type="float" office:value="0.955346">
            <text:p>0.955346</text:p>
          </table:table-cell>
          <table:table-cell office:value-type="float" office:value="0.357816">
            <text:p>0.357816</text:p>
          </table:table-cell>
          <table:table-cell office:value-type="float" office:value="1.08989">
            <text:p>1.08989</text:p>
          </table:table-cell>
          <table:table-cell office:value-type="float" office:value="1.34925">
            <text:p>1.34925</text:p>
          </table:table-cell>
        </table:table-row>
        <table:table-row table:style-name="ro1">
          <table:table-cell office:value-type="float" office:value="2680.01465603782">
            <text:p>2680.0146560378</text:p>
          </table:table-cell>
          <table:table-cell office:value-type="float" office:value="0.910627">
            <text:p>0.910627</text:p>
          </table:table-cell>
          <table:table-cell office:value-type="float" office:value="0.954444">
            <text:p>0.954444</text:p>
          </table:table-cell>
          <table:table-cell office:value-type="float" office:value="0.337575">
            <text:p>0.337575</text:p>
          </table:table-cell>
          <table:table-cell office:value-type="float" office:value="1.08337">
            <text:p>1.08337</text:p>
          </table:table-cell>
          <table:table-cell office:value-type="float" office:value="1.34658">
            <text:p>1.34658</text:p>
          </table:table-cell>
        </table:table-row>
        <table:table-row table:style-name="ro1">
          <table:table-cell office:value-type="float" office:value="2700.01398403782">
            <text:p>2700.0139840378</text:p>
          </table:table-cell>
          <table:table-cell office:value-type="float" office:value="0.901228">
            <text:p>0.901228</text:p>
          </table:table-cell>
          <table:table-cell office:value-type="float" office:value="0.807888">
            <text:p>0.807888</text:p>
          </table:table-cell>
          <table:table-cell office:value-type="float" office:value="0.166545">
            <text:p>0.166545</text:p>
          </table:table-cell>
          <table:table-cell office:value-type="float" office:value="0.95149">
            <text:p>0.95149</text:p>
          </table:table-cell>
          <table:table-cell office:value-type="float" office:value="1.19704">
            <text:p>1.19704</text:p>
          </table:table-cell>
        </table:table-row>
        <table:table-row table:style-name="ro1">
          <table:table-cell office:value-type="float" office:value="2720.01996803782">
            <text:p>2720.0199680378</text:p>
          </table:table-cell>
          <table:table-cell office:value-type="float" office:value="0.90196">
            <text:p>0.90196</text:p>
          </table:table-cell>
          <table:table-cell office:value-type="float" office:value="0.804609">
            <text:p>0.804609</text:p>
          </table:table-cell>
          <table:table-cell office:value-type="float" office:value="0.13911">
            <text:p>0.13911</text:p>
          </table:table-cell>
          <table:table-cell office:value-type="float" office:value="0.935685">
            <text:p>0.935685</text:p>
          </table:table-cell>
          <table:table-cell office:value-type="float" office:value="1.19118">
            <text:p>1.19118</text:p>
          </table:table-cell>
        </table:table-row>
        <table:table-row table:style-name="ro1">
          <table:table-cell office:value-type="float" office:value="2740.01713603782">
            <text:p>2740.0171360378</text:p>
          </table:table-cell>
          <table:table-cell office:value-type="float" office:value="0.902161">
            <text:p>0.902161</text:p>
          </table:table-cell>
          <table:table-cell office:value-type="float" office:value="0.804487">
            <text:p>0.804487</text:p>
          </table:table-cell>
          <table:table-cell office:value-type="float" office:value="0.14347">
            <text:p>0.14347</text:p>
          </table:table-cell>
          <table:table-cell office:value-type="float" office:value="0.932221">
            <text:p>0.932221</text:p>
          </table:table-cell>
          <table:table-cell office:value-type="float" office:value="1.1899">
            <text:p>1.1899</text:p>
          </table:table-cell>
        </table:table-row>
        <table:table-row table:style-name="ro1">
          <table:table-cell office:value-type="float" office:value="2760.01369603782">
            <text:p>2760.0136960378</text:p>
          </table:table-cell>
          <table:table-cell office:value-type="float" office:value="0.901859">
            <text:p>0.901859</text:p>
          </table:table-cell>
          <table:table-cell office:value-type="float" office:value="0.804682">
            <text:p>0.804682</text:p>
          </table:table-cell>
          <table:table-cell office:value-type="float" office:value="0.162769">
            <text:p>0.162769</text:p>
          </table:table-cell>
          <table:table-cell office:value-type="float" office:value="0.937564">
            <text:p>0.937564</text:p>
          </table:table-cell>
          <table:table-cell office:value-type="float" office:value="1.19191">
            <text:p>1.19191</text:p>
          </table:table-cell>
        </table:table-row>
        <table:table-row table:style-name="ro1">
          <table:table-cell office:value-type="float" office:value="2780.02036803782">
            <text:p>2780.0203680378</text:p>
          </table:table-cell>
          <table:table-cell office:value-type="float" office:value="0.90199">
            <text:p>0.90199</text:p>
          </table:table-cell>
          <table:table-cell office:value-type="float" office:value="0.804562">
            <text:p>0.804562</text:p>
          </table:table-cell>
          <table:table-cell office:value-type="float" office:value="0.164989">
            <text:p>0.164989</text:p>
          </table:table-cell>
          <table:table-cell office:value-type="float" office:value="0.937352">
            <text:p>0.937352</text:p>
          </table:table-cell>
          <table:table-cell office:value-type="float" office:value="1.19229">
            <text:p>1.19229</text:p>
          </table:table-cell>
        </table:table-row>
        <table:table-row table:style-name="ro1">
          <table:table-cell office:value-type="float" office:value="2800.02132803782">
            <text:p>2800.0213280378</text:p>
          </table:table-cell>
          <table:table-cell office:value-type="float" office:value="0.902093">
            <text:p>0.902093</text:p>
          </table:table-cell>
          <table:table-cell office:value-type="float" office:value="0.804445">
            <text:p>0.804445</text:p>
          </table:table-cell>
          <table:table-cell office:value-type="float" office:value="0.165994">
            <text:p>0.165994</text:p>
          </table:table-cell>
          <table:table-cell office:value-type="float" office:value="0.939016">
            <text:p>0.939016</text:p>
          </table:table-cell>
          <table:table-cell office:value-type="float" office:value="1.19366">
            <text:p>1.19366</text:p>
          </table:table-cell>
        </table:table-row>
        <table:table-row table:style-name="ro1">
          <table:table-cell office:value-type="float" office:value="2820.01676803782">
            <text:p>2820.0167680378</text:p>
          </table:table-cell>
          <table:table-cell office:value-type="float" office:value="0.901519">
            <text:p>0.901519</text:p>
          </table:table-cell>
          <table:table-cell office:value-type="float" office:value="0.807579">
            <text:p>0.807579</text:p>
          </table:table-cell>
          <table:table-cell office:value-type="float" office:value="0.197837">
            <text:p>0.197837</text:p>
          </table:table-cell>
          <table:table-cell office:value-type="float" office:value="0.968195">
            <text:p>0.968195</text:p>
          </table:table-cell>
          <table:table-cell office:value-type="float" office:value="1.19894">
            <text:p>1.19894</text:p>
          </table:table-cell>
        </table:table-row>
        <table:table-row table:style-name="ro1">
          <table:table-cell office:value-type="float" office:value="2840.01553603782">
            <text:p>2840.0155360378</text:p>
          </table:table-cell>
          <table:table-cell office:value-type="float" office:value="0.901527">
            <text:p>0.901527</text:p>
          </table:table-cell>
          <table:table-cell office:value-type="float" office:value="0.804928">
            <text:p>0.804928</text:p>
          </table:table-cell>
          <table:table-cell office:value-type="float" office:value="0.194181">
            <text:p>0.194181</text:p>
          </table:table-cell>
          <table:table-cell office:value-type="float" office:value="0.964177">
            <text:p>0.964177</text:p>
          </table:table-cell>
          <table:table-cell office:value-type="float" office:value="1.19747">
            <text:p>1.19747</text:p>
          </table:table-cell>
        </table:table-row>
        <table:table-row table:style-name="ro1">
          <table:table-cell office:value-type="float" office:value="2860.01622403782">
            <text:p>2860.0162240378</text:p>
          </table:table-cell>
          <table:table-cell office:value-type="float" office:value="0.932436">
            <text:p>0.932436</text:p>
          </table:table-cell>
          <table:table-cell office:value-type="float" office:value="0.710223">
            <text:p>0.710223</text:p>
          </table:table-cell>
          <table:table-cell office:value-type="float" office:value="0.1975">
            <text:p>0.1975</text:p>
          </table:table-cell>
          <table:table-cell office:value-type="float" office:value="0.871036">
            <text:p>0.871036</text:p>
          </table:table-cell>
          <table:table-cell office:value-type="float" office:value="1.08041">
            <text:p>1.08041</text:p>
          </table:table-cell>
        </table:table-row>
        <table:table-row table:style-name="ro1">
          <table:table-cell office:value-type="float" office:value="2880.01745603782">
            <text:p>2880.0174560378</text:p>
          </table:table-cell>
          <table:table-cell office:value-type="float" office:value="0.931364">
            <text:p>0.931364</text:p>
          </table:table-cell>
          <table:table-cell office:value-type="float" office:value="0.709959">
            <text:p>0.709959</text:p>
          </table:table-cell>
          <table:table-cell office:value-type="float" office:value="0.196084">
            <text:p>0.196084</text:p>
          </table:table-cell>
          <table:table-cell office:value-type="float" office:value="0.874059">
            <text:p>0.874059</text:p>
          </table:table-cell>
          <table:table-cell office:value-type="float" office:value="1.08109">
            <text:p>1.08109</text:p>
          </table:table-cell>
        </table:table-row>
        <table:table-row table:style-name="ro1">
          <table:table-cell office:value-type="float" office:value="2900.01206403782">
            <text:p>2900.0120640378</text:p>
          </table:table-cell>
          <table:table-cell office:value-type="float" office:value="0.901733">
            <text:p>0.901733</text:p>
          </table:table-cell>
          <table:table-cell office:value-type="float" office:value="0.8046">
            <text:p>0.8046</text:p>
          </table:table-cell>
          <table:table-cell office:value-type="float" office:value="0.175247">
            <text:p>0.175247</text:p>
          </table:table-cell>
          <table:table-cell office:value-type="float" office:value="0.963134">
            <text:p>0.963134</text:p>
          </table:table-cell>
          <table:table-cell office:value-type="float" office:value="1.19724">
            <text:p>1.19724</text:p>
          </table:table-cell>
        </table:table-row>
        <table:table-row table:style-name="ro1">
          <table:table-cell office:value-type="float" office:value="2920.01625603782">
            <text:p>2920.0162560378</text:p>
          </table:table-cell>
          <table:table-cell office:value-type="float" office:value="0.901081">
            <text:p>0.901081</text:p>
          </table:table-cell>
          <table:table-cell office:value-type="float" office:value="0.807844">
            <text:p>0.807844</text:p>
          </table:table-cell>
          <table:table-cell office:value-type="float" office:value="0.202909">
            <text:p>0.202909</text:p>
          </table:table-cell>
          <table:table-cell office:value-type="float" office:value="0.981003">
            <text:p>0.981003</text:p>
          </table:table-cell>
          <table:table-cell office:value-type="float" office:value="1.20455">
            <text:p>1.20455</text:p>
          </table:table-cell>
        </table:table-row>
        <table:table-row table:style-name="ro1">
          <table:table-cell office:value-type="float" office:value="2940.01689603782">
            <text:p>2940.0168960378</text:p>
          </table:table-cell>
          <table:table-cell office:value-type="float" office:value="0.901062">
            <text:p>0.901062</text:p>
          </table:table-cell>
          <table:table-cell office:value-type="float" office:value="0.807884">
            <text:p>0.807884</text:p>
          </table:table-cell>
          <table:table-cell office:value-type="float" office:value="0.202709">
            <text:p>0.202709</text:p>
          </table:table-cell>
          <table:table-cell office:value-type="float" office:value="0.980386">
            <text:p>0.980386</text:p>
          </table:table-cell>
          <table:table-cell office:value-type="float" office:value="1.20408">
            <text:p>1.20408</text:p>
          </table:table-cell>
        </table:table-row>
        <table:table-row table:style-name="ro1">
          <table:table-cell office:value-type="float" office:value="2960.01809603782">
            <text:p>2960.0180960378</text:p>
          </table:table-cell>
          <table:table-cell office:value-type="float" office:value="0.901045">
            <text:p>0.901045</text:p>
          </table:table-cell>
          <table:table-cell office:value-type="float" office:value="0.807921">
            <text:p>0.807921</text:p>
          </table:table-cell>
          <table:table-cell office:value-type="float" office:value="0.202466">
            <text:p>0.202466</text:p>
          </table:table-cell>
          <table:table-cell office:value-type="float" office:value="0.980451">
            <text:p>0.980451</text:p>
          </table:table-cell>
          <table:table-cell office:value-type="float" office:value="1.20406">
            <text:p>1.20406</text:p>
          </table:table-cell>
        </table:table-row>
        <table:table-row table:style-name="ro1">
          <table:table-cell office:value-type="float" office:value="2980.01750403782">
            <text:p>2980.0175040378</text:p>
          </table:table-cell>
          <table:table-cell office:value-type="float" office:value="0.901003">
            <text:p>0.901003</text:p>
          </table:table-cell>
          <table:table-cell office:value-type="float" office:value="0.807934">
            <text:p>0.807934</text:p>
          </table:table-cell>
          <table:table-cell office:value-type="float" office:value="0.200219">
            <text:p>0.200219</text:p>
          </table:table-cell>
          <table:table-cell office:value-type="float" office:value="0.983973">
            <text:p>0.983973</text:p>
          </table:table-cell>
          <table:table-cell office:value-type="float" office:value="1.20591">
            <text:p>1.20591</text:p>
          </table:table-cell>
        </table:table-row>
        <table:table-row table:style-name="ro1">
          <table:table-cell office:value-type="float" office:value="3000.01745603782">
            <text:p>3000.0174560378</text:p>
          </table:table-cell>
          <table:table-cell office:value-type="float" office:value="0.901127">
            <text:p>0.901127</text:p>
          </table:table-cell>
          <table:table-cell office:value-type="float" office:value="0.807822">
            <text:p>0.807822</text:p>
          </table:table-cell>
          <table:table-cell office:value-type="float" office:value="0.176519">
            <text:p>0.176519</text:p>
          </table:table-cell>
          <table:table-cell office:value-type="float" office:value="0.97947">
            <text:p>0.97947</text:p>
          </table:table-cell>
          <table:table-cell office:value-type="float" office:value="1.20382">
            <text:p>1.20382</text:p>
          </table:table-cell>
        </table:table-row>
        <table:table-row table:style-name="ro1">
          <table:table-cell office:value-type="float" office:value="3020.01649603782">
            <text:p>3020.0164960378</text:p>
          </table:table-cell>
          <table:table-cell office:value-type="float" office:value="0.900976">
            <text:p>0.900976</text:p>
          </table:table-cell>
          <table:table-cell office:value-type="float" office:value="0.808051">
            <text:p>0.808051</text:p>
          </table:table-cell>
          <table:table-cell office:value-type="float" office:value="0.172773">
            <text:p>0.172773</text:p>
          </table:table-cell>
          <table:table-cell office:value-type="float" office:value="0.984128">
            <text:p>0.984128</text:p>
          </table:table-cell>
          <table:table-cell office:value-type="float" office:value="1.20587">
            <text:p>1.20587</text:p>
          </table:table-cell>
        </table:table-row>
        <table:table-row table:style-name="ro1">
          <table:table-cell office:value-type="float" office:value="3040.02068803782">
            <text:p>3040.0206880378</text:p>
          </table:table-cell>
          <table:table-cell office:value-type="float" office:value="0.900746">
            <text:p>0.900746</text:p>
          </table:table-cell>
          <table:table-cell office:value-type="float" office:value="0.811639">
            <text:p>0.811639</text:p>
          </table:table-cell>
          <table:table-cell office:value-type="float" office:value="0.179701">
            <text:p>0.179701</text:p>
          </table:table-cell>
          <table:table-cell office:value-type="float" office:value="0.994932">
            <text:p>0.994932</text:p>
          </table:table-cell>
          <table:table-cell office:value-type="float" office:value="1.21041">
            <text:p>1.21041</text:p>
          </table:table-cell>
        </table:table-row>
        <table:table-row table:style-name="ro1">
          <table:table-cell office:value-type="float" office:value="3060.02385603782">
            <text:p>3060.0238560378</text:p>
          </table:table-cell>
          <table:table-cell office:value-type="float" office:value="0.912973">
            <text:p>0.912973</text:p>
          </table:table-cell>
          <table:table-cell office:value-type="float" office:value="0.96391">
            <text:p>0.96391</text:p>
          </table:table-cell>
          <table:table-cell office:value-type="float" office:value="0.355088">
            <text:p>0.355088</text:p>
          </table:table-cell>
          <table:table-cell office:value-type="float" office:value="1.13075">
            <text:p>1.13075</text:p>
          </table:table-cell>
          <table:table-cell office:value-type="float" office:value="1.36307">
            <text:p>1.36307</text:p>
          </table:table-cell>
        </table:table-row>
        <table:table-row table:style-name="ro1">
          <table:table-cell office:value-type="float" office:value="3080.01625603782">
            <text:p>3080.0162560378</text:p>
          </table:table-cell>
          <table:table-cell office:value-type="float" office:value="0.913403">
            <text:p>0.913403</text:p>
          </table:table-cell>
          <table:table-cell office:value-type="float" office:value="0.964366">
            <text:p>0.964366</text:p>
          </table:table-cell>
          <table:table-cell office:value-type="float" office:value="0.371122">
            <text:p>0.371122</text:p>
          </table:table-cell>
          <table:table-cell office:value-type="float" office:value="1.13225">
            <text:p>1.13225</text:p>
          </table:table-cell>
          <table:table-cell office:value-type="float" office:value="1.36348">
            <text:p>1.36348</text:p>
          </table:table-cell>
        </table:table-row>
        <table:table-row table:style-name="ro1">
          <table:table-cell office:value-type="float" office:value="3100.01753603782">
            <text:p>3100.0175360378</text:p>
          </table:table-cell>
          <table:table-cell office:value-type="float" office:value="0.91257">
            <text:p>0.91257</text:p>
          </table:table-cell>
          <table:table-cell office:value-type="float" office:value="0.963631">
            <text:p>0.963631</text:p>
          </table:table-cell>
          <table:table-cell office:value-type="float" office:value="0.366425">
            <text:p>0.366425</text:p>
          </table:table-cell>
          <table:table-cell office:value-type="float" office:value="1.12742">
            <text:p>1.12742</text:p>
          </table:table-cell>
          <table:table-cell office:value-type="float" office:value="1.36141">
            <text:p>1.36141</text:p>
          </table:table-cell>
        </table:table-row>
        <table:table-row table:style-name="ro1">
          <table:table-cell office:value-type="float" office:value="3120.01745603782">
            <text:p>3120.0174560378</text:p>
          </table:table-cell>
          <table:table-cell office:value-type="float" office:value="0.900781">
            <text:p>0.900781</text:p>
          </table:table-cell>
          <table:table-cell office:value-type="float" office:value="0.811804">
            <text:p>0.811804</text:p>
          </table:table-cell>
          <table:table-cell office:value-type="float" office:value="0.200671">
            <text:p>0.200671</text:p>
          </table:table-cell>
          <table:table-cell office:value-type="float" office:value="0.989886">
            <text:p>0.989886</text:p>
          </table:table-cell>
          <table:table-cell office:value-type="float" office:value="1.20806">
            <text:p>1.20806</text:p>
          </table:table-cell>
        </table:table-row>
        <table:table-row table:style-name="ro1">
          <table:table-cell office:value-type="float" office:value="3140.01718403782">
            <text:p>3140.0171840378</text:p>
          </table:table-cell>
          <table:table-cell office:value-type="float" office:value="0.900851">
            <text:p>0.900851</text:p>
          </table:table-cell>
          <table:table-cell office:value-type="float" office:value="0.811675">
            <text:p>0.811675</text:p>
          </table:table-cell>
          <table:table-cell office:value-type="float" office:value="0.176011">
            <text:p>0.176011</text:p>
          </table:table-cell>
          <table:table-cell office:value-type="float" office:value="0.988853">
            <text:p>0.988853</text:p>
          </table:table-cell>
          <table:table-cell office:value-type="float" office:value="1.20781">
            <text:p>1.20781</text:p>
          </table:table-cell>
        </table:table-row>
        <table:table-row table:style-name="ro1">
          <table:table-cell office:value-type="float" office:value="3160.01745603782">
            <text:p>3160.0174560378</text:p>
          </table:table-cell>
          <table:table-cell office:value-type="float" office:value="0.90087">
            <text:p>0.90087</text:p>
          </table:table-cell>
          <table:table-cell office:value-type="float" office:value="0.811627">
            <text:p>0.811627</text:p>
          </table:table-cell>
          <table:table-cell office:value-type="float" office:value="0.176209">
            <text:p>0.176209</text:p>
          </table:table-cell>
          <table:table-cell office:value-type="float" office:value="0.989672">
            <text:p>0.989672</text:p>
          </table:table-cell>
          <table:table-cell office:value-type="float" office:value="1.2084">
            <text:p>1.2084</text:p>
          </table:table-cell>
        </table:table-row>
        <table:table-row table:style-name="ro1">
          <table:table-cell office:value-type="float" office:value="3180.01649603782">
            <text:p>3180.0164960378</text:p>
          </table:table-cell>
          <table:table-cell office:value-type="float" office:value="0.901373">
            <text:p>0.901373</text:p>
          </table:table-cell>
          <table:table-cell office:value-type="float" office:value="0.810983">
            <text:p>0.810983</text:p>
          </table:table-cell>
          <table:table-cell office:value-type="float" office:value="0.151847">
            <text:p>0.151847</text:p>
          </table:table-cell>
          <table:table-cell office:value-type="float" office:value="0.977425">
            <text:p>0.977425</text:p>
          </table:table-cell>
          <table:table-cell office:value-type="float" office:value="1.20334">
            <text:p>1.20334</text:p>
          </table:table-cell>
        </table:table-row>
        <table:table-row table:style-name="ro1">
          <table:table-cell office:value-type="float" office:value="3200.01809603782">
            <text:p>3200.0180960378</text:p>
          </table:table-cell>
          <table:table-cell office:value-type="float" office:value="0.901783">
            <text:p>0.901783</text:p>
          </table:table-cell>
          <table:table-cell office:value-type="float" office:value="0.810512">
            <text:p>0.810512</text:p>
          </table:table-cell>
          <table:table-cell office:value-type="float" office:value="0.145945">
            <text:p>0.145945</text:p>
          </table:table-cell>
          <table:table-cell office:value-type="float" office:value="0.972337">
            <text:p>0.972337</text:p>
          </table:table-cell>
          <table:table-cell office:value-type="float" office:value="1.20177">
            <text:p>1.20177</text:p>
          </table:table-cell>
        </table:table-row>
        <table:table-row table:style-name="ro1">
          <table:table-cell office:value-type="float" office:value="3220.01905603782">
            <text:p>3220.0190560378</text:p>
          </table:table-cell>
          <table:table-cell office:value-type="float" office:value="0.901807">
            <text:p>0.901807</text:p>
          </table:table-cell>
          <table:table-cell office:value-type="float" office:value="0.810481">
            <text:p>0.810481</text:p>
          </table:table-cell>
          <table:table-cell office:value-type="float" office:value="0.146296">
            <text:p>0.146296</text:p>
          </table:table-cell>
          <table:table-cell office:value-type="float" office:value="0.973178">
            <text:p>0.973178</text:p>
          </table:table-cell>
          <table:table-cell office:value-type="float" office:value="1.20241">
            <text:p>1.20241</text:p>
          </table:table-cell>
        </table:table-row>
        <table:table-row table:style-name="ro1">
          <table:table-cell office:value-type="float" office:value="3240.01622403782">
            <text:p>3240.0162240378</text:p>
          </table:table-cell>
          <table:table-cell office:value-type="float" office:value="0.901464">
            <text:p>0.901464</text:p>
          </table:table-cell>
          <table:table-cell office:value-type="float" office:value="0.810939">
            <text:p>0.810939</text:p>
          </table:table-cell>
          <table:table-cell office:value-type="float" office:value="0.170532">
            <text:p>0.170532</text:p>
          </table:table-cell>
          <table:table-cell office:value-type="float" office:value="0.975271">
            <text:p>0.975271</text:p>
          </table:table-cell>
          <table:table-cell office:value-type="float" office:value="1.20229">
            <text:p>1.20229</text:p>
          </table:table-cell>
        </table:table-row>
        <table:table-row table:style-name="ro1">
          <table:table-cell office:value-type="float" office:value="3260.01209603782">
            <text:p>3260.0120960378</text:p>
          </table:table-cell>
          <table:table-cell office:value-type="float" office:value="0.901431">
            <text:p>0.901431</text:p>
          </table:table-cell>
          <table:table-cell office:value-type="float" office:value="0.81102">
            <text:p>0.81102</text:p>
          </table:table-cell>
          <table:table-cell office:value-type="float" office:value="0.170472">
            <text:p>0.170472</text:p>
          </table:table-cell>
          <table:table-cell office:value-type="float" office:value="0.9739">
            <text:p>0.9739</text:p>
          </table:table-cell>
          <table:table-cell office:value-type="float" office:value="1.20134">
            <text:p>1.20134</text:p>
          </table:table-cell>
        </table:table-row>
        <table:table-row table:style-name="ro1">
          <table:table-cell office:value-type="float" office:value="3280.01649603782">
            <text:p>3280.0164960378</text:p>
          </table:table-cell>
          <table:table-cell office:value-type="float" office:value="0.901746">
            <text:p>0.901746</text:p>
          </table:table-cell>
          <table:table-cell office:value-type="float" office:value="0.810731">
            <text:p>0.810731</text:p>
          </table:table-cell>
          <table:table-cell office:value-type="float" office:value="0.147459">
            <text:p>0.147459</text:p>
          </table:table-cell>
          <table:table-cell office:value-type="float" office:value="0.966822">
            <text:p>0.966822</text:p>
          </table:table-cell>
          <table:table-cell office:value-type="float" office:value="1.19838">
            <text:p>1.19838</text:p>
          </table:table-cell>
        </table:table-row>
        <table:table-row table:style-name="ro1">
          <table:table-cell office:value-type="float" office:value="3300.01841603782">
            <text:p>3300.0184160378</text:p>
          </table:table-cell>
          <table:table-cell office:value-type="float" office:value="0.901149">
            <text:p>0.901149</text:p>
          </table:table-cell>
          <table:table-cell office:value-type="float" office:value="0.811513">
            <text:p>0.811513</text:p>
          </table:table-cell>
          <table:table-cell office:value-type="float" office:value="0.171862">
            <text:p>0.171862</text:p>
          </table:table-cell>
          <table:table-cell office:value-type="float" office:value="0.975218">
            <text:p>0.975218</text:p>
          </table:table-cell>
          <table:table-cell office:value-type="float" office:value="1.20096">
            <text:p>1.20096</text:p>
          </table:table-cell>
        </table:table-row>
        <table:table-row table:style-name="ro1">
          <table:table-cell office:value-type="float" office:value="3320.01812803782">
            <text:p>3320.0181280378</text:p>
          </table:table-cell>
          <table:table-cell office:value-type="float" office:value="0.910826">
            <text:p>0.910826</text:p>
          </table:table-cell>
          <table:table-cell office:value-type="float" office:value="0.962336">
            <text:p>0.962336</text:p>
          </table:table-cell>
          <table:table-cell office:value-type="float" office:value="0.343979">
            <text:p>0.343979</text:p>
          </table:table-cell>
          <table:table-cell office:value-type="float" office:value="1.10864">
            <text:p>1.10864</text:p>
          </table:table-cell>
          <table:table-cell office:value-type="float" office:value="1.35193">
            <text:p>1.35193</text:p>
          </table:table-cell>
        </table:table-row>
        <table:table-row table:style-name="ro1">
          <table:table-cell office:value-type="float" office:value="3340.01497603782">
            <text:p>3340.0149760378</text:p>
          </table:table-cell>
          <table:table-cell office:value-type="float" office:value="0.911805">
            <text:p>0.911805</text:p>
          </table:table-cell>
          <table:table-cell office:value-type="float" office:value="0.96338">
            <text:p>0.96338</text:p>
          </table:table-cell>
          <table:table-cell office:value-type="float" office:value="0.35965">
            <text:p>0.35965</text:p>
          </table:table-cell>
          <table:table-cell office:value-type="float" office:value="1.11482">
            <text:p>1.11482</text:p>
          </table:table-cell>
          <table:table-cell office:value-type="float" office:value="1.35443">
            <text:p>1.35443</text:p>
          </table:table-cell>
        </table:table-row>
        <table:table-row table:style-name="ro1">
          <table:table-cell office:value-type="float" office:value="3360.01590403782">
            <text:p>3360.0159040378</text:p>
          </table:table-cell>
          <table:table-cell office:value-type="float" office:value="0.910047">
            <text:p>0.910047</text:p>
          </table:table-cell>
          <table:table-cell office:value-type="float" office:value="0.961709">
            <text:p>0.961709</text:p>
          </table:table-cell>
          <table:table-cell office:value-type="float" office:value="0.338183">
            <text:p>0.338183</text:p>
          </table:table-cell>
          <table:table-cell office:value-type="float" office:value="1.1013">
            <text:p>1.1013</text:p>
          </table:table-cell>
          <table:table-cell office:value-type="float" office:value="1.34836">
            <text:p>1.34836</text:p>
          </table:table-cell>
        </table:table-row>
        <table:table-row table:style-name="ro1">
          <table:table-cell office:value-type="float" office:value="3380.01302403782">
            <text:p>3380.0130240378</text:p>
          </table:table-cell>
          <table:table-cell office:value-type="float" office:value="0.90995">
            <text:p>0.90995</text:p>
          </table:table-cell>
          <table:table-cell office:value-type="float" office:value="0.961432">
            <text:p>0.961432</text:p>
          </table:table-cell>
          <table:table-cell office:value-type="float" office:value="0.336491">
            <text:p>0.336491</text:p>
          </table:table-cell>
          <table:table-cell office:value-type="float" office:value="1.09829">
            <text:p>1.09829</text:p>
          </table:table-cell>
          <table:table-cell office:value-type="float" office:value="1.34688">
            <text:p>1.34688</text:p>
          </table:table-cell>
        </table:table-row>
        <table:table-row table:style-name="ro1">
          <table:table-cell office:value-type="float" office:value="3400.01777603782">
            <text:p>3400.0177760378</text:p>
          </table:table-cell>
          <table:table-cell office:value-type="float" office:value="0.911509">
            <text:p>0.911509</text:p>
          </table:table-cell>
          <table:table-cell office:value-type="float" office:value="0.96302">
            <text:p>0.96302</text:p>
          </table:table-cell>
          <table:table-cell office:value-type="float" office:value="0.359968">
            <text:p>0.359968</text:p>
          </table:table-cell>
          <table:table-cell office:value-type="float" office:value="1.10635">
            <text:p>1.10635</text:p>
          </table:table-cell>
          <table:table-cell office:value-type="float" office:value="1.34991">
            <text:p>1.34991</text:p>
          </table:table-cell>
        </table:table-row>
        <table:table-row table:style-name="ro1">
          <table:table-cell office:value-type="float" office:value="3420.01905603782">
            <text:p>3420.0190560378</text:p>
          </table:table-cell>
          <table:table-cell office:value-type="float" office:value="0.911107">
            <text:p>0.911107</text:p>
          </table:table-cell>
          <table:table-cell office:value-type="float" office:value="0.962456">
            <text:p>0.962456</text:p>
          </table:table-cell>
          <table:table-cell office:value-type="float" office:value="0.359868">
            <text:p>0.359868</text:p>
          </table:table-cell>
          <table:table-cell office:value-type="float" office:value="1.10192">
            <text:p>1.10192</text:p>
          </table:table-cell>
          <table:table-cell office:value-type="float" office:value="1.34761">
            <text:p>1.34761</text:p>
          </table:table-cell>
        </table:table-row>
        <table:table-row table:style-name="ro1">
          <table:table-cell office:value-type="float" office:value="3440.01497603782">
            <text:p>3440.0149760378</text:p>
          </table:table-cell>
          <table:table-cell office:value-type="float" office:value="0.910879">
            <text:p>0.910879</text:p>
          </table:table-cell>
          <table:table-cell office:value-type="float" office:value="0.962165">
            <text:p>0.962165</text:p>
          </table:table-cell>
          <table:table-cell office:value-type="float" office:value="0.360241">
            <text:p>0.360241</text:p>
          </table:table-cell>
          <table:table-cell office:value-type="float" office:value="1.10153">
            <text:p>1.10153</text:p>
          </table:table-cell>
          <table:table-cell office:value-type="float" office:value="1.34768">
            <text:p>1.34768</text:p>
          </table:table-cell>
        </table:table-row>
        <table:table-row table:style-name="ro1">
          <table:table-cell office:value-type="float" office:value="3460.02585603782">
            <text:p>3460.0258560378</text:p>
          </table:table-cell>
          <table:table-cell office:value-type="float" office:value="0.910147">
            <text:p>0.910147</text:p>
          </table:table-cell>
          <table:table-cell office:value-type="float" office:value="0.961429">
            <text:p>0.961429</text:p>
          </table:table-cell>
          <table:table-cell office:value-type="float" office:value="0.343969">
            <text:p>0.343969</text:p>
          </table:table-cell>
          <table:table-cell office:value-type="float" office:value="1.0972">
            <text:p>1.0972</text:p>
          </table:table-cell>
          <table:table-cell office:value-type="float" office:value="1.34609">
            <text:p>1.34609</text:p>
          </table:table-cell>
        </table:table-row>
        <table:table-row table:style-name="ro1">
          <table:table-cell office:value-type="float" office:value="3480.02361603782">
            <text:p>3480.0236160378</text:p>
          </table:table-cell>
          <table:table-cell office:value-type="float" office:value="0.911285">
            <text:p>0.911285</text:p>
          </table:table-cell>
          <table:table-cell office:value-type="float" office:value="0.962482">
            <text:p>0.962482</text:p>
          </table:table-cell>
          <table:table-cell office:value-type="float" office:value="0.361697">
            <text:p>0.361697</text:p>
          </table:table-cell>
          <table:table-cell office:value-type="float" office:value="1.10636">
            <text:p>1.10636</text:p>
          </table:table-cell>
          <table:table-cell office:value-type="float" office:value="1.35015">
            <text:p>1.35015</text:p>
          </table:table-cell>
        </table:table-row>
        <table:table-row table:style-name="ro1">
          <table:table-cell office:value-type="float" office:value="3500.02678403782">
            <text:p>3500.0267840378</text:p>
          </table:table-cell>
          <table:table-cell office:value-type="float" office:value="0.910743">
            <text:p>0.910743</text:p>
          </table:table-cell>
          <table:table-cell office:value-type="float" office:value="0.961808">
            <text:p>0.961808</text:p>
          </table:table-cell>
          <table:table-cell office:value-type="float" office:value="0.362678">
            <text:p>0.362678</text:p>
          </table:table-cell>
          <table:table-cell office:value-type="float" office:value="1.10366">
            <text:p>1.10366</text:p>
          </table:table-cell>
          <table:table-cell office:value-type="float" office:value="1.3492">
            <text:p>1.3492</text:p>
          </table:table-cell>
        </table:table-row>
        <table:table-row table:style-name="ro1">
          <table:table-cell office:value-type="float" office:value="3520.01521603782">
            <text:p>3520.0152160378</text:p>
          </table:table-cell>
          <table:table-cell office:value-type="float" office:value="0.910845">
            <text:p>0.910845</text:p>
          </table:table-cell>
          <table:table-cell office:value-type="float" office:value="0.962064">
            <text:p>0.962064</text:p>
          </table:table-cell>
          <table:table-cell office:value-type="float" office:value="0.363057">
            <text:p>0.363057</text:p>
          </table:table-cell>
          <table:table-cell office:value-type="float" office:value="1.10161">
            <text:p>1.10161</text:p>
          </table:table-cell>
          <table:table-cell office:value-type="float" office:value="1.34786">
            <text:p>1.34786</text:p>
          </table:table-cell>
        </table:table-row>
        <table:table-row table:style-name="ro1">
          <table:table-cell office:value-type="float" office:value="3540.01553603782">
            <text:p>3540.0155360378</text:p>
          </table:table-cell>
          <table:table-cell office:value-type="float" office:value="0.910482">
            <text:p>0.910482</text:p>
          </table:table-cell>
          <table:table-cell office:value-type="float" office:value="0.961581">
            <text:p>0.961581</text:p>
          </table:table-cell>
          <table:table-cell office:value-type="float" office:value="0.363608">
            <text:p>0.363608</text:p>
          </table:table-cell>
          <table:table-cell office:value-type="float" office:value="1.09965">
            <text:p>1.09965</text:p>
          </table:table-cell>
          <table:table-cell office:value-type="float" office:value="1.34713">
            <text:p>1.34713</text:p>
          </table:table-cell>
        </table:table-row>
        <table:table-row table:style-name="ro1">
          <table:table-cell office:value-type="float" office:value="3560.01617603782">
            <text:p>3560.0161760378</text:p>
          </table:table-cell>
          <table:table-cell office:value-type="float" office:value="0.9114">
            <text:p>0.9114</text:p>
          </table:table-cell>
          <table:table-cell office:value-type="float" office:value="0.962456">
            <text:p>0.962456</text:p>
          </table:table-cell>
          <table:table-cell office:value-type="float" office:value="0.36919">
            <text:p>0.36919</text:p>
          </table:table-cell>
          <table:table-cell office:value-type="float" office:value="1.10459">
            <text:p>1.10459</text:p>
          </table:table-cell>
          <table:table-cell office:value-type="float" office:value="1.34907">
            <text:p>1.34907</text:p>
          </table:table-cell>
        </table:table-row>
        <table:table-row table:style-name="ro1">
          <table:table-cell office:value-type="float" office:value="3580.01497603782">
            <text:p>3580.0149760378</text:p>
          </table:table-cell>
          <table:table-cell office:value-type="float" office:value="0.905689">
            <text:p>0.905689</text:p>
          </table:table-cell>
          <table:table-cell office:value-type="float" office:value="0.953072">
            <text:p>0.953072</text:p>
          </table:table-cell>
          <table:table-cell office:value-type="float" office:value="0.359989">
            <text:p>0.359989</text:p>
          </table:table-cell>
          <table:table-cell office:value-type="float" office:value="1.09143">
            <text:p>1.09143</text:p>
          </table:table-cell>
          <table:table-cell office:value-type="float" office:value="1.33941">
            <text:p>1.33941</text:p>
          </table:table-cell>
        </table:table-row>
        <table:table-row table:style-name="ro1">
          <table:table-cell office:value-type="float" office:value="3600.01972803782">
            <text:p>3600.0197280378</text:p>
          </table:table-cell>
          <table:table-cell office:value-type="float" office:value="0.905345">
            <text:p>0.905345</text:p>
          </table:table-cell>
          <table:table-cell office:value-type="float" office:value="0.952685">
            <text:p>0.952685</text:p>
          </table:table-cell>
          <table:table-cell office:value-type="float" office:value="0.342747">
            <text:p>0.342747</text:p>
          </table:table-cell>
          <table:table-cell office:value-type="float" office:value="1.08778">
            <text:p>1.08778</text:p>
          </table:table-cell>
          <table:table-cell office:value-type="float" office:value="1.33785">
            <text:p>1.33785</text:p>
          </table:table-cell>
        </table:table-row>
        <table:table-row table:style-name="ro1">
          <table:table-cell office:value-type="float" office:value="3620.02284803782">
            <text:p>3620.0228480378</text:p>
          </table:table-cell>
          <table:table-cell office:value-type="float" office:value="0.905423">
            <text:p>0.905423</text:p>
          </table:table-cell>
          <table:table-cell office:value-type="float" office:value="0.952779">
            <text:p>0.952779</text:p>
          </table:table-cell>
          <table:table-cell office:value-type="float" office:value="0.342396">
            <text:p>0.342396</text:p>
          </table:table-cell>
          <table:table-cell office:value-type="float" office:value="1.08885">
            <text:p>1.08885</text:p>
          </table:table-cell>
          <table:table-cell office:value-type="float" office:value="1.33835">
            <text:p>1.33835</text:p>
          </table:table-cell>
        </table:table-row>
        <table:table-row table:style-name="ro1">
          <table:table-cell office:value-type="float" office:value="3640.01561603782">
            <text:p>3640.0156160378</text:p>
          </table:table-cell>
          <table:table-cell office:value-type="float" office:value="0.904661">
            <text:p>0.904661</text:p>
          </table:table-cell>
          <table:table-cell office:value-type="float" office:value="0.951849">
            <text:p>0.951849</text:p>
          </table:table-cell>
          <table:table-cell office:value-type="float" office:value="0.321485">
            <text:p>0.321485</text:p>
          </table:table-cell>
          <table:table-cell office:value-type="float" office:value="1.08075">
            <text:p>1.08075</text:p>
          </table:table-cell>
          <table:table-cell office:value-type="float" office:value="1.33481">
            <text:p>1.33481</text:p>
          </table:table-cell>
        </table:table-row>
        <table:table-row table:style-name="ro1">
          <table:table-cell office:value-type="float" office:value="3660.01526403782">
            <text:p>3660.0152640378</text:p>
          </table:table-cell>
          <table:table-cell office:value-type="float" office:value="0.904039">
            <text:p>0.904039</text:p>
          </table:table-cell>
          <table:table-cell office:value-type="float" office:value="0.950804">
            <text:p>0.950804</text:p>
          </table:table-cell>
          <table:table-cell office:value-type="float" office:value="0.314244">
            <text:p>0.314244</text:p>
          </table:table-cell>
          <table:table-cell office:value-type="float" office:value="1.07149">
            <text:p>1.07149</text:p>
          </table:table-cell>
          <table:table-cell office:value-type="float" office:value="1.33061">
            <text:p>1.33061</text:p>
          </table:table-cell>
        </table:table-row>
        <table:table-row table:style-name="ro1">
          <table:table-cell office:value-type="float" office:value="3680.01681603782">
            <text:p>3680.0168160378</text:p>
          </table:table-cell>
          <table:table-cell office:value-type="float" office:value="0.90403">
            <text:p>0.90403</text:p>
          </table:table-cell>
          <table:table-cell office:value-type="float" office:value="0.95078">
            <text:p>0.95078</text:p>
          </table:table-cell>
          <table:table-cell office:value-type="float" office:value="0.314175">
            <text:p>0.314175</text:p>
          </table:table-cell>
          <table:table-cell office:value-type="float" office:value="1.07104">
            <text:p>1.07104</text:p>
          </table:table-cell>
          <table:table-cell office:value-type="float" office:value="1.33035">
            <text:p>1.33035</text:p>
          </table:table-cell>
        </table:table-row>
        <table:table-row table:style-name="ro1">
          <table:table-cell office:value-type="float" office:value="3700.01270403782">
            <text:p>3700.0127040378</text:p>
          </table:table-cell>
          <table:table-cell office:value-type="float" office:value="0.904335">
            <text:p>0.904335</text:p>
          </table:table-cell>
          <table:table-cell office:value-type="float" office:value="0.951313">
            <text:p>0.951313</text:p>
          </table:table-cell>
          <table:table-cell office:value-type="float" office:value="0.313693">
            <text:p>0.313693</text:p>
          </table:table-cell>
          <table:table-cell office:value-type="float" office:value="1.07433">
            <text:p>1.07433</text:p>
          </table:table-cell>
          <table:table-cell office:value-type="float" office:value="1.3317">
            <text:p>1.3317</text:p>
          </table:table-cell>
        </table:table-row>
        <table:table-row table:style-name="ro1">
          <table:table-cell office:value-type="float" office:value="3720.01529603782">
            <text:p>3720.0152960378</text:p>
          </table:table-cell>
          <table:table-cell office:value-type="float" office:value="0.900749">
            <text:p>0.900749</text:p>
          </table:table-cell>
          <table:table-cell office:value-type="float" office:value="0.942214">
            <text:p>0.942214</text:p>
          </table:table-cell>
          <table:table-cell office:value-type="float" office:value="0.284834">
            <text:p>0.284834</text:p>
          </table:table-cell>
          <table:table-cell office:value-type="float" office:value="1.04677">
            <text:p>1.04677</text:p>
          </table:table-cell>
          <table:table-cell office:value-type="float" office:value="1.32051">
            <text:p>1.32051</text:p>
          </table:table-cell>
        </table:table-row>
        <table:table-row table:style-name="ro1">
          <table:table-cell office:value-type="float" office:value="3740.01302403782">
            <text:p>3740.0130240378</text:p>
          </table:table-cell>
          <table:table-cell office:value-type="float" office:value="0.90076">
            <text:p>0.90076</text:p>
          </table:table-cell>
          <table:table-cell office:value-type="float" office:value="0.942133">
            <text:p>0.942133</text:p>
          </table:table-cell>
          <table:table-cell office:value-type="float" office:value="0.284489">
            <text:p>0.284489</text:p>
          </table:table-cell>
          <table:table-cell office:value-type="float" office:value="1.0509">
            <text:p>1.0509</text:p>
          </table:table-cell>
          <table:table-cell office:value-type="float" office:value="1.32292">
            <text:p>1.32292</text:p>
          </table:table-cell>
        </table:table-row>
        <table:table-row table:style-name="ro1">
          <table:table-cell office:value-type="float" office:value="3760.01302403782">
            <text:p>3760.0130240378</text:p>
          </table:table-cell>
          <table:table-cell office:value-type="float" office:value="0.900523">
            <text:p>0.900523</text:p>
          </table:table-cell>
          <table:table-cell office:value-type="float" office:value="0.941266">
            <text:p>0.941266</text:p>
          </table:table-cell>
          <table:table-cell office:value-type="float" office:value="0.277946">
            <text:p>0.277946</text:p>
          </table:table-cell>
          <table:table-cell office:value-type="float" office:value="1.04763">
            <text:p>1.04763</text:p>
          </table:table-cell>
          <table:table-cell office:value-type="float" office:value="1.32214">
            <text:p>1.32214</text:p>
          </table:table-cell>
        </table:table-row>
        <table:table-row table:style-name="ro1">
          <table:table-cell office:value-type="float" office:value="3780.01708803782">
            <text:p>3780.0170880378</text:p>
          </table:table-cell>
          <table:table-cell office:value-type="float" office:value="0.903898">
            <text:p>0.903898</text:p>
          </table:table-cell>
          <table:table-cell office:value-type="float" office:value="0.951256">
            <text:p>0.951256</text:p>
          </table:table-cell>
          <table:table-cell office:value-type="float" office:value="0.309767">
            <text:p>0.309767</text:p>
          </table:table-cell>
          <table:table-cell office:value-type="float" office:value="1.07497">
            <text:p>1.07497</text:p>
          </table:table-cell>
          <table:table-cell office:value-type="float" office:value="1.33796">
            <text:p>1.33796</text:p>
          </table:table-cell>
        </table:table-row>
        <table:table-row table:style-name="ro1">
          <table:table-cell office:value-type="float" office:value="3800.01873603782">
            <text:p>3800.0187360378</text:p>
          </table:table-cell>
          <table:table-cell office:value-type="float" office:value="0.900683">
            <text:p>0.900683</text:p>
          </table:table-cell>
          <table:table-cell office:value-type="float" office:value="0.941741">
            <text:p>0.941741</text:p>
          </table:table-cell>
          <table:table-cell office:value-type="float" office:value="0.292139">
            <text:p>0.292139</text:p>
          </table:table-cell>
          <table:table-cell office:value-type="float" office:value="1.05374">
            <text:p>1.05374</text:p>
          </table:table-cell>
          <table:table-cell office:value-type="float" office:value="1.32491">
            <text:p>1.32491</text:p>
          </table:table-cell>
        </table:table-row>
        <table:table-row table:style-name="ro1">
          <table:table-cell office:value-type="float" office:value="3820.01713603782">
            <text:p>3820.0171360378</text:p>
          </table:table-cell>
          <table:table-cell office:value-type="float" office:value="0.900639">
            <text:p>0.900639</text:p>
          </table:table-cell>
          <table:table-cell office:value-type="float" office:value="0.94157">
            <text:p>0.94157</text:p>
          </table:table-cell>
          <table:table-cell office:value-type="float" office:value="0.292393">
            <text:p>0.292393</text:p>
          </table:table-cell>
          <table:table-cell office:value-type="float" office:value="1.05338">
            <text:p>1.05338</text:p>
          </table:table-cell>
          <table:table-cell office:value-type="float" office:value="1.32496">
            <text:p>1.32496</text:p>
          </table:table-cell>
        </table:table-row>
        <table:table-row table:style-name="ro1">
          <table:table-cell office:value-type="float" office:value="3840.01937603782">
            <text:p>3840.0193760378</text:p>
          </table:table-cell>
          <table:table-cell office:value-type="float" office:value="0.90057">
            <text:p>0.90057</text:p>
          </table:table-cell>
          <table:table-cell office:value-type="float" office:value="0.935641">
            <text:p>0.935641</text:p>
          </table:table-cell>
          <table:table-cell office:value-type="float" office:value="0.288181">
            <text:p>0.288181</text:p>
          </table:table-cell>
          <table:table-cell office:value-type="float" office:value="1.04699">
            <text:p>1.04699</text:p>
          </table:table-cell>
          <table:table-cell office:value-type="float" office:value="1.32194">
            <text:p>1.32194</text:p>
          </table:table-cell>
        </table:table-row>
        <table:table-row table:style-name="ro1">
          <table:table-cell office:value-type="float" office:value="3860.01657603782">
            <text:p>3860.0165760378</text:p>
          </table:table-cell>
          <table:table-cell office:value-type="float" office:value="0.901001">
            <text:p>0.901001</text:p>
          </table:table-cell>
          <table:table-cell office:value-type="float" office:value="0.936962">
            <text:p>0.936962</text:p>
          </table:table-cell>
          <table:table-cell office:value-type="float" office:value="0.311131">
            <text:p>0.311131</text:p>
          </table:table-cell>
          <table:table-cell office:value-type="float" office:value="1.0612">
            <text:p>1.0612</text:p>
          </table:table-cell>
          <table:table-cell office:value-type="float" office:value="1.32819">
            <text:p>1.32819</text:p>
          </table:table-cell>
        </table:table-row>
        <table:table-row table:style-name="ro1">
          <table:table-cell office:value-type="float" office:value="3880.01868803782">
            <text:p>3880.0186880378</text:p>
          </table:table-cell>
          <table:table-cell office:value-type="float" office:value="0.900798">
            <text:p>0.900798</text:p>
          </table:table-cell>
          <table:table-cell office:value-type="float" office:value="0.936244">
            <text:p>0.936244</text:p>
          </table:table-cell>
          <table:table-cell office:value-type="float" office:value="0.294765">
            <text:p>0.294765</text:p>
          </table:table-cell>
          <table:table-cell office:value-type="float" office:value="1.06021">
            <text:p>1.06021</text:p>
          </table:table-cell>
          <table:table-cell office:value-type="float" office:value="1.32856">
            <text:p>1.32856</text:p>
          </table:table-cell>
        </table:table-row>
        <table:table-row table:style-name="ro1">
          <table:table-cell office:value-type="float" office:value="3900.06868814522">
            <text:p>3900.0686881452</text:p>
          </table:table-cell>
          <table:table-cell office:value-type="float" office:value="0.900757">
            <text:p>0.900757</text:p>
          </table:table-cell>
          <table:table-cell office:value-type="float" office:value="0.936048">
            <text:p>0.936048</text:p>
          </table:table-cell>
          <table:table-cell office:value-type="float" office:value="0.294524">
            <text:p>0.294524</text:p>
          </table:table-cell>
          <table:table-cell office:value-type="float" office:value="1.06001">
            <text:p>1.06001</text:p>
          </table:table-cell>
          <table:table-cell office:value-type="float" office:value="1.32862">
            <text:p>1.32862</text:p>
          </table:table-cell>
        </table:table-row>
        <table:table-row table:style-name="ro1">
          <table:table-cell office:value-type="float" office:value="3920.0403681381">
            <text:p>3920.0403681381</text:p>
          </table:table-cell>
          <table:table-cell office:value-type="float" office:value="0.904441">
            <text:p>0.904441</text:p>
          </table:table-cell>
          <table:table-cell office:value-type="float" office:value="0.944682">
            <text:p>0.944682</text:p>
          </table:table-cell>
          <table:table-cell office:value-type="float" office:value="0.323945">
            <text:p>0.323945</text:p>
          </table:table-cell>
          <table:table-cell office:value-type="float" office:value="1.08802">
            <text:p>1.08802</text:p>
          </table:table-cell>
          <table:table-cell office:value-type="float" office:value="1.3399">
            <text:p>1.3399</text:p>
          </table:table-cell>
        </table:table-row>
        <table:table-row table:style-name="ro1">
          <table:table-cell office:value-type="float" office:value="3940.03019210634">
            <text:p>3940.0301921063</text:p>
          </table:table-cell>
          <table:table-cell office:value-type="float" office:value="0.90448">
            <text:p>0.90448</text:p>
          </table:table-cell>
          <table:table-cell office:value-type="float" office:value="0.944901">
            <text:p>0.944901</text:p>
          </table:table-cell>
          <table:table-cell office:value-type="float" office:value="0.324565">
            <text:p>0.324565</text:p>
          </table:table-cell>
          <table:table-cell office:value-type="float" office:value="1.08372">
            <text:p>1.08372</text:p>
          </table:table-cell>
          <table:table-cell office:value-type="float" office:value="1.33724">
            <text:p>1.33724</text:p>
          </table:table-cell>
        </table:table-row>
        <table:table-row table:style-name="ro1">
          <table:table-cell office:value-type="float" office:value="3960.02076803782">
            <text:p>3960.0207680378</text:p>
          </table:table-cell>
          <table:table-cell office:value-type="float" office:value="0.904912">
            <text:p>0.904912</text:p>
          </table:table-cell>
          <table:table-cell office:value-type="float" office:value="0.945523">
            <text:p>0.945523</text:p>
          </table:table-cell>
          <table:table-cell office:value-type="float" office:value="0.329126">
            <text:p>0.329126</text:p>
          </table:table-cell>
          <table:table-cell office:value-type="float" office:value="1.08553">
            <text:p>1.08553</text:p>
          </table:table-cell>
          <table:table-cell office:value-type="float" office:value="1.33757">
            <text:p>1.33757</text:p>
          </table:table-cell>
        </table:table-row>
        <table:table-row table:style-name="ro1">
          <table:table-cell office:value-type="float" office:value="3980.02001603782">
            <text:p>3980.0200160378</text:p>
          </table:table-cell>
          <table:table-cell office:value-type="float" office:value="0.904101">
            <text:p>0.904101</text:p>
          </table:table-cell>
          <table:table-cell office:value-type="float" office:value="0.944463">
            <text:p>0.944463</text:p>
          </table:table-cell>
          <table:table-cell office:value-type="float" office:value="0.309564">
            <text:p>0.309564</text:p>
          </table:table-cell>
          <table:table-cell office:value-type="float" office:value="1.07772">
            <text:p>1.07772</text:p>
          </table:table-cell>
          <table:table-cell office:value-type="float" office:value="1.33447">
            <text:p>1.33447</text:p>
          </table:table-cell>
        </table:table-row>
        <table:table-row table:style-name="ro1">
          <table:table-cell office:value-type="float" office:value="4000.01809603782">
            <text:p>4000.0180960378</text:p>
          </table:table-cell>
          <table:table-cell office:value-type="float" office:value="0.909049">
            <text:p>0.909049</text:p>
          </table:table-cell>
          <table:table-cell office:value-type="float" office:value="0.952909">
            <text:p>0.952909</text:p>
          </table:table-cell>
          <table:table-cell office:value-type="float" office:value="0.318156">
            <text:p>0.318156</text:p>
          </table:table-cell>
          <table:table-cell office:value-type="float" office:value="1.09089">
            <text:p>1.09089</text:p>
          </table:table-cell>
          <table:table-cell office:value-type="float" office:value="1.34428">
            <text:p>1.34428</text:p>
          </table:table-cell>
        </table:table-row>
        <table:table-row table:style-name="ro1">
          <table:table-cell office:value-type="float" office:value="4020.01585603782">
            <text:p>4020.0158560378</text:p>
          </table:table-cell>
          <table:table-cell office:value-type="float" office:value="0.90896">
            <text:p>0.90896</text:p>
          </table:table-cell>
          <table:table-cell office:value-type="float" office:value="0.952918">
            <text:p>0.952918</text:p>
          </table:table-cell>
          <table:table-cell office:value-type="float" office:value="0.31866">
            <text:p>0.31866</text:p>
          </table:table-cell>
          <table:table-cell office:value-type="float" office:value="1.0877">
            <text:p>1.0877</text:p>
          </table:table-cell>
          <table:table-cell office:value-type="float" office:value="1.34247">
            <text:p>1.34247</text:p>
          </table:table-cell>
        </table:table-row>
        <table:table-row table:style-name="ro1">
          <table:table-cell office:value-type="float" office:value="4040.01553603782">
            <text:p>4040.0155360378</text:p>
          </table:table-cell>
          <table:table-cell office:value-type="float" office:value="0.909535">
            <text:p>0.909535</text:p>
          </table:table-cell>
          <table:table-cell office:value-type="float" office:value="0.960322">
            <text:p>0.960322</text:p>
          </table:table-cell>
          <table:table-cell office:value-type="float" office:value="0.325043">
            <text:p>0.325043</text:p>
          </table:table-cell>
          <table:table-cell office:value-type="float" office:value="1.09627">
            <text:p>1.09627</text:p>
          </table:table-cell>
          <table:table-cell office:value-type="float" office:value="1.3465">
            <text:p>1.3465</text:p>
          </table:table-cell>
        </table:table-row>
        <table:table-row table:style-name="ro1">
          <table:table-cell office:value-type="float" office:value="4060.01553603782">
            <text:p>4060.0155360378</text:p>
          </table:table-cell>
          <table:table-cell office:value-type="float" office:value="0.909787">
            <text:p>0.909787</text:p>
          </table:table-cell>
          <table:table-cell office:value-type="float" office:value="0.960695">
            <text:p>0.960695</text:p>
          </table:table-cell>
          <table:table-cell office:value-type="float" office:value="0.325134">
            <text:p>0.325134</text:p>
          </table:table-cell>
          <table:table-cell office:value-type="float" office:value="1.09682">
            <text:p>1.09682</text:p>
          </table:table-cell>
          <table:table-cell office:value-type="float" office:value="1.34649">
            <text:p>1.34649</text:p>
          </table:table-cell>
        </table:table-row>
        <table:table-row table:style-name="ro1">
          <table:table-cell office:value-type="float" office:value="4080.01489603782">
            <text:p>4080.0148960378</text:p>
          </table:table-cell>
          <table:table-cell office:value-type="float" office:value="0.909983">
            <text:p>0.909983</text:p>
          </table:table-cell>
          <table:table-cell office:value-type="float" office:value="0.961141">
            <text:p>0.961141</text:p>
          </table:table-cell>
          <table:table-cell office:value-type="float" office:value="0.34235">
            <text:p>0.34235</text:p>
          </table:table-cell>
          <table:table-cell office:value-type="float" office:value="1.09342">
            <text:p>1.09342</text:p>
          </table:table-cell>
          <table:table-cell office:value-type="float" office:value="1.34418">
            <text:p>1.34418</text:p>
          </table:table-cell>
        </table:table-row>
        <table:table-row table:style-name="ro1">
          <table:table-cell office:value-type="float" office:value="4100.02033603782">
            <text:p>4100.0203360378</text:p>
          </table:table-cell>
          <table:table-cell office:value-type="float" office:value="0.909383">
            <text:p>0.909383</text:p>
          </table:table-cell>
          <table:table-cell office:value-type="float" office:value="0.960561">
            <text:p>0.960561</text:p>
          </table:table-cell>
          <table:table-cell office:value-type="float" office:value="0.326648">
            <text:p>0.326648</text:p>
          </table:table-cell>
          <table:table-cell office:value-type="float" office:value="1.08819">
            <text:p>1.08819</text:p>
          </table:table-cell>
          <table:table-cell office:value-type="float" office:value="1.34189">
            <text:p>1.34189</text:p>
          </table:table-cell>
        </table:table-row>
        <table:table-row table:style-name="ro1">
          <table:table-cell office:value-type="float" office:value="4120.01873603782">
            <text:p>4120.0187360378</text:p>
          </table:table-cell>
          <table:table-cell office:value-type="float" office:value="0.909675">
            <text:p>0.909675</text:p>
          </table:table-cell>
          <table:table-cell office:value-type="float" office:value="0.960878">
            <text:p>0.960878</text:p>
          </table:table-cell>
          <table:table-cell office:value-type="float" office:value="0.326282">
            <text:p>0.326282</text:p>
          </table:table-cell>
          <table:table-cell office:value-type="float" office:value="1.09151">
            <text:p>1.09151</text:p>
          </table:table-cell>
          <table:table-cell office:value-type="float" office:value="1.34347">
            <text:p>1.34347</text:p>
          </table:table-cell>
        </table:table-row>
        <table:table-row table:style-name="ro1">
          <table:table-cell office:value-type="float" office:value="4140.01465603782">
            <text:p>4140.0146560378</text:p>
          </table:table-cell>
          <table:table-cell office:value-type="float" office:value="0.908671">
            <text:p>0.908671</text:p>
          </table:table-cell>
          <table:table-cell office:value-type="float" office:value="0.959939">
            <text:p>0.959939</text:p>
          </table:table-cell>
          <table:table-cell office:value-type="float" office:value="0.309698">
            <text:p>0.309698</text:p>
          </table:table-cell>
          <table:table-cell office:value-type="float" office:value="1.08279">
            <text:p>1.08279</text:p>
          </table:table-cell>
          <table:table-cell office:value-type="float" office:value="1.3396">
            <text:p>1.3396</text:p>
          </table:table-cell>
        </table:table-row>
        <table:table-row table:style-name="ro1">
          <table:table-cell office:value-type="float" office:value="4160.01430403782">
            <text:p>4160.0143040378</text:p>
          </table:table-cell>
          <table:table-cell office:value-type="float" office:value="0.908659">
            <text:p>0.908659</text:p>
          </table:table-cell>
          <table:table-cell office:value-type="float" office:value="0.95979">
            <text:p>0.95979</text:p>
          </table:table-cell>
          <table:table-cell office:value-type="float" office:value="0.308886">
            <text:p>0.308886</text:p>
          </table:table-cell>
          <table:table-cell office:value-type="float" office:value="1.08548">
            <text:p>1.08548</text:p>
          </table:table-cell>
          <table:table-cell office:value-type="float" office:value="1.34128">
            <text:p>1.34128</text:p>
          </table:table-cell>
        </table:table-row>
        <table:table-row table:style-name="ro1">
          <table:table-cell office:value-type="float" office:value="4180.01433603782">
            <text:p>4180.0143360378</text:p>
          </table:table-cell>
          <table:table-cell office:value-type="float" office:value="0.9082">
            <text:p>0.9082</text:p>
          </table:table-cell>
          <table:table-cell office:value-type="float" office:value="0.959204">
            <text:p>0.959204</text:p>
          </table:table-cell>
          <table:table-cell office:value-type="float" office:value="0.305232">
            <text:p>0.305232</text:p>
          </table:table-cell>
          <table:table-cell office:value-type="float" office:value="1.08318">
            <text:p>1.08318</text:p>
          </table:table-cell>
          <table:table-cell office:value-type="float" office:value="1.34052">
            <text:p>1.34052</text:p>
          </table:table-cell>
        </table:table-row>
        <table:table-row table:style-name="ro1">
          <table:table-cell office:value-type="float" office:value="4200.01361603782">
            <text:p>4200.0136160378</text:p>
          </table:table-cell>
          <table:table-cell office:value-type="float" office:value="0.909797">
            <text:p>0.909797</text:p>
          </table:table-cell>
          <table:table-cell office:value-type="float" office:value="0.961207">
            <text:p>0.961207</text:p>
          </table:table-cell>
          <table:table-cell office:value-type="float" office:value="0.328369">
            <text:p>0.328369</text:p>
          </table:table-cell>
          <table:table-cell office:value-type="float" office:value="1.09693">
            <text:p>1.09693</text:p>
          </table:table-cell>
          <table:table-cell office:value-type="float" office:value="1.34629">
            <text:p>1.34629</text:p>
          </table:table-cell>
        </table:table-row>
        <table:table-row table:style-name="ro1">
          <table:table-cell office:value-type="float" office:value="4220.01561603782">
            <text:p>4220.0156160378</text:p>
          </table:table-cell>
          <table:table-cell office:value-type="float" office:value="0.909588">
            <text:p>0.909588</text:p>
          </table:table-cell>
          <table:table-cell office:value-type="float" office:value="0.960906">
            <text:p>0.960906</text:p>
          </table:table-cell>
          <table:table-cell office:value-type="float" office:value="0.313394">
            <text:p>0.313394</text:p>
          </table:table-cell>
          <table:table-cell office:value-type="float" office:value="1.09758">
            <text:p>1.09758</text:p>
          </table:table-cell>
          <table:table-cell office:value-type="float" office:value="1.347">
            <text:p>1.347</text:p>
          </table:table-cell>
        </table:table-row>
        <table:table-row table:style-name="ro1">
          <table:table-cell office:value-type="float" office:value="4240.01430403782">
            <text:p>4240.0143040378</text:p>
          </table:table-cell>
          <table:table-cell office:value-type="float" office:value="0.909024">
            <text:p>0.909024</text:p>
          </table:table-cell>
          <table:table-cell office:value-type="float" office:value="0.95308">
            <text:p>0.95308</text:p>
          </table:table-cell>
          <table:table-cell office:value-type="float" office:value="0.305766">
            <text:p>0.305766</text:p>
          </table:table-cell>
          <table:table-cell office:value-type="float" office:value="1.08753">
            <text:p>1.08753</text:p>
          </table:table-cell>
          <table:table-cell office:value-type="float" office:value="1.34226">
            <text:p>1.34226</text:p>
          </table:table-cell>
        </table:table-row>
        <table:table-row table:style-name="ro1">
          <table:table-cell office:value-type="float" office:value="4260.01553603782">
            <text:p>4260.0155360378</text:p>
          </table:table-cell>
          <table:table-cell office:value-type="float" office:value="0.90225">
            <text:p>0.90225</text:p>
          </table:table-cell>
          <table:table-cell office:value-type="float" office:value="0.806802">
            <text:p>0.806802</text:p>
          </table:table-cell>
          <table:table-cell office:value-type="float" office:value="0.125096">
            <text:p>0.125096</text:p>
          </table:table-cell>
          <table:table-cell office:value-type="float" office:value="0.956025">
            <text:p>0.956025</text:p>
          </table:table-cell>
          <table:table-cell office:value-type="float" office:value="1.19408">
            <text:p>1.19408</text:p>
          </table:table-cell>
        </table:table-row>
        <table:table-row table:style-name="ro1">
          <table:table-cell office:value-type="float" office:value="4280.01713603782">
            <text:p>4280.0171360378</text:p>
          </table:table-cell>
          <table:table-cell office:value-type="float" office:value="0.902118">
            <text:p>0.902118</text:p>
          </table:table-cell>
          <table:table-cell office:value-type="float" office:value="0.806903">
            <text:p>0.806903</text:p>
          </table:table-cell>
          <table:table-cell office:value-type="float" office:value="0.122821">
            <text:p>0.122821</text:p>
          </table:table-cell>
          <table:table-cell office:value-type="float" office:value="0.958399">
            <text:p>0.958399</text:p>
          </table:table-cell>
          <table:table-cell office:value-type="float" office:value="1.19505">
            <text:p>1.19505</text:p>
          </table:table-cell>
        </table:table-row>
        <table:table-row table:style-name="ro1">
          <table:table-cell office:value-type="float" office:value="4300.02036803782">
            <text:p>4300.0203680378</text:p>
          </table:table-cell>
          <table:table-cell office:value-type="float" office:value="0.902041">
            <text:p>0.902041</text:p>
          </table:table-cell>
          <table:table-cell office:value-type="float" office:value="0.806959">
            <text:p>0.806959</text:p>
          </table:table-cell>
          <table:table-cell office:value-type="float" office:value="0.147765">
            <text:p>0.147765</text:p>
          </table:table-cell>
          <table:table-cell office:value-type="float" office:value="0.960201">
            <text:p>0.960201</text:p>
          </table:table-cell>
          <table:table-cell office:value-type="float" office:value="1.19589">
            <text:p>1.19589</text:p>
          </table:table-cell>
        </table:table-row>
        <table:table-row table:style-name="ro1">
          <table:table-cell office:value-type="float" office:value="4320.01881603782">
            <text:p>4320.0188160378</text:p>
          </table:table-cell>
          <table:table-cell office:value-type="float" office:value="0.902351">
            <text:p>0.902351</text:p>
          </table:table-cell>
          <table:table-cell office:value-type="float" office:value="0.806664">
            <text:p>0.806664</text:p>
          </table:table-cell>
          <table:table-cell office:value-type="float" office:value="0.153202">
            <text:p>0.153202</text:p>
          </table:table-cell>
          <table:table-cell office:value-type="float" office:value="0.9567">
            <text:p>0.9567</text:p>
          </table:table-cell>
          <table:table-cell office:value-type="float" office:value="1.19488">
            <text:p>1.19488</text:p>
          </table:table-cell>
        </table:table-row>
        <table:table-row table:style-name="ro1">
          <table:table-cell office:value-type="float" office:value="4340.01745603782">
            <text:p>4340.0174560378</text:p>
          </table:table-cell>
          <table:table-cell office:value-type="float" office:value="0.902421">
            <text:p>0.902421</text:p>
          </table:table-cell>
          <table:table-cell office:value-type="float" office:value="0.806585">
            <text:p>0.806585</text:p>
          </table:table-cell>
          <table:table-cell office:value-type="float" office:value="0.151578">
            <text:p>0.151578</text:p>
          </table:table-cell>
          <table:table-cell office:value-type="float" office:value="0.957626">
            <text:p>0.957626</text:p>
          </table:table-cell>
          <table:table-cell office:value-type="float" office:value="1.19566">
            <text:p>1.19566</text:p>
          </table:table-cell>
        </table:table-row>
        <table:table-row table:style-name="ro1">
          <table:table-cell office:value-type="float" office:value="4360.01590403782">
            <text:p>4360.0159040378</text:p>
          </table:table-cell>
          <table:table-cell office:value-type="float" office:value="0.901952">
            <text:p>0.901952</text:p>
          </table:table-cell>
          <table:table-cell office:value-type="float" office:value="0.807015">
            <text:p>0.807015</text:p>
          </table:table-cell>
          <table:table-cell office:value-type="float" office:value="0.177205">
            <text:p>0.177205</text:p>
          </table:table-cell>
          <table:table-cell office:value-type="float" office:value="0.960363">
            <text:p>0.960363</text:p>
          </table:table-cell>
          <table:table-cell office:value-type="float" office:value="1.19568">
            <text:p>1.19568</text:p>
          </table:table-cell>
        </table:table-row>
        <table:table-row table:style-name="ro1">
          <table:table-cell office:value-type="float" office:value="4380.01657603782">
            <text:p>4380.0165760378</text:p>
          </table:table-cell>
          <table:table-cell office:value-type="float" office:value="0.901432">
            <text:p>0.901432</text:p>
          </table:table-cell>
          <table:table-cell office:value-type="float" office:value="0.807536">
            <text:p>0.807536</text:p>
          </table:table-cell>
          <table:table-cell office:value-type="float" office:value="0.210137">
            <text:p>0.210137</text:p>
          </table:table-cell>
          <table:table-cell office:value-type="float" office:value="0.96534">
            <text:p>0.96534</text:p>
          </table:table-cell>
          <table:table-cell office:value-type="float" office:value="1.19673">
            <text:p>1.19673</text:p>
          </table:table-cell>
        </table:table-row>
        <table:table-row table:style-name="ro1">
          <table:table-cell office:value-type="float" office:value="4400.01873603782">
            <text:p>4400.0187360378</text:p>
          </table:table-cell>
          <table:table-cell office:value-type="float" office:value="0.901398">
            <text:p>0.901398</text:p>
          </table:table-cell>
          <table:table-cell office:value-type="float" office:value="0.807573">
            <text:p>0.807573</text:p>
          </table:table-cell>
          <table:table-cell office:value-type="float" office:value="0.209094">
            <text:p>0.209094</text:p>
          </table:table-cell>
          <table:table-cell office:value-type="float" office:value="0.966312">
            <text:p>0.966312</text:p>
          </table:table-cell>
          <table:table-cell office:value-type="float" office:value="1.19715">
            <text:p>1.19715</text:p>
          </table:table-cell>
        </table:table-row>
        <table:table-row table:style-name="ro1">
          <table:table-cell office:value-type="float" office:value="4420.01972803782">
            <text:p>4420.0197280378</text:p>
          </table:table-cell>
          <table:table-cell office:value-type="float" office:value="0.901235">
            <text:p>0.901235</text:p>
          </table:table-cell>
          <table:table-cell office:value-type="float" office:value="0.807738">
            <text:p>0.807738</text:p>
          </table:table-cell>
          <table:table-cell office:value-type="float" office:value="0.232303">
            <text:p>0.232303</text:p>
          </table:table-cell>
          <table:table-cell office:value-type="float" office:value="0.969641">
            <text:p>0.969641</text:p>
          </table:table-cell>
          <table:table-cell office:value-type="float" office:value="1.19837">
            <text:p>1.19837</text:p>
          </table:table-cell>
        </table:table-row>
        <table:table-row table:style-name="ro1">
          <table:table-cell office:value-type="float" office:value="4440.01753603782">
            <text:p>4440.0175360378</text:p>
          </table:table-cell>
          <table:table-cell office:value-type="float" office:value="0.90076">
            <text:p>0.90076</text:p>
          </table:table-cell>
          <table:table-cell office:value-type="float" office:value="0.811678">
            <text:p>0.811678</text:p>
          </table:table-cell>
          <table:table-cell office:value-type="float" office:value="0.262112">
            <text:p>0.262112</text:p>
          </table:table-cell>
          <table:table-cell office:value-type="float" office:value="0.983824">
            <text:p>0.983824</text:p>
          </table:table-cell>
          <table:table-cell office:value-type="float" office:value="1.2038">
            <text:p>1.2038</text:p>
          </table:table-cell>
        </table:table-row>
        <table:table-row table:style-name="ro1">
          <table:table-cell office:value-type="float" office:value="4460.01625603782">
            <text:p>4460.0162560378</text:p>
          </table:table-cell>
          <table:table-cell office:value-type="float" office:value="0.912536">
            <text:p>0.912536</text:p>
          </table:table-cell>
          <table:table-cell office:value-type="float" office:value="0.963671">
            <text:p>0.963671</text:p>
          </table:table-cell>
          <table:table-cell office:value-type="float" office:value="0.41148">
            <text:p>0.41148</text:p>
          </table:table-cell>
          <table:table-cell office:value-type="float" office:value="1.11556">
            <text:p>1.11556</text:p>
          </table:table-cell>
          <table:table-cell office:value-type="float" office:value="1.35419">
            <text:p>1.35419</text:p>
          </table:table-cell>
        </table:table-row>
        <table:table-row table:style-name="ro1">
          <table:table-cell office:value-type="float" office:value="4480.01649603782">
            <text:p>4480.0164960378</text:p>
          </table:table-cell>
          <table:table-cell office:value-type="float" office:value="0.912528">
            <text:p>0.912528</text:p>
          </table:table-cell>
          <table:table-cell office:value-type="float" office:value="0.963602">
            <text:p>0.963602</text:p>
          </table:table-cell>
          <table:table-cell office:value-type="float" office:value="0.411168">
            <text:p>0.411168</text:p>
          </table:table-cell>
          <table:table-cell office:value-type="float" office:value="1.11646">
            <text:p>1.11646</text:p>
          </table:table-cell>
          <table:table-cell office:value-type="float" office:value="1.35473">
            <text:p>1.35473</text:p>
          </table:table-cell>
        </table:table-row>
        <table:table-row table:style-name="ro1">
          <table:table-cell office:value-type="float" office:value="4500.01876803782">
            <text:p>4500.0187680378</text:p>
          </table:table-cell>
          <table:table-cell office:value-type="float" office:value="0.91196">
            <text:p>0.91196</text:p>
          </table:table-cell>
          <table:table-cell office:value-type="float" office:value="0.962945">
            <text:p>0.962945</text:p>
          </table:table-cell>
          <table:table-cell office:value-type="float" office:value="0.387728">
            <text:p>0.387728</text:p>
          </table:table-cell>
          <table:table-cell office:value-type="float" office:value="1.11441">
            <text:p>1.11441</text:p>
          </table:table-cell>
          <table:table-cell office:value-type="float" office:value="1.35411">
            <text:p>1.35411</text:p>
          </table:table-cell>
        </table:table-row>
        <table:table-row table:style-name="ro1">
          <table:table-cell office:value-type="float" office:value="4520.01782403782">
            <text:p>4520.0178240378</text:p>
          </table:table-cell>
          <table:table-cell office:value-type="float" office:value="0.912278">
            <text:p>0.912278</text:p>
          </table:table-cell>
          <table:table-cell office:value-type="float" office:value="0.96329">
            <text:p>0.96329</text:p>
          </table:table-cell>
          <table:table-cell office:value-type="float" office:value="0.386803">
            <text:p>0.386803</text:p>
          </table:table-cell>
          <table:table-cell office:value-type="float" office:value="1.11603">
            <text:p>1.11603</text:p>
          </table:table-cell>
          <table:table-cell office:value-type="float" office:value="1.35472">
            <text:p>1.35472</text:p>
          </table:table-cell>
        </table:table-row>
        <table:table-row table:style-name="ro1">
          <table:table-cell office:value-type="float" office:value="4540.01780803782">
            <text:p>4540.0178080378</text:p>
          </table:table-cell>
          <table:table-cell office:value-type="float" office:value="0.913248">
            <text:p>0.913248</text:p>
          </table:table-cell>
          <table:table-cell office:value-type="float" office:value="0.964065">
            <text:p>0.964065</text:p>
          </table:table-cell>
          <table:table-cell office:value-type="float" office:value="0.408629">
            <text:p>0.408629</text:p>
          </table:table-cell>
          <table:table-cell office:value-type="float" office:value="1.12263">
            <text:p>1.12263</text:p>
          </table:table-cell>
          <table:table-cell office:value-type="float" office:value="1.35761">
            <text:p>1.35761</text:p>
          </table:table-cell>
        </table:table-row>
        <table:table-row table:style-name="ro1">
          <table:table-cell office:value-type="float" office:value="4560.01302403782">
            <text:p>4560.0130240378</text:p>
          </table:table-cell>
          <table:table-cell office:value-type="float" office:value="0.912527">
            <text:p>0.912527</text:p>
          </table:table-cell>
          <table:table-cell office:value-type="float" office:value="0.963364">
            <text:p>0.963364</text:p>
          </table:table-cell>
          <table:table-cell office:value-type="float" office:value="0.390454">
            <text:p>0.390454</text:p>
          </table:table-cell>
          <table:table-cell office:value-type="float" office:value="1.11933">
            <text:p>1.11933</text:p>
          </table:table-cell>
          <table:table-cell office:value-type="float" office:value="1.35649">
            <text:p>1.35649</text:p>
          </table:table-cell>
        </table:table-row>
        <table:table-row table:style-name="ro1">
          <table:table-cell office:value-type="float" office:value="4580.01401603782">
            <text:p>4580.0140160378</text:p>
          </table:table-cell>
          <table:table-cell office:value-type="float" office:value="0.912939">
            <text:p>0.912939</text:p>
          </table:table-cell>
          <table:table-cell office:value-type="float" office:value="0.96366">
            <text:p>0.96366</text:p>
          </table:table-cell>
          <table:table-cell office:value-type="float" office:value="0.388611">
            <text:p>0.388611</text:p>
          </table:table-cell>
          <table:table-cell office:value-type="float" office:value="1.12383">
            <text:p>1.12383</text:p>
          </table:table-cell>
          <table:table-cell office:value-type="float" office:value="1.35872">
            <text:p>1.35872</text:p>
          </table:table-cell>
        </table:table-row>
        <table:table-row table:style-name="ro1">
          <table:table-cell office:value-type="float" office:value="4600.01489603782">
            <text:p>4600.0148960378</text:p>
          </table:table-cell>
          <table:table-cell office:value-type="float" office:value="0.912719">
            <text:p>0.912719</text:p>
          </table:table-cell>
          <table:table-cell office:value-type="float" office:value="0.96344">
            <text:p>0.96344</text:p>
          </table:table-cell>
          <table:table-cell office:value-type="float" office:value="0.389327">
            <text:p>0.389327</text:p>
          </table:table-cell>
          <table:table-cell office:value-type="float" office:value="1.12261">
            <text:p>1.12261</text:p>
          </table:table-cell>
          <table:table-cell office:value-type="float" office:value="1.35827">
            <text:p>1.35827</text:p>
          </table:table-cell>
        </table:table-row>
        <table:table-row table:style-name="ro1">
          <table:table-cell office:value-type="float" office:value="4620.01489603782">
            <text:p>4620.0148960378</text:p>
          </table:table-cell>
          <table:table-cell office:value-type="float" office:value="0.912152">
            <text:p>0.912152</text:p>
          </table:table-cell>
          <table:table-cell office:value-type="float" office:value="0.96291">
            <text:p>0.96291</text:p>
          </table:table-cell>
          <table:table-cell office:value-type="float" office:value="0.371221">
            <text:p>0.371221</text:p>
          </table:table-cell>
          <table:table-cell office:value-type="float" office:value="1.11875">
            <text:p>1.11875</text:p>
          </table:table-cell>
          <table:table-cell office:value-type="float" office:value="1.35663">
            <text:p>1.35663</text:p>
          </table:table-cell>
        </table:table-row>
        <table:table-row table:style-name="ro1">
          <table:table-cell office:value-type="float" office:value="4640.01649603782">
            <text:p>4640.0164960378</text:p>
          </table:table-cell>
          <table:table-cell office:value-type="float" office:value="0.912388">
            <text:p>0.912388</text:p>
          </table:table-cell>
          <table:table-cell office:value-type="float" office:value="0.963078">
            <text:p>0.963078</text:p>
          </table:table-cell>
          <table:table-cell office:value-type="float" office:value="0.37036">
            <text:p>0.37036</text:p>
          </table:table-cell>
          <table:table-cell office:value-type="float" office:value="1.12291">
            <text:p>1.12291</text:p>
          </table:table-cell>
          <table:table-cell office:value-type="float" office:value="1.35884">
            <text:p>1.35884</text:p>
          </table:table-cell>
        </table:table-row>
        <table:table-row table:style-name="ro1">
          <table:table-cell office:value-type="float" office:value="4660.02316803782">
            <text:p>4660.0231680378</text:p>
          </table:table-cell>
          <table:table-cell office:value-type="float" office:value="0.912269">
            <text:p>0.912269</text:p>
          </table:table-cell>
          <table:table-cell office:value-type="float" office:value="0.963029">
            <text:p>0.963029</text:p>
          </table:table-cell>
          <table:table-cell office:value-type="float" office:value="0.37091">
            <text:p>0.37091</text:p>
          </table:table-cell>
          <table:table-cell office:value-type="float" office:value="1.12079">
            <text:p>1.12079</text:p>
          </table:table-cell>
          <table:table-cell office:value-type="float" office:value="1.3577">
            <text:p>1.3577</text:p>
          </table:table-cell>
        </table:table-row>
        <table:table-row table:style-name="ro1">
          <table:table-cell office:value-type="float" office:value="4680.02220803782">
            <text:p>4680.0222080378</text:p>
          </table:table-cell>
          <table:table-cell office:value-type="float" office:value="0.911403">
            <text:p>0.911403</text:p>
          </table:table-cell>
          <table:table-cell office:value-type="float" office:value="0.962176">
            <text:p>0.962176</text:p>
          </table:table-cell>
          <table:table-cell office:value-type="float" office:value="0.352315">
            <text:p>0.352315</text:p>
          </table:table-cell>
          <table:table-cell office:value-type="float" office:value="1.11622">
            <text:p>1.11622</text:p>
          </table:table-cell>
          <table:table-cell office:value-type="float" office:value="1.356">
            <text:p>1.356</text:p>
          </table:table-cell>
        </table:table-row>
        <table:table-row table:style-name="ro1">
          <table:table-cell office:value-type="float" office:value="4700.01753603782">
            <text:p>4700.0175360378</text:p>
          </table:table-cell>
          <table:table-cell office:value-type="float" office:value="0.911843">
            <text:p>0.911843</text:p>
          </table:table-cell>
          <table:table-cell office:value-type="float" office:value="0.962722">
            <text:p>0.962722</text:p>
          </table:table-cell>
          <table:table-cell office:value-type="float" office:value="0.355911">
            <text:p>0.355911</text:p>
          </table:table-cell>
          <table:table-cell office:value-type="float" office:value="1.11692">
            <text:p>1.11692</text:p>
          </table:table-cell>
          <table:table-cell office:value-type="float" office:value="1.35592">
            <text:p>1.35592</text:p>
          </table:table-cell>
        </table:table-row>
        <table:table-row table:style-name="ro1">
          <table:table-cell office:value-type="float" office:value="4720.01398403782">
            <text:p>4720.0139840378</text:p>
          </table:table-cell>
          <table:table-cell office:value-type="float" office:value="0.912185">
            <text:p>0.912185</text:p>
          </table:table-cell>
          <table:table-cell office:value-type="float" office:value="0.963135">
            <text:p>0.963135</text:p>
          </table:table-cell>
          <table:table-cell office:value-type="float" office:value="0.355491">
            <text:p>0.355491</text:p>
          </table:table-cell>
          <table:table-cell office:value-type="float" office:value="1.1177">
            <text:p>1.1177</text:p>
          </table:table-cell>
          <table:table-cell office:value-type="float" office:value="1.35595">
            <text:p>1.35595</text:p>
          </table:table-cell>
        </table:table-row>
        <table:table-row table:style-name="ro1">
          <table:table-cell office:value-type="float" office:value="4740.01334403782">
            <text:p>4740.0133440378</text:p>
          </table:table-cell>
          <table:table-cell office:value-type="float" office:value="0.91165">
            <text:p>0.91165</text:p>
          </table:table-cell>
          <table:table-cell office:value-type="float" office:value="0.962522">
            <text:p>0.962522</text:p>
          </table:table-cell>
          <table:table-cell office:value-type="float" office:value="0.337717">
            <text:p>0.337717</text:p>
          </table:table-cell>
          <table:table-cell office:value-type="float" office:value="1.11668">
            <text:p>1.11668</text:p>
          </table:table-cell>
          <table:table-cell office:value-type="float" office:value="1.35599">
            <text:p>1.35599</text:p>
          </table:table-cell>
        </table:table-row>
        <table:table-row table:style-name="ro1">
          <table:table-cell office:value-type="float" office:value="4760.01846403782">
            <text:p>4760.0184640378</text:p>
          </table:table-cell>
          <table:table-cell office:value-type="float" office:value="0.912017">
            <text:p>0.912017</text:p>
          </table:table-cell>
          <table:table-cell office:value-type="float" office:value="0.962903">
            <text:p>0.962903</text:p>
          </table:table-cell>
          <table:table-cell office:value-type="float" office:value="0.353879">
            <text:p>0.353879</text:p>
          </table:table-cell>
          <table:table-cell office:value-type="float" office:value="1.11797">
            <text:p>1.11797</text:p>
          </table:table-cell>
          <table:table-cell office:value-type="float" office:value="1.3563">
            <text:p>1.3563</text:p>
          </table:table-cell>
        </table:table-row>
        <table:table-row table:style-name="ro1">
          <table:table-cell office:value-type="float" office:value="4780.01174403782">
            <text:p>4780.0117440378</text:p>
          </table:table-cell>
          <table:table-cell office:value-type="float" office:value="0.911875">
            <text:p>0.911875</text:p>
          </table:table-cell>
          <table:table-cell office:value-type="float" office:value="0.962796">
            <text:p>0.962796</text:p>
          </table:table-cell>
          <table:table-cell office:value-type="float" office:value="0.354375">
            <text:p>0.354375</text:p>
          </table:table-cell>
          <table:table-cell office:value-type="float" office:value="1.11674">
            <text:p>1.11674</text:p>
          </table:table-cell>
          <table:table-cell office:value-type="float" office:value="1.35575">
            <text:p>1.35575</text:p>
          </table:table-cell>
        </table:table-row>
        <table:table-row table:style-name="ro1">
          <table:table-cell office:value-type="float" office:value="4800.01718403782">
            <text:p>4800.0171840378</text:p>
          </table:table-cell>
          <table:table-cell office:value-type="float" office:value="0.910778">
            <text:p>0.910778</text:p>
          </table:table-cell>
          <table:table-cell office:value-type="float" office:value="0.961762">
            <text:p>0.961762</text:p>
          </table:table-cell>
          <table:table-cell office:value-type="float" office:value="0.335554">
            <text:p>0.335554</text:p>
          </table:table-cell>
          <table:table-cell office:value-type="float" office:value="1.11005">
            <text:p>1.11005</text:p>
          </table:table-cell>
          <table:table-cell office:value-type="float" office:value="1.35309">
            <text:p>1.35309</text:p>
          </table:table-cell>
        </table:table-row>
        <table:table-row table:style-name="ro1">
          <table:table-cell office:value-type="float" office:value="4820.01497603782">
            <text:p>4820.0149760378</text:p>
          </table:table-cell>
          <table:table-cell office:value-type="float" office:value="0.909919">
            <text:p>0.909919</text:p>
          </table:table-cell>
          <table:table-cell office:value-type="float" office:value="0.952727">
            <text:p>0.952727</text:p>
          </table:table-cell>
          <table:table-cell office:value-type="float" office:value="0.324808">
            <text:p>0.324808</text:p>
          </table:table-cell>
          <table:table-cell office:value-type="float" office:value="1.08108">
            <text:p>1.08108</text:p>
          </table:table-cell>
          <table:table-cell office:value-type="float" office:value="1.34257">
            <text:p>1.34257</text:p>
          </table:table-cell>
        </table:table-row>
        <table:table-row table:style-name="ro1">
          <table:table-cell office:value-type="float" office:value="4840.01553603782">
            <text:p>4840.0155360378</text:p>
          </table:table-cell>
          <table:table-cell office:value-type="float" office:value="0.909509">
            <text:p>0.909509</text:p>
          </table:table-cell>
          <table:table-cell office:value-type="float" office:value="0.952292">
            <text:p>0.952292</text:p>
          </table:table-cell>
          <table:table-cell office:value-type="float" office:value="0.325356">
            <text:p>0.325356</text:p>
          </table:table-cell>
          <table:table-cell office:value-type="float" office:value="1.07705">
            <text:p>1.07705</text:p>
          </table:table-cell>
          <table:table-cell office:value-type="float" office:value="1.34072">
            <text:p>1.34072</text:p>
          </table:table-cell>
        </table:table-row>
        <table:table-row table:style-name="ro1">
          <table:table-cell office:value-type="float" office:value="4860.01334403782">
            <text:p>4860.0133440378</text:p>
          </table:table-cell>
          <table:table-cell office:value-type="float" office:value="0.910076">
            <text:p>0.910076</text:p>
          </table:table-cell>
          <table:table-cell office:value-type="float" office:value="0.952807">
            <text:p>0.952807</text:p>
          </table:table-cell>
          <table:table-cell office:value-type="float" office:value="0.324172">
            <text:p>0.324172</text:p>
          </table:table-cell>
          <table:table-cell office:value-type="float" office:value="1.08286">
            <text:p>1.08286</text:p>
          </table:table-cell>
          <table:table-cell office:value-type="float" office:value="1.34342">
            <text:p>1.34342</text:p>
          </table:table-cell>
        </table:table-row>
        <table:table-row table:style-name="ro1">
          <table:table-cell office:value-type="float" office:value="4880.01529603782">
            <text:p>4880.0152960378</text:p>
          </table:table-cell>
          <table:table-cell office:value-type="float" office:value="0.911218">
            <text:p>0.911218</text:p>
          </table:table-cell>
          <table:table-cell office:value-type="float" office:value="0.954008">
            <text:p>0.954008</text:p>
          </table:table-cell>
          <table:table-cell office:value-type="float" office:value="0.34201">
            <text:p>0.34201</text:p>
          </table:table-cell>
          <table:table-cell office:value-type="float" office:value="1.08971">
            <text:p>1.08971</text:p>
          </table:table-cell>
          <table:table-cell office:value-type="float" office:value="1.34607">
            <text:p>1.34607</text:p>
          </table:table-cell>
        </table:table-row>
        <table:table-row table:style-name="ro1">
          <table:table-cell office:value-type="float" office:value="4900.01852803782">
            <text:p>4900.0185280378</text:p>
          </table:table-cell>
          <table:table-cell office:value-type="float" office:value="0.911819">
            <text:p>0.911819</text:p>
          </table:table-cell>
          <table:table-cell office:value-type="float" office:value="0.954691">
            <text:p>0.954691</text:p>
          </table:table-cell>
          <table:table-cell office:value-type="float" office:value="0.358638">
            <text:p>0.358638</text:p>
          </table:table-cell>
          <table:table-cell office:value-type="float" office:value="1.09073">
            <text:p>1.09073</text:p>
          </table:table-cell>
          <table:table-cell office:value-type="float" office:value="1.34591">
            <text:p>1.34591</text:p>
          </table:table-cell>
        </table:table-row>
        <table:table-row table:style-name="ro1">
          <table:table-cell office:value-type="float" office:value="4920.01649603782">
            <text:p>4920.0164960378</text:p>
          </table:table-cell>
          <table:table-cell office:value-type="float" office:value="0.911626">
            <text:p>0.911626</text:p>
          </table:table-cell>
          <table:table-cell office:value-type="float" office:value="0.954444">
            <text:p>0.954444</text:p>
          </table:table-cell>
          <table:table-cell office:value-type="float" office:value="0.35886">
            <text:p>0.35886</text:p>
          </table:table-cell>
          <table:table-cell office:value-type="float" office:value="1.09077">
            <text:p>1.09077</text:p>
          </table:table-cell>
          <table:table-cell office:value-type="float" office:value="1.34619">
            <text:p>1.34619</text:p>
          </table:table-cell>
        </table:table-row>
        <table:table-row table:style-name="ro1">
          <table:table-cell office:value-type="float" office:value="4940.02100803782">
            <text:p>4940.0210080378</text:p>
          </table:table-cell>
          <table:table-cell office:value-type="float" office:value="0.912459">
            <text:p>0.912459</text:p>
          </table:table-cell>
          <table:table-cell office:value-type="float" office:value="0.955263">
            <text:p>0.955263</text:p>
          </table:table-cell>
          <table:table-cell office:value-type="float" office:value="0.377915">
            <text:p>0.377915</text:p>
          </table:table-cell>
          <table:table-cell office:value-type="float" office:value="1.09423">
            <text:p>1.09423</text:p>
          </table:table-cell>
          <table:table-cell office:value-type="float" office:value="1.34724">
            <text:p>1.34724</text:p>
          </table:table-cell>
        </table:table-row>
        <table:table-row table:style-name="ro1">
          <table:table-cell office:value-type="float" office:value="4960.01878403782">
            <text:p>4960.0187840378</text:p>
          </table:table-cell>
          <table:table-cell office:value-type="float" office:value="0.911185">
            <text:p>0.911185</text:p>
          </table:table-cell>
          <table:table-cell office:value-type="float" office:value="0.954129">
            <text:p>0.954129</text:p>
          </table:table-cell>
          <table:table-cell office:value-type="float" office:value="0.354283">
            <text:p>0.354283</text:p>
          </table:table-cell>
          <table:table-cell office:value-type="float" office:value="1.08702">
            <text:p>1.08702</text:p>
          </table:table-cell>
          <table:table-cell office:value-type="float" office:value="1.34432">
            <text:p>1.34432</text:p>
          </table:table-cell>
        </table:table-row>
        <table:table-row table:style-name="ro1">
          <table:table-cell office:value-type="float" office:value="4980.01713603782">
            <text:p>4980.0171360378</text:p>
          </table:table-cell>
          <table:table-cell office:value-type="float" office:value="0.91158">
            <text:p>0.91158</text:p>
          </table:table-cell>
          <table:table-cell office:value-type="float" office:value="0.954724">
            <text:p>0.954724</text:p>
          </table:table-cell>
          <table:table-cell office:value-type="float" office:value="0.354825">
            <text:p>0.354825</text:p>
          </table:table-cell>
          <table:table-cell office:value-type="float" office:value="1.09045">
            <text:p>1.09045</text:p>
          </table:table-cell>
          <table:table-cell office:value-type="float" office:value="1.34604">
            <text:p>1.34604</text:p>
          </table:table-cell>
        </table:table-row>
        <table:table-row table:style-name="ro1">
          <table:table-cell office:value-type="float" office:value="5000.01329603782">
            <text:p>5000.0132960378</text:p>
          </table:table-cell>
          <table:table-cell office:value-type="float" office:value="0.912652">
            <text:p>0.912652</text:p>
          </table:table-cell>
          <table:table-cell office:value-type="float" office:value="0.955625">
            <text:p>0.955625</text:p>
          </table:table-cell>
          <table:table-cell office:value-type="float" office:value="0.374985">
            <text:p>0.374985</text:p>
          </table:table-cell>
          <table:table-cell office:value-type="float" office:value="1.09645">
            <text:p>1.09645</text:p>
          </table:table-cell>
          <table:table-cell office:value-type="float" office:value="1.34833">
            <text:p>1.34833</text:p>
          </table:table-cell>
        </table:table-row>
        <table:table-row table:style-name="ro1">
          <table:table-cell office:value-type="float" office:value="5020.01681603782">
            <text:p>5020.0168160378</text:p>
          </table:table-cell>
          <table:table-cell office:value-type="float" office:value="0.914038">
            <text:p>0.914038</text:p>
          </table:table-cell>
          <table:table-cell office:value-type="float" office:value="0.965294">
            <text:p>0.965294</text:p>
          </table:table-cell>
          <table:table-cell office:value-type="float" office:value="0.403907">
            <text:p>0.403907</text:p>
          </table:table-cell>
          <table:table-cell office:value-type="float" office:value="1.1272">
            <text:p>1.1272</text:p>
          </table:table-cell>
          <table:table-cell office:value-type="float" office:value="1.35955">
            <text:p>1.35955</text:p>
          </table:table-cell>
        </table:table-row>
        <table:table-row table:style-name="ro1">
          <table:table-cell office:value-type="float" office:value="5040.01078403782">
            <text:p>5040.0107840378</text:p>
          </table:table-cell>
          <table:table-cell office:value-type="float" office:value="0.914497">
            <text:p>0.914497</text:p>
          </table:table-cell>
          <table:table-cell office:value-type="float" office:value="0.965766">
            <text:p>0.965766</text:p>
          </table:table-cell>
          <table:table-cell office:value-type="float" office:value="0.402729">
            <text:p>0.402729</text:p>
          </table:table-cell>
          <table:table-cell office:value-type="float" office:value="1.1296">
            <text:p>1.1296</text:p>
          </table:table-cell>
          <table:table-cell office:value-type="float" office:value="1.36047">
            <text:p>1.36047</text:p>
          </table:table-cell>
        </table:table-row>
        <table:table-row table:style-name="ro1">
          <table:table-cell office:value-type="float" office:value="5060.01713603782">
            <text:p>5060.0171360378</text:p>
          </table:table-cell>
          <table:table-cell office:value-type="float" office:value="0.913346">
            <text:p>0.913346</text:p>
          </table:table-cell>
          <table:table-cell office:value-type="float" office:value="0.964601">
            <text:p>0.964601</text:p>
          </table:table-cell>
          <table:table-cell office:value-type="float" office:value="0.383737">
            <text:p>0.383737</text:p>
          </table:table-cell>
          <table:table-cell office:value-type="float" office:value="1.12481">
            <text:p>1.12481</text:p>
          </table:table-cell>
          <table:table-cell office:value-type="float" office:value="1.35887">
            <text:p>1.35887</text:p>
          </table:table-cell>
        </table:table-row>
        <table:table-row table:style-name="ro1">
          <table:table-cell office:value-type="float" office:value="5080.01457603782">
            <text:p>5080.0145760378</text:p>
          </table:table-cell>
          <table:table-cell office:value-type="float" office:value="0.912267">
            <text:p>0.912267</text:p>
          </table:table-cell>
          <table:table-cell office:value-type="float" office:value="0.963575">
            <text:p>0.963575</text:p>
          </table:table-cell>
          <table:table-cell office:value-type="float" office:value="0.366948">
            <text:p>0.366948</text:p>
          </table:table-cell>
          <table:table-cell office:value-type="float" office:value="1.11683">
            <text:p>1.11683</text:p>
          </table:table-cell>
          <table:table-cell office:value-type="float" office:value="1.35532">
            <text:p>1.35532</text:p>
          </table:table-cell>
        </table:table-row>
        <table:table-row table:style-name="ro1">
          <table:table-cell office:value-type="float" office:value="5100.01777603782">
            <text:p>5100.0177760378</text:p>
          </table:table-cell>
          <table:table-cell office:value-type="float" office:value="0.912424">
            <text:p>0.912424</text:p>
          </table:table-cell>
          <table:table-cell office:value-type="float" office:value="0.963665">
            <text:p>0.963665</text:p>
          </table:table-cell>
          <table:table-cell office:value-type="float" office:value="0.366327">
            <text:p>0.366327</text:p>
          </table:table-cell>
          <table:table-cell office:value-type="float" office:value="1.11957">
            <text:p>1.11957</text:p>
          </table:table-cell>
          <table:table-cell office:value-type="float" office:value="1.35676">
            <text:p>1.35676</text:p>
          </table:table-cell>
        </table:table-row>
        <table:table-row table:style-name="ro1">
          <table:table-cell office:value-type="float" office:value="5120.01809603782">
            <text:p>5120.0180960378</text:p>
          </table:table-cell>
          <table:table-cell office:value-type="float" office:value="0.911726">
            <text:p>0.911726</text:p>
          </table:table-cell>
          <table:table-cell office:value-type="float" office:value="0.963007">
            <text:p>0.963007</text:p>
          </table:table-cell>
          <table:table-cell office:value-type="float" office:value="0.350285">
            <text:p>0.350285</text:p>
          </table:table-cell>
          <table:table-cell office:value-type="float" office:value="1.11499">
            <text:p>1.11499</text:p>
          </table:table-cell>
          <table:table-cell office:value-type="float" office:value="1.35484">
            <text:p>1.35484</text:p>
          </table:table-cell>
        </table:table-row>
        <table:table-row table:style-name="ro1">
          <table:table-cell office:value-type="float" office:value="5140.01809603782">
            <text:p>5140.0180960378</text:p>
          </table:table-cell>
          <table:table-cell office:value-type="float" office:value="0.911469">
            <text:p>0.911469</text:p>
          </table:table-cell>
          <table:table-cell office:value-type="float" office:value="0.96276">
            <text:p>0.96276</text:p>
          </table:table-cell>
          <table:table-cell office:value-type="float" office:value="0.350865">
            <text:p>0.350865</text:p>
          </table:table-cell>
          <table:table-cell office:value-type="float" office:value="1.11357">
            <text:p>1.11357</text:p>
          </table:table-cell>
          <table:table-cell office:value-type="float" office:value="1.35433">
            <text:p>1.35433</text:p>
          </table:table-cell>
        </table:table-row>
        <table:table-row table:style-name="ro1">
          <table:table-cell office:value-type="float" office:value="5160.01657603782">
            <text:p>5160.0165760378</text:p>
          </table:table-cell>
          <table:table-cell office:value-type="float" office:value="0.913112">
            <text:p>0.913112</text:p>
          </table:table-cell>
          <table:table-cell office:value-type="float" office:value="0.96424">
            <text:p>0.96424</text:p>
          </table:table-cell>
          <table:table-cell office:value-type="float" office:value="0.372182">
            <text:p>0.372182</text:p>
          </table:table-cell>
          <table:table-cell office:value-type="float" office:value="1.1238">
            <text:p>1.1238</text:p>
          </table:table-cell>
          <table:table-cell office:value-type="float" office:value="1.35863">
            <text:p>1.35863</text:p>
          </table:table-cell>
        </table:table-row>
        <table:table-row table:style-name="ro1">
          <table:table-cell office:value-type="float" office:value="5180.01945603782">
            <text:p>5180.0194560378</text:p>
          </table:table-cell>
          <table:table-cell office:value-type="float" office:value="0.905531">
            <text:p>0.905531</text:p>
          </table:table-cell>
          <table:table-cell office:value-type="float" office:value="0.953358">
            <text:p>0.953358</text:p>
          </table:table-cell>
          <table:table-cell office:value-type="float" office:value="0.340918">
            <text:p>0.340918</text:p>
          </table:table-cell>
          <table:table-cell office:value-type="float" office:value="1.0914">
            <text:p>1.0914</text:p>
          </table:table-cell>
          <table:table-cell office:value-type="float" office:value="1.34332">
            <text:p>1.34332</text:p>
          </table:table-cell>
        </table:table-row>
        <table:table-row table:style-name="ro1">
          <table:table-cell office:value-type="float" office:value="5200.01654403782">
            <text:p>5200.0165440378</text:p>
          </table:table-cell>
          <table:table-cell office:value-type="float" office:value="0.905421">
            <text:p>0.905421</text:p>
          </table:table-cell>
          <table:table-cell office:value-type="float" office:value="0.953224">
            <text:p>0.953224</text:p>
          </table:table-cell>
          <table:table-cell office:value-type="float" office:value="0.341353">
            <text:p>0.341353</text:p>
          </table:table-cell>
          <table:table-cell office:value-type="float" office:value="1.09051">
            <text:p>1.09051</text:p>
          </table:table-cell>
          <table:table-cell office:value-type="float" office:value="1.34301">
            <text:p>1.34301</text:p>
          </table:table-cell>
        </table:table-row>
        <table:table-row table:style-name="ro1">
          <table:table-cell office:value-type="float" office:value="5220.02028803782">
            <text:p>5220.0202880378</text:p>
          </table:table-cell>
          <table:table-cell office:value-type="float" office:value="0.905182">
            <text:p>0.905182</text:p>
          </table:table-cell>
          <table:table-cell office:value-type="float" office:value="0.952888">
            <text:p>0.952888</text:p>
          </table:table-cell>
          <table:table-cell office:value-type="float" office:value="0.324711">
            <text:p>0.324711</text:p>
          </table:table-cell>
          <table:table-cell office:value-type="float" office:value="1.08913">
            <text:p>1.08913</text:p>
          </table:table-cell>
          <table:table-cell office:value-type="float" office:value="1.34266">
            <text:p>1.34266</text:p>
          </table:table-cell>
        </table:table-row>
        <table:table-row table:style-name="ro1">
          <table:table-cell office:value-type="float" office:value="5240.01558403782">
            <text:p>5240.0155840378</text:p>
          </table:table-cell>
          <table:table-cell office:value-type="float" office:value="0.90505">
            <text:p>0.90505</text:p>
          </table:table-cell>
          <table:table-cell office:value-type="float" office:value="0.952694">
            <text:p>0.952694</text:p>
          </table:table-cell>
          <table:table-cell office:value-type="float" office:value="0.324941">
            <text:p>0.324941</text:p>
          </table:table-cell>
          <table:table-cell office:value-type="float" office:value="1.0876">
            <text:p>1.0876</text:p>
          </table:table-cell>
          <table:table-cell office:value-type="float" office:value="1.34199">
            <text:p>1.34199</text:p>
          </table:table-cell>
        </table:table-row>
        <table:table-row table:style-name="ro1">
          <table:table-cell office:value-type="float" office:value="5260.01713603782">
            <text:p>5260.0171360378</text:p>
          </table:table-cell>
          <table:table-cell office:value-type="float" office:value="0.905812">
            <text:p>0.905812</text:p>
          </table:table-cell>
          <table:table-cell office:value-type="float" office:value="0.953801">
            <text:p>0.953801</text:p>
          </table:table-cell>
          <table:table-cell office:value-type="float" office:value="0.3425">
            <text:p>0.3425</text:p>
          </table:table-cell>
          <table:table-cell office:value-type="float" office:value="1.09258">
            <text:p>1.09258</text:p>
          </table:table-cell>
          <table:table-cell office:value-type="float" office:value="1.34356">
            <text:p>1.34356</text:p>
          </table:table-cell>
        </table:table-row>
        <table:table-row table:style-name="ro1">
          <table:table-cell office:value-type="float" office:value="5280.01812803782">
            <text:p>5280.0181280378</text:p>
          </table:table-cell>
          <table:table-cell office:value-type="float" office:value="0.905179">
            <text:p>0.905179</text:p>
          </table:table-cell>
          <table:table-cell office:value-type="float" office:value="0.945781">
            <text:p>0.945781</text:p>
          </table:table-cell>
          <table:table-cell office:value-type="float" office:value="0.332222">
            <text:p>0.332222</text:p>
          </table:table-cell>
          <table:table-cell office:value-type="float" office:value="1.06565">
            <text:p>1.06565</text:p>
          </table:table-cell>
          <table:table-cell office:value-type="float" office:value="1.33735">
            <text:p>1.33735</text:p>
          </table:table-cell>
        </table:table-row>
        <table:table-row table:style-name="ro1">
          <table:table-cell office:value-type="float" office:value="5300.01625603782">
            <text:p>5300.0162560378</text:p>
          </table:table-cell>
          <table:table-cell office:value-type="float" office:value="0.905162">
            <text:p>0.905162</text:p>
          </table:table-cell>
          <table:table-cell office:value-type="float" office:value="0.945754">
            <text:p>0.945754</text:p>
          </table:table-cell>
          <table:table-cell office:value-type="float" office:value="0.33228">
            <text:p>0.33228</text:p>
          </table:table-cell>
          <table:table-cell office:value-type="float" office:value="1.06602">
            <text:p>1.06602</text:p>
          </table:table-cell>
          <table:table-cell office:value-type="float" office:value="1.33762">
            <text:p>1.33762</text:p>
          </table:table-cell>
        </table:table-row>
        <table:table-row table:style-name="ro1">
          <table:table-cell office:value-type="float" office:value="5320.01241603782">
            <text:p>5320.0124160378</text:p>
          </table:table-cell>
          <table:table-cell office:value-type="float" office:value="0.904343">
            <text:p>0.904343</text:p>
          </table:table-cell>
          <table:table-cell office:value-type="float" office:value="0.804485">
            <text:p>0.804485</text:p>
          </table:table-cell>
          <table:table-cell office:value-type="float" office:value="0.191919">
            <text:p>0.191919</text:p>
          </table:table-cell>
          <table:table-cell office:value-type="float" office:value="0.938858">
            <text:p>0.938858</text:p>
          </table:table-cell>
          <table:table-cell office:value-type="float" office:value="1.19097">
            <text:p>1.19097</text:p>
          </table:table-cell>
        </table:table-row>
        <table:table-row table:style-name="ro1">
          <table:table-cell office:value-type="float" office:value="5340.01713603782">
            <text:p>5340.0171360378</text:p>
          </table:table-cell>
          <table:table-cell office:value-type="float" office:value="0.905283">
            <text:p>0.905283</text:p>
          </table:table-cell>
          <table:table-cell office:value-type="float" office:value="0.804073">
            <text:p>0.804073</text:p>
          </table:table-cell>
          <table:table-cell office:value-type="float" office:value="0.161181">
            <text:p>0.161181</text:p>
          </table:table-cell>
          <table:table-cell office:value-type="float" office:value="0.932683">
            <text:p>0.932683</text:p>
          </table:table-cell>
          <table:table-cell office:value-type="float" office:value="1.1893">
            <text:p>1.1893</text:p>
          </table:table-cell>
        </table:table-row>
        <table:table-row table:style-name="ro1">
          <table:table-cell office:value-type="float" office:value="5360.01462403782">
            <text:p>5360.0146240378</text:p>
          </table:table-cell>
          <table:table-cell office:value-type="float" office:value="0.905598">
            <text:p>0.905598</text:p>
          </table:table-cell>
          <table:table-cell office:value-type="float" office:value="0.803972">
            <text:p>0.803972</text:p>
          </table:table-cell>
          <table:table-cell office:value-type="float" office:value="0.165979">
            <text:p>0.165979</text:p>
          </table:table-cell>
          <table:table-cell office:value-type="float" office:value="0.929314">
            <text:p>0.929314</text:p>
          </table:table-cell>
          <table:table-cell office:value-type="float" office:value="1.18807">
            <text:p>1.18807</text:p>
          </table:table-cell>
        </table:table-row>
        <table:table-row table:style-name="ro1">
          <table:table-cell office:value-type="float" office:value="5380.01972803782">
            <text:p>5380.0197280378</text:p>
          </table:table-cell>
          <table:table-cell office:value-type="float" office:value="0.901499">
            <text:p>0.901499</text:p>
          </table:table-cell>
          <table:table-cell office:value-type="float" office:value="0.807318">
            <text:p>0.807318</text:p>
          </table:table-cell>
          <table:table-cell office:value-type="float" office:value="0.174646">
            <text:p>0.174646</text:p>
          </table:table-cell>
          <table:table-cell office:value-type="float" office:value="0.951788">
            <text:p>0.951788</text:p>
          </table:table-cell>
          <table:table-cell office:value-type="float" office:value="1.19751">
            <text:p>1.19751</text:p>
          </table:table-cell>
        </table:table-row>
        <table:table-row table:style-name="ro1">
          <table:table-cell office:value-type="float" office:value="5400.01649603782">
            <text:p>5400.0164960378</text:p>
          </table:table-cell>
          <table:table-cell office:value-type="float" office:value="0.901441">
            <text:p>0.901441</text:p>
          </table:table-cell>
          <table:table-cell office:value-type="float" office:value="0.807343">
            <text:p>0.807343</text:p>
          </table:table-cell>
          <table:table-cell office:value-type="float" office:value="0.172393">
            <text:p>0.172393</text:p>
          </table:table-cell>
          <table:table-cell office:value-type="float" office:value="0.955102">
            <text:p>0.955102</text:p>
          </table:table-cell>
          <table:table-cell office:value-type="float" office:value="1.1992">
            <text:p>1.1992</text:p>
          </table:table-cell>
        </table:table-row>
        <table:table-row table:style-name="ro1">
          <table:table-cell office:value-type="float" office:value="5420.01457603782">
            <text:p>5420.0145760378</text:p>
          </table:table-cell>
          <table:table-cell office:value-type="float" office:value="0.901205">
            <text:p>0.901205</text:p>
          </table:table-cell>
          <table:table-cell office:value-type="float" office:value="0.807593">
            <text:p>0.807593</text:p>
          </table:table-cell>
          <table:table-cell office:value-type="float" office:value="0.193749">
            <text:p>0.193749</text:p>
          </table:table-cell>
          <table:table-cell office:value-type="float" office:value="0.960167">
            <text:p>0.960167</text:p>
          </table:table-cell>
          <table:table-cell office:value-type="float" office:value="1.20114">
            <text:p>1.20114</text:p>
          </table:table-cell>
        </table:table-row>
        <table:table-row table:style-name="ro1">
          <table:table-cell office:value-type="float" office:value="5440.01713603782">
            <text:p>5440.0171360378</text:p>
          </table:table-cell>
          <table:table-cell office:value-type="float" office:value="0.901097">
            <text:p>0.901097</text:p>
          </table:table-cell>
          <table:table-cell office:value-type="float" office:value="0.807762">
            <text:p>0.807762</text:p>
          </table:table-cell>
          <table:table-cell office:value-type="float" office:value="0.191456">
            <text:p>0.191456</text:p>
          </table:table-cell>
          <table:table-cell office:value-type="float" office:value="0.960953">
            <text:p>0.960953</text:p>
          </table:table-cell>
          <table:table-cell office:value-type="float" office:value="1.2011">
            <text:p>1.2011</text:p>
          </table:table-cell>
        </table:table-row>
        <table:table-row table:style-name="ro1">
          <table:table-cell office:value-type="float" office:value="5460.02156803782">
            <text:p>5460.0215680378</text:p>
          </table:table-cell>
          <table:table-cell office:value-type="float" office:value="0.901411">
            <text:p>0.901411</text:p>
          </table:table-cell>
          <table:table-cell office:value-type="float" office:value="0.807383">
            <text:p>0.807383</text:p>
          </table:table-cell>
          <table:table-cell office:value-type="float" office:value="0.170586">
            <text:p>0.170586</text:p>
          </table:table-cell>
          <table:table-cell office:value-type="float" office:value="0.956751">
            <text:p>0.956751</text:p>
          </table:table-cell>
          <table:table-cell office:value-type="float" office:value="1.20007">
            <text:p>1.20007</text:p>
          </table:table-cell>
        </table:table-row>
        <table:table-row table:style-name="ro1">
          <table:table-cell office:value-type="float" office:value="5480.01334403782">
            <text:p>5480.0133440378</text:p>
          </table:table-cell>
          <table:table-cell office:value-type="float" office:value="0.90122">
            <text:p>0.90122</text:p>
          </table:table-cell>
          <table:table-cell office:value-type="float" office:value="0.811001">
            <text:p>0.811001</text:p>
          </table:table-cell>
          <table:table-cell office:value-type="float" office:value="0.17679">
            <text:p>0.17679</text:p>
          </table:table-cell>
          <table:table-cell office:value-type="float" office:value="0.98083">
            <text:p>0.98083</text:p>
          </table:table-cell>
          <table:table-cell office:value-type="float" office:value="1.20431">
            <text:p>1.20431</text:p>
          </table:table-cell>
        </table:table-row>
        <table:table-row table:style-name="ro1">
          <table:table-cell office:value-type="float" office:value="5500.01721603782">
            <text:p>5500.0172160378</text:p>
          </table:table-cell>
          <table:table-cell office:value-type="float" office:value="0.901799">
            <text:p>0.901799</text:p>
          </table:table-cell>
          <table:table-cell office:value-type="float" office:value="0.810248">
            <text:p>0.810248</text:p>
          </table:table-cell>
          <table:table-cell office:value-type="float" office:value="0.151009">
            <text:p>0.151009</text:p>
          </table:table-cell>
          <table:table-cell office:value-type="float" office:value="0.974363">
            <text:p>0.974363</text:p>
          </table:table-cell>
          <table:table-cell office:value-type="float" office:value="1.20278">
            <text:p>1.20278</text:p>
          </table:table-cell>
        </table:table-row>
        <table:table-row table:style-name="ro1">
          <table:table-cell office:value-type="float" office:value="5520.01625603782">
            <text:p>5520.0162560378</text:p>
          </table:table-cell>
          <table:table-cell office:value-type="float" office:value="0.909076">
            <text:p>0.909076</text:p>
          </table:table-cell>
          <table:table-cell office:value-type="float" office:value="0.959984">
            <text:p>0.959984</text:p>
          </table:table-cell>
          <table:table-cell office:value-type="float" office:value="0.311616">
            <text:p>0.311616</text:p>
          </table:table-cell>
          <table:table-cell office:value-type="float" office:value="1.10338">
            <text:p>1.10338</text:p>
          </table:table-cell>
          <table:table-cell office:value-type="float" office:value="1.35119">
            <text:p>1.35119</text:p>
          </table:table-cell>
        </table:table-row>
        <table:table-row table:style-name="ro1">
          <table:table-cell office:value-type="float" office:value="5540.01305603782">
            <text:p>5540.0130560378</text:p>
          </table:table-cell>
          <table:table-cell office:value-type="float" office:value="0.910412">
            <text:p>0.910412</text:p>
          </table:table-cell>
          <table:table-cell office:value-type="float" office:value="0.961305">
            <text:p>0.961305</text:p>
          </table:table-cell>
          <table:table-cell office:value-type="float" office:value="0.332903">
            <text:p>0.332903</text:p>
          </table:table-cell>
          <table:table-cell office:value-type="float" office:value="1.11244">
            <text:p>1.11244</text:p>
          </table:table-cell>
          <table:table-cell office:value-type="float" office:value="1.35497">
            <text:p>1.35497</text:p>
          </table:table-cell>
        </table:table-row>
        <table:table-row table:style-name="ro1">
          <table:table-cell office:value-type="float" office:value="5560.01809603782">
            <text:p>5560.0180960378</text:p>
          </table:table-cell>
          <table:table-cell office:value-type="float" office:value="0.909243">
            <text:p>0.909243</text:p>
          </table:table-cell>
          <table:table-cell office:value-type="float" office:value="0.959807">
            <text:p>0.959807</text:p>
          </table:table-cell>
          <table:table-cell office:value-type="float" office:value="0.309884">
            <text:p>0.309884</text:p>
          </table:table-cell>
          <table:table-cell office:value-type="float" office:value="1.10259">
            <text:p>1.10259</text:p>
          </table:table-cell>
          <table:table-cell office:value-type="float" office:value="1.3508">
            <text:p>1.3508</text:p>
          </table:table-cell>
        </table:table-row>
        <table:table-row table:style-name="ro1">
          <table:table-cell office:value-type="float" office:value="5580.02006403782">
            <text:p>5580.0200640378</text:p>
          </table:table-cell>
          <table:table-cell office:value-type="float" office:value="0.908381">
            <text:p>0.908381</text:p>
          </table:table-cell>
          <table:table-cell office:value-type="float" office:value="0.95212">
            <text:p>0.95212</text:p>
          </table:table-cell>
          <table:table-cell office:value-type="float" office:value="0.300907">
            <text:p>0.300907</text:p>
          </table:table-cell>
          <table:table-cell office:value-type="float" office:value="1.09257">
            <text:p>1.09257</text:p>
          </table:table-cell>
          <table:table-cell office:value-type="float" office:value="1.34643">
            <text:p>1.34643</text:p>
          </table:table-cell>
        </table:table-row>
        <table:table-row table:style-name="ro1">
          <table:table-cell office:value-type="float" office:value="5600.01777603782">
            <text:p>5600.0177760378</text:p>
          </table:table-cell>
          <table:table-cell office:value-type="float" office:value="0.907175">
            <text:p>0.907175</text:p>
          </table:table-cell>
          <table:table-cell office:value-type="float" office:value="0.951038">
            <text:p>0.951038</text:p>
          </table:table-cell>
          <table:table-cell office:value-type="float" office:value="0.282723">
            <text:p>0.282723</text:p>
          </table:table-cell>
          <table:table-cell office:value-type="float" office:value="1.08019">
            <text:p>1.08019</text:p>
          </table:table-cell>
          <table:table-cell office:value-type="float" office:value="1.34074">
            <text:p>1.34074</text:p>
          </table:table-cell>
        </table:table-row>
        <table:table-row table:style-name="ro1">
          <table:table-cell office:value-type="float" office:value="5620.01529603782">
            <text:p>5620.0152960378</text:p>
          </table:table-cell>
          <table:table-cell office:value-type="float" office:value="0.907368">
            <text:p>0.907368</text:p>
          </table:table-cell>
          <table:table-cell office:value-type="float" office:value="0.951451">
            <text:p>0.951451</text:p>
          </table:table-cell>
          <table:table-cell office:value-type="float" office:value="0.283289">
            <text:p>0.283289</text:p>
          </table:table-cell>
          <table:table-cell office:value-type="float" office:value="1.07749">
            <text:p>1.07749</text:p>
          </table:table-cell>
          <table:table-cell office:value-type="float" office:value="1.33882">
            <text:p>1.33882</text:p>
          </table:table-cell>
        </table:table-row>
        <table:table-row table:style-name="ro1">
          <table:table-cell office:value-type="float" office:value="5640.01750403782">
            <text:p>5640.0175040378</text:p>
          </table:table-cell>
          <table:table-cell office:value-type="float" office:value="0.905948">
            <text:p>0.905948</text:p>
          </table:table-cell>
          <table:table-cell office:value-type="float" office:value="0.949664">
            <text:p>0.949664</text:p>
          </table:table-cell>
          <table:table-cell office:value-type="float" office:value="0.264773">
            <text:p>0.264773</text:p>
          </table:table-cell>
          <table:table-cell office:value-type="float" office:value="1.06849">
            <text:p>1.06849</text:p>
          </table:table-cell>
          <table:table-cell office:value-type="float" office:value="1.33568">
            <text:p>1.33568</text:p>
          </table:table-cell>
        </table:table-row>
        <table:table-row table:style-name="ro1">
          <table:table-cell office:value-type="float" office:value="5660.02105603782">
            <text:p>5660.0210560378</text:p>
          </table:table-cell>
          <table:table-cell office:value-type="float" office:value="0.905738">
            <text:p>0.905738</text:p>
          </table:table-cell>
          <table:table-cell office:value-type="float" office:value="0.949379">
            <text:p>0.949379</text:p>
          </table:table-cell>
          <table:table-cell office:value-type="float" office:value="0.262836">
            <text:p>0.262836</text:p>
          </table:table-cell>
          <table:table-cell office:value-type="float" office:value="1.06687">
            <text:p>1.06687</text:p>
          </table:table-cell>
          <table:table-cell office:value-type="float" office:value="1.33503">
            <text:p>1.33503</text:p>
          </table:table-cell>
        </table:table-row>
        <table:table-row table:style-name="ro1">
          <table:table-cell office:value-type="float" office:value="5680.01457603782">
            <text:p>5680.0145760378</text:p>
          </table:table-cell>
          <table:table-cell office:value-type="float" office:value="0.906004">
            <text:p>0.906004</text:p>
          </table:table-cell>
          <table:table-cell office:value-type="float" office:value="0.949683">
            <text:p>0.949683</text:p>
          </table:table-cell>
          <table:table-cell office:value-type="float" office:value="0.265022">
            <text:p>0.265022</text:p>
          </table:table-cell>
          <table:table-cell office:value-type="float" office:value="1.06893">
            <text:p>1.06893</text:p>
          </table:table-cell>
          <table:table-cell office:value-type="float" office:value="1.33582">
            <text:p>1.33582</text:p>
          </table:table-cell>
        </table:table-row>
        <table:table-row table:style-name="ro1">
          <table:table-cell office:value-type="float" office:value="5700.01238403782">
            <text:p>5700.0123840378</text:p>
          </table:table-cell>
          <table:table-cell office:value-type="float" office:value="0.907025">
            <text:p>0.907025</text:p>
          </table:table-cell>
          <table:table-cell office:value-type="float" office:value="0.951009">
            <text:p>0.951009</text:p>
          </table:table-cell>
          <table:table-cell office:value-type="float" office:value="0.282337">
            <text:p>0.282337</text:p>
          </table:table-cell>
          <table:table-cell office:value-type="float" office:value="1.07341">
            <text:p>1.07341</text:p>
          </table:table-cell>
          <table:table-cell office:value-type="float" office:value="1.33683">
            <text:p>1.33683</text:p>
          </table:table-cell>
        </table:table-row>
        <table:table-row table:style-name="ro1">
          <table:table-cell office:value-type="float" office:value="5720.01334403782">
            <text:p>5720.0133440378</text:p>
          </table:table-cell>
          <table:table-cell office:value-type="float" office:value="0.902816">
            <text:p>0.902816</text:p>
          </table:table-cell>
          <table:table-cell office:value-type="float" office:value="0.806587">
            <text:p>0.806587</text:p>
          </table:table-cell>
          <table:table-cell office:value-type="float" office:value="0.118558">
            <text:p>0.118558</text:p>
          </table:table-cell>
          <table:table-cell office:value-type="float" office:value="0.947096">
            <text:p>0.947096</text:p>
          </table:table-cell>
          <table:table-cell office:value-type="float" office:value="1.19101">
            <text:p>1.19101</text:p>
          </table:table-cell>
        </table:table-row>
        <table:table-row table:style-name="ro1">
          <table:table-cell office:value-type="float" office:value="5740.02220803782">
            <text:p>5740.0222080378</text:p>
          </table:table-cell>
          <table:table-cell office:value-type="float" office:value="0.903415">
            <text:p>0.903415</text:p>
          </table:table-cell>
          <table:table-cell office:value-type="float" office:value="0.806233">
            <text:p>0.806233</text:p>
          </table:table-cell>
          <table:table-cell office:value-type="float" office:value="0.0918472">
            <text:p>0.0918472</text:p>
          </table:table-cell>
          <table:table-cell office:value-type="float" office:value="0.939247">
            <text:p>0.939247</text:p>
          </table:table-cell>
          <table:table-cell office:value-type="float" office:value="1.18797">
            <text:p>1.18797</text:p>
          </table:table-cell>
        </table:table-row>
        <table:table-row table:style-name="ro1">
          <table:table-cell office:value-type="float" office:value="5780.03339213944">
            <text:p>5780.0333921394</text:p>
          </table:table-cell>
          <table:table-cell office:value-type="float" office:value="0.902521">
            <text:p>0.902521</text:p>
          </table:table-cell>
          <table:table-cell office:value-type="float" office:value="0.806944">
            <text:p>0.806944</text:p>
          </table:table-cell>
          <table:table-cell office:value-type="float" office:value="0.119384">
            <text:p>0.119384</text:p>
          </table:table-cell>
          <table:table-cell office:value-type="float" office:value="0.949782">
            <text:p>0.949782</text:p>
          </table:table-cell>
          <table:table-cell office:value-type="float" office:value="1.19127">
            <text:p>1.19127</text:p>
          </table:table-cell>
        </table:table-row>
        <table:table-row table:style-name="ro1">
          <table:table-cell office:value-type="float" office:value="5800.02576004885">
            <text:p>5800.0257600489</text:p>
          </table:table-cell>
          <table:table-cell office:value-type="float" office:value="0.901987">
            <text:p>0.901987</text:p>
          </table:table-cell>
          <table:table-cell office:value-type="float" office:value="0.810259">
            <text:p>0.810259</text:p>
          </table:table-cell>
          <table:table-cell office:value-type="float" office:value="0.12651">
            <text:p>0.12651</text:p>
          </table:table-cell>
          <table:table-cell office:value-type="float" office:value="0.962541">
            <text:p>0.962541</text:p>
          </table:table-cell>
          <table:table-cell office:value-type="float" office:value="1.19651">
            <text:p>1.19651</text:p>
          </table:table-cell>
        </table:table-row>
        <table:table-row table:style-name="ro1">
          <table:table-cell office:value-type="float" office:value="5820.01910404885">
            <text:p>5820.0191040489</text:p>
          </table:table-cell>
          <table:table-cell office:value-type="float" office:value="0.901334">
            <text:p>0.901334</text:p>
          </table:table-cell>
          <table:table-cell office:value-type="float" office:value="0.810993">
            <text:p>0.810993</text:p>
          </table:table-cell>
          <table:table-cell office:value-type="float" office:value="0.151137">
            <text:p>0.151137</text:p>
          </table:table-cell>
          <table:table-cell office:value-type="float" office:value="0.971382">
            <text:p>0.971382</text:p>
          </table:table-cell>
          <table:table-cell office:value-type="float" office:value="1.19934">
            <text:p>1.19934</text:p>
          </table:table-cell>
        </table:table-row>
        <table:table-row table:style-name="ro1">
          <table:table-cell office:value-type="float" office:value="5840.01401604885">
            <text:p>5840.0140160489</text:p>
          </table:table-cell>
          <table:table-cell office:value-type="float" office:value="0.901425">
            <text:p>0.901425</text:p>
          </table:table-cell>
          <table:table-cell office:value-type="float" office:value="0.810784">
            <text:p>0.810784</text:p>
          </table:table-cell>
          <table:table-cell office:value-type="float" office:value="0.151643">
            <text:p>0.151643</text:p>
          </table:table-cell>
          <table:table-cell office:value-type="float" office:value="0.973838">
            <text:p>0.973838</text:p>
          </table:table-cell>
          <table:table-cell office:value-type="float" office:value="1.20119">
            <text:p>1.20119</text:p>
          </table:table-cell>
        </table:table-row>
        <table:table-row table:style-name="ro1">
          <table:table-cell office:value-type="float" office:value="5860.01489604885">
            <text:p>5860.0148960489</text:p>
          </table:table-cell>
          <table:table-cell office:value-type="float" office:value="0.901389">
            <text:p>0.901389</text:p>
          </table:table-cell>
          <table:table-cell office:value-type="float" office:value="0.810841">
            <text:p>0.810841</text:p>
          </table:table-cell>
          <table:table-cell office:value-type="float" office:value="0.152298">
            <text:p>0.152298</text:p>
          </table:table-cell>
          <table:table-cell office:value-type="float" office:value="0.974775">
            <text:p>0.974775</text:p>
          </table:table-cell>
          <table:table-cell office:value-type="float" office:value="1.20166">
            <text:p>1.20166</text:p>
          </table:table-cell>
        </table:table-row>
        <table:table-row table:style-name="ro1">
          <table:table-cell office:value-type="float" office:value="5880.01745604885">
            <text:p>5880.0174560489</text:p>
          </table:table-cell>
          <table:table-cell office:value-type="float" office:value="0.901243">
            <text:p>0.901243</text:p>
          </table:table-cell>
          <table:table-cell office:value-type="float" office:value="0.81106">
            <text:p>0.81106</text:p>
          </table:table-cell>
          <table:table-cell office:value-type="float" office:value="0.155393">
            <text:p>0.155393</text:p>
          </table:table-cell>
          <table:table-cell office:value-type="float" office:value="0.976402">
            <text:p>0.976402</text:p>
          </table:table-cell>
          <table:table-cell office:value-type="float" office:value="1.20207">
            <text:p>1.20207</text:p>
          </table:table-cell>
        </table:table-row>
        <table:table-row table:style-name="ro1">
          <table:table-cell office:value-type="float" office:value="5900.01489604885">
            <text:p>5900.0148960489</text:p>
          </table:table-cell>
          <table:table-cell office:value-type="float" office:value="0.901299">
            <text:p>0.901299</text:p>
          </table:table-cell>
          <table:table-cell office:value-type="float" office:value="0.810974">
            <text:p>0.810974</text:p>
          </table:table-cell>
          <table:table-cell office:value-type="float" office:value="0.154151">
            <text:p>0.154151</text:p>
          </table:table-cell>
          <table:table-cell office:value-type="float" office:value="0.976587">
            <text:p>0.976587</text:p>
          </table:table-cell>
          <table:table-cell office:value-type="float" office:value="1.20244">
            <text:p>1.20244</text:p>
          </table:table-cell>
        </table:table-row>
        <table:table-row table:style-name="ro1">
          <table:table-cell office:value-type="float" office:value="5920.01814404885">
            <text:p>5920.0181440489</text:p>
          </table:table-cell>
          <table:table-cell office:value-type="float" office:value="0.901234">
            <text:p>0.901234</text:p>
          </table:table-cell>
          <table:table-cell office:value-type="float" office:value="0.811042">
            <text:p>0.811042</text:p>
          </table:table-cell>
          <table:table-cell office:value-type="float" office:value="0.152367">
            <text:p>0.152367</text:p>
          </table:table-cell>
          <table:table-cell office:value-type="float" office:value="0.978957">
            <text:p>0.978957</text:p>
          </table:table-cell>
          <table:table-cell office:value-type="float" office:value="1.20354">
            <text:p>1.20354</text:p>
          </table:table-cell>
        </table:table-row>
        <table:table-row table:style-name="ro1">
          <table:table-cell office:value-type="float" office:value="5940.01494404885">
            <text:p>5940.0149440489</text:p>
          </table:table-cell>
          <table:table-cell office:value-type="float" office:value="0.904294">
            <text:p>0.904294</text:p>
          </table:table-cell>
          <table:table-cell office:value-type="float" office:value="0.949335">
            <text:p>0.949335</text:p>
          </table:table-cell>
          <table:table-cell office:value-type="float" office:value="0.318872">
            <text:p>0.318872</text:p>
          </table:table-cell>
          <table:table-cell office:value-type="float" office:value="1.08194">
            <text:p>1.08194</text:p>
          </table:table-cell>
          <table:table-cell office:value-type="float" office:value="1.32376">
            <text:p>1.32376</text:p>
          </table:table-cell>
        </table:table-row>
        <table:table-row table:style-name="ro1">
          <table:table-cell office:value-type="float" office:value="5960.01238404885">
            <text:p>5960.0123840489</text:p>
          </table:table-cell>
          <table:table-cell office:value-type="float" office:value="0.904249">
            <text:p>0.904249</text:p>
          </table:table-cell>
          <table:table-cell office:value-type="float" office:value="0.949199">
            <text:p>0.949199</text:p>
          </table:table-cell>
          <table:table-cell office:value-type="float" office:value="0.317893">
            <text:p>0.317893</text:p>
          </table:table-cell>
          <table:table-cell office:value-type="float" office:value="1.08287">
            <text:p>1.08287</text:p>
          </table:table-cell>
          <table:table-cell office:value-type="float" office:value="1.32441">
            <text:p>1.32441</text:p>
          </table:table-cell>
        </table:table-row>
        <table:table-row table:style-name="ro1">
          <table:table-cell office:value-type="float" office:value="5980.01713604885">
            <text:p>5980.0171360489</text:p>
          </table:table-cell>
          <table:table-cell office:value-type="float" office:value="0.903948">
            <text:p>0.903948</text:p>
          </table:table-cell>
          <table:table-cell office:value-type="float" office:value="0.94857">
            <text:p>0.94857</text:p>
          </table:table-cell>
          <table:table-cell office:value-type="float" office:value="0.318359">
            <text:p>0.318359</text:p>
          </table:table-cell>
          <table:table-cell office:value-type="float" office:value="1.08419">
            <text:p>1.08419</text:p>
          </table:table-cell>
          <table:table-cell office:value-type="float" office:value="1.32589">
            <text:p>1.32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3T13:08:42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17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58cm" svg:height="11.766cm" xlink:href=".." xlink:type="simple" chart:class="chart:scatter" chart:style-name="ch1">
        <chart:title svg:x="8.185cm" svg:y="0.371cm" chart:style-name="ch2">
          <text:p>Precisão da técnica do Centro de Massa</text:p>
        </chart:title>
        <chart:legend chart:legend-position="end" svg:x="22.416cm" svg:y="4.588cm" style:legend-expansion="high" chart:style-name="ch3"/>
        <chart:plot-area chart:style-name="ch4" table:cell-range-address="Sheet1.A2:Sheet1.F297 Sheet1.B1:Sheet1.F1" chart:data-source-has-labels="row" svg:x="1.502cm" svg:y="1.855cm" svg:width="19.932cm" svg:height="8.695cm">
          <chartooo:coordinate-region svg:x="1.938cm" svg:y="2.054cm" svg:width="19.124cm" svg:height="7.849cm"/>
          <chart:axis chart:dimension="x" chart:name="primary-x" chart:style-name="ch5">
            <chart:title svg:x="11.146cm" svg:y="10.785cm" chart:style-name="ch6">
              <text:p>t (s)</text:p>
            </chart:title>
          </chart:axis>
          <chart:axis chart:dimension="y" chart:name="primary-y" chart:style-name="ch5">
            <chart:title svg:x="0.451cm" svg:y="6.828cm" chart:style-name="ch7">
              <text:p>erro (m)</text:p>
            </chart:title>
            <chart:grid chart:style-name="ch8" chart:class="major"/>
          </chart:axis>
          <chart:series chart:style-name="ch9" chart:values-cell-range-address="Sheet1.B2:Sheet1.B297" chart:label-cell-address="Sheet1.B1:Sheet1.B1" chart:class="chart:scatter">
            <chart:domain table:cell-range-address="Sheet1.A2:Sheet1.A297"/>
            <chart:data-point chart:repeated="296"/>
          </chart:series>
          <chart:series chart:style-name="ch10" chart:values-cell-range-address="Sheet1.C2:Sheet1.C297" chart:label-cell-address="Sheet1.C1:Sheet1.C1" chart:class="chart:scatter">
            <chart:data-point chart:repeated="296"/>
          </chart:series>
          <chart:series chart:style-name="ch11" chart:values-cell-range-address="Sheet1.D2:Sheet1.D297" chart:label-cell-address="Sheet1.D1:Sheet1.D1" chart:class="chart:scatter">
            <chart:data-point chart:repeated="296"/>
          </chart:series>
          <chart:series chart:style-name="ch12" chart:values-cell-range-address="Sheet1.E2:Sheet1.E297" chart:label-cell-address="Sheet1.E1:Sheet1.E1" chart:class="chart:scatter">
            <chart:data-point chart:repeated="296"/>
          </chart:series>
          <chart:series chart:style-name="ch13" chart:values-cell-range-address="Sheet1.F2:Sheet1.F297" chart:label-cell-address="Sheet1.F1:Sheet1.F1" chart:class="chart:scatter">
            <chart:data-point chart:repeated="2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  <draw:g>
                  <svg:desc>Sheet1.B1:Sheet1.B1</svg:desc>
                </draw:g>
              </table:table-cell>
              <table:table-cell office:value-type="string">
                <text:p>N=4</text:p>
                <draw:g>
                  <svg:desc>Sheet1.C1:Sheet1.C1</svg:desc>
                </draw:g>
              </table:table-cell>
              <table:table-cell office:value-type="string">
                <text:p>N=6</text:p>
                <draw:g>
                  <svg:desc>Sheet1.D1:Sheet1.D1</svg:desc>
                </draw:g>
              </table:table-cell>
              <table:table-cell office:value-type="string">
                <text:p>N=8</text:p>
                <draw:g>
                  <svg:desc>Sheet1.E1:Sheet1.E1</svg:desc>
                </draw:g>
              </table:table-cell>
              <table:table-cell office:value-type="string">
                <text:p>N=10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024224063402">
                <text:p>20.024224063402</text:p>
                <draw:g>
                  <svg:desc>Sheet1.A2:Sheet1.A297</svg:desc>
                </draw:g>
              </table:table-cell>
              <table:table-cell office:value-type="float" office:value="4.45999">
                <text:p>4.45999</text:p>
                <draw:g>
                  <svg:desc>Sheet1.B2:Sheet1.B297</svg:desc>
                </draw:g>
              </table:table-cell>
              <table:table-cell office:value-type="float" office:value="4.3545">
                <text:p>4.3545</text:p>
                <draw:g>
                  <svg:desc>Sheet1.C2:Sheet1.C297</svg:desc>
                </draw:g>
              </table:table-cell>
              <table:table-cell office:value-type="float" office:value="4.44369">
                <text:p>4.44369</text:p>
                <draw:g>
                  <svg:desc>Sheet1.D2:Sheet1.D297</svg:desc>
                </draw:g>
              </table:table-cell>
              <table:table-cell office:value-type="float" office:value="4.4437">
                <text:p>4.4437</text:p>
                <draw:g>
                  <svg:desc>Sheet1.E2:Sheet1.E297</svg:desc>
                </draw:g>
              </table:table-cell>
              <table:table-cell office:value-type="float" office:value="3.33622">
                <text:p>3.33622</text:p>
                <draw:g>
                  <svg:desc>Sheet1.F2:Sheet1.F2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013040021134">
                <text:p>40.013040021134</text:p>
              </table:table-cell>
              <table:table-cell office:value-type="float" office:value="4.39031">
                <text:p>4.39031</text:p>
              </table:table-cell>
              <table:table-cell office:value-type="float" office:value="4.36993">
                <text:p>4.36993</text:p>
              </table:table-cell>
              <table:table-cell office:value-type="float" office:value="4.45913">
                <text:p>4.45913</text:p>
              </table:table-cell>
              <table:table-cell office:value-type="float" office:value="4.4528">
                <text:p>4.4528</text:p>
              </table:table-cell>
              <table:table-cell office:value-type="float" office:value="3.22682">
                <text:p>3.22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012400021134">
                <text:p>60.012400021134</text:p>
              </table:table-cell>
              <table:table-cell office:value-type="float" office:value="4.41135">
                <text:p>4.41135</text:p>
              </table:table-cell>
              <table:table-cell office:value-type="float" office:value="4.36865">
                <text:p>4.36865</text:p>
              </table:table-cell>
              <table:table-cell office:value-type="float" office:value="4.45392">
                <text:p>4.45392</text:p>
              </table:table-cell>
              <table:table-cell office:value-type="float" office:value="4.44966">
                <text:p>4.44966</text:p>
              </table:table-cell>
              <table:table-cell office:value-type="float" office:value="3.21287">
                <text:p>3.21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.010208021134">
                <text:p>80.010208021134</text:p>
              </table:table-cell>
              <table:table-cell office:value-type="float" office:value="4.42433">
                <text:p>4.42433</text:p>
              </table:table-cell>
              <table:table-cell office:value-type="float" office:value="4.3667">
                <text:p>4.3667</text:p>
              </table:table-cell>
              <table:table-cell office:value-type="float" office:value="4.45169">
                <text:p>4.45169</text:p>
              </table:table-cell>
              <table:table-cell office:value-type="float" office:value="4.4485">
                <text:p>4.4485</text:p>
              </table:table-cell>
              <table:table-cell office:value-type="float" office:value="3.24172">
                <text:p>3.24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012160021134">
                <text:p>100.012160021134</text:p>
              </table:table-cell>
              <table:table-cell office:value-type="float" office:value="4.42781">
                <text:p>4.42781</text:p>
              </table:table-cell>
              <table:table-cell office:value-type="float" office:value="4.34534">
                <text:p>4.34534</text:p>
              </table:table-cell>
              <table:table-cell office:value-type="float" office:value="4.44874">
                <text:p>4.44874</text:p>
              </table:table-cell>
              <table:table-cell office:value-type="float" office:value="4.44618">
                <text:p>4.44618</text:p>
              </table:table-cell>
              <table:table-cell office:value-type="float" office:value="3.25557">
                <text:p>3.25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.012160019169">
                <text:p>120.012160019169</text:p>
              </table:table-cell>
              <table:table-cell office:value-type="float" office:value="5.9862">
                <text:p>5.9862</text:p>
              </table:table-cell>
              <table:table-cell office:value-type="float" office:value="5.98106">
                <text:p>5.98106</text:p>
              </table:table-cell>
              <table:table-cell office:value-type="float" office:value="5.98856">
                <text:p>5.98856</text:p>
              </table:table-cell>
              <table:table-cell office:value-type="float" office:value="5.19033">
                <text:p>5.19033</text:p>
              </table:table-cell>
              <table:table-cell office:value-type="float" office:value="4.00508">
                <text:p>4.00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013360019169">
                <text:p>140.013360019169</text:p>
              </table:table-cell>
              <table:table-cell office:value-type="float" office:value="5.98661">
                <text:p>5.98661</text:p>
              </table:table-cell>
              <table:table-cell office:value-type="float" office:value="5.98108">
                <text:p>5.98108</text:p>
              </table:table-cell>
              <table:table-cell office:value-type="float" office:value="5.98856">
                <text:p>5.98856</text:p>
              </table:table-cell>
              <table:table-cell office:value-type="float" office:value="5.30431">
                <text:p>5.30431</text:p>
              </table:table-cell>
              <table:table-cell office:value-type="float" office:value="4.1028">
                <text:p>4.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.013728019169">
                <text:p>160.013728019169</text:p>
              </table:table-cell>
              <table:table-cell office:value-type="float" office:value="5.99472">
                <text:p>5.99472</text:p>
              </table:table-cell>
              <table:table-cell office:value-type="float" office:value="5.98138">
                <text:p>5.98138</text:p>
              </table:table-cell>
              <table:table-cell office:value-type="float" office:value="5.98915">
                <text:p>5.98915</text:p>
              </table:table-cell>
              <table:table-cell office:value-type="float" office:value="5.29666">
                <text:p>5.29666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.013040019169">
                <text:p>180.013040019169</text:p>
              </table:table-cell>
              <table:table-cell office:value-type="float" office:value="6.00324">
                <text:p>6.00324</text:p>
              </table:table-cell>
              <table:table-cell office:value-type="float" office:value="5.98163">
                <text:p>5.98163</text:p>
              </table:table-cell>
              <table:table-cell office:value-type="float" office:value="5.98962">
                <text:p>5.98962</text:p>
              </table:table-cell>
              <table:table-cell office:value-type="float" office:value="5.29035">
                <text:p>5.29035</text:p>
              </table:table-cell>
              <table:table-cell office:value-type="float" office:value="3.99061">
                <text:p>3.99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.012720019169">
                <text:p>200.012720019169</text:p>
              </table:table-cell>
              <table:table-cell office:value-type="float" office:value="5.99914">
                <text:p>5.99914</text:p>
              </table:table-cell>
              <table:table-cell office:value-type="float" office:value="5.98177">
                <text:p>5.98177</text:p>
              </table:table-cell>
              <table:table-cell office:value-type="float" office:value="5.98996">
                <text:p>5.98996</text:p>
              </table:table-cell>
              <table:table-cell office:value-type="float" office:value="5.36041">
                <text:p>5.36041</text:p>
              </table:table-cell>
              <table:table-cell office:value-type="float" office:value="4.03493">
                <text:p>4.03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.009888019169">
                <text:p>220.009888019169</text:p>
              </table:table-cell>
              <table:table-cell office:value-type="float" office:value="6.00821">
                <text:p>6.00821</text:p>
              </table:table-cell>
              <table:table-cell office:value-type="float" office:value="5.98351">
                <text:p>5.98351</text:p>
              </table:table-cell>
              <table:table-cell office:value-type="float" office:value="5.99245">
                <text:p>5.99245</text:p>
              </table:table-cell>
              <table:table-cell office:value-type="float" office:value="5.17319">
                <text:p>5.17319</text:p>
              </table:table-cell>
              <table:table-cell office:value-type="float" office:value="3.86984">
                <text:p>3.8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.011200019169">
                <text:p>240.011200019169</text:p>
              </table:table-cell>
              <table:table-cell office:value-type="float" office:value="6.02282">
                <text:p>6.02282</text:p>
              </table:table-cell>
              <table:table-cell office:value-type="float" office:value="5.98362">
                <text:p>5.98362</text:p>
              </table:table-cell>
              <table:table-cell office:value-type="float" office:value="5.9925">
                <text:p>5.9925</text:p>
              </table:table-cell>
              <table:table-cell office:value-type="float" office:value="5.09624">
                <text:p>5.09624</text:p>
              </table:table-cell>
              <table:table-cell office:value-type="float" office:value="3.78834">
                <text:p>3.78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.008928019169">
                <text:p>260.008928019169</text:p>
              </table:table-cell>
              <table:table-cell office:value-type="float" office:value="6.02261">
                <text:p>6.02261</text:p>
              </table:table-cell>
              <table:table-cell office:value-type="float" office:value="5.98358">
                <text:p>5.98358</text:p>
              </table:table-cell>
              <table:table-cell office:value-type="float" office:value="5.99247">
                <text:p>5.99247</text:p>
              </table:table-cell>
              <table:table-cell office:value-type="float" office:value="5.09619">
                <text:p>5.09619</text:p>
              </table:table-cell>
              <table:table-cell office:value-type="float" office:value="3.80664">
                <text:p>3.80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.013040019169">
                <text:p>280.013040019169</text:p>
              </table:table-cell>
              <table:table-cell office:value-type="float" office:value="6.02221">
                <text:p>6.02221</text:p>
              </table:table-cell>
              <table:table-cell office:value-type="float" office:value="5.98364">
                <text:p>5.98364</text:p>
              </table:table-cell>
              <table:table-cell office:value-type="float" office:value="5.99247">
                <text:p>5.99247</text:p>
              </table:table-cell>
              <table:table-cell office:value-type="float" office:value="5.09615">
                <text:p>5.09615</text:p>
              </table:table-cell>
              <table:table-cell office:value-type="float" office:value="3.79013">
                <text:p>3.79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.013680019169">
                <text:p>300.013680019169</text:p>
              </table:table-cell>
              <table:table-cell office:value-type="float" office:value="6.01893">
                <text:p>6.01893</text:p>
              </table:table-cell>
              <table:table-cell office:value-type="float" office:value="5.98489">
                <text:p>5.98489</text:p>
              </table:table-cell>
              <table:table-cell office:value-type="float" office:value="5.99306">
                <text:p>5.99306</text:p>
              </table:table-cell>
              <table:table-cell office:value-type="float" office:value="5.09651">
                <text:p>5.09651</text:p>
              </table:table-cell>
              <table:table-cell office:value-type="float" office:value="3.76562">
                <text:p>3.765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.011440019169">
                <text:p>320.011440019169</text:p>
              </table:table-cell>
              <table:table-cell office:value-type="float" office:value="6.02061">
                <text:p>6.02061</text:p>
              </table:table-cell>
              <table:table-cell office:value-type="float" office:value="5.98447">
                <text:p>5.98447</text:p>
              </table:table-cell>
              <table:table-cell office:value-type="float" office:value="5.99366">
                <text:p>5.99366</text:p>
              </table:table-cell>
              <table:table-cell office:value-type="float" office:value="5.57547">
                <text:p>5.57547</text:p>
              </table:table-cell>
              <table:table-cell office:value-type="float" office:value="4.13433">
                <text:p>4.13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.011200019169">
                <text:p>340.011200019169</text:p>
              </table:table-cell>
              <table:table-cell office:value-type="float" office:value="6.03375">
                <text:p>6.03375</text:p>
              </table:table-cell>
              <table:table-cell office:value-type="float" office:value="5.98698">
                <text:p>5.98698</text:p>
              </table:table-cell>
              <table:table-cell office:value-type="float" office:value="5.99658">
                <text:p>5.99658</text:p>
              </table:table-cell>
              <table:table-cell office:value-type="float" office:value="5.38912">
                <text:p>5.38912</text:p>
              </table:table-cell>
              <table:table-cell office:value-type="float" office:value="3.9719">
                <text:p>3.9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.009888019169">
                <text:p>360.009888019169</text:p>
              </table:table-cell>
              <table:table-cell office:value-type="float" office:value="6.02159">
                <text:p>6.02159</text:p>
              </table:table-cell>
              <table:table-cell office:value-type="float" office:value="5.98668">
                <text:p>5.98668</text:p>
              </table:table-cell>
              <table:table-cell office:value-type="float" office:value="5.99607">
                <text:p>5.99607</text:p>
              </table:table-cell>
              <table:table-cell office:value-type="float" office:value="5.46368">
                <text:p>5.46368</text:p>
              </table:table-cell>
              <table:table-cell office:value-type="float" office:value="4.05691">
                <text:p>4.05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.011440019169">
                <text:p>380.011440019169</text:p>
              </table:table-cell>
              <table:table-cell office:value-type="float" office:value="6.02159">
                <text:p>6.02159</text:p>
              </table:table-cell>
              <table:table-cell office:value-type="float" office:value="5.98666">
                <text:p>5.98666</text:p>
              </table:table-cell>
              <table:table-cell office:value-type="float" office:value="5.99605">
                <text:p>5.99605</text:p>
              </table:table-cell>
              <table:table-cell office:value-type="float" office:value="5.46238">
                <text:p>5.46238</text:p>
              </table:table-cell>
              <table:table-cell office:value-type="float" office:value="4.05697">
                <text:p>4.05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.012480019169">
                <text:p>400.012480019169</text:p>
              </table:table-cell>
              <table:table-cell office:value-type="float" office:value="6.0251">
                <text:p>6.0251</text:p>
              </table:table-cell>
              <table:table-cell office:value-type="float" office:value="5.98631">
                <text:p>5.98631</text:p>
              </table:table-cell>
              <table:table-cell office:value-type="float" office:value="5.99548">
                <text:p>5.99548</text:p>
              </table:table-cell>
              <table:table-cell office:value-type="float" office:value="5.46204">
                <text:p>5.46204</text:p>
              </table:table-cell>
              <table:table-cell office:value-type="float" office:value="4.08094">
                <text:p>4.080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.011760036042">
                <text:p>420.011760036042</text:p>
              </table:table-cell>
              <table:table-cell office:value-type="float" office:value="6.18589">
                <text:p>6.18589</text:p>
              </table:table-cell>
              <table:table-cell office:value-type="float" office:value="5.79776">
                <text:p>5.79776</text:p>
              </table:table-cell>
              <table:table-cell office:value-type="float" office:value="5.93882">
                <text:p>5.93882</text:p>
              </table:table-cell>
              <table:table-cell office:value-type="float" office:value="5.84457">
                <text:p>5.84457</text:p>
              </table:table-cell>
              <table:table-cell office:value-type="float" office:value="5.75583">
                <text:p>5.75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.060144133437">
                <text:p>440.060144133437</text:p>
              </table:table-cell>
              <table:table-cell office:value-type="float" office:value="5.7541">
                <text:p>5.7541</text:p>
              </table:table-cell>
              <table:table-cell office:value-type="float" office:value="5.46549">
                <text:p>5.46549</text:p>
              </table:table-cell>
              <table:table-cell office:value-type="float" office:value="5.55142">
                <text:p>5.55142</text:p>
              </table:table-cell>
              <table:table-cell office:value-type="float" office:value="5.46394">
                <text:p>5.46394</text:p>
              </table:table-cell>
              <table:table-cell office:value-type="float" office:value="5.39975">
                <text:p>5.39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.008928024061">
                <text:p>460.008928024061</text:p>
              </table:table-cell>
              <table:table-cell office:value-type="float" office:value="5.42636">
                <text:p>5.42636</text:p>
              </table:table-cell>
              <table:table-cell office:value-type="float" office:value="5.14356">
                <text:p>5.14356</text:p>
              </table:table-cell>
              <table:table-cell office:value-type="float" office:value="5.17255">
                <text:p>5.17255</text:p>
              </table:table-cell>
              <table:table-cell office:value-type="float" office:value="5.07525">
                <text:p>5.07525</text:p>
              </table:table-cell>
              <table:table-cell office:value-type="float" office:value="5.05992">
                <text:p>5.059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.012080024061">
                <text:p>480.012080024061</text:p>
              </table:table-cell>
              <table:table-cell office:value-type="float" office:value="5.099">
                <text:p>5.099</text:p>
              </table:table-cell>
              <table:table-cell office:value-type="float" office:value="4.822">
                <text:p>4.822</text:p>
              </table:table-cell>
              <table:table-cell office:value-type="float" office:value="4.79337">
                <text:p>4.79337</text:p>
              </table:table-cell>
              <table:table-cell office:value-type="float" office:value="4.69226">
                <text:p>4.69226</text:p>
              </table:table-cell>
              <table:table-cell office:value-type="float" office:value="4.72088">
                <text:p>4.72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014640024061">
                <text:p>500.014640024061</text:p>
              </table:table-cell>
              <table:table-cell office:value-type="float" office:value="4.80244">
                <text:p>4.80244</text:p>
              </table:table-cell>
              <table:table-cell office:value-type="float" office:value="4.49692">
                <text:p>4.49692</text:p>
              </table:table-cell>
              <table:table-cell office:value-type="float" office:value="4.40801">
                <text:p>4.40801</text:p>
              </table:table-cell>
              <table:table-cell office:value-type="float" office:value="4.31347">
                <text:p>4.31347</text:p>
              </table:table-cell>
              <table:table-cell office:value-type="float" office:value="4.38086">
                <text:p>4.38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.010800024061">
                <text:p>520.010800024061</text:p>
              </table:table-cell>
              <table:table-cell office:value-type="float" office:value="4.47962">
                <text:p>4.47962</text:p>
              </table:table-cell>
              <table:table-cell office:value-type="float" office:value="4.18237">
                <text:p>4.18237</text:p>
              </table:table-cell>
              <table:table-cell office:value-type="float" office:value="4.03132">
                <text:p>4.03132</text:p>
              </table:table-cell>
              <table:table-cell office:value-type="float" office:value="3.94955">
                <text:p>3.94955</text:p>
              </table:table-cell>
              <table:table-cell office:value-type="float" office:value="4.05577">
                <text:p>4.05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.012160024061">
                <text:p>540.012160024061</text:p>
              </table:table-cell>
              <table:table-cell office:value-type="float" office:value="4.06212">
                <text:p>4.06212</text:p>
              </table:table-cell>
              <table:table-cell office:value-type="float" office:value="3.81823">
                <text:p>3.81823</text:p>
              </table:table-cell>
              <table:table-cell office:value-type="float" office:value="3.61558">
                <text:p>3.61558</text:p>
              </table:table-cell>
              <table:table-cell office:value-type="float" office:value="3.5531">
                <text:p>3.5531</text:p>
              </table:table-cell>
              <table:table-cell office:value-type="float" office:value="3.65603">
                <text:p>3.65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.012080024061">
                <text:p>560.012080024061</text:p>
              </table:table-cell>
              <table:table-cell office:value-type="float" office:value="3.73959">
                <text:p>3.73959</text:p>
              </table:table-cell>
              <table:table-cell office:value-type="float" office:value="3.50831">
                <text:p>3.50831</text:p>
              </table:table-cell>
              <table:table-cell office:value-type="float" office:value="3.24009">
                <text:p>3.24009</text:p>
              </table:table-cell>
              <table:table-cell office:value-type="float" office:value="3.20346">
                <text:p>3.20346</text:p>
              </table:table-cell>
              <table:table-cell office:value-type="float" office:value="3.332">
                <text:p>3.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.011520024061">
                <text:p>580.011520024061</text:p>
              </table:table-cell>
              <table:table-cell office:value-type="float" office:value="3.33609">
                <text:p>3.33609</text:p>
              </table:table-cell>
              <table:table-cell office:value-type="float" office:value="3.2004">
                <text:p>3.2004</text:p>
              </table:table-cell>
              <table:table-cell office:value-type="float" office:value="2.86107">
                <text:p>2.86107</text:p>
              </table:table-cell>
              <table:table-cell office:value-type="float" office:value="2.86417">
                <text:p>2.86417</text:p>
              </table:table-cell>
              <table:table-cell office:value-type="float" office:value="2.99006">
                <text:p>2.99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0.010560024061">
                <text:p>620.010560024061</text:p>
              </table:table-cell>
              <table:table-cell office:value-type="float" office:value="3.03555">
                <text:p>3.03555</text:p>
              </table:table-cell>
              <table:table-cell office:value-type="float" office:value="2.90854">
                <text:p>2.90854</text:p>
              </table:table-cell>
              <table:table-cell office:value-type="float" office:value="2.49328">
                <text:p>2.49328</text:p>
              </table:table-cell>
              <table:table-cell office:value-type="float" office:value="2.55772">
                <text:p>2.55772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0.041760103099">
                <text:p>640.041760103099</text:p>
              </table:table-cell>
              <table:table-cell office:value-type="float" office:value="2.62467">
                <text:p>2.62467</text:p>
              </table:table-cell>
              <table:table-cell office:value-type="float" office:value="2.47592">
                <text:p>2.47592</text:p>
              </table:table-cell>
              <table:table-cell office:value-type="float" office:value="1.97007">
                <text:p>1.97007</text:p>
              </table:table-cell>
              <table:table-cell office:value-type="float" office:value="2.26038">
                <text:p>2.26038</text:p>
              </table:table-cell>
              <table:table-cell office:value-type="float" office:value="2.26237">
                <text:p>2.26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.009600024061">
                <text:p>660.009600024061</text:p>
              </table:table-cell>
              <table:table-cell office:value-type="float" office:value="2.62511">
                <text:p>2.62511</text:p>
              </table:table-cell>
              <table:table-cell office:value-type="float" office:value="2.47609">
                <text:p>2.47609</text:p>
              </table:table-cell>
              <table:table-cell office:value-type="float" office:value="1.97028">
                <text:p>1.97028</text:p>
              </table:table-cell>
              <table:table-cell office:value-type="float" office:value="2.26107">
                <text:p>2.26107</text:p>
              </table:table-cell>
              <table:table-cell office:value-type="float" office:value="2.26306">
                <text:p>2.263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0.014912024061">
                <text:p>680.014912024061</text:p>
              </table:table-cell>
              <table:table-cell office:value-type="float" office:value="2.62486">
                <text:p>2.62486</text:p>
              </table:table-cell>
              <table:table-cell office:value-type="float" office:value="2.47632">
                <text:p>2.47632</text:p>
              </table:table-cell>
              <table:table-cell office:value-type="float" office:value="1.97056">
                <text:p>1.97056</text:p>
              </table:table-cell>
              <table:table-cell office:value-type="float" office:value="2.26067">
                <text:p>2.26067</text:p>
              </table:table-cell>
              <table:table-cell office:value-type="float" office:value="2.26266">
                <text:p>2.262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.011200024061">
                <text:p>700.011200024061</text:p>
              </table:table-cell>
              <table:table-cell office:value-type="float" office:value="2.6251">
                <text:p>2.6251</text:p>
              </table:table-cell>
              <table:table-cell office:value-type="float" office:value="2.47658">
                <text:p>2.47658</text:p>
              </table:table-cell>
              <table:table-cell office:value-type="float" office:value="1.97087">
                <text:p>1.97087</text:p>
              </table:table-cell>
              <table:table-cell office:value-type="float" office:value="2.26104">
                <text:p>2.26104</text:p>
              </table:table-cell>
              <table:table-cell office:value-type="float" office:value="2.26303">
                <text:p>2.263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0.012768024061">
                <text:p>720.012768024061</text:p>
              </table:table-cell>
              <table:table-cell office:value-type="float" office:value="2.62561">
                <text:p>2.62561</text:p>
              </table:table-cell>
              <table:table-cell office:value-type="float" office:value="2.47699">
                <text:p>2.47699</text:p>
              </table:table-cell>
              <table:table-cell office:value-type="float" office:value="1.97137">
                <text:p>1.97137</text:p>
              </table:table-cell>
              <table:table-cell office:value-type="float" office:value="2.26184">
                <text:p>2.26184</text:p>
              </table:table-cell>
              <table:table-cell office:value-type="float" office:value="2.26383">
                <text:p>2.26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.012080024061">
                <text:p>740.012080024061</text:p>
              </table:table-cell>
              <table:table-cell office:value-type="float" office:value="2.6263">
                <text:p>2.6263</text:p>
              </table:table-cell>
              <table:table-cell office:value-type="float" office:value="2.47683">
                <text:p>2.47683</text:p>
              </table:table-cell>
              <table:table-cell office:value-type="float" office:value="1.97117">
                <text:p>1.97117</text:p>
              </table:table-cell>
              <table:table-cell office:value-type="float" office:value="2.26295">
                <text:p>2.26295</text:p>
              </table:table-cell>
              <table:table-cell office:value-type="float" office:value="2.26495">
                <text:p>2.26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0.016640024061">
                <text:p>760.016640024061</text:p>
              </table:table-cell>
              <table:table-cell office:value-type="float" office:value="2.62642">
                <text:p>2.62642</text:p>
              </table:table-cell>
              <table:table-cell office:value-type="float" office:value="2.47704">
                <text:p>2.47704</text:p>
              </table:table-cell>
              <table:table-cell office:value-type="float" office:value="1.97143">
                <text:p>1.97143</text:p>
              </table:table-cell>
              <table:table-cell office:value-type="float" office:value="2.26312">
                <text:p>2.26312</text:p>
              </table:table-cell>
              <table:table-cell office:value-type="float" office:value="2.26512">
                <text:p>2.265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0.012480024061">
                <text:p>780.012480024061</text:p>
              </table:table-cell>
              <table:table-cell office:value-type="float" office:value="2.62614">
                <text:p>2.62614</text:p>
              </table:table-cell>
              <table:table-cell office:value-type="float" office:value="2.47694">
                <text:p>2.47694</text:p>
              </table:table-cell>
              <table:table-cell office:value-type="float" office:value="1.97131">
                <text:p>1.97131</text:p>
              </table:table-cell>
              <table:table-cell office:value-type="float" office:value="2.26269">
                <text:p>2.26269</text:p>
              </table:table-cell>
              <table:table-cell office:value-type="float" office:value="2.26468">
                <text:p>2.26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.010560041164">
                <text:p>800.010560041164</text:p>
              </table:table-cell>
              <table:table-cell office:value-type="float" office:value="2.54152">
                <text:p>2.54152</text:p>
              </table:table-cell>
              <table:table-cell office:value-type="float" office:value="2.37172">
                <text:p>2.37172</text:p>
              </table:table-cell>
              <table:table-cell office:value-type="float" office:value="1.83713">
                <text:p>1.83713</text:p>
              </table:table-cell>
              <table:table-cell office:value-type="float" office:value="2.29923">
                <text:p>2.29923</text:p>
              </table:table-cell>
              <table:table-cell office:value-type="float" office:value="2.30406">
                <text:p>2.30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0.013680041164">
                <text:p>820.013680041164</text:p>
              </table:table-cell>
              <table:table-cell office:value-type="float" office:value="2.45914">
                <text:p>2.45914</text:p>
              </table:table-cell>
              <table:table-cell office:value-type="float" office:value="2.2707">
                <text:p>2.2707</text:p>
              </table:table-cell>
              <table:table-cell office:value-type="float" office:value="1.70499">
                <text:p>1.70499</text:p>
              </table:table-cell>
              <table:table-cell office:value-type="float" office:value="2.37601">
                <text:p>2.37601</text:p>
              </table:table-cell>
              <table:table-cell office:value-type="float" office:value="2.38508">
                <text:p>2.38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0.013760041164">
                <text:p>840.013760041164</text:p>
              </table:table-cell>
              <table:table-cell office:value-type="float" office:value="2.5358">
                <text:p>2.5358</text:p>
              </table:table-cell>
              <table:table-cell office:value-type="float" office:value="2.2926">
                <text:p>2.2926</text:p>
              </table:table-cell>
              <table:table-cell office:value-type="float" office:value="1.73937">
                <text:p>1.73937</text:p>
              </table:table-cell>
              <table:table-cell office:value-type="float" office:value="2.24051">
                <text:p>2.24051</text:p>
              </table:table-cell>
              <table:table-cell office:value-type="float" office:value="2.40205">
                <text:p>2.40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0.013360024061">
                <text:p>860.013360024061</text:p>
              </table:table-cell>
              <table:table-cell office:value-type="float" office:value="2.53461">
                <text:p>2.53461</text:p>
              </table:table-cell>
              <table:table-cell office:value-type="float" office:value="2.29272">
                <text:p>2.29272</text:p>
              </table:table-cell>
              <table:table-cell office:value-type="float" office:value="1.73949">
                <text:p>1.73949</text:p>
              </table:table-cell>
              <table:table-cell office:value-type="float" office:value="2.23795">
                <text:p>2.23795</text:p>
              </table:table-cell>
              <table:table-cell office:value-type="float" office:value="2.39924">
                <text:p>2.39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0.009888024061">
                <text:p>880.009888024061</text:p>
              </table:table-cell>
              <table:table-cell office:value-type="float" office:value="2.53418">
                <text:p>2.53418</text:p>
              </table:table-cell>
              <table:table-cell office:value-type="float" office:value="2.29201">
                <text:p>2.29201</text:p>
              </table:table-cell>
              <table:table-cell office:value-type="float" office:value="1.73874">
                <text:p>1.73874</text:p>
              </table:table-cell>
              <table:table-cell office:value-type="float" office:value="2.2374">
                <text:p>2.2374</text:p>
              </table:table-cell>
              <table:table-cell office:value-type="float" office:value="2.39875">
                <text:p>2.39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.010240041164">
                <text:p>900.010240041164</text:p>
              </table:table-cell>
              <table:table-cell office:value-type="float" office:value="2.45164">
                <text:p>2.45164</text:p>
              </table:table-cell>
              <table:table-cell office:value-type="float" office:value="2.19279">
                <text:p>2.19279</text:p>
              </table:table-cell>
              <table:table-cell office:value-type="float" office:value="1.60331">
                <text:p>1.60331</text:p>
              </table:table-cell>
              <table:table-cell office:value-type="float" office:value="2.32481">
                <text:p>2.32481</text:p>
              </table:table-cell>
              <table:table-cell office:value-type="float" office:value="2.5099">
                <text:p>2.50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0.013728024061">
                <text:p>920.013728024061</text:p>
              </table:table-cell>
              <table:table-cell office:value-type="float" office:value="2.4511">
                <text:p>2.4511</text:p>
              </table:table-cell>
              <table:table-cell office:value-type="float" office:value="2.19283">
                <text:p>2.19283</text:p>
              </table:table-cell>
              <table:table-cell office:value-type="float" office:value="1.60336">
                <text:p>1.60336</text:p>
              </table:table-cell>
              <table:table-cell office:value-type="float" office:value="2.32344">
                <text:p>2.32344</text:p>
              </table:table-cell>
              <table:table-cell office:value-type="float" office:value="2.50844">
                <text:p>2.508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0.011760024061">
                <text:p>940.011760024061</text:p>
              </table:table-cell>
              <table:table-cell office:value-type="float" office:value="2.45065">
                <text:p>2.45065</text:p>
              </table:table-cell>
              <table:table-cell office:value-type="float" office:value="2.19274">
                <text:p>2.19274</text:p>
              </table:table-cell>
              <table:table-cell office:value-type="float" office:value="1.60326">
                <text:p>1.60326</text:p>
              </table:table-cell>
              <table:table-cell office:value-type="float" office:value="2.32243">
                <text:p>2.32243</text:p>
              </table:table-cell>
              <table:table-cell office:value-type="float" office:value="2.50738">
                <text:p>2.50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0.009248024061">
                <text:p>960.009248024061</text:p>
              </table:table-cell>
              <table:table-cell office:value-type="float" office:value="2.45063">
                <text:p>2.45063</text:p>
              </table:table-cell>
              <table:table-cell office:value-type="float" office:value="2.19281">
                <text:p>2.19281</text:p>
              </table:table-cell>
              <table:table-cell office:value-type="float" office:value="1.60334">
                <text:p>1.60334</text:p>
              </table:table-cell>
              <table:table-cell office:value-type="float" office:value="2.32233">
                <text:p>2.32233</text:p>
              </table:table-cell>
              <table:table-cell office:value-type="float" office:value="2.50725">
                <text:p>2.50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0.009600024061">
                <text:p>980.009600024061</text:p>
              </table:table-cell>
              <table:table-cell office:value-type="float" office:value="2.45122">
                <text:p>2.45122</text:p>
              </table:table-cell>
              <table:table-cell office:value-type="float" office:value="2.19291">
                <text:p>2.19291</text:p>
              </table:table-cell>
              <table:table-cell office:value-type="float" office:value="1.60345">
                <text:p>1.60345</text:p>
              </table:table-cell>
              <table:table-cell office:value-type="float" office:value="2.32369">
                <text:p>2.32369</text:p>
              </table:table-cell>
              <table:table-cell office:value-type="float" office:value="2.50869">
                <text:p>2.50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.01664002406">
                <text:p>1000.01664002406</text:p>
              </table:table-cell>
              <table:table-cell office:value-type="float" office:value="2.53419">
                <text:p>2.53419</text:p>
              </table:table-cell>
              <table:table-cell office:value-type="float" office:value="2.29201">
                <text:p>2.29201</text:p>
              </table:table-cell>
              <table:table-cell office:value-type="float" office:value="1.73871">
                <text:p>1.73871</text:p>
              </table:table-cell>
              <table:table-cell office:value-type="float" office:value="2.23722">
                <text:p>2.23722</text:p>
              </table:table-cell>
              <table:table-cell office:value-type="float" office:value="2.39841">
                <text:p>2.398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01280002056">
                <text:p>1020.01280002056</text:p>
              </table:table-cell>
              <table:table-cell office:value-type="float" office:value="3.54734">
                <text:p>3.54734</text:p>
              </table:table-cell>
              <table:table-cell office:value-type="float" office:value="3.63488">
                <text:p>3.63488</text:p>
              </table:table-cell>
              <table:table-cell office:value-type="float" office:value="2.65882">
                <text:p>2.65882</text:p>
              </table:table-cell>
              <table:table-cell office:value-type="float" office:value="1.83844">
                <text:p>1.83844</text:p>
              </table:table-cell>
              <table:table-cell office:value-type="float" office:value="1.70416">
                <text:p>1.70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0.00960002582">
                <text:p>1040.00960002582</text:p>
              </table:table-cell>
              <table:table-cell office:value-type="float" office:value="4.24832">
                <text:p>4.24832</text:p>
              </table:table-cell>
              <table:table-cell office:value-type="float" office:value="4.25883">
                <text:p>4.25883</text:p>
              </table:table-cell>
              <table:table-cell office:value-type="float" office:value="3.95792">
                <text:p>3.95792</text:p>
              </table:table-cell>
              <table:table-cell office:value-type="float" office:value="3.93608">
                <text:p>3.93608</text:p>
              </table:table-cell>
              <table:table-cell office:value-type="float" office:value="3.9192">
                <text:p>3.9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60.01208002582">
                <text:p>1060.01208002582</text:p>
              </table:table-cell>
              <table:table-cell office:value-type="float" office:value="3.93273">
                <text:p>3.93273</text:p>
              </table:table-cell>
              <table:table-cell office:value-type="float" office:value="3.97562">
                <text:p>3.97562</text:p>
              </table:table-cell>
              <table:table-cell office:value-type="float" office:value="3.62987">
                <text:p>3.62987</text:p>
              </table:table-cell>
              <table:table-cell office:value-type="float" office:value="3.5625">
                <text:p>3.5625</text:p>
              </table:table-cell>
              <table:table-cell office:value-type="float" office:value="3.55186">
                <text:p>3.55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0.01056002582">
                <text:p>1080.01056002582</text:p>
              </table:table-cell>
              <table:table-cell office:value-type="float" office:value="3.75586">
                <text:p>3.75586</text:p>
              </table:table-cell>
              <table:table-cell office:value-type="float" office:value="3.69861">
                <text:p>3.69861</text:p>
              </table:table-cell>
              <table:table-cell office:value-type="float" office:value="3.31387">
                <text:p>3.31387</text:p>
              </table:table-cell>
              <table:table-cell office:value-type="float" office:value="3.20214">
                <text:p>3.20214</text:p>
              </table:table-cell>
              <table:table-cell office:value-type="float" office:value="3.18714">
                <text:p>3.18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0.01088002582">
                <text:p>1100.01088002582</text:p>
              </table:table-cell>
              <table:table-cell office:value-type="float" office:value="3.36333">
                <text:p>3.36333</text:p>
              </table:table-cell>
              <table:table-cell office:value-type="float" office:value="3.31191">
                <text:p>3.31191</text:p>
              </table:table-cell>
              <table:table-cell office:value-type="float" office:value="2.89762">
                <text:p>2.89762</text:p>
              </table:table-cell>
              <table:table-cell office:value-type="float" office:value="2.76829">
                <text:p>2.76829</text:p>
              </table:table-cell>
              <table:table-cell office:value-type="float" office:value="2.6757">
                <text:p>2.67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20.01024002582">
                <text:p>1120.01024002582</text:p>
              </table:table-cell>
              <table:table-cell office:value-type="float" office:value="3.19521">
                <text:p>3.19521</text:p>
              </table:table-cell>
              <table:table-cell office:value-type="float" office:value="3.05269">
                <text:p>3.05269</text:p>
              </table:table-cell>
              <table:table-cell office:value-type="float" office:value="2.62788">
                <text:p>2.62788</text:p>
              </table:table-cell>
              <table:table-cell office:value-type="float" office:value="2.48551">
                <text:p>2.48551</text:p>
              </table:table-cell>
              <table:table-cell office:value-type="float" office:value="2.32293">
                <text:p>2.32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0.01052802582">
                <text:p>1140.01052802582</text:p>
              </table:table-cell>
              <table:table-cell office:value-type="float" office:value="2.90982">
                <text:p>2.90982</text:p>
              </table:table-cell>
              <table:table-cell office:value-type="float" office:value="2.80114">
                <text:p>2.80114</text:p>
              </table:table-cell>
              <table:table-cell office:value-type="float" office:value="2.38762">
                <text:p>2.38762</text:p>
              </table:table-cell>
              <table:table-cell office:value-type="float" office:value="2.24704">
                <text:p>2.24704</text:p>
              </table:table-cell>
              <table:table-cell office:value-type="float" office:value="1.97532">
                <text:p>1.97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0.01088002582">
                <text:p>1160.01088002582</text:p>
              </table:table-cell>
              <table:table-cell office:value-type="float" office:value="2.64112">
                <text:p>2.64112</text:p>
              </table:table-cell>
              <table:table-cell office:value-type="float" office:value="2.56383">
                <text:p>2.56383</text:p>
              </table:table-cell>
              <table:table-cell office:value-type="float" office:value="2.19047">
                <text:p>2.19047</text:p>
              </table:table-cell>
              <table:table-cell office:value-type="float" office:value="2.07121">
                <text:p>2.07121</text:p>
              </table:table-cell>
              <table:table-cell office:value-type="float" office:value="1.63996">
                <text:p>1.63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.00860802582">
                <text:p>1180.00860802582</text:p>
              </table:table-cell>
              <table:table-cell office:value-type="float" office:value="2.49528">
                <text:p>2.49528</text:p>
              </table:table-cell>
              <table:table-cell office:value-type="float" office:value="2.34448">
                <text:p>2.34448</text:p>
              </table:table-cell>
              <table:table-cell office:value-type="float" office:value="2.04575">
                <text:p>2.04575</text:p>
              </table:table-cell>
              <table:table-cell office:value-type="float" office:value="1.97278">
                <text:p>1.97278</text:p>
              </table:table-cell>
              <table:table-cell office:value-type="float" office:value="1.31859">
                <text:p>1.31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.00896002582">
                <text:p>1200.00896002582</text:p>
              </table:table-cell>
              <table:table-cell office:value-type="float" office:value="2.35664">
                <text:p>2.35664</text:p>
              </table:table-cell>
              <table:table-cell office:value-type="float" office:value="2.14836">
                <text:p>2.14836</text:p>
              </table:table-cell>
              <table:table-cell office:value-type="float" office:value="1.96765">
                <text:p>1.96765</text:p>
              </table:table-cell>
              <table:table-cell office:value-type="float" office:value="1.96529">
                <text:p>1.96529</text:p>
              </table:table-cell>
              <table:table-cell office:value-type="float" office:value="1.02966">
                <text:p>1.029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0.01080002582">
                <text:p>1220.01080002582</text:p>
              </table:table-cell>
              <table:table-cell office:value-type="float" office:value="2.25564">
                <text:p>2.25564</text:p>
              </table:table-cell>
              <table:table-cell office:value-type="float" office:value="2.03689">
                <text:p>2.03689</text:p>
              </table:table-cell>
              <table:table-cell office:value-type="float" office:value="1.83795">
                <text:p>1.83795</text:p>
              </table:table-cell>
              <table:table-cell office:value-type="float" office:value="1.83795">
                <text:p>1.83795</text:p>
              </table:table-cell>
              <table:table-cell office:value-type="float" office:value="0.716823">
                <text:p>0.716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0.01336002582">
                <text:p>1240.01336002582</text:p>
              </table:table-cell>
              <table:table-cell office:value-type="float" office:value="2.25593">
                <text:p>2.25593</text:p>
              </table:table-cell>
              <table:table-cell office:value-type="float" office:value="2.03721">
                <text:p>2.03721</text:p>
              </table:table-cell>
              <table:table-cell office:value-type="float" office:value="1.83781">
                <text:p>1.83781</text:p>
              </table:table-cell>
              <table:table-cell office:value-type="float" office:value="1.83781">
                <text:p>1.83781</text:p>
              </table:table-cell>
              <table:table-cell office:value-type="float" office:value="0.716821">
                <text:p>0.716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0.01276802582">
                <text:p>1260.01276802582</text:p>
              </table:table-cell>
              <table:table-cell office:value-type="float" office:value="2.25877">
                <text:p>2.25877</text:p>
              </table:table-cell>
              <table:table-cell office:value-type="float" office:value="2.03835">
                <text:p>2.03835</text:p>
              </table:table-cell>
              <table:table-cell office:value-type="float" office:value="1.83836">
                <text:p>1.83836</text:p>
              </table:table-cell>
              <table:table-cell office:value-type="float" office:value="1.83836">
                <text:p>1.83836</text:p>
              </table:table-cell>
              <table:table-cell office:value-type="float" office:value="0.718776">
                <text:p>0.7187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0.00992002582">
                <text:p>1280.00992002582</text:p>
              </table:table-cell>
              <table:table-cell office:value-type="float" office:value="2.25796">
                <text:p>2.25796</text:p>
              </table:table-cell>
              <table:table-cell office:value-type="float" office:value="2.03937">
                <text:p>2.03937</text:p>
              </table:table-cell>
              <table:table-cell office:value-type="float" office:value="1.83896">
                <text:p>1.83896</text:p>
              </table:table-cell>
              <table:table-cell office:value-type="float" office:value="1.83896">
                <text:p>1.83896</text:p>
              </table:table-cell>
              <table:table-cell office:value-type="float" office:value="0.719126">
                <text:p>0.7191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0.01088002582">
                <text:p>1300.01088002582</text:p>
              </table:table-cell>
              <table:table-cell office:value-type="float" office:value="2.25808">
                <text:p>2.25808</text:p>
              </table:table-cell>
              <table:table-cell office:value-type="float" office:value="2.03923">
                <text:p>2.03923</text:p>
              </table:table-cell>
              <table:table-cell office:value-type="float" office:value="1.83924">
                <text:p>1.83924</text:p>
              </table:table-cell>
              <table:table-cell office:value-type="float" office:value="1.83923">
                <text:p>1.83923</text:p>
              </table:table-cell>
              <table:table-cell office:value-type="float" office:value="0.718541">
                <text:p>0.7185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0.01304002582">
                <text:p>1320.01304002582</text:p>
              </table:table-cell>
              <table:table-cell office:value-type="float" office:value="2.25838">
                <text:p>2.25838</text:p>
              </table:table-cell>
              <table:table-cell office:value-type="float" office:value="2.03863">
                <text:p>2.03863</text:p>
              </table:table-cell>
              <table:table-cell office:value-type="float" office:value="1.83892">
                <text:p>1.83892</text:p>
              </table:table-cell>
              <table:table-cell office:value-type="float" office:value="1.83892">
                <text:p>1.83892</text:p>
              </table:table-cell>
              <table:table-cell office:value-type="float" office:value="0.718385">
                <text:p>0.718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0.00896002582">
                <text:p>1340.00896002582</text:p>
              </table:table-cell>
              <table:table-cell office:value-type="float" office:value="2.25925">
                <text:p>2.25925</text:p>
              </table:table-cell>
              <table:table-cell office:value-type="float" office:value="2.03904">
                <text:p>2.03904</text:p>
              </table:table-cell>
              <table:table-cell office:value-type="float" office:value="1.83908">
                <text:p>1.83908</text:p>
              </table:table-cell>
              <table:table-cell office:value-type="float" office:value="1.83908">
                <text:p>1.83908</text:p>
              </table:table-cell>
              <table:table-cell office:value-type="float" office:value="0.719107">
                <text:p>0.719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0.01216002582">
                <text:p>1360.01216002582</text:p>
              </table:table-cell>
              <table:table-cell office:value-type="float" office:value="2.35668">
                <text:p>2.35668</text:p>
              </table:table-cell>
              <table:table-cell office:value-type="float" office:value="2.03934">
                <text:p>2.03934</text:p>
              </table:table-cell>
              <table:table-cell office:value-type="float" office:value="1.83879">
                <text:p>1.83879</text:p>
              </table:table-cell>
              <table:table-cell office:value-type="float" office:value="1.83879">
                <text:p>1.83879</text:p>
              </table:table-cell>
              <table:table-cell office:value-type="float" office:value="0.711639">
                <text:p>0.7116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0.01112002582">
                <text:p>1380.01112002582</text:p>
              </table:table-cell>
              <table:table-cell office:value-type="float" office:value="2.25894">
                <text:p>2.25894</text:p>
              </table:table-cell>
              <table:table-cell office:value-type="float" office:value="2.0384">
                <text:p>2.0384</text:p>
              </table:table-cell>
              <table:table-cell office:value-type="float" office:value="1.83876">
                <text:p>1.83876</text:p>
              </table:table-cell>
              <table:table-cell office:value-type="float" office:value="1.83876">
                <text:p>1.83876</text:p>
              </table:table-cell>
              <table:table-cell office:value-type="float" office:value="0.71878">
                <text:p>0.71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0.01088002582">
                <text:p>1400.01088002582</text:p>
              </table:table-cell>
              <table:table-cell office:value-type="float" office:value="2.16795">
                <text:p>2.16795</text:p>
              </table:table-cell>
              <table:table-cell office:value-type="float" office:value="2.03732">
                <text:p>2.03732</text:p>
              </table:table-cell>
              <table:table-cell office:value-type="float" office:value="1.83823">
                <text:p>1.83823</text:p>
              </table:table-cell>
              <table:table-cell office:value-type="float" office:value="1.83823">
                <text:p>1.83823</text:p>
              </table:table-cell>
              <table:table-cell office:value-type="float" office:value="0.727093">
                <text:p>0.7270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0.01120002582">
                <text:p>1420.01120002582</text:p>
              </table:table-cell>
              <table:table-cell office:value-type="float" office:value="2.16951">
                <text:p>2.16951</text:p>
              </table:table-cell>
              <table:table-cell office:value-type="float" office:value="2.0366">
                <text:p>2.0366</text:p>
              </table:table-cell>
              <table:table-cell office:value-type="float" office:value="1.83735">
                <text:p>1.83735</text:p>
              </table:table-cell>
              <table:table-cell office:value-type="float" office:value="1.83734">
                <text:p>1.83734</text:p>
              </table:table-cell>
              <table:table-cell office:value-type="float" office:value="0.726718">
                <text:p>0.726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0.01404802582">
                <text:p>1440.01404802582</text:p>
              </table:table-cell>
              <table:table-cell office:value-type="float" office:value="2.08364">
                <text:p>2.08364</text:p>
              </table:table-cell>
              <table:table-cell office:value-type="float" office:value="2.03507">
                <text:p>2.03507</text:p>
              </table:table-cell>
              <table:table-cell office:value-type="float" office:value="1.83677">
                <text:p>1.83677</text:p>
              </table:table-cell>
              <table:table-cell office:value-type="float" office:value="1.83676">
                <text:p>1.83676</text:p>
              </table:table-cell>
              <table:table-cell office:value-type="float" office:value="0.734397">
                <text:p>0.7343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.01336002582">
                <text:p>1460.01336002582</text:p>
              </table:table-cell>
              <table:table-cell office:value-type="float" office:value="2.1676">
                <text:p>2.1676</text:p>
              </table:table-cell>
              <table:table-cell office:value-type="float" office:value="2.0362">
                <text:p>2.0362</text:p>
              </table:table-cell>
              <table:table-cell office:value-type="float" office:value="1.83699">
                <text:p>1.83699</text:p>
              </table:table-cell>
              <table:table-cell office:value-type="float" office:value="1.83699">
                <text:p>1.83699</text:p>
              </table:table-cell>
              <table:table-cell office:value-type="float" office:value="0.725761">
                <text:p>0.7257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0.00924802582">
                <text:p>1480.00924802582</text:p>
              </table:table-cell>
              <table:table-cell office:value-type="float" office:value="2.08115">
                <text:p>2.08115</text:p>
              </table:table-cell>
              <table:table-cell office:value-type="float" office:value="2.03366">
                <text:p>2.03366</text:p>
              </table:table-cell>
              <table:table-cell office:value-type="float" office:value="1.83582">
                <text:p>1.83582</text:p>
              </table:table-cell>
              <table:table-cell office:value-type="float" office:value="1.83582">
                <text:p>1.83582</text:p>
              </table:table-cell>
              <table:table-cell office:value-type="float" office:value="0.732303">
                <text:p>0.732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.01272002582">
                <text:p>1500.01272002582</text:p>
              </table:table-cell>
              <table:table-cell office:value-type="float" office:value="2.08217">
                <text:p>2.08217</text:p>
              </table:table-cell>
              <table:table-cell office:value-type="float" office:value="2.03421">
                <text:p>2.03421</text:p>
              </table:table-cell>
              <table:table-cell office:value-type="float" office:value="1.83597">
                <text:p>1.83597</text:p>
              </table:table-cell>
              <table:table-cell office:value-type="float" office:value="1.83597">
                <text:p>1.83597</text:p>
              </table:table-cell>
              <table:table-cell office:value-type="float" office:value="0.733468">
                <text:p>0.7334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0.01176002582">
                <text:p>1520.01176002582</text:p>
              </table:table-cell>
              <table:table-cell office:value-type="float" office:value="2.082">
                <text:p>2.082</text:p>
              </table:table-cell>
              <table:table-cell office:value-type="float" office:value="2.03444">
                <text:p>2.03444</text:p>
              </table:table-cell>
              <table:table-cell office:value-type="float" office:value="1.83615">
                <text:p>1.83615</text:p>
              </table:table-cell>
              <table:table-cell office:value-type="float" office:value="1.83615">
                <text:p>1.83615</text:p>
              </table:table-cell>
              <table:table-cell office:value-type="float" office:value="0.733466">
                <text:p>0.7334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40.01144002582">
                <text:p>1540.01144002582</text:p>
              </table:table-cell>
              <table:table-cell office:value-type="float" office:value="2.1676">
                <text:p>2.1676</text:p>
              </table:table-cell>
              <table:table-cell office:value-type="float" office:value="2.03539">
                <text:p>2.03539</text:p>
              </table:table-cell>
              <table:table-cell office:value-type="float" office:value="1.83642">
                <text:p>1.83642</text:p>
              </table:table-cell>
              <table:table-cell office:value-type="float" office:value="1.83641">
                <text:p>1.83641</text:p>
              </table:table-cell>
              <table:table-cell office:value-type="float" office:value="0.725334">
                <text:p>0.725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60.00928002582">
                <text:p>1560.00928002582</text:p>
              </table:table-cell>
              <table:table-cell office:value-type="float" office:value="2.081">
                <text:p>2.081</text:p>
              </table:table-cell>
              <table:table-cell office:value-type="float" office:value="2.0347">
                <text:p>2.0347</text:p>
              </table:table-cell>
              <table:table-cell office:value-type="float" office:value="1.83644">
                <text:p>1.83644</text:p>
              </table:table-cell>
              <table:table-cell office:value-type="float" office:value="1.83644">
                <text:p>1.83644</text:p>
              </table:table-cell>
              <table:table-cell office:value-type="float" office:value="0.732883">
                <text:p>0.732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0.01304002582">
                <text:p>1580.01304002582</text:p>
              </table:table-cell>
              <table:table-cell office:value-type="float" office:value="2.0809">
                <text:p>2.0809</text:p>
              </table:table-cell>
              <table:table-cell office:value-type="float" office:value="2.03483">
                <text:p>2.03483</text:p>
              </table:table-cell>
              <table:table-cell office:value-type="float" office:value="1.8363">
                <text:p>1.8363</text:p>
              </table:table-cell>
              <table:table-cell office:value-type="float" office:value="1.8363">
                <text:p>1.8363</text:p>
              </table:table-cell>
              <table:table-cell office:value-type="float" office:value="0.733466">
                <text:p>0.7334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0.01531202582">
                <text:p>1600.01531202582</text:p>
              </table:table-cell>
              <table:table-cell office:value-type="float" office:value="2.16511">
                <text:p>2.16511</text:p>
              </table:table-cell>
              <table:table-cell office:value-type="float" office:value="2.03605">
                <text:p>2.03605</text:p>
              </table:table-cell>
              <table:table-cell office:value-type="float" office:value="1.83704">
                <text:p>1.83704</text:p>
              </table:table-cell>
              <table:table-cell office:value-type="float" office:value="1.83704">
                <text:p>1.83704</text:p>
              </table:table-cell>
              <table:table-cell office:value-type="float" office:value="0.724714">
                <text:p>0.7247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0.01907202582">
                <text:p>1620.01907202582</text:p>
              </table:table-cell>
              <table:table-cell office:value-type="float" office:value="2.07794">
                <text:p>2.07794</text:p>
              </table:table-cell>
              <table:table-cell office:value-type="float" office:value="2.03381">
                <text:p>2.03381</text:p>
              </table:table-cell>
              <table:table-cell office:value-type="float" office:value="1.8363">
                <text:p>1.8363</text:p>
              </table:table-cell>
              <table:table-cell office:value-type="float" office:value="1.83629">
                <text:p>1.83629</text:p>
              </table:table-cell>
              <table:table-cell office:value-type="float" office:value="0.730506">
                <text:p>0.730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40.01404802582">
                <text:p>1640.01404802582</text:p>
              </table:table-cell>
              <table:table-cell office:value-type="float" office:value="2.07803">
                <text:p>2.07803</text:p>
              </table:table-cell>
              <table:table-cell office:value-type="float" office:value="2.03388">
                <text:p>2.03388</text:p>
              </table:table-cell>
              <table:table-cell office:value-type="float" office:value="1.83633">
                <text:p>1.83633</text:p>
              </table:table-cell>
              <table:table-cell office:value-type="float" office:value="1.83633">
                <text:p>1.83633</text:p>
              </table:table-cell>
              <table:table-cell office:value-type="float" office:value="0.730526">
                <text:p>0.730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60.01272002582">
                <text:p>1660.01272002582</text:p>
              </table:table-cell>
              <table:table-cell office:value-type="float" office:value="1.99835">
                <text:p>1.99835</text:p>
              </table:table-cell>
              <table:table-cell office:value-type="float" office:value="2.03116">
                <text:p>2.03116</text:p>
              </table:table-cell>
              <table:table-cell office:value-type="float" office:value="1.83528">
                <text:p>1.83528</text:p>
              </table:table-cell>
              <table:table-cell office:value-type="float" office:value="1.83528">
                <text:p>1.83528</text:p>
              </table:table-cell>
              <table:table-cell office:value-type="float" office:value="0.7366">
                <text:p>0.73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0.01152002582">
                <text:p>1680.01152002582</text:p>
              </table:table-cell>
              <table:table-cell office:value-type="float" office:value="1.99887">
                <text:p>1.99887</text:p>
              </table:table-cell>
              <table:table-cell office:value-type="float" office:value="2.03145">
                <text:p>2.03145</text:p>
              </table:table-cell>
              <table:table-cell office:value-type="float" office:value="1.83542">
                <text:p>1.83542</text:p>
              </table:table-cell>
              <table:table-cell office:value-type="float" office:value="1.83542">
                <text:p>1.83542</text:p>
              </table:table-cell>
              <table:table-cell office:value-type="float" office:value="0.737249">
                <text:p>0.7372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0.01016002582">
                <text:p>1700.01016002582</text:p>
              </table:table-cell>
              <table:table-cell office:value-type="float" office:value="1.99825">
                <text:p>1.99825</text:p>
              </table:table-cell>
              <table:table-cell office:value-type="float" office:value="2.03109">
                <text:p>2.03109</text:p>
              </table:table-cell>
              <table:table-cell office:value-type="float" office:value="1.83528">
                <text:p>1.83528</text:p>
              </table:table-cell>
              <table:table-cell office:value-type="float" office:value="1.83528">
                <text:p>1.83528</text:p>
              </table:table-cell>
              <table:table-cell office:value-type="float" office:value="0.736609">
                <text:p>0.7366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20.01184002582">
                <text:p>1720.01184002582</text:p>
              </table:table-cell>
              <table:table-cell office:value-type="float" office:value="1.92892">
                <text:p>1.92892</text:p>
              </table:table-cell>
              <table:table-cell office:value-type="float" office:value="2.03075">
                <text:p>2.03075</text:p>
              </table:table-cell>
              <table:table-cell office:value-type="float" office:value="1.83506">
                <text:p>1.83506</text:p>
              </table:table-cell>
              <table:table-cell office:value-type="float" office:value="1.83506">
                <text:p>1.83506</text:p>
              </table:table-cell>
              <table:table-cell office:value-type="float" office:value="0.746247">
                <text:p>0.746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40.01144002582">
                <text:p>1740.01144002582</text:p>
              </table:table-cell>
              <table:table-cell office:value-type="float" office:value="1.86818">
                <text:p>1.86818</text:p>
              </table:table-cell>
              <table:table-cell office:value-type="float" office:value="2.02965">
                <text:p>2.02965</text:p>
              </table:table-cell>
              <table:table-cell office:value-type="float" office:value="1.83477">
                <text:p>1.83477</text:p>
              </table:table-cell>
              <table:table-cell office:value-type="float" office:value="1.83477">
                <text:p>1.83477</text:p>
              </table:table-cell>
              <table:table-cell office:value-type="float" office:value="0.754697">
                <text:p>0.754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60.01152002582">
                <text:p>1760.01152002582</text:p>
              </table:table-cell>
              <table:table-cell office:value-type="float" office:value="1.92958">
                <text:p>1.92958</text:p>
              </table:table-cell>
              <table:table-cell office:value-type="float" office:value="2.03037">
                <text:p>2.03037</text:p>
              </table:table-cell>
              <table:table-cell office:value-type="float" office:value="1.83465">
                <text:p>1.83465</text:p>
              </table:table-cell>
              <table:table-cell office:value-type="float" office:value="1.83465">
                <text:p>1.83465</text:p>
              </table:table-cell>
              <table:table-cell office:value-type="float" office:value="0.746542">
                <text:p>0.7465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80.01555202582">
                <text:p>1780.01555202582</text:p>
              </table:table-cell>
              <table:table-cell office:value-type="float" office:value="1.9305">
                <text:p>1.9305</text:p>
              </table:table-cell>
              <table:table-cell office:value-type="float" office:value="2.03087">
                <text:p>2.03087</text:p>
              </table:table-cell>
              <table:table-cell office:value-type="float" office:value="1.83489">
                <text:p>1.83489</text:p>
              </table:table-cell>
              <table:table-cell office:value-type="float" office:value="1.83489">
                <text:p>1.83489</text:p>
              </table:table-cell>
              <table:table-cell office:value-type="float" office:value="0.747402">
                <text:p>0.7474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0.01176002582">
                <text:p>1800.01176002582</text:p>
              </table:table-cell>
              <table:table-cell office:value-type="float" office:value="1.9308">
                <text:p>1.9308</text:p>
              </table:table-cell>
              <table:table-cell office:value-type="float" office:value="2.03002">
                <text:p>2.03002</text:p>
              </table:table-cell>
              <table:table-cell office:value-type="float" office:value="1.83453">
                <text:p>1.83453</text:p>
              </table:table-cell>
              <table:table-cell office:value-type="float" office:value="1.83453">
                <text:p>1.83453</text:p>
              </table:table-cell>
              <table:table-cell office:value-type="float" office:value="0.747262">
                <text:p>0.7472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0.01660802582">
                <text:p>1820.01660802582</text:p>
              </table:table-cell>
              <table:table-cell office:value-type="float" office:value="1.93164">
                <text:p>1.93164</text:p>
              </table:table-cell>
              <table:table-cell office:value-type="float" office:value="2.03073">
                <text:p>2.03073</text:p>
              </table:table-cell>
              <table:table-cell office:value-type="float" office:value="1.83477">
                <text:p>1.83477</text:p>
              </table:table-cell>
              <table:table-cell office:value-type="float" office:value="1.83476">
                <text:p>1.83476</text:p>
              </table:table-cell>
              <table:table-cell office:value-type="float" office:value="0.748863">
                <text:p>0.748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.04998411774">
                <text:p>1840.04998411774</text:p>
              </table:table-cell>
              <table:table-cell office:value-type="float" office:value="1.93171">
                <text:p>1.93171</text:p>
              </table:table-cell>
              <table:table-cell office:value-type="float" office:value="2.03075">
                <text:p>2.03075</text:p>
              </table:table-cell>
              <table:table-cell office:value-type="float" office:value="1.83482">
                <text:p>1.83482</text:p>
              </table:table-cell>
              <table:table-cell office:value-type="float" office:value="1.83481">
                <text:p>1.83481</text:p>
              </table:table-cell>
              <table:table-cell office:value-type="float" office:value="0.748957">
                <text:p>0.748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60.00860802582">
                <text:p>1860.00860802582</text:p>
              </table:table-cell>
              <table:table-cell office:value-type="float" office:value="2.00393">
                <text:p>2.00393</text:p>
              </table:table-cell>
              <table:table-cell office:value-type="float" office:value="2.03232">
                <text:p>2.03232</text:p>
              </table:table-cell>
              <table:table-cell office:value-type="float" office:value="1.83538">
                <text:p>1.83538</text:p>
              </table:table-cell>
              <table:table-cell office:value-type="float" office:value="1.83538">
                <text:p>1.83538</text:p>
              </table:table-cell>
              <table:table-cell office:value-type="float" office:value="0.742308">
                <text:p>0.7423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80.01148802582">
                <text:p>1880.01148802582</text:p>
              </table:table-cell>
              <table:table-cell office:value-type="float" office:value="2.00395">
                <text:p>2.00395</text:p>
              </table:table-cell>
              <table:table-cell office:value-type="float" office:value="2.03231">
                <text:p>2.03231</text:p>
              </table:table-cell>
              <table:table-cell office:value-type="float" office:value="1.83534">
                <text:p>1.83534</text:p>
              </table:table-cell>
              <table:table-cell office:value-type="float" office:value="1.83534">
                <text:p>1.83534</text:p>
              </table:table-cell>
              <table:table-cell office:value-type="float" office:value="0.742197">
                <text:p>0.742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0.00860802582">
                <text:p>1900.00860802582</text:p>
              </table:table-cell>
              <table:table-cell office:value-type="float" office:value="2.00444">
                <text:p>2.00444</text:p>
              </table:table-cell>
              <table:table-cell office:value-type="float" office:value="2.03265">
                <text:p>2.03265</text:p>
              </table:table-cell>
              <table:table-cell office:value-type="float" office:value="1.83535">
                <text:p>1.83535</text:p>
              </table:table-cell>
              <table:table-cell office:value-type="float" office:value="1.83535">
                <text:p>1.83535</text:p>
              </table:table-cell>
              <table:table-cell office:value-type="float" office:value="0.743078">
                <text:p>0.7430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20.00928002582">
                <text:p>1920.00928002582</text:p>
              </table:table-cell>
              <table:table-cell office:value-type="float" office:value="2.00468">
                <text:p>2.00468</text:p>
              </table:table-cell>
              <table:table-cell office:value-type="float" office:value="2.03281">
                <text:p>2.03281</text:p>
              </table:table-cell>
              <table:table-cell office:value-type="float" office:value="1.83553">
                <text:p>1.83553</text:p>
              </table:table-cell>
              <table:table-cell office:value-type="float" office:value="1.83552">
                <text:p>1.83552</text:p>
              </table:table-cell>
              <table:table-cell office:value-type="float" office:value="0.743221">
                <text:p>0.743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0.01208002183">
                <text:p>1940.01208002183</text:p>
              </table:table-cell>
              <table:table-cell office:value-type="float" office:value="4.31112">
                <text:p>4.31112</text:p>
              </table:table-cell>
              <table:table-cell office:value-type="float" office:value="4.33335">
                <text:p>4.33335</text:p>
              </table:table-cell>
              <table:table-cell office:value-type="float" office:value="4.15354">
                <text:p>4.15354</text:p>
              </table:table-cell>
              <table:table-cell office:value-type="float" office:value="4.15354">
                <text:p>4.15354</text:p>
              </table:table-cell>
              <table:table-cell office:value-type="float" office:value="2.96055">
                <text:p>2.96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60.01112002184">
                <text:p>1960.01112002184</text:p>
              </table:table-cell>
              <table:table-cell office:value-type="float" office:value="4.24768">
                <text:p>4.24768</text:p>
              </table:table-cell>
              <table:table-cell office:value-type="float" office:value="4.32138">
                <text:p>4.32138</text:p>
              </table:table-cell>
              <table:table-cell office:value-type="float" office:value="4.15332">
                <text:p>4.15332</text:p>
              </table:table-cell>
              <table:table-cell office:value-type="float" office:value="4.15331">
                <text:p>4.15331</text:p>
              </table:table-cell>
              <table:table-cell office:value-type="float" office:value="2.97021">
                <text:p>2.970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0.00700802184">
                <text:p>1980.00700802184</text:p>
              </table:table-cell>
              <table:table-cell office:value-type="float" office:value="4.24897">
                <text:p>4.24897</text:p>
              </table:table-cell>
              <table:table-cell office:value-type="float" office:value="4.32138">
                <text:p>4.32138</text:p>
              </table:table-cell>
              <table:table-cell office:value-type="float" office:value="4.15399">
                <text:p>4.15399</text:p>
              </table:table-cell>
              <table:table-cell office:value-type="float" office:value="4.15399">
                <text:p>4.15399</text:p>
              </table:table-cell>
              <table:table-cell office:value-type="float" office:value="2.96648">
                <text:p>2.966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.01024002981">
                <text:p>2000.01024002981</text:p>
              </table:table-cell>
              <table:table-cell office:value-type="float" office:value="5.45871">
                <text:p>5.45871</text:p>
              </table:table-cell>
              <table:table-cell office:value-type="float" office:value="5.2091">
                <text:p>5.2091</text:p>
              </table:table-cell>
              <table:table-cell office:value-type="float" office:value="5.54436">
                <text:p>5.54436</text:p>
              </table:table-cell>
              <table:table-cell office:value-type="float" office:value="5.54435">
                <text:p>5.54435</text:p>
              </table:table-cell>
              <table:table-cell office:value-type="float" office:value="4.89015">
                <text:p>4.890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20.04347210311">
                <text:p>2020.04347210311</text:p>
              </table:table-cell>
              <table:table-cell office:value-type="float" office:value="8.47741">
                <text:p>8.47741</text:p>
              </table:table-cell>
              <table:table-cell office:value-type="float" office:value="8.1846">
                <text:p>8.1846</text:p>
              </table:table-cell>
              <table:table-cell office:value-type="float" office:value="8.56278">
                <text:p>8.56278</text:p>
              </table:table-cell>
              <table:table-cell office:value-type="float" office:value="8.56277">
                <text:p>8.56277</text:p>
              </table:table-cell>
              <table:table-cell office:value-type="float" office:value="8.5603">
                <text:p>8.5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60.0416641381">
                <text:p>2060.0416641381</text:p>
              </table:table-cell>
              <table:table-cell office:value-type="float" office:value="7.53067">
                <text:p>7.53067</text:p>
              </table:table-cell>
              <table:table-cell office:value-type="float" office:value="7.26636">
                <text:p>7.26636</text:p>
              </table:table-cell>
              <table:table-cell office:value-type="float" office:value="7.59855">
                <text:p>7.59855</text:p>
              </table:table-cell>
              <table:table-cell office:value-type="float" office:value="7.58998">
                <text:p>7.58998</text:p>
              </table:table-cell>
              <table:table-cell office:value-type="float" office:value="7.60821">
                <text:p>7.608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80.03379210634">
                <text:p>2080.03379210634</text:p>
              </table:table-cell>
              <table:table-cell office:value-type="float" office:value="6.73502">
                <text:p>6.73502</text:p>
              </table:table-cell>
              <table:table-cell office:value-type="float" office:value="6.35142">
                <text:p>6.35142</text:p>
              </table:table-cell>
              <table:table-cell office:value-type="float" office:value="6.63699">
                <text:p>6.63699</text:p>
              </table:table-cell>
              <table:table-cell office:value-type="float" office:value="6.62262">
                <text:p>6.62262</text:p>
              </table:table-cell>
              <table:table-cell office:value-type="float" office:value="6.66118">
                <text:p>6.661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00.01497603782">
                <text:p>2100.01497603782</text:p>
              </table:table-cell>
              <table:table-cell office:value-type="float" office:value="5.79402">
                <text:p>5.79402</text:p>
              </table:table-cell>
              <table:table-cell office:value-type="float" office:value="5.43589">
                <text:p>5.43589</text:p>
              </table:table-cell>
              <table:table-cell office:value-type="float" office:value="5.67544">
                <text:p>5.67544</text:p>
              </table:table-cell>
              <table:table-cell office:value-type="float" office:value="5.65965">
                <text:p>5.65965</text:p>
              </table:table-cell>
              <table:table-cell office:value-type="float" office:value="5.72143">
                <text:p>5.721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20.02004803782">
                <text:p>2120.02004803782</text:p>
              </table:table-cell>
              <table:table-cell office:value-type="float" office:value="4.8558">
                <text:p>4.8558</text:p>
              </table:table-cell>
              <table:table-cell office:value-type="float" office:value="4.52182">
                <text:p>4.52182</text:p>
              </table:table-cell>
              <table:table-cell office:value-type="float" office:value="4.71081">
                <text:p>4.71081</text:p>
              </table:table-cell>
              <table:table-cell office:value-type="float" office:value="4.70127">
                <text:p>4.70127</text:p>
              </table:table-cell>
              <table:table-cell office:value-type="float" office:value="4.78932">
                <text:p>4.78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40.01617603782">
                <text:p>2140.01617603782</text:p>
              </table:table-cell>
              <table:table-cell office:value-type="float" office:value="3.92697">
                <text:p>3.92697</text:p>
              </table:table-cell>
              <table:table-cell office:value-type="float" office:value="3.61292">
                <text:p>3.61292</text:p>
              </table:table-cell>
              <table:table-cell office:value-type="float" office:value="3.74911">
                <text:p>3.74911</text:p>
              </table:table-cell>
              <table:table-cell office:value-type="float" office:value="3.75827">
                <text:p>3.75827</text:p>
              </table:table-cell>
              <table:table-cell office:value-type="float" office:value="3.87741">
                <text:p>3.877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60.01585603782">
                <text:p>2160.01585603782</text:p>
              </table:table-cell>
              <table:table-cell office:value-type="float" office:value="3.01197">
                <text:p>3.01197</text:p>
              </table:table-cell>
              <table:table-cell office:value-type="float" office:value="2.71014">
                <text:p>2.71014</text:p>
              </table:table-cell>
              <table:table-cell office:value-type="float" office:value="2.78693">
                <text:p>2.78693</text:p>
              </table:table-cell>
              <table:table-cell office:value-type="float" office:value="2.84056">
                <text:p>2.84056</text:p>
              </table:table-cell>
              <table:table-cell office:value-type="float" office:value="2.9969">
                <text:p>2.99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0.01553603782">
                <text:p>2180.01553603782</text:p>
              </table:table-cell>
              <table:table-cell office:value-type="float" office:value="2.12682">
                <text:p>2.12682</text:p>
              </table:table-cell>
              <table:table-cell office:value-type="float" office:value="1.80199">
                <text:p>1.80199</text:p>
              </table:table-cell>
              <table:table-cell office:value-type="float" office:value="1.82789">
                <text:p>1.82789</text:p>
              </table:table-cell>
              <table:table-cell office:value-type="float" office:value="1.9859">
                <text:p>1.9859</text:p>
              </table:table-cell>
              <table:table-cell office:value-type="float" office:value="2.19157">
                <text:p>2.19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00.01521603782">
                <text:p>2200.01521603782</text:p>
              </table:table-cell>
              <table:table-cell office:value-type="float" office:value="1.33164">
                <text:p>1.33164</text:p>
              </table:table-cell>
              <table:table-cell office:value-type="float" office:value="0.984058">
                <text:p>0.984058</text:p>
              </table:table-cell>
              <table:table-cell office:value-type="float" office:value="0.868726">
                <text:p>0.868726</text:p>
              </table:table-cell>
              <table:table-cell office:value-type="float" office:value="1.31375">
                <text:p>1.31375</text:p>
              </table:table-cell>
              <table:table-cell office:value-type="float" office:value="1.56966">
                <text:p>1.569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20.01590403782">
                <text:p>2220.01590403782</text:p>
              </table:table-cell>
              <table:table-cell office:value-type="float" office:value="0.900651">
                <text:p>0.900651</text:p>
              </table:table-cell>
              <table:table-cell office:value-type="float" office:value="0.615891">
                <text:p>0.615891</text:p>
              </table:table-cell>
              <table:table-cell office:value-type="float" office:value="0.102201">
                <text:p>0.102201</text:p>
              </table:table-cell>
              <table:table-cell office:value-type="float" office:value="1.19013">
                <text:p>1.19013</text:p>
              </table:table-cell>
              <table:table-cell office:value-type="float" office:value="1.40748">
                <text:p>1.407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0.01881603782">
                <text:p>2240.01881603782</text:p>
              </table:table-cell>
              <table:table-cell office:value-type="float" office:value="0.913123">
                <text:p>0.913123</text:p>
              </table:table-cell>
              <table:table-cell office:value-type="float" office:value="0.964064">
                <text:p>0.964064</text:p>
              </table:table-cell>
              <table:table-cell office:value-type="float" office:value="0.4065">
                <text:p>0.4065</text:p>
              </table:table-cell>
              <table:table-cell office:value-type="float" office:value="1.12247">
                <text:p>1.12247</text:p>
              </table:table-cell>
              <table:table-cell office:value-type="float" office:value="1.35764">
                <text:p>1.357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60.01593603782">
                <text:p>2260.01593603782</text:p>
              </table:table-cell>
              <table:table-cell office:value-type="float" office:value="0.912547">
                <text:p>0.912547</text:p>
              </table:table-cell>
              <table:table-cell office:value-type="float" office:value="0.963562">
                <text:p>0.963562</text:p>
              </table:table-cell>
              <table:table-cell office:value-type="float" office:value="0.389884">
                <text:p>0.389884</text:p>
              </table:table-cell>
              <table:table-cell office:value-type="float" office:value="1.11829">
                <text:p>1.11829</text:p>
              </table:table-cell>
              <table:table-cell office:value-type="float" office:value="1.35585">
                <text:p>1.355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80.01745603782">
                <text:p>2280.01745603782</text:p>
              </table:table-cell>
              <table:table-cell office:value-type="float" office:value="0.911137">
                <text:p>0.911137</text:p>
              </table:table-cell>
              <table:table-cell office:value-type="float" office:value="0.955554">
                <text:p>0.955554</text:p>
              </table:table-cell>
              <table:table-cell office:value-type="float" office:value="0.363496">
                <text:p>0.363496</text:p>
              </table:table-cell>
              <table:table-cell office:value-type="float" office:value="1.10204">
                <text:p>1.10204</text:p>
              </table:table-cell>
              <table:table-cell office:value-type="float" office:value="1.34803">
                <text:p>1.348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00.02486403782">
                <text:p>2300.02486403782</text:p>
              </table:table-cell>
              <table:table-cell office:value-type="float" office:value="0.911308">
                <text:p>0.911308</text:p>
              </table:table-cell>
              <table:table-cell office:value-type="float" office:value="0.9557">
                <text:p>0.9557</text:p>
              </table:table-cell>
              <table:table-cell office:value-type="float" office:value="0.362891">
                <text:p>0.362891</text:p>
              </table:table-cell>
              <table:table-cell office:value-type="float" office:value="1.10329">
                <text:p>1.10329</text:p>
              </table:table-cell>
              <table:table-cell office:value-type="float" office:value="1.34856">
                <text:p>1.348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20.01841603782">
                <text:p>2320.01841603782</text:p>
              </table:table-cell>
              <table:table-cell office:value-type="float" office:value="0.909734">
                <text:p>0.909734</text:p>
              </table:table-cell>
              <table:table-cell office:value-type="float" office:value="0.954243">
                <text:p>0.954243</text:p>
              </table:table-cell>
              <table:table-cell office:value-type="float" office:value="0.341938">
                <text:p>0.341938</text:p>
              </table:table-cell>
              <table:table-cell office:value-type="float" office:value="1.0935">
                <text:p>1.0935</text:p>
              </table:table-cell>
              <table:table-cell office:value-type="float" office:value="1.34468">
                <text:p>1.344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40.01529603782">
                <text:p>2340.01529603782</text:p>
              </table:table-cell>
              <table:table-cell office:value-type="float" office:value="0.909488">
                <text:p>0.909488</text:p>
              </table:table-cell>
              <table:table-cell office:value-type="float" office:value="0.954207">
                <text:p>0.954207</text:p>
              </table:table-cell>
              <table:table-cell office:value-type="float" office:value="0.327551">
                <text:p>0.327551</text:p>
              </table:table-cell>
              <table:table-cell office:value-type="float" office:value="1.08797">
                <text:p>1.08797</text:p>
              </table:table-cell>
              <table:table-cell office:value-type="float" office:value="1.34171">
                <text:p>1.341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60.01457603782">
                <text:p>2360.01457603782</text:p>
              </table:table-cell>
              <table:table-cell office:value-type="float" office:value="0.909401">
                <text:p>0.909401</text:p>
              </table:table-cell>
              <table:table-cell office:value-type="float" office:value="0.954121">
                <text:p>0.954121</text:p>
              </table:table-cell>
              <table:table-cell office:value-type="float" office:value="0.327746">
                <text:p>0.327746</text:p>
              </table:table-cell>
              <table:table-cell office:value-type="float" office:value="1.08713">
                <text:p>1.08713</text:p>
              </table:table-cell>
              <table:table-cell office:value-type="float" office:value="1.34133">
                <text:p>1.341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80.01561603782">
                <text:p>2380.01561603782</text:p>
              </table:table-cell>
              <table:table-cell office:value-type="float" office:value="0.901326">
                <text:p>0.901326</text:p>
              </table:table-cell>
              <table:table-cell office:value-type="float" office:value="0.808102">
                <text:p>0.808102</text:p>
              </table:table-cell>
              <table:table-cell office:value-type="float" office:value="0.18545">
                <text:p>0.18545</text:p>
              </table:table-cell>
              <table:table-cell office:value-type="float" office:value="0.963447">
                <text:p>0.963447</text:p>
              </table:table-cell>
              <table:table-cell office:value-type="float" office:value="1.19536">
                <text:p>1.195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00.01465603782">
                <text:p>2400.01465603782</text:p>
              </table:table-cell>
              <table:table-cell office:value-type="float" office:value="0.901301">
                <text:p>0.901301</text:p>
              </table:table-cell>
              <table:table-cell office:value-type="float" office:value="0.808119">
                <text:p>0.808119</text:p>
              </table:table-cell>
              <table:table-cell office:value-type="float" office:value="0.184601">
                <text:p>0.184601</text:p>
              </table:table-cell>
              <table:table-cell office:value-type="float" office:value="0.964287">
                <text:p>0.964287</text:p>
              </table:table-cell>
              <table:table-cell office:value-type="float" office:value="1.19573">
                <text:p>1.195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20.01649603782">
                <text:p>2420.01649603782</text:p>
              </table:table-cell>
              <table:table-cell office:value-type="float" office:value="0.901151">
                <text:p>0.901151</text:p>
              </table:table-cell>
              <table:table-cell office:value-type="float" office:value="0.808313">
                <text:p>0.808313</text:p>
              </table:table-cell>
              <table:table-cell office:value-type="float" office:value="0.181124">
                <text:p>0.181124</text:p>
              </table:table-cell>
              <table:table-cell office:value-type="float" office:value="0.965955">
                <text:p>0.965955</text:p>
              </table:table-cell>
              <table:table-cell office:value-type="float" office:value="1.19603">
                <text:p>1.196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40.01745603782">
                <text:p>2440.01745603782</text:p>
              </table:table-cell>
              <table:table-cell office:value-type="float" office:value="0.901268">
                <text:p>0.901268</text:p>
              </table:table-cell>
              <table:table-cell office:value-type="float" office:value="0.808092">
                <text:p>0.808092</text:p>
              </table:table-cell>
              <table:table-cell office:value-type="float" office:value="0.1825">
                <text:p>0.1825</text:p>
              </table:table-cell>
              <table:table-cell office:value-type="float" office:value="0.967995">
                <text:p>0.967995</text:p>
              </table:table-cell>
              <table:table-cell office:value-type="float" office:value="1.19776">
                <text:p>1.19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60.01625603782">
                <text:p>2460.01625603782</text:p>
              </table:table-cell>
              <table:table-cell office:value-type="float" office:value="0.901029">
                <text:p>0.901029</text:p>
              </table:table-cell>
              <table:table-cell office:value-type="float" office:value="0.80843">
                <text:p>0.80843</text:p>
              </table:table-cell>
              <table:table-cell office:value-type="float" office:value="0.202146">
                <text:p>0.202146</text:p>
              </table:table-cell>
              <table:table-cell office:value-type="float" office:value="0.971131">
                <text:p>0.971131</text:p>
              </table:table-cell>
              <table:table-cell office:value-type="float" office:value="1.19847">
                <text:p>1.19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80.01401603782">
                <text:p>2480.01401603782</text:p>
              </table:table-cell>
              <table:table-cell office:value-type="float" office:value="0.90062">
                <text:p>0.90062</text:p>
              </table:table-cell>
              <table:table-cell office:value-type="float" office:value="0.812191">
                <text:p>0.812191</text:p>
              </table:table-cell>
              <table:table-cell office:value-type="float" office:value="0.232121">
                <text:p>0.232121</text:p>
              </table:table-cell>
              <table:table-cell office:value-type="float" office:value="0.984797">
                <text:p>0.984797</text:p>
              </table:table-cell>
              <table:table-cell office:value-type="float" office:value="1.20401">
                <text:p>1.204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0.01489603782">
                <text:p>2500.01489603782</text:p>
              </table:table-cell>
              <table:table-cell office:value-type="float" office:value="0.900647">
                <text:p>0.900647</text:p>
              </table:table-cell>
              <table:table-cell office:value-type="float" office:value="0.812144">
                <text:p>0.812144</text:p>
              </table:table-cell>
              <table:table-cell office:value-type="float" office:value="0.233206">
                <text:p>0.233206</text:p>
              </table:table-cell>
              <table:table-cell office:value-type="float" office:value="0.983839">
                <text:p>0.983839</text:p>
              </table:table-cell>
              <table:table-cell office:value-type="float" office:value="1.20361">
                <text:p>1.203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20.01497603782">
                <text:p>2520.01497603782</text:p>
              </table:table-cell>
              <table:table-cell office:value-type="float" office:value="0.900298">
                <text:p>0.900298</text:p>
              </table:table-cell>
              <table:table-cell office:value-type="float" office:value="0.812974">
                <text:p>0.812974</text:p>
              </table:table-cell>
              <table:table-cell office:value-type="float" office:value="0.256843">
                <text:p>0.256843</text:p>
              </table:table-cell>
              <table:table-cell office:value-type="float" office:value="0.993079">
                <text:p>0.993079</text:p>
              </table:table-cell>
              <table:table-cell office:value-type="float" office:value="1.20665">
                <text:p>1.206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40.01625603782">
                <text:p>2540.01625603782</text:p>
              </table:table-cell>
              <table:table-cell office:value-type="float" office:value="0.900221">
                <text:p>0.900221</text:p>
              </table:table-cell>
              <table:table-cell office:value-type="float" office:value="0.813137">
                <text:p>0.813137</text:p>
              </table:table-cell>
              <table:table-cell office:value-type="float" office:value="0.276297">
                <text:p>0.276297</text:p>
              </table:table-cell>
              <table:table-cell office:value-type="float" office:value="0.999114">
                <text:p>0.999114</text:p>
              </table:table-cell>
              <table:table-cell office:value-type="float" office:value="1.20945">
                <text:p>1.209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60.01369603782">
                <text:p>2560.01369603782</text:p>
              </table:table-cell>
              <table:table-cell office:value-type="float" office:value="0.90032">
                <text:p>0.90032</text:p>
              </table:table-cell>
              <table:table-cell office:value-type="float" office:value="0.812813">
                <text:p>0.812813</text:p>
              </table:table-cell>
              <table:table-cell office:value-type="float" office:value="0.255455">
                <text:p>0.255455</text:p>
              </table:table-cell>
              <table:table-cell office:value-type="float" office:value="0.996082">
                <text:p>0.996082</text:p>
              </table:table-cell>
              <table:table-cell office:value-type="float" office:value="1.20862">
                <text:p>1.208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80.01617603782">
                <text:p>2580.01617603782</text:p>
              </table:table-cell>
              <table:table-cell office:value-type="float" office:value="0.91506">
                <text:p>0.91506</text:p>
              </table:table-cell>
              <table:table-cell office:value-type="float" office:value="0.965988">
                <text:p>0.965988</text:p>
              </table:table-cell>
              <table:table-cell office:value-type="float" office:value="0.409067">
                <text:p>0.409067</text:p>
              </table:table-cell>
              <table:table-cell office:value-type="float" office:value="1.13138">
                <text:p>1.13138</text:p>
              </table:table-cell>
              <table:table-cell office:value-type="float" office:value="1.36097">
                <text:p>1.36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00.01942403782">
                <text:p>2600.01942403782</text:p>
              </table:table-cell>
              <table:table-cell office:value-type="float" office:value="0.915179">
                <text:p>0.915179</text:p>
              </table:table-cell>
              <table:table-cell office:value-type="float" office:value="0.966144">
                <text:p>0.966144</text:p>
              </table:table-cell>
              <table:table-cell office:value-type="float" office:value="0.408933">
                <text:p>0.408933</text:p>
              </table:table-cell>
              <table:table-cell office:value-type="float" office:value="1.13092">
                <text:p>1.13092</text:p>
              </table:table-cell>
              <table:table-cell office:value-type="float" office:value="1.36054">
                <text:p>1.360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20.01561603782">
                <text:p>2620.01561603782</text:p>
              </table:table-cell>
              <table:table-cell office:value-type="float" office:value="0.913321">
                <text:p>0.913321</text:p>
              </table:table-cell>
              <table:table-cell office:value-type="float" office:value="0.956777">
                <text:p>0.956777</text:p>
              </table:table-cell>
              <table:table-cell office:value-type="float" office:value="0.381242">
                <text:p>0.381242</text:p>
              </table:table-cell>
              <table:table-cell office:value-type="float" office:value="1.09911">
                <text:p>1.09911</text:p>
              </table:table-cell>
              <table:table-cell office:value-type="float" office:value="1.35294">
                <text:p>1.35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40.01462403782">
                <text:p>2640.01462403782</text:p>
              </table:table-cell>
              <table:table-cell office:value-type="float" office:value="0.911675">
                <text:p>0.911675</text:p>
              </table:table-cell>
              <table:table-cell office:value-type="float" office:value="0.955401">
                <text:p>0.955401</text:p>
              </table:table-cell>
              <table:table-cell office:value-type="float" office:value="0.357742">
                <text:p>0.357742</text:p>
              </table:table-cell>
              <table:table-cell office:value-type="float" office:value="1.08935">
                <text:p>1.08935</text:p>
              </table:table-cell>
              <table:table-cell office:value-type="float" office:value="1.34887">
                <text:p>1.348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0.01526403782">
                <text:p>2660.01526403782</text:p>
              </table:table-cell>
              <table:table-cell office:value-type="float" office:value="0.911634">
                <text:p>0.911634</text:p>
              </table:table-cell>
              <table:table-cell office:value-type="float" office:value="0.955346">
                <text:p>0.955346</text:p>
              </table:table-cell>
              <table:table-cell office:value-type="float" office:value="0.357816">
                <text:p>0.357816</text:p>
              </table:table-cell>
              <table:table-cell office:value-type="float" office:value="1.08989">
                <text:p>1.08989</text:p>
              </table:table-cell>
              <table:table-cell office:value-type="float" office:value="1.34925">
                <text:p>1.349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80.01465603782">
                <text:p>2680.01465603782</text:p>
              </table:table-cell>
              <table:table-cell office:value-type="float" office:value="0.910627">
                <text:p>0.910627</text:p>
              </table:table-cell>
              <table:table-cell office:value-type="float" office:value="0.954444">
                <text:p>0.954444</text:p>
              </table:table-cell>
              <table:table-cell office:value-type="float" office:value="0.337575">
                <text:p>0.337575</text:p>
              </table:table-cell>
              <table:table-cell office:value-type="float" office:value="1.08337">
                <text:p>1.08337</text:p>
              </table:table-cell>
              <table:table-cell office:value-type="float" office:value="1.34658">
                <text:p>1.346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00.01398403782">
                <text:p>2700.01398403782</text:p>
              </table:table-cell>
              <table:table-cell office:value-type="float" office:value="0.901228">
                <text:p>0.901228</text:p>
              </table:table-cell>
              <table:table-cell office:value-type="float" office:value="0.807888">
                <text:p>0.807888</text:p>
              </table:table-cell>
              <table:table-cell office:value-type="float" office:value="0.166545">
                <text:p>0.166545</text:p>
              </table:table-cell>
              <table:table-cell office:value-type="float" office:value="0.95149">
                <text:p>0.95149</text:p>
              </table:table-cell>
              <table:table-cell office:value-type="float" office:value="1.19704">
                <text:p>1.197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20.01996803782">
                <text:p>2720.01996803782</text:p>
              </table:table-cell>
              <table:table-cell office:value-type="float" office:value="0.90196">
                <text:p>0.90196</text:p>
              </table:table-cell>
              <table:table-cell office:value-type="float" office:value="0.804609">
                <text:p>0.804609</text:p>
              </table:table-cell>
              <table:table-cell office:value-type="float" office:value="0.13911">
                <text:p>0.13911</text:p>
              </table:table-cell>
              <table:table-cell office:value-type="float" office:value="0.935685">
                <text:p>0.935685</text:p>
              </table:table-cell>
              <table:table-cell office:value-type="float" office:value="1.19118">
                <text:p>1.191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40.01713603782">
                <text:p>2740.01713603782</text:p>
              </table:table-cell>
              <table:table-cell office:value-type="float" office:value="0.902161">
                <text:p>0.902161</text:p>
              </table:table-cell>
              <table:table-cell office:value-type="float" office:value="0.804487">
                <text:p>0.804487</text:p>
              </table:table-cell>
              <table:table-cell office:value-type="float" office:value="0.14347">
                <text:p>0.14347</text:p>
              </table:table-cell>
              <table:table-cell office:value-type="float" office:value="0.932221">
                <text:p>0.932221</text:p>
              </table:table-cell>
              <table:table-cell office:value-type="float" office:value="1.1899">
                <text:p>1.18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60.01369603782">
                <text:p>2760.01369603782</text:p>
              </table:table-cell>
              <table:table-cell office:value-type="float" office:value="0.901859">
                <text:p>0.901859</text:p>
              </table:table-cell>
              <table:table-cell office:value-type="float" office:value="0.804682">
                <text:p>0.804682</text:p>
              </table:table-cell>
              <table:table-cell office:value-type="float" office:value="0.162769">
                <text:p>0.162769</text:p>
              </table:table-cell>
              <table:table-cell office:value-type="float" office:value="0.937564">
                <text:p>0.937564</text:p>
              </table:table-cell>
              <table:table-cell office:value-type="float" office:value="1.19191">
                <text:p>1.191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80.02036803782">
                <text:p>2780.02036803782</text:p>
              </table:table-cell>
              <table:table-cell office:value-type="float" office:value="0.90199">
                <text:p>0.90199</text:p>
              </table:table-cell>
              <table:table-cell office:value-type="float" office:value="0.804562">
                <text:p>0.804562</text:p>
              </table:table-cell>
              <table:table-cell office:value-type="float" office:value="0.164989">
                <text:p>0.164989</text:p>
              </table:table-cell>
              <table:table-cell office:value-type="float" office:value="0.937352">
                <text:p>0.937352</text:p>
              </table:table-cell>
              <table:table-cell office:value-type="float" office:value="1.19229">
                <text:p>1.192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00.02132803782">
                <text:p>2800.02132803782</text:p>
              </table:table-cell>
              <table:table-cell office:value-type="float" office:value="0.902093">
                <text:p>0.902093</text:p>
              </table:table-cell>
              <table:table-cell office:value-type="float" office:value="0.804445">
                <text:p>0.804445</text:p>
              </table:table-cell>
              <table:table-cell office:value-type="float" office:value="0.165994">
                <text:p>0.165994</text:p>
              </table:table-cell>
              <table:table-cell office:value-type="float" office:value="0.939016">
                <text:p>0.939016</text:p>
              </table:table-cell>
              <table:table-cell office:value-type="float" office:value="1.19366">
                <text:p>1.19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0.01676803782">
                <text:p>2820.01676803782</text:p>
              </table:table-cell>
              <table:table-cell office:value-type="float" office:value="0.901519">
                <text:p>0.901519</text:p>
              </table:table-cell>
              <table:table-cell office:value-type="float" office:value="0.807579">
                <text:p>0.807579</text:p>
              </table:table-cell>
              <table:table-cell office:value-type="float" office:value="0.197837">
                <text:p>0.197837</text:p>
              </table:table-cell>
              <table:table-cell office:value-type="float" office:value="0.968195">
                <text:p>0.968195</text:p>
              </table:table-cell>
              <table:table-cell office:value-type="float" office:value="1.19894">
                <text:p>1.19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0.01553603782">
                <text:p>2840.01553603782</text:p>
              </table:table-cell>
              <table:table-cell office:value-type="float" office:value="0.901527">
                <text:p>0.901527</text:p>
              </table:table-cell>
              <table:table-cell office:value-type="float" office:value="0.804928">
                <text:p>0.804928</text:p>
              </table:table-cell>
              <table:table-cell office:value-type="float" office:value="0.194181">
                <text:p>0.194181</text:p>
              </table:table-cell>
              <table:table-cell office:value-type="float" office:value="0.964177">
                <text:p>0.964177</text:p>
              </table:table-cell>
              <table:table-cell office:value-type="float" office:value="1.19747">
                <text:p>1.197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0.01622403782">
                <text:p>2860.01622403782</text:p>
              </table:table-cell>
              <table:table-cell office:value-type="float" office:value="0.932436">
                <text:p>0.932436</text:p>
              </table:table-cell>
              <table:table-cell office:value-type="float" office:value="0.710223">
                <text:p>0.710223</text:p>
              </table:table-cell>
              <table:table-cell office:value-type="float" office:value="0.1975">
                <text:p>0.1975</text:p>
              </table:table-cell>
              <table:table-cell office:value-type="float" office:value="0.871036">
                <text:p>0.871036</text:p>
              </table:table-cell>
              <table:table-cell office:value-type="float" office:value="1.08041">
                <text:p>1.080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80.01745603782">
                <text:p>2880.01745603782</text:p>
              </table:table-cell>
              <table:table-cell office:value-type="float" office:value="0.931364">
                <text:p>0.931364</text:p>
              </table:table-cell>
              <table:table-cell office:value-type="float" office:value="0.709959">
                <text:p>0.709959</text:p>
              </table:table-cell>
              <table:table-cell office:value-type="float" office:value="0.196084">
                <text:p>0.196084</text:p>
              </table:table-cell>
              <table:table-cell office:value-type="float" office:value="0.874059">
                <text:p>0.874059</text:p>
              </table:table-cell>
              <table:table-cell office:value-type="float" office:value="1.08109">
                <text:p>1.081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00.01206403782">
                <text:p>2900.01206403782</text:p>
              </table:table-cell>
              <table:table-cell office:value-type="float" office:value="0.901733">
                <text:p>0.901733</text:p>
              </table:table-cell>
              <table:table-cell office:value-type="float" office:value="0.8046">
                <text:p>0.8046</text:p>
              </table:table-cell>
              <table:table-cell office:value-type="float" office:value="0.175247">
                <text:p>0.175247</text:p>
              </table:table-cell>
              <table:table-cell office:value-type="float" office:value="0.963134">
                <text:p>0.963134</text:p>
              </table:table-cell>
              <table:table-cell office:value-type="float" office:value="1.19724">
                <text:p>1.19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20.01625603782">
                <text:p>2920.01625603782</text:p>
              </table:table-cell>
              <table:table-cell office:value-type="float" office:value="0.901081">
                <text:p>0.901081</text:p>
              </table:table-cell>
              <table:table-cell office:value-type="float" office:value="0.807844">
                <text:p>0.807844</text:p>
              </table:table-cell>
              <table:table-cell office:value-type="float" office:value="0.202909">
                <text:p>0.202909</text:p>
              </table:table-cell>
              <table:table-cell office:value-type="float" office:value="0.981003">
                <text:p>0.981003</text:p>
              </table:table-cell>
              <table:table-cell office:value-type="float" office:value="1.20455">
                <text:p>1.20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40.01689603782">
                <text:p>2940.01689603782</text:p>
              </table:table-cell>
              <table:table-cell office:value-type="float" office:value="0.901062">
                <text:p>0.901062</text:p>
              </table:table-cell>
              <table:table-cell office:value-type="float" office:value="0.807884">
                <text:p>0.807884</text:p>
              </table:table-cell>
              <table:table-cell office:value-type="float" office:value="0.202709">
                <text:p>0.202709</text:p>
              </table:table-cell>
              <table:table-cell office:value-type="float" office:value="0.980386">
                <text:p>0.980386</text:p>
              </table:table-cell>
              <table:table-cell office:value-type="float" office:value="1.20408">
                <text:p>1.204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60.01809603782">
                <text:p>2960.01809603782</text:p>
              </table:table-cell>
              <table:table-cell office:value-type="float" office:value="0.901045">
                <text:p>0.901045</text:p>
              </table:table-cell>
              <table:table-cell office:value-type="float" office:value="0.807921">
                <text:p>0.807921</text:p>
              </table:table-cell>
              <table:table-cell office:value-type="float" office:value="0.202466">
                <text:p>0.202466</text:p>
              </table:table-cell>
              <table:table-cell office:value-type="float" office:value="0.980451">
                <text:p>0.980451</text:p>
              </table:table-cell>
              <table:table-cell office:value-type="float" office:value="1.20406">
                <text:p>1.20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0.01750403782">
                <text:p>2980.01750403782</text:p>
              </table:table-cell>
              <table:table-cell office:value-type="float" office:value="0.901003">
                <text:p>0.901003</text:p>
              </table:table-cell>
              <table:table-cell office:value-type="float" office:value="0.807934">
                <text:p>0.807934</text:p>
              </table:table-cell>
              <table:table-cell office:value-type="float" office:value="0.200219">
                <text:p>0.200219</text:p>
              </table:table-cell>
              <table:table-cell office:value-type="float" office:value="0.983973">
                <text:p>0.983973</text:p>
              </table:table-cell>
              <table:table-cell office:value-type="float" office:value="1.20591">
                <text:p>1.205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00.01745603782">
                <text:p>3000.01745603782</text:p>
              </table:table-cell>
              <table:table-cell office:value-type="float" office:value="0.901127">
                <text:p>0.901127</text:p>
              </table:table-cell>
              <table:table-cell office:value-type="float" office:value="0.807822">
                <text:p>0.807822</text:p>
              </table:table-cell>
              <table:table-cell office:value-type="float" office:value="0.176519">
                <text:p>0.176519</text:p>
              </table:table-cell>
              <table:table-cell office:value-type="float" office:value="0.97947">
                <text:p>0.97947</text:p>
              </table:table-cell>
              <table:table-cell office:value-type="float" office:value="1.20382">
                <text:p>1.203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20.01649603782">
                <text:p>3020.01649603782</text:p>
              </table:table-cell>
              <table:table-cell office:value-type="float" office:value="0.900976">
                <text:p>0.900976</text:p>
              </table:table-cell>
              <table:table-cell office:value-type="float" office:value="0.808051">
                <text:p>0.808051</text:p>
              </table:table-cell>
              <table:table-cell office:value-type="float" office:value="0.172773">
                <text:p>0.172773</text:p>
              </table:table-cell>
              <table:table-cell office:value-type="float" office:value="0.984128">
                <text:p>0.984128</text:p>
              </table:table-cell>
              <table:table-cell office:value-type="float" office:value="1.20587">
                <text:p>1.205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40.02068803782">
                <text:p>3040.02068803782</text:p>
              </table:table-cell>
              <table:table-cell office:value-type="float" office:value="0.900746">
                <text:p>0.900746</text:p>
              </table:table-cell>
              <table:table-cell office:value-type="float" office:value="0.811639">
                <text:p>0.811639</text:p>
              </table:table-cell>
              <table:table-cell office:value-type="float" office:value="0.179701">
                <text:p>0.179701</text:p>
              </table:table-cell>
              <table:table-cell office:value-type="float" office:value="0.994932">
                <text:p>0.994932</text:p>
              </table:table-cell>
              <table:table-cell office:value-type="float" office:value="1.21041">
                <text:p>1.21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60.02385603782">
                <text:p>3060.02385603782</text:p>
              </table:table-cell>
              <table:table-cell office:value-type="float" office:value="0.912973">
                <text:p>0.912973</text:p>
              </table:table-cell>
              <table:table-cell office:value-type="float" office:value="0.96391">
                <text:p>0.96391</text:p>
              </table:table-cell>
              <table:table-cell office:value-type="float" office:value="0.355088">
                <text:p>0.355088</text:p>
              </table:table-cell>
              <table:table-cell office:value-type="float" office:value="1.13075">
                <text:p>1.13075</text:p>
              </table:table-cell>
              <table:table-cell office:value-type="float" office:value="1.36307">
                <text:p>1.363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80.01625603782">
                <text:p>3080.01625603782</text:p>
              </table:table-cell>
              <table:table-cell office:value-type="float" office:value="0.913403">
                <text:p>0.913403</text:p>
              </table:table-cell>
              <table:table-cell office:value-type="float" office:value="0.964366">
                <text:p>0.964366</text:p>
              </table:table-cell>
              <table:table-cell office:value-type="float" office:value="0.371122">
                <text:p>0.371122</text:p>
              </table:table-cell>
              <table:table-cell office:value-type="float" office:value="1.13225">
                <text:p>1.13225</text:p>
              </table:table-cell>
              <table:table-cell office:value-type="float" office:value="1.36348">
                <text:p>1.363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00.01753603782">
                <text:p>3100.01753603782</text:p>
              </table:table-cell>
              <table:table-cell office:value-type="float" office:value="0.91257">
                <text:p>0.91257</text:p>
              </table:table-cell>
              <table:table-cell office:value-type="float" office:value="0.963631">
                <text:p>0.963631</text:p>
              </table:table-cell>
              <table:table-cell office:value-type="float" office:value="0.366425">
                <text:p>0.366425</text:p>
              </table:table-cell>
              <table:table-cell office:value-type="float" office:value="1.12742">
                <text:p>1.12742</text:p>
              </table:table-cell>
              <table:table-cell office:value-type="float" office:value="1.36141">
                <text:p>1.361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20.01745603782">
                <text:p>3120.01745603782</text:p>
              </table:table-cell>
              <table:table-cell office:value-type="float" office:value="0.900781">
                <text:p>0.900781</text:p>
              </table:table-cell>
              <table:table-cell office:value-type="float" office:value="0.811804">
                <text:p>0.811804</text:p>
              </table:table-cell>
              <table:table-cell office:value-type="float" office:value="0.200671">
                <text:p>0.200671</text:p>
              </table:table-cell>
              <table:table-cell office:value-type="float" office:value="0.989886">
                <text:p>0.989886</text:p>
              </table:table-cell>
              <table:table-cell office:value-type="float" office:value="1.20806">
                <text:p>1.208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0.01718403782">
                <text:p>3140.01718403782</text:p>
              </table:table-cell>
              <table:table-cell office:value-type="float" office:value="0.900851">
                <text:p>0.900851</text:p>
              </table:table-cell>
              <table:table-cell office:value-type="float" office:value="0.811675">
                <text:p>0.811675</text:p>
              </table:table-cell>
              <table:table-cell office:value-type="float" office:value="0.176011">
                <text:p>0.176011</text:p>
              </table:table-cell>
              <table:table-cell office:value-type="float" office:value="0.988853">
                <text:p>0.988853</text:p>
              </table:table-cell>
              <table:table-cell office:value-type="float" office:value="1.20781">
                <text:p>1.207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60.01745603782">
                <text:p>3160.01745603782</text:p>
              </table:table-cell>
              <table:table-cell office:value-type="float" office:value="0.90087">
                <text:p>0.90087</text:p>
              </table:table-cell>
              <table:table-cell office:value-type="float" office:value="0.811627">
                <text:p>0.811627</text:p>
              </table:table-cell>
              <table:table-cell office:value-type="float" office:value="0.176209">
                <text:p>0.176209</text:p>
              </table:table-cell>
              <table:table-cell office:value-type="float" office:value="0.989672">
                <text:p>0.989672</text:p>
              </table:table-cell>
              <table:table-cell office:value-type="float" office:value="1.2084">
                <text:p>1.20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0.01649603782">
                <text:p>3180.01649603782</text:p>
              </table:table-cell>
              <table:table-cell office:value-type="float" office:value="0.901373">
                <text:p>0.901373</text:p>
              </table:table-cell>
              <table:table-cell office:value-type="float" office:value="0.810983">
                <text:p>0.810983</text:p>
              </table:table-cell>
              <table:table-cell office:value-type="float" office:value="0.151847">
                <text:p>0.151847</text:p>
              </table:table-cell>
              <table:table-cell office:value-type="float" office:value="0.977425">
                <text:p>0.977425</text:p>
              </table:table-cell>
              <table:table-cell office:value-type="float" office:value="1.20334">
                <text:p>1.20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200.01809603782">
                <text:p>3200.01809603782</text:p>
              </table:table-cell>
              <table:table-cell office:value-type="float" office:value="0.901783">
                <text:p>0.901783</text:p>
              </table:table-cell>
              <table:table-cell office:value-type="float" office:value="0.810512">
                <text:p>0.810512</text:p>
              </table:table-cell>
              <table:table-cell office:value-type="float" office:value="0.145945">
                <text:p>0.145945</text:p>
              </table:table-cell>
              <table:table-cell office:value-type="float" office:value="0.972337">
                <text:p>0.972337</text:p>
              </table:table-cell>
              <table:table-cell office:value-type="float" office:value="1.20177">
                <text:p>1.201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20.01905603782">
                <text:p>3220.01905603782</text:p>
              </table:table-cell>
              <table:table-cell office:value-type="float" office:value="0.901807">
                <text:p>0.901807</text:p>
              </table:table-cell>
              <table:table-cell office:value-type="float" office:value="0.810481">
                <text:p>0.810481</text:p>
              </table:table-cell>
              <table:table-cell office:value-type="float" office:value="0.146296">
                <text:p>0.146296</text:p>
              </table:table-cell>
              <table:table-cell office:value-type="float" office:value="0.973178">
                <text:p>0.973178</text:p>
              </table:table-cell>
              <table:table-cell office:value-type="float" office:value="1.20241">
                <text:p>1.202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40.01622403782">
                <text:p>3240.01622403782</text:p>
              </table:table-cell>
              <table:table-cell office:value-type="float" office:value="0.901464">
                <text:p>0.901464</text:p>
              </table:table-cell>
              <table:table-cell office:value-type="float" office:value="0.810939">
                <text:p>0.810939</text:p>
              </table:table-cell>
              <table:table-cell office:value-type="float" office:value="0.170532">
                <text:p>0.170532</text:p>
              </table:table-cell>
              <table:table-cell office:value-type="float" office:value="0.975271">
                <text:p>0.975271</text:p>
              </table:table-cell>
              <table:table-cell office:value-type="float" office:value="1.20229">
                <text:p>1.20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60.01209603782">
                <text:p>3260.01209603782</text:p>
              </table:table-cell>
              <table:table-cell office:value-type="float" office:value="0.901431">
                <text:p>0.901431</text:p>
              </table:table-cell>
              <table:table-cell office:value-type="float" office:value="0.81102">
                <text:p>0.81102</text:p>
              </table:table-cell>
              <table:table-cell office:value-type="float" office:value="0.170472">
                <text:p>0.170472</text:p>
              </table:table-cell>
              <table:table-cell office:value-type="float" office:value="0.9739">
                <text:p>0.9739</text:p>
              </table:table-cell>
              <table:table-cell office:value-type="float" office:value="1.20134">
                <text:p>1.201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0.01649603782">
                <text:p>3280.01649603782</text:p>
              </table:table-cell>
              <table:table-cell office:value-type="float" office:value="0.901746">
                <text:p>0.901746</text:p>
              </table:table-cell>
              <table:table-cell office:value-type="float" office:value="0.810731">
                <text:p>0.810731</text:p>
              </table:table-cell>
              <table:table-cell office:value-type="float" office:value="0.147459">
                <text:p>0.147459</text:p>
              </table:table-cell>
              <table:table-cell office:value-type="float" office:value="0.966822">
                <text:p>0.966822</text:p>
              </table:table-cell>
              <table:table-cell office:value-type="float" office:value="1.19838">
                <text:p>1.198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0.01841603782">
                <text:p>3300.01841603782</text:p>
              </table:table-cell>
              <table:table-cell office:value-type="float" office:value="0.901149">
                <text:p>0.901149</text:p>
              </table:table-cell>
              <table:table-cell office:value-type="float" office:value="0.811513">
                <text:p>0.811513</text:p>
              </table:table-cell>
              <table:table-cell office:value-type="float" office:value="0.171862">
                <text:p>0.171862</text:p>
              </table:table-cell>
              <table:table-cell office:value-type="float" office:value="0.975218">
                <text:p>0.975218</text:p>
              </table:table-cell>
              <table:table-cell office:value-type="float" office:value="1.20096">
                <text:p>1.200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320.01812803782">
                <text:p>3320.01812803782</text:p>
              </table:table-cell>
              <table:table-cell office:value-type="float" office:value="0.910826">
                <text:p>0.910826</text:p>
              </table:table-cell>
              <table:table-cell office:value-type="float" office:value="0.962336">
                <text:p>0.962336</text:p>
              </table:table-cell>
              <table:table-cell office:value-type="float" office:value="0.343979">
                <text:p>0.343979</text:p>
              </table:table-cell>
              <table:table-cell office:value-type="float" office:value="1.10864">
                <text:p>1.10864</text:p>
              </table:table-cell>
              <table:table-cell office:value-type="float" office:value="1.35193">
                <text:p>1.35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40.01497603782">
                <text:p>3340.01497603782</text:p>
              </table:table-cell>
              <table:table-cell office:value-type="float" office:value="0.911805">
                <text:p>0.911805</text:p>
              </table:table-cell>
              <table:table-cell office:value-type="float" office:value="0.96338">
                <text:p>0.96338</text:p>
              </table:table-cell>
              <table:table-cell office:value-type="float" office:value="0.35965">
                <text:p>0.35965</text:p>
              </table:table-cell>
              <table:table-cell office:value-type="float" office:value="1.11482">
                <text:p>1.11482</text:p>
              </table:table-cell>
              <table:table-cell office:value-type="float" office:value="1.35443">
                <text:p>1.35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60.01590403782">
                <text:p>3360.01590403782</text:p>
              </table:table-cell>
              <table:table-cell office:value-type="float" office:value="0.910047">
                <text:p>0.910047</text:p>
              </table:table-cell>
              <table:table-cell office:value-type="float" office:value="0.961709">
                <text:p>0.961709</text:p>
              </table:table-cell>
              <table:table-cell office:value-type="float" office:value="0.338183">
                <text:p>0.338183</text:p>
              </table:table-cell>
              <table:table-cell office:value-type="float" office:value="1.1013">
                <text:p>1.1013</text:p>
              </table:table-cell>
              <table:table-cell office:value-type="float" office:value="1.34836">
                <text:p>1.348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80.01302403782">
                <text:p>3380.01302403782</text:p>
              </table:table-cell>
              <table:table-cell office:value-type="float" office:value="0.90995">
                <text:p>0.90995</text:p>
              </table:table-cell>
              <table:table-cell office:value-type="float" office:value="0.961432">
                <text:p>0.961432</text:p>
              </table:table-cell>
              <table:table-cell office:value-type="float" office:value="0.336491">
                <text:p>0.336491</text:p>
              </table:table-cell>
              <table:table-cell office:value-type="float" office:value="1.09829">
                <text:p>1.09829</text:p>
              </table:table-cell>
              <table:table-cell office:value-type="float" office:value="1.34688">
                <text:p>1.346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00.01777603782">
                <text:p>3400.01777603782</text:p>
              </table:table-cell>
              <table:table-cell office:value-type="float" office:value="0.911509">
                <text:p>0.911509</text:p>
              </table:table-cell>
              <table:table-cell office:value-type="float" office:value="0.96302">
                <text:p>0.96302</text:p>
              </table:table-cell>
              <table:table-cell office:value-type="float" office:value="0.359968">
                <text:p>0.359968</text:p>
              </table:table-cell>
              <table:table-cell office:value-type="float" office:value="1.10635">
                <text:p>1.10635</text:p>
              </table:table-cell>
              <table:table-cell office:value-type="float" office:value="1.34991">
                <text:p>1.34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20.01905603782">
                <text:p>3420.01905603782</text:p>
              </table:table-cell>
              <table:table-cell office:value-type="float" office:value="0.911107">
                <text:p>0.911107</text:p>
              </table:table-cell>
              <table:table-cell office:value-type="float" office:value="0.962456">
                <text:p>0.962456</text:p>
              </table:table-cell>
              <table:table-cell office:value-type="float" office:value="0.359868">
                <text:p>0.359868</text:p>
              </table:table-cell>
              <table:table-cell office:value-type="float" office:value="1.10192">
                <text:p>1.10192</text:p>
              </table:table-cell>
              <table:table-cell office:value-type="float" office:value="1.34761">
                <text:p>1.347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40.01497603782">
                <text:p>3440.01497603782</text:p>
              </table:table-cell>
              <table:table-cell office:value-type="float" office:value="0.910879">
                <text:p>0.910879</text:p>
              </table:table-cell>
              <table:table-cell office:value-type="float" office:value="0.962165">
                <text:p>0.962165</text:p>
              </table:table-cell>
              <table:table-cell office:value-type="float" office:value="0.360241">
                <text:p>0.360241</text:p>
              </table:table-cell>
              <table:table-cell office:value-type="float" office:value="1.10153">
                <text:p>1.10153</text:p>
              </table:table-cell>
              <table:table-cell office:value-type="float" office:value="1.34768">
                <text:p>1.347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60.02585603782">
                <text:p>3460.02585603782</text:p>
              </table:table-cell>
              <table:table-cell office:value-type="float" office:value="0.910147">
                <text:p>0.910147</text:p>
              </table:table-cell>
              <table:table-cell office:value-type="float" office:value="0.961429">
                <text:p>0.961429</text:p>
              </table:table-cell>
              <table:table-cell office:value-type="float" office:value="0.343969">
                <text:p>0.343969</text:p>
              </table:table-cell>
              <table:table-cell office:value-type="float" office:value="1.0972">
                <text:p>1.0972</text:p>
              </table:table-cell>
              <table:table-cell office:value-type="float" office:value="1.34609">
                <text:p>1.34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80.02361603782">
                <text:p>3480.02361603782</text:p>
              </table:table-cell>
              <table:table-cell office:value-type="float" office:value="0.911285">
                <text:p>0.911285</text:p>
              </table:table-cell>
              <table:table-cell office:value-type="float" office:value="0.962482">
                <text:p>0.962482</text:p>
              </table:table-cell>
              <table:table-cell office:value-type="float" office:value="0.361697">
                <text:p>0.361697</text:p>
              </table:table-cell>
              <table:table-cell office:value-type="float" office:value="1.10636">
                <text:p>1.10636</text:p>
              </table:table-cell>
              <table:table-cell office:value-type="float" office:value="1.35015">
                <text:p>1.350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00.02678403782">
                <text:p>3500.02678403782</text:p>
              </table:table-cell>
              <table:table-cell office:value-type="float" office:value="0.910743">
                <text:p>0.910743</text:p>
              </table:table-cell>
              <table:table-cell office:value-type="float" office:value="0.961808">
                <text:p>0.961808</text:p>
              </table:table-cell>
              <table:table-cell office:value-type="float" office:value="0.362678">
                <text:p>0.362678</text:p>
              </table:table-cell>
              <table:table-cell office:value-type="float" office:value="1.10366">
                <text:p>1.10366</text:p>
              </table:table-cell>
              <table:table-cell office:value-type="float" office:value="1.3492">
                <text:p>1.34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20.01521603782">
                <text:p>3520.01521603782</text:p>
              </table:table-cell>
              <table:table-cell office:value-type="float" office:value="0.910845">
                <text:p>0.910845</text:p>
              </table:table-cell>
              <table:table-cell office:value-type="float" office:value="0.962064">
                <text:p>0.962064</text:p>
              </table:table-cell>
              <table:table-cell office:value-type="float" office:value="0.363057">
                <text:p>0.363057</text:p>
              </table:table-cell>
              <table:table-cell office:value-type="float" office:value="1.10161">
                <text:p>1.10161</text:p>
              </table:table-cell>
              <table:table-cell office:value-type="float" office:value="1.34786">
                <text:p>1.347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40.01553603782">
                <text:p>3540.01553603782</text:p>
              </table:table-cell>
              <table:table-cell office:value-type="float" office:value="0.910482">
                <text:p>0.910482</text:p>
              </table:table-cell>
              <table:table-cell office:value-type="float" office:value="0.961581">
                <text:p>0.961581</text:p>
              </table:table-cell>
              <table:table-cell office:value-type="float" office:value="0.363608">
                <text:p>0.363608</text:p>
              </table:table-cell>
              <table:table-cell office:value-type="float" office:value="1.09965">
                <text:p>1.09965</text:p>
              </table:table-cell>
              <table:table-cell office:value-type="float" office:value="1.34713">
                <text:p>1.347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60.01617603782">
                <text:p>3560.01617603782</text:p>
              </table:table-cell>
              <table:table-cell office:value-type="float" office:value="0.9114">
                <text:p>0.9114</text:p>
              </table:table-cell>
              <table:table-cell office:value-type="float" office:value="0.962456">
                <text:p>0.962456</text:p>
              </table:table-cell>
              <table:table-cell office:value-type="float" office:value="0.36919">
                <text:p>0.36919</text:p>
              </table:table-cell>
              <table:table-cell office:value-type="float" office:value="1.10459">
                <text:p>1.10459</text:p>
              </table:table-cell>
              <table:table-cell office:value-type="float" office:value="1.34907">
                <text:p>1.349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80.01497603782">
                <text:p>3580.01497603782</text:p>
              </table:table-cell>
              <table:table-cell office:value-type="float" office:value="0.905689">
                <text:p>0.905689</text:p>
              </table:table-cell>
              <table:table-cell office:value-type="float" office:value="0.953072">
                <text:p>0.953072</text:p>
              </table:table-cell>
              <table:table-cell office:value-type="float" office:value="0.359989">
                <text:p>0.359989</text:p>
              </table:table-cell>
              <table:table-cell office:value-type="float" office:value="1.09143">
                <text:p>1.09143</text:p>
              </table:table-cell>
              <table:table-cell office:value-type="float" office:value="1.33941">
                <text:p>1.339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00.01972803782">
                <text:p>3600.01972803782</text:p>
              </table:table-cell>
              <table:table-cell office:value-type="float" office:value="0.905345">
                <text:p>0.905345</text:p>
              </table:table-cell>
              <table:table-cell office:value-type="float" office:value="0.952685">
                <text:p>0.952685</text:p>
              </table:table-cell>
              <table:table-cell office:value-type="float" office:value="0.342747">
                <text:p>0.342747</text:p>
              </table:table-cell>
              <table:table-cell office:value-type="float" office:value="1.08778">
                <text:p>1.08778</text:p>
              </table:table-cell>
              <table:table-cell office:value-type="float" office:value="1.33785">
                <text:p>1.33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20.02284803782">
                <text:p>3620.02284803782</text:p>
              </table:table-cell>
              <table:table-cell office:value-type="float" office:value="0.905423">
                <text:p>0.905423</text:p>
              </table:table-cell>
              <table:table-cell office:value-type="float" office:value="0.952779">
                <text:p>0.952779</text:p>
              </table:table-cell>
              <table:table-cell office:value-type="float" office:value="0.342396">
                <text:p>0.342396</text:p>
              </table:table-cell>
              <table:table-cell office:value-type="float" office:value="1.08885">
                <text:p>1.08885</text:p>
              </table:table-cell>
              <table:table-cell office:value-type="float" office:value="1.33835">
                <text:p>1.33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40.01561603782">
                <text:p>3640.01561603782</text:p>
              </table:table-cell>
              <table:table-cell office:value-type="float" office:value="0.904661">
                <text:p>0.904661</text:p>
              </table:table-cell>
              <table:table-cell office:value-type="float" office:value="0.951849">
                <text:p>0.951849</text:p>
              </table:table-cell>
              <table:table-cell office:value-type="float" office:value="0.321485">
                <text:p>0.321485</text:p>
              </table:table-cell>
              <table:table-cell office:value-type="float" office:value="1.08075">
                <text:p>1.08075</text:p>
              </table:table-cell>
              <table:table-cell office:value-type="float" office:value="1.33481">
                <text:p>1.334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0.01526403782">
                <text:p>3660.01526403782</text:p>
              </table:table-cell>
              <table:table-cell office:value-type="float" office:value="0.904039">
                <text:p>0.904039</text:p>
              </table:table-cell>
              <table:table-cell office:value-type="float" office:value="0.950804">
                <text:p>0.950804</text:p>
              </table:table-cell>
              <table:table-cell office:value-type="float" office:value="0.314244">
                <text:p>0.314244</text:p>
              </table:table-cell>
              <table:table-cell office:value-type="float" office:value="1.07149">
                <text:p>1.07149</text:p>
              </table:table-cell>
              <table:table-cell office:value-type="float" office:value="1.33061">
                <text:p>1.330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80.01681603782">
                <text:p>3680.01681603782</text:p>
              </table:table-cell>
              <table:table-cell office:value-type="float" office:value="0.90403">
                <text:p>0.90403</text:p>
              </table:table-cell>
              <table:table-cell office:value-type="float" office:value="0.95078">
                <text:p>0.95078</text:p>
              </table:table-cell>
              <table:table-cell office:value-type="float" office:value="0.314175">
                <text:p>0.314175</text:p>
              </table:table-cell>
              <table:table-cell office:value-type="float" office:value="1.07104">
                <text:p>1.07104</text:p>
              </table:table-cell>
              <table:table-cell office:value-type="float" office:value="1.33035">
                <text:p>1.330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00.01270403782">
                <text:p>3700.01270403782</text:p>
              </table:table-cell>
              <table:table-cell office:value-type="float" office:value="0.904335">
                <text:p>0.904335</text:p>
              </table:table-cell>
              <table:table-cell office:value-type="float" office:value="0.951313">
                <text:p>0.951313</text:p>
              </table:table-cell>
              <table:table-cell office:value-type="float" office:value="0.313693">
                <text:p>0.313693</text:p>
              </table:table-cell>
              <table:table-cell office:value-type="float" office:value="1.07433">
                <text:p>1.07433</text:p>
              </table:table-cell>
              <table:table-cell office:value-type="float" office:value="1.3317">
                <text:p>1.33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20.01529603782">
                <text:p>3720.01529603782</text:p>
              </table:table-cell>
              <table:table-cell office:value-type="float" office:value="0.900749">
                <text:p>0.900749</text:p>
              </table:table-cell>
              <table:table-cell office:value-type="float" office:value="0.942214">
                <text:p>0.942214</text:p>
              </table:table-cell>
              <table:table-cell office:value-type="float" office:value="0.284834">
                <text:p>0.284834</text:p>
              </table:table-cell>
              <table:table-cell office:value-type="float" office:value="1.04677">
                <text:p>1.04677</text:p>
              </table:table-cell>
              <table:table-cell office:value-type="float" office:value="1.32051">
                <text:p>1.320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40.01302403782">
                <text:p>3740.01302403782</text:p>
              </table:table-cell>
              <table:table-cell office:value-type="float" office:value="0.90076">
                <text:p>0.90076</text:p>
              </table:table-cell>
              <table:table-cell office:value-type="float" office:value="0.942133">
                <text:p>0.942133</text:p>
              </table:table-cell>
              <table:table-cell office:value-type="float" office:value="0.284489">
                <text:p>0.284489</text:p>
              </table:table-cell>
              <table:table-cell office:value-type="float" office:value="1.0509">
                <text:p>1.0509</text:p>
              </table:table-cell>
              <table:table-cell office:value-type="float" office:value="1.32292">
                <text:p>1.32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60.01302403782">
                <text:p>3760.01302403782</text:p>
              </table:table-cell>
              <table:table-cell office:value-type="float" office:value="0.900523">
                <text:p>0.900523</text:p>
              </table:table-cell>
              <table:table-cell office:value-type="float" office:value="0.941266">
                <text:p>0.941266</text:p>
              </table:table-cell>
              <table:table-cell office:value-type="float" office:value="0.277946">
                <text:p>0.277946</text:p>
              </table:table-cell>
              <table:table-cell office:value-type="float" office:value="1.04763">
                <text:p>1.04763</text:p>
              </table:table-cell>
              <table:table-cell office:value-type="float" office:value="1.32214">
                <text:p>1.32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80.01708803782">
                <text:p>3780.01708803782</text:p>
              </table:table-cell>
              <table:table-cell office:value-type="float" office:value="0.903898">
                <text:p>0.903898</text:p>
              </table:table-cell>
              <table:table-cell office:value-type="float" office:value="0.951256">
                <text:p>0.951256</text:p>
              </table:table-cell>
              <table:table-cell office:value-type="float" office:value="0.309767">
                <text:p>0.309767</text:p>
              </table:table-cell>
              <table:table-cell office:value-type="float" office:value="1.07497">
                <text:p>1.07497</text:p>
              </table:table-cell>
              <table:table-cell office:value-type="float" office:value="1.33796">
                <text:p>1.33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800.01873603782">
                <text:p>3800.01873603782</text:p>
              </table:table-cell>
              <table:table-cell office:value-type="float" office:value="0.900683">
                <text:p>0.900683</text:p>
              </table:table-cell>
              <table:table-cell office:value-type="float" office:value="0.941741">
                <text:p>0.941741</text:p>
              </table:table-cell>
              <table:table-cell office:value-type="float" office:value="0.292139">
                <text:p>0.292139</text:p>
              </table:table-cell>
              <table:table-cell office:value-type="float" office:value="1.05374">
                <text:p>1.05374</text:p>
              </table:table-cell>
              <table:table-cell office:value-type="float" office:value="1.32491">
                <text:p>1.324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20.01713603782">
                <text:p>3820.01713603782</text:p>
              </table:table-cell>
              <table:table-cell office:value-type="float" office:value="0.900639">
                <text:p>0.900639</text:p>
              </table:table-cell>
              <table:table-cell office:value-type="float" office:value="0.94157">
                <text:p>0.94157</text:p>
              </table:table-cell>
              <table:table-cell office:value-type="float" office:value="0.292393">
                <text:p>0.292393</text:p>
              </table:table-cell>
              <table:table-cell office:value-type="float" office:value="1.05338">
                <text:p>1.05338</text:p>
              </table:table-cell>
              <table:table-cell office:value-type="float" office:value="1.32496">
                <text:p>1.324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40.01937603782">
                <text:p>3840.01937603782</text:p>
              </table:table-cell>
              <table:table-cell office:value-type="float" office:value="0.90057">
                <text:p>0.90057</text:p>
              </table:table-cell>
              <table:table-cell office:value-type="float" office:value="0.935641">
                <text:p>0.935641</text:p>
              </table:table-cell>
              <table:table-cell office:value-type="float" office:value="0.288181">
                <text:p>0.288181</text:p>
              </table:table-cell>
              <table:table-cell office:value-type="float" office:value="1.04699">
                <text:p>1.04699</text:p>
              </table:table-cell>
              <table:table-cell office:value-type="float" office:value="1.32194">
                <text:p>1.321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60.01657603782">
                <text:p>3860.01657603782</text:p>
              </table:table-cell>
              <table:table-cell office:value-type="float" office:value="0.901001">
                <text:p>0.901001</text:p>
              </table:table-cell>
              <table:table-cell office:value-type="float" office:value="0.936962">
                <text:p>0.936962</text:p>
              </table:table-cell>
              <table:table-cell office:value-type="float" office:value="0.311131">
                <text:p>0.311131</text:p>
              </table:table-cell>
              <table:table-cell office:value-type="float" office:value="1.0612">
                <text:p>1.0612</text:p>
              </table:table-cell>
              <table:table-cell office:value-type="float" office:value="1.32819">
                <text:p>1.328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80.01868803782">
                <text:p>3880.01868803782</text:p>
              </table:table-cell>
              <table:table-cell office:value-type="float" office:value="0.900798">
                <text:p>0.900798</text:p>
              </table:table-cell>
              <table:table-cell office:value-type="float" office:value="0.936244">
                <text:p>0.936244</text:p>
              </table:table-cell>
              <table:table-cell office:value-type="float" office:value="0.294765">
                <text:p>0.294765</text:p>
              </table:table-cell>
              <table:table-cell office:value-type="float" office:value="1.06021">
                <text:p>1.06021</text:p>
              </table:table-cell>
              <table:table-cell office:value-type="float" office:value="1.32856">
                <text:p>1.32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00.06868814522">
                <text:p>3900.06868814522</text:p>
              </table:table-cell>
              <table:table-cell office:value-type="float" office:value="0.900757">
                <text:p>0.900757</text:p>
              </table:table-cell>
              <table:table-cell office:value-type="float" office:value="0.936048">
                <text:p>0.936048</text:p>
              </table:table-cell>
              <table:table-cell office:value-type="float" office:value="0.294524">
                <text:p>0.294524</text:p>
              </table:table-cell>
              <table:table-cell office:value-type="float" office:value="1.06001">
                <text:p>1.06001</text:p>
              </table:table-cell>
              <table:table-cell office:value-type="float" office:value="1.32862">
                <text:p>1.32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20.0403681381">
                <text:p>3920.0403681381</text:p>
              </table:table-cell>
              <table:table-cell office:value-type="float" office:value="0.904441">
                <text:p>0.904441</text:p>
              </table:table-cell>
              <table:table-cell office:value-type="float" office:value="0.944682">
                <text:p>0.944682</text:p>
              </table:table-cell>
              <table:table-cell office:value-type="float" office:value="0.323945">
                <text:p>0.323945</text:p>
              </table:table-cell>
              <table:table-cell office:value-type="float" office:value="1.08802">
                <text:p>1.08802</text:p>
              </table:table-cell>
              <table:table-cell office:value-type="float" office:value="1.3399">
                <text:p>1.33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40.03019210634">
                <text:p>3940.03019210634</text:p>
              </table:table-cell>
              <table:table-cell office:value-type="float" office:value="0.90448">
                <text:p>0.90448</text:p>
              </table:table-cell>
              <table:table-cell office:value-type="float" office:value="0.944901">
                <text:p>0.944901</text:p>
              </table:table-cell>
              <table:table-cell office:value-type="float" office:value="0.324565">
                <text:p>0.324565</text:p>
              </table:table-cell>
              <table:table-cell office:value-type="float" office:value="1.08372">
                <text:p>1.08372</text:p>
              </table:table-cell>
              <table:table-cell office:value-type="float" office:value="1.33724">
                <text:p>1.33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60.02076803782">
                <text:p>3960.02076803782</text:p>
              </table:table-cell>
              <table:table-cell office:value-type="float" office:value="0.904912">
                <text:p>0.904912</text:p>
              </table:table-cell>
              <table:table-cell office:value-type="float" office:value="0.945523">
                <text:p>0.945523</text:p>
              </table:table-cell>
              <table:table-cell office:value-type="float" office:value="0.329126">
                <text:p>0.329126</text:p>
              </table:table-cell>
              <table:table-cell office:value-type="float" office:value="1.08553">
                <text:p>1.08553</text:p>
              </table:table-cell>
              <table:table-cell office:value-type="float" office:value="1.33757">
                <text:p>1.337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0.02001603782">
                <text:p>3980.02001603782</text:p>
              </table:table-cell>
              <table:table-cell office:value-type="float" office:value="0.904101">
                <text:p>0.904101</text:p>
              </table:table-cell>
              <table:table-cell office:value-type="float" office:value="0.944463">
                <text:p>0.944463</text:p>
              </table:table-cell>
              <table:table-cell office:value-type="float" office:value="0.309564">
                <text:p>0.309564</text:p>
              </table:table-cell>
              <table:table-cell office:value-type="float" office:value="1.07772">
                <text:p>1.07772</text:p>
              </table:table-cell>
              <table:table-cell office:value-type="float" office:value="1.33447">
                <text:p>1.3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.01809603782">
                <text:p>4000.01809603782</text:p>
              </table:table-cell>
              <table:table-cell office:value-type="float" office:value="0.909049">
                <text:p>0.909049</text:p>
              </table:table-cell>
              <table:table-cell office:value-type="float" office:value="0.952909">
                <text:p>0.952909</text:p>
              </table:table-cell>
              <table:table-cell office:value-type="float" office:value="0.318156">
                <text:p>0.318156</text:p>
              </table:table-cell>
              <table:table-cell office:value-type="float" office:value="1.09089">
                <text:p>1.09089</text:p>
              </table:table-cell>
              <table:table-cell office:value-type="float" office:value="1.34428">
                <text:p>1.344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20.01585603782">
                <text:p>4020.01585603782</text:p>
              </table:table-cell>
              <table:table-cell office:value-type="float" office:value="0.90896">
                <text:p>0.90896</text:p>
              </table:table-cell>
              <table:table-cell office:value-type="float" office:value="0.952918">
                <text:p>0.952918</text:p>
              </table:table-cell>
              <table:table-cell office:value-type="float" office:value="0.31866">
                <text:p>0.31866</text:p>
              </table:table-cell>
              <table:table-cell office:value-type="float" office:value="1.0877">
                <text:p>1.0877</text:p>
              </table:table-cell>
              <table:table-cell office:value-type="float" office:value="1.34247">
                <text:p>1.34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40.01553603782">
                <text:p>4040.01553603782</text:p>
              </table:table-cell>
              <table:table-cell office:value-type="float" office:value="0.909535">
                <text:p>0.909535</text:p>
              </table:table-cell>
              <table:table-cell office:value-type="float" office:value="0.960322">
                <text:p>0.960322</text:p>
              </table:table-cell>
              <table:table-cell office:value-type="float" office:value="0.325043">
                <text:p>0.325043</text:p>
              </table:table-cell>
              <table:table-cell office:value-type="float" office:value="1.09627">
                <text:p>1.09627</text:p>
              </table:table-cell>
              <table:table-cell office:value-type="float" office:value="1.3465">
                <text:p>1.34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60.01553603782">
                <text:p>4060.01553603782</text:p>
              </table:table-cell>
              <table:table-cell office:value-type="float" office:value="0.909787">
                <text:p>0.909787</text:p>
              </table:table-cell>
              <table:table-cell office:value-type="float" office:value="0.960695">
                <text:p>0.960695</text:p>
              </table:table-cell>
              <table:table-cell office:value-type="float" office:value="0.325134">
                <text:p>0.325134</text:p>
              </table:table-cell>
              <table:table-cell office:value-type="float" office:value="1.09682">
                <text:p>1.09682</text:p>
              </table:table-cell>
              <table:table-cell office:value-type="float" office:value="1.34649">
                <text:p>1.346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80.01489603782">
                <text:p>4080.01489603782</text:p>
              </table:table-cell>
              <table:table-cell office:value-type="float" office:value="0.909983">
                <text:p>0.909983</text:p>
              </table:table-cell>
              <table:table-cell office:value-type="float" office:value="0.961141">
                <text:p>0.961141</text:p>
              </table:table-cell>
              <table:table-cell office:value-type="float" office:value="0.34235">
                <text:p>0.34235</text:p>
              </table:table-cell>
              <table:table-cell office:value-type="float" office:value="1.09342">
                <text:p>1.09342</text:p>
              </table:table-cell>
              <table:table-cell office:value-type="float" office:value="1.34418">
                <text:p>1.344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00.02033603782">
                <text:p>4100.02033603782</text:p>
              </table:table-cell>
              <table:table-cell office:value-type="float" office:value="0.909383">
                <text:p>0.909383</text:p>
              </table:table-cell>
              <table:table-cell office:value-type="float" office:value="0.960561">
                <text:p>0.960561</text:p>
              </table:table-cell>
              <table:table-cell office:value-type="float" office:value="0.326648">
                <text:p>0.326648</text:p>
              </table:table-cell>
              <table:table-cell office:value-type="float" office:value="1.08819">
                <text:p>1.08819</text:p>
              </table:table-cell>
              <table:table-cell office:value-type="float" office:value="1.34189">
                <text:p>1.341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20.01873603782">
                <text:p>4120.01873603782</text:p>
              </table:table-cell>
              <table:table-cell office:value-type="float" office:value="0.909675">
                <text:p>0.909675</text:p>
              </table:table-cell>
              <table:table-cell office:value-type="float" office:value="0.960878">
                <text:p>0.960878</text:p>
              </table:table-cell>
              <table:table-cell office:value-type="float" office:value="0.326282">
                <text:p>0.326282</text:p>
              </table:table-cell>
              <table:table-cell office:value-type="float" office:value="1.09151">
                <text:p>1.09151</text:p>
              </table:table-cell>
              <table:table-cell office:value-type="float" office:value="1.34347">
                <text:p>1.343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40.01465603782">
                <text:p>4140.01465603782</text:p>
              </table:table-cell>
              <table:table-cell office:value-type="float" office:value="0.908671">
                <text:p>0.908671</text:p>
              </table:table-cell>
              <table:table-cell office:value-type="float" office:value="0.959939">
                <text:p>0.959939</text:p>
              </table:table-cell>
              <table:table-cell office:value-type="float" office:value="0.309698">
                <text:p>0.309698</text:p>
              </table:table-cell>
              <table:table-cell office:value-type="float" office:value="1.08279">
                <text:p>1.08279</text:p>
              </table:table-cell>
              <table:table-cell office:value-type="float" office:value="1.3396">
                <text:p>1.33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60.01430403782">
                <text:p>4160.01430403782</text:p>
              </table:table-cell>
              <table:table-cell office:value-type="float" office:value="0.908659">
                <text:p>0.908659</text:p>
              </table:table-cell>
              <table:table-cell office:value-type="float" office:value="0.95979">
                <text:p>0.95979</text:p>
              </table:table-cell>
              <table:table-cell office:value-type="float" office:value="0.308886">
                <text:p>0.308886</text:p>
              </table:table-cell>
              <table:table-cell office:value-type="float" office:value="1.08548">
                <text:p>1.08548</text:p>
              </table:table-cell>
              <table:table-cell office:value-type="float" office:value="1.34128">
                <text:p>1.341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80.01433603782">
                <text:p>4180.01433603782</text:p>
              </table:table-cell>
              <table:table-cell office:value-type="float" office:value="0.9082">
                <text:p>0.9082</text:p>
              </table:table-cell>
              <table:table-cell office:value-type="float" office:value="0.959204">
                <text:p>0.959204</text:p>
              </table:table-cell>
              <table:table-cell office:value-type="float" office:value="0.305232">
                <text:p>0.305232</text:p>
              </table:table-cell>
              <table:table-cell office:value-type="float" office:value="1.08318">
                <text:p>1.08318</text:p>
              </table:table-cell>
              <table:table-cell office:value-type="float" office:value="1.34052">
                <text:p>1.34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200.01361603782">
                <text:p>4200.01361603782</text:p>
              </table:table-cell>
              <table:table-cell office:value-type="float" office:value="0.909797">
                <text:p>0.909797</text:p>
              </table:table-cell>
              <table:table-cell office:value-type="float" office:value="0.961207">
                <text:p>0.961207</text:p>
              </table:table-cell>
              <table:table-cell office:value-type="float" office:value="0.328369">
                <text:p>0.328369</text:p>
              </table:table-cell>
              <table:table-cell office:value-type="float" office:value="1.09693">
                <text:p>1.09693</text:p>
              </table:table-cell>
              <table:table-cell office:value-type="float" office:value="1.34629">
                <text:p>1.346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20.01561603782">
                <text:p>4220.01561603782</text:p>
              </table:table-cell>
              <table:table-cell office:value-type="float" office:value="0.909588">
                <text:p>0.909588</text:p>
              </table:table-cell>
              <table:table-cell office:value-type="float" office:value="0.960906">
                <text:p>0.960906</text:p>
              </table:table-cell>
              <table:table-cell office:value-type="float" office:value="0.313394">
                <text:p>0.313394</text:p>
              </table:table-cell>
              <table:table-cell office:value-type="float" office:value="1.09758">
                <text:p>1.09758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40.01430403782">
                <text:p>4240.01430403782</text:p>
              </table:table-cell>
              <table:table-cell office:value-type="float" office:value="0.909024">
                <text:p>0.909024</text:p>
              </table:table-cell>
              <table:table-cell office:value-type="float" office:value="0.95308">
                <text:p>0.95308</text:p>
              </table:table-cell>
              <table:table-cell office:value-type="float" office:value="0.305766">
                <text:p>0.305766</text:p>
              </table:table-cell>
              <table:table-cell office:value-type="float" office:value="1.08753">
                <text:p>1.08753</text:p>
              </table:table-cell>
              <table:table-cell office:value-type="float" office:value="1.34226">
                <text:p>1.342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60.01553603782">
                <text:p>4260.01553603782</text:p>
              </table:table-cell>
              <table:table-cell office:value-type="float" office:value="0.90225">
                <text:p>0.90225</text:p>
              </table:table-cell>
              <table:table-cell office:value-type="float" office:value="0.806802">
                <text:p>0.806802</text:p>
              </table:table-cell>
              <table:table-cell office:value-type="float" office:value="0.125096">
                <text:p>0.125096</text:p>
              </table:table-cell>
              <table:table-cell office:value-type="float" office:value="0.956025">
                <text:p>0.956025</text:p>
              </table:table-cell>
              <table:table-cell office:value-type="float" office:value="1.19408">
                <text:p>1.19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80.01713603782">
                <text:p>4280.01713603782</text:p>
              </table:table-cell>
              <table:table-cell office:value-type="float" office:value="0.902118">
                <text:p>0.902118</text:p>
              </table:table-cell>
              <table:table-cell office:value-type="float" office:value="0.806903">
                <text:p>0.806903</text:p>
              </table:table-cell>
              <table:table-cell office:value-type="float" office:value="0.122821">
                <text:p>0.122821</text:p>
              </table:table-cell>
              <table:table-cell office:value-type="float" office:value="0.958399">
                <text:p>0.958399</text:p>
              </table:table-cell>
              <table:table-cell office:value-type="float" office:value="1.19505">
                <text:p>1.19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300.02036803782">
                <text:p>4300.02036803782</text:p>
              </table:table-cell>
              <table:table-cell office:value-type="float" office:value="0.902041">
                <text:p>0.902041</text:p>
              </table:table-cell>
              <table:table-cell office:value-type="float" office:value="0.806959">
                <text:p>0.806959</text:p>
              </table:table-cell>
              <table:table-cell office:value-type="float" office:value="0.147765">
                <text:p>0.147765</text:p>
              </table:table-cell>
              <table:table-cell office:value-type="float" office:value="0.960201">
                <text:p>0.960201</text:p>
              </table:table-cell>
              <table:table-cell office:value-type="float" office:value="1.19589">
                <text:p>1.195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320.01881603782">
                <text:p>4320.01881603782</text:p>
              </table:table-cell>
              <table:table-cell office:value-type="float" office:value="0.902351">
                <text:p>0.902351</text:p>
              </table:table-cell>
              <table:table-cell office:value-type="float" office:value="0.806664">
                <text:p>0.806664</text:p>
              </table:table-cell>
              <table:table-cell office:value-type="float" office:value="0.153202">
                <text:p>0.153202</text:p>
              </table:table-cell>
              <table:table-cell office:value-type="float" office:value="0.9567">
                <text:p>0.9567</text:p>
              </table:table-cell>
              <table:table-cell office:value-type="float" office:value="1.19488">
                <text:p>1.194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40.01745603782">
                <text:p>4340.01745603782</text:p>
              </table:table-cell>
              <table:table-cell office:value-type="float" office:value="0.902421">
                <text:p>0.902421</text:p>
              </table:table-cell>
              <table:table-cell office:value-type="float" office:value="0.806585">
                <text:p>0.806585</text:p>
              </table:table-cell>
              <table:table-cell office:value-type="float" office:value="0.151578">
                <text:p>0.151578</text:p>
              </table:table-cell>
              <table:table-cell office:value-type="float" office:value="0.957626">
                <text:p>0.957626</text:p>
              </table:table-cell>
              <table:table-cell office:value-type="float" office:value="1.19566">
                <text:p>1.195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60.01590403782">
                <text:p>4360.01590403782</text:p>
              </table:table-cell>
              <table:table-cell office:value-type="float" office:value="0.901952">
                <text:p>0.901952</text:p>
              </table:table-cell>
              <table:table-cell office:value-type="float" office:value="0.807015">
                <text:p>0.807015</text:p>
              </table:table-cell>
              <table:table-cell office:value-type="float" office:value="0.177205">
                <text:p>0.177205</text:p>
              </table:table-cell>
              <table:table-cell office:value-type="float" office:value="0.960363">
                <text:p>0.960363</text:p>
              </table:table-cell>
              <table:table-cell office:value-type="float" office:value="1.19568">
                <text:p>1.195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80.01657603782">
                <text:p>4380.01657603782</text:p>
              </table:table-cell>
              <table:table-cell office:value-type="float" office:value="0.901432">
                <text:p>0.901432</text:p>
              </table:table-cell>
              <table:table-cell office:value-type="float" office:value="0.807536">
                <text:p>0.807536</text:p>
              </table:table-cell>
              <table:table-cell office:value-type="float" office:value="0.210137">
                <text:p>0.210137</text:p>
              </table:table-cell>
              <table:table-cell office:value-type="float" office:value="0.96534">
                <text:p>0.96534</text:p>
              </table:table-cell>
              <table:table-cell office:value-type="float" office:value="1.19673">
                <text:p>1.196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00.01873603782">
                <text:p>4400.01873603782</text:p>
              </table:table-cell>
              <table:table-cell office:value-type="float" office:value="0.901398">
                <text:p>0.901398</text:p>
              </table:table-cell>
              <table:table-cell office:value-type="float" office:value="0.807573">
                <text:p>0.807573</text:p>
              </table:table-cell>
              <table:table-cell office:value-type="float" office:value="0.209094">
                <text:p>0.209094</text:p>
              </table:table-cell>
              <table:table-cell office:value-type="float" office:value="0.966312">
                <text:p>0.966312</text:p>
              </table:table-cell>
              <table:table-cell office:value-type="float" office:value="1.19715">
                <text:p>1.197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20.01972803782">
                <text:p>4420.01972803782</text:p>
              </table:table-cell>
              <table:table-cell office:value-type="float" office:value="0.901235">
                <text:p>0.901235</text:p>
              </table:table-cell>
              <table:table-cell office:value-type="float" office:value="0.807738">
                <text:p>0.807738</text:p>
              </table:table-cell>
              <table:table-cell office:value-type="float" office:value="0.232303">
                <text:p>0.232303</text:p>
              </table:table-cell>
              <table:table-cell office:value-type="float" office:value="0.969641">
                <text:p>0.969641</text:p>
              </table:table-cell>
              <table:table-cell office:value-type="float" office:value="1.19837">
                <text:p>1.19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40.01753603782">
                <text:p>4440.01753603782</text:p>
              </table:table-cell>
              <table:table-cell office:value-type="float" office:value="0.90076">
                <text:p>0.90076</text:p>
              </table:table-cell>
              <table:table-cell office:value-type="float" office:value="0.811678">
                <text:p>0.811678</text:p>
              </table:table-cell>
              <table:table-cell office:value-type="float" office:value="0.262112">
                <text:p>0.262112</text:p>
              </table:table-cell>
              <table:table-cell office:value-type="float" office:value="0.983824">
                <text:p>0.983824</text:p>
              </table:table-cell>
              <table:table-cell office:value-type="float" office:value="1.2038">
                <text:p>1.20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60.01625603782">
                <text:p>4460.01625603782</text:p>
              </table:table-cell>
              <table:table-cell office:value-type="float" office:value="0.912536">
                <text:p>0.912536</text:p>
              </table:table-cell>
              <table:table-cell office:value-type="float" office:value="0.963671">
                <text:p>0.963671</text:p>
              </table:table-cell>
              <table:table-cell office:value-type="float" office:value="0.41148">
                <text:p>0.41148</text:p>
              </table:table-cell>
              <table:table-cell office:value-type="float" office:value="1.11556">
                <text:p>1.11556</text:p>
              </table:table-cell>
              <table:table-cell office:value-type="float" office:value="1.35419">
                <text:p>1.354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80.01649603782">
                <text:p>4480.01649603782</text:p>
              </table:table-cell>
              <table:table-cell office:value-type="float" office:value="0.912528">
                <text:p>0.912528</text:p>
              </table:table-cell>
              <table:table-cell office:value-type="float" office:value="0.963602">
                <text:p>0.963602</text:p>
              </table:table-cell>
              <table:table-cell office:value-type="float" office:value="0.411168">
                <text:p>0.411168</text:p>
              </table:table-cell>
              <table:table-cell office:value-type="float" office:value="1.11646">
                <text:p>1.11646</text:p>
              </table:table-cell>
              <table:table-cell office:value-type="float" office:value="1.35473">
                <text:p>1.3547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00.01876803782">
                <text:p>4500.01876803782</text:p>
              </table:table-cell>
              <table:table-cell office:value-type="float" office:value="0.91196">
                <text:p>0.91196</text:p>
              </table:table-cell>
              <table:table-cell office:value-type="float" office:value="0.962945">
                <text:p>0.962945</text:p>
              </table:table-cell>
              <table:table-cell office:value-type="float" office:value="0.387728">
                <text:p>0.387728</text:p>
              </table:table-cell>
              <table:table-cell office:value-type="float" office:value="1.11441">
                <text:p>1.11441</text:p>
              </table:table-cell>
              <table:table-cell office:value-type="float" office:value="1.35411">
                <text:p>1.354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0.01782403782">
                <text:p>4520.01782403782</text:p>
              </table:table-cell>
              <table:table-cell office:value-type="float" office:value="0.912278">
                <text:p>0.912278</text:p>
              </table:table-cell>
              <table:table-cell office:value-type="float" office:value="0.96329">
                <text:p>0.96329</text:p>
              </table:table-cell>
              <table:table-cell office:value-type="float" office:value="0.386803">
                <text:p>0.386803</text:p>
              </table:table-cell>
              <table:table-cell office:value-type="float" office:value="1.11603">
                <text:p>1.11603</text:p>
              </table:table-cell>
              <table:table-cell office:value-type="float" office:value="1.35472">
                <text:p>1.354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40.01780803782">
                <text:p>4540.01780803782</text:p>
              </table:table-cell>
              <table:table-cell office:value-type="float" office:value="0.913248">
                <text:p>0.913248</text:p>
              </table:table-cell>
              <table:table-cell office:value-type="float" office:value="0.964065">
                <text:p>0.964065</text:p>
              </table:table-cell>
              <table:table-cell office:value-type="float" office:value="0.408629">
                <text:p>0.408629</text:p>
              </table:table-cell>
              <table:table-cell office:value-type="float" office:value="1.12263">
                <text:p>1.12263</text:p>
              </table:table-cell>
              <table:table-cell office:value-type="float" office:value="1.35761">
                <text:p>1.357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60.01302403782">
                <text:p>4560.01302403782</text:p>
              </table:table-cell>
              <table:table-cell office:value-type="float" office:value="0.912527">
                <text:p>0.912527</text:p>
              </table:table-cell>
              <table:table-cell office:value-type="float" office:value="0.963364">
                <text:p>0.963364</text:p>
              </table:table-cell>
              <table:table-cell office:value-type="float" office:value="0.390454">
                <text:p>0.390454</text:p>
              </table:table-cell>
              <table:table-cell office:value-type="float" office:value="1.11933">
                <text:p>1.11933</text:p>
              </table:table-cell>
              <table:table-cell office:value-type="float" office:value="1.35649">
                <text:p>1.356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80.01401603782">
                <text:p>4580.01401603782</text:p>
              </table:table-cell>
              <table:table-cell office:value-type="float" office:value="0.912939">
                <text:p>0.912939</text:p>
              </table:table-cell>
              <table:table-cell office:value-type="float" office:value="0.96366">
                <text:p>0.96366</text:p>
              </table:table-cell>
              <table:table-cell office:value-type="float" office:value="0.388611">
                <text:p>0.388611</text:p>
              </table:table-cell>
              <table:table-cell office:value-type="float" office:value="1.12383">
                <text:p>1.12383</text:p>
              </table:table-cell>
              <table:table-cell office:value-type="float" office:value="1.35872">
                <text:p>1.358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600.01489603782">
                <text:p>4600.01489603782</text:p>
              </table:table-cell>
              <table:table-cell office:value-type="float" office:value="0.912719">
                <text:p>0.912719</text:p>
              </table:table-cell>
              <table:table-cell office:value-type="float" office:value="0.96344">
                <text:p>0.96344</text:p>
              </table:table-cell>
              <table:table-cell office:value-type="float" office:value="0.389327">
                <text:p>0.389327</text:p>
              </table:table-cell>
              <table:table-cell office:value-type="float" office:value="1.12261">
                <text:p>1.12261</text:p>
              </table:table-cell>
              <table:table-cell office:value-type="float" office:value="1.35827">
                <text:p>1.358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20.01489603782">
                <text:p>4620.01489603782</text:p>
              </table:table-cell>
              <table:table-cell office:value-type="float" office:value="0.912152">
                <text:p>0.912152</text:p>
              </table:table-cell>
              <table:table-cell office:value-type="float" office:value="0.96291">
                <text:p>0.96291</text:p>
              </table:table-cell>
              <table:table-cell office:value-type="float" office:value="0.371221">
                <text:p>0.371221</text:p>
              </table:table-cell>
              <table:table-cell office:value-type="float" office:value="1.11875">
                <text:p>1.11875</text:p>
              </table:table-cell>
              <table:table-cell office:value-type="float" office:value="1.35663">
                <text:p>1.356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40.01649603782">
                <text:p>4640.01649603782</text:p>
              </table:table-cell>
              <table:table-cell office:value-type="float" office:value="0.912388">
                <text:p>0.912388</text:p>
              </table:table-cell>
              <table:table-cell office:value-type="float" office:value="0.963078">
                <text:p>0.963078</text:p>
              </table:table-cell>
              <table:table-cell office:value-type="float" office:value="0.37036">
                <text:p>0.37036</text:p>
              </table:table-cell>
              <table:table-cell office:value-type="float" office:value="1.12291">
                <text:p>1.12291</text:p>
              </table:table-cell>
              <table:table-cell office:value-type="float" office:value="1.35884">
                <text:p>1.35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60.02316803782">
                <text:p>4660.02316803782</text:p>
              </table:table-cell>
              <table:table-cell office:value-type="float" office:value="0.912269">
                <text:p>0.912269</text:p>
              </table:table-cell>
              <table:table-cell office:value-type="float" office:value="0.963029">
                <text:p>0.963029</text:p>
              </table:table-cell>
              <table:table-cell office:value-type="float" office:value="0.37091">
                <text:p>0.37091</text:p>
              </table:table-cell>
              <table:table-cell office:value-type="float" office:value="1.12079">
                <text:p>1.12079</text:p>
              </table:table-cell>
              <table:table-cell office:value-type="float" office:value="1.3577">
                <text:p>1.35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80.02220803782">
                <text:p>4680.02220803782</text:p>
              </table:table-cell>
              <table:table-cell office:value-type="float" office:value="0.911403">
                <text:p>0.911403</text:p>
              </table:table-cell>
              <table:table-cell office:value-type="float" office:value="0.962176">
                <text:p>0.962176</text:p>
              </table:table-cell>
              <table:table-cell office:value-type="float" office:value="0.352315">
                <text:p>0.352315</text:p>
              </table:table-cell>
              <table:table-cell office:value-type="float" office:value="1.11622">
                <text:p>1.11622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700.01753603782">
                <text:p>4700.01753603782</text:p>
              </table:table-cell>
              <table:table-cell office:value-type="float" office:value="0.911843">
                <text:p>0.911843</text:p>
              </table:table-cell>
              <table:table-cell office:value-type="float" office:value="0.962722">
                <text:p>0.962722</text:p>
              </table:table-cell>
              <table:table-cell office:value-type="float" office:value="0.355911">
                <text:p>0.355911</text:p>
              </table:table-cell>
              <table:table-cell office:value-type="float" office:value="1.11692">
                <text:p>1.11692</text:p>
              </table:table-cell>
              <table:table-cell office:value-type="float" office:value="1.35592">
                <text:p>1.355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720.01398403782">
                <text:p>4720.01398403782</text:p>
              </table:table-cell>
              <table:table-cell office:value-type="float" office:value="0.912185">
                <text:p>0.912185</text:p>
              </table:table-cell>
              <table:table-cell office:value-type="float" office:value="0.963135">
                <text:p>0.963135</text:p>
              </table:table-cell>
              <table:table-cell office:value-type="float" office:value="0.355491">
                <text:p>0.355491</text:p>
              </table:table-cell>
              <table:table-cell office:value-type="float" office:value="1.1177">
                <text:p>1.1177</text:p>
              </table:table-cell>
              <table:table-cell office:value-type="float" office:value="1.35595">
                <text:p>1.35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40.01334403782">
                <text:p>4740.01334403782</text:p>
              </table:table-cell>
              <table:table-cell office:value-type="float" office:value="0.91165">
                <text:p>0.91165</text:p>
              </table:table-cell>
              <table:table-cell office:value-type="float" office:value="0.962522">
                <text:p>0.962522</text:p>
              </table:table-cell>
              <table:table-cell office:value-type="float" office:value="0.337717">
                <text:p>0.337717</text:p>
              </table:table-cell>
              <table:table-cell office:value-type="float" office:value="1.11668">
                <text:p>1.11668</text:p>
              </table:table-cell>
              <table:table-cell office:value-type="float" office:value="1.35599">
                <text:p>1.355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60.01846403782">
                <text:p>4760.01846403782</text:p>
              </table:table-cell>
              <table:table-cell office:value-type="float" office:value="0.912017">
                <text:p>0.912017</text:p>
              </table:table-cell>
              <table:table-cell office:value-type="float" office:value="0.962903">
                <text:p>0.962903</text:p>
              </table:table-cell>
              <table:table-cell office:value-type="float" office:value="0.353879">
                <text:p>0.353879</text:p>
              </table:table-cell>
              <table:table-cell office:value-type="float" office:value="1.11797">
                <text:p>1.11797</text:p>
              </table:table-cell>
              <table:table-cell office:value-type="float" office:value="1.3563">
                <text:p>1.35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80.01174403782">
                <text:p>4780.01174403782</text:p>
              </table:table-cell>
              <table:table-cell office:value-type="float" office:value="0.911875">
                <text:p>0.911875</text:p>
              </table:table-cell>
              <table:table-cell office:value-type="float" office:value="0.962796">
                <text:p>0.962796</text:p>
              </table:table-cell>
              <table:table-cell office:value-type="float" office:value="0.354375">
                <text:p>0.354375</text:p>
              </table:table-cell>
              <table:table-cell office:value-type="float" office:value="1.11674">
                <text:p>1.11674</text:p>
              </table:table-cell>
              <table:table-cell office:value-type="float" office:value="1.35575">
                <text:p>1.35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800.01718403782">
                <text:p>4800.01718403782</text:p>
              </table:table-cell>
              <table:table-cell office:value-type="float" office:value="0.910778">
                <text:p>0.910778</text:p>
              </table:table-cell>
              <table:table-cell office:value-type="float" office:value="0.961762">
                <text:p>0.961762</text:p>
              </table:table-cell>
              <table:table-cell office:value-type="float" office:value="0.335554">
                <text:p>0.335554</text:p>
              </table:table-cell>
              <table:table-cell office:value-type="float" office:value="1.11005">
                <text:p>1.11005</text:p>
              </table:table-cell>
              <table:table-cell office:value-type="float" office:value="1.35309">
                <text:p>1.353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820.01497603782">
                <text:p>4820.01497603782</text:p>
              </table:table-cell>
              <table:table-cell office:value-type="float" office:value="0.909919">
                <text:p>0.909919</text:p>
              </table:table-cell>
              <table:table-cell office:value-type="float" office:value="0.952727">
                <text:p>0.952727</text:p>
              </table:table-cell>
              <table:table-cell office:value-type="float" office:value="0.324808">
                <text:p>0.324808</text:p>
              </table:table-cell>
              <table:table-cell office:value-type="float" office:value="1.08108">
                <text:p>1.08108</text:p>
              </table:table-cell>
              <table:table-cell office:value-type="float" office:value="1.34257">
                <text:p>1.342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40.01553603782">
                <text:p>4840.01553603782</text:p>
              </table:table-cell>
              <table:table-cell office:value-type="float" office:value="0.909509">
                <text:p>0.909509</text:p>
              </table:table-cell>
              <table:table-cell office:value-type="float" office:value="0.952292">
                <text:p>0.952292</text:p>
              </table:table-cell>
              <table:table-cell office:value-type="float" office:value="0.325356">
                <text:p>0.325356</text:p>
              </table:table-cell>
              <table:table-cell office:value-type="float" office:value="1.07705">
                <text:p>1.07705</text:p>
              </table:table-cell>
              <table:table-cell office:value-type="float" office:value="1.34072">
                <text:p>1.340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60.01334403782">
                <text:p>4860.01334403782</text:p>
              </table:table-cell>
              <table:table-cell office:value-type="float" office:value="0.910076">
                <text:p>0.910076</text:p>
              </table:table-cell>
              <table:table-cell office:value-type="float" office:value="0.952807">
                <text:p>0.952807</text:p>
              </table:table-cell>
              <table:table-cell office:value-type="float" office:value="0.324172">
                <text:p>0.324172</text:p>
              </table:table-cell>
              <table:table-cell office:value-type="float" office:value="1.08286">
                <text:p>1.08286</text:p>
              </table:table-cell>
              <table:table-cell office:value-type="float" office:value="1.34342">
                <text:p>1.343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80.01529603782">
                <text:p>4880.01529603782</text:p>
              </table:table-cell>
              <table:table-cell office:value-type="float" office:value="0.911218">
                <text:p>0.911218</text:p>
              </table:table-cell>
              <table:table-cell office:value-type="float" office:value="0.954008">
                <text:p>0.954008</text:p>
              </table:table-cell>
              <table:table-cell office:value-type="float" office:value="0.34201">
                <text:p>0.34201</text:p>
              </table:table-cell>
              <table:table-cell office:value-type="float" office:value="1.08971">
                <text:p>1.08971</text:p>
              </table:table-cell>
              <table:table-cell office:value-type="float" office:value="1.34607">
                <text:p>1.346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00.01852803782">
                <text:p>4900.01852803782</text:p>
              </table:table-cell>
              <table:table-cell office:value-type="float" office:value="0.911819">
                <text:p>0.911819</text:p>
              </table:table-cell>
              <table:table-cell office:value-type="float" office:value="0.954691">
                <text:p>0.954691</text:p>
              </table:table-cell>
              <table:table-cell office:value-type="float" office:value="0.358638">
                <text:p>0.358638</text:p>
              </table:table-cell>
              <table:table-cell office:value-type="float" office:value="1.09073">
                <text:p>1.09073</text:p>
              </table:table-cell>
              <table:table-cell office:value-type="float" office:value="1.34591">
                <text:p>1.34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20.01649603782">
                <text:p>4920.01649603782</text:p>
              </table:table-cell>
              <table:table-cell office:value-type="float" office:value="0.911626">
                <text:p>0.911626</text:p>
              </table:table-cell>
              <table:table-cell office:value-type="float" office:value="0.954444">
                <text:p>0.954444</text:p>
              </table:table-cell>
              <table:table-cell office:value-type="float" office:value="0.35886">
                <text:p>0.35886</text:p>
              </table:table-cell>
              <table:table-cell office:value-type="float" office:value="1.09077">
                <text:p>1.09077</text:p>
              </table:table-cell>
              <table:table-cell office:value-type="float" office:value="1.34619">
                <text:p>1.34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40.02100803782">
                <text:p>4940.02100803782</text:p>
              </table:table-cell>
              <table:table-cell office:value-type="float" office:value="0.912459">
                <text:p>0.912459</text:p>
              </table:table-cell>
              <table:table-cell office:value-type="float" office:value="0.955263">
                <text:p>0.955263</text:p>
              </table:table-cell>
              <table:table-cell office:value-type="float" office:value="0.377915">
                <text:p>0.377915</text:p>
              </table:table-cell>
              <table:table-cell office:value-type="float" office:value="1.09423">
                <text:p>1.09423</text:p>
              </table:table-cell>
              <table:table-cell office:value-type="float" office:value="1.34724">
                <text:p>1.347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60.01878403782">
                <text:p>4960.01878403782</text:p>
              </table:table-cell>
              <table:table-cell office:value-type="float" office:value="0.911185">
                <text:p>0.911185</text:p>
              </table:table-cell>
              <table:table-cell office:value-type="float" office:value="0.954129">
                <text:p>0.954129</text:p>
              </table:table-cell>
              <table:table-cell office:value-type="float" office:value="0.354283">
                <text:p>0.354283</text:p>
              </table:table-cell>
              <table:table-cell office:value-type="float" office:value="1.08702">
                <text:p>1.08702</text:p>
              </table:table-cell>
              <table:table-cell office:value-type="float" office:value="1.34432">
                <text:p>1.344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80.01713603782">
                <text:p>4980.01713603782</text:p>
              </table:table-cell>
              <table:table-cell office:value-type="float" office:value="0.91158">
                <text:p>0.91158</text:p>
              </table:table-cell>
              <table:table-cell office:value-type="float" office:value="0.954724">
                <text:p>0.954724</text:p>
              </table:table-cell>
              <table:table-cell office:value-type="float" office:value="0.354825">
                <text:p>0.354825</text:p>
              </table:table-cell>
              <table:table-cell office:value-type="float" office:value="1.09045">
                <text:p>1.09045</text:p>
              </table:table-cell>
              <table:table-cell office:value-type="float" office:value="1.34604">
                <text:p>1.34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000.01329603782">
                <text:p>5000.01329603782</text:p>
              </table:table-cell>
              <table:table-cell office:value-type="float" office:value="0.912652">
                <text:p>0.912652</text:p>
              </table:table-cell>
              <table:table-cell office:value-type="float" office:value="0.955625">
                <text:p>0.955625</text:p>
              </table:table-cell>
              <table:table-cell office:value-type="float" office:value="0.374985">
                <text:p>0.374985</text:p>
              </table:table-cell>
              <table:table-cell office:value-type="float" office:value="1.09645">
                <text:p>1.09645</text:p>
              </table:table-cell>
              <table:table-cell office:value-type="float" office:value="1.34833">
                <text:p>1.348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020.01681603782">
                <text:p>5020.01681603782</text:p>
              </table:table-cell>
              <table:table-cell office:value-type="float" office:value="0.914038">
                <text:p>0.914038</text:p>
              </table:table-cell>
              <table:table-cell office:value-type="float" office:value="0.965294">
                <text:p>0.965294</text:p>
              </table:table-cell>
              <table:table-cell office:value-type="float" office:value="0.403907">
                <text:p>0.403907</text:p>
              </table:table-cell>
              <table:table-cell office:value-type="float" office:value="1.1272">
                <text:p>1.1272</text:p>
              </table:table-cell>
              <table:table-cell office:value-type="float" office:value="1.35955">
                <text:p>1.359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40.01078403782">
                <text:p>5040.01078403782</text:p>
              </table:table-cell>
              <table:table-cell office:value-type="float" office:value="0.914497">
                <text:p>0.914497</text:p>
              </table:table-cell>
              <table:table-cell office:value-type="float" office:value="0.965766">
                <text:p>0.965766</text:p>
              </table:table-cell>
              <table:table-cell office:value-type="float" office:value="0.402729">
                <text:p>0.402729</text:p>
              </table:table-cell>
              <table:table-cell office:value-type="float" office:value="1.1296">
                <text:p>1.1296</text:p>
              </table:table-cell>
              <table:table-cell office:value-type="float" office:value="1.36047">
                <text:p>1.360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60.01713603782">
                <text:p>5060.01713603782</text:p>
              </table:table-cell>
              <table:table-cell office:value-type="float" office:value="0.913346">
                <text:p>0.913346</text:p>
              </table:table-cell>
              <table:table-cell office:value-type="float" office:value="0.964601">
                <text:p>0.964601</text:p>
              </table:table-cell>
              <table:table-cell office:value-type="float" office:value="0.383737">
                <text:p>0.383737</text:p>
              </table:table-cell>
              <table:table-cell office:value-type="float" office:value="1.12481">
                <text:p>1.12481</text:p>
              </table:table-cell>
              <table:table-cell office:value-type="float" office:value="1.35887">
                <text:p>1.358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80.01457603782">
                <text:p>5080.01457603782</text:p>
              </table:table-cell>
              <table:table-cell office:value-type="float" office:value="0.912267">
                <text:p>0.912267</text:p>
              </table:table-cell>
              <table:table-cell office:value-type="float" office:value="0.963575">
                <text:p>0.963575</text:p>
              </table:table-cell>
              <table:table-cell office:value-type="float" office:value="0.366948">
                <text:p>0.366948</text:p>
              </table:table-cell>
              <table:table-cell office:value-type="float" office:value="1.11683">
                <text:p>1.11683</text:p>
              </table:table-cell>
              <table:table-cell office:value-type="float" office:value="1.35532">
                <text:p>1.355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100.01777603782">
                <text:p>5100.01777603782</text:p>
              </table:table-cell>
              <table:table-cell office:value-type="float" office:value="0.912424">
                <text:p>0.912424</text:p>
              </table:table-cell>
              <table:table-cell office:value-type="float" office:value="0.963665">
                <text:p>0.963665</text:p>
              </table:table-cell>
              <table:table-cell office:value-type="float" office:value="0.366327">
                <text:p>0.366327</text:p>
              </table:table-cell>
              <table:table-cell office:value-type="float" office:value="1.11957">
                <text:p>1.11957</text:p>
              </table:table-cell>
              <table:table-cell office:value-type="float" office:value="1.35676">
                <text:p>1.356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120.01809603782">
                <text:p>5120.01809603782</text:p>
              </table:table-cell>
              <table:table-cell office:value-type="float" office:value="0.911726">
                <text:p>0.911726</text:p>
              </table:table-cell>
              <table:table-cell office:value-type="float" office:value="0.963007">
                <text:p>0.963007</text:p>
              </table:table-cell>
              <table:table-cell office:value-type="float" office:value="0.350285">
                <text:p>0.350285</text:p>
              </table:table-cell>
              <table:table-cell office:value-type="float" office:value="1.11499">
                <text:p>1.11499</text:p>
              </table:table-cell>
              <table:table-cell office:value-type="float" office:value="1.35484">
                <text:p>1.35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40.01809603782">
                <text:p>5140.01809603782</text:p>
              </table:table-cell>
              <table:table-cell office:value-type="float" office:value="0.911469">
                <text:p>0.911469</text:p>
              </table:table-cell>
              <table:table-cell office:value-type="float" office:value="0.96276">
                <text:p>0.96276</text:p>
              </table:table-cell>
              <table:table-cell office:value-type="float" office:value="0.350865">
                <text:p>0.350865</text:p>
              </table:table-cell>
              <table:table-cell office:value-type="float" office:value="1.11357">
                <text:p>1.11357</text:p>
              </table:table-cell>
              <table:table-cell office:value-type="float" office:value="1.35433">
                <text:p>1.354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60.01657603782">
                <text:p>5160.01657603782</text:p>
              </table:table-cell>
              <table:table-cell office:value-type="float" office:value="0.913112">
                <text:p>0.913112</text:p>
              </table:table-cell>
              <table:table-cell office:value-type="float" office:value="0.96424">
                <text:p>0.96424</text:p>
              </table:table-cell>
              <table:table-cell office:value-type="float" office:value="0.372182">
                <text:p>0.372182</text:p>
              </table:table-cell>
              <table:table-cell office:value-type="float" office:value="1.1238">
                <text:p>1.1238</text:p>
              </table:table-cell>
              <table:table-cell office:value-type="float" office:value="1.35863">
                <text:p>1.358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80.01945603782">
                <text:p>5180.01945603782</text:p>
              </table:table-cell>
              <table:table-cell office:value-type="float" office:value="0.905531">
                <text:p>0.905531</text:p>
              </table:table-cell>
              <table:table-cell office:value-type="float" office:value="0.953358">
                <text:p>0.953358</text:p>
              </table:table-cell>
              <table:table-cell office:value-type="float" office:value="0.340918">
                <text:p>0.340918</text:p>
              </table:table-cell>
              <table:table-cell office:value-type="float" office:value="1.0914">
                <text:p>1.0914</text:p>
              </table:table-cell>
              <table:table-cell office:value-type="float" office:value="1.34332">
                <text:p>1.3433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00.01654403782">
                <text:p>5200.01654403782</text:p>
              </table:table-cell>
              <table:table-cell office:value-type="float" office:value="0.905421">
                <text:p>0.905421</text:p>
              </table:table-cell>
              <table:table-cell office:value-type="float" office:value="0.953224">
                <text:p>0.953224</text:p>
              </table:table-cell>
              <table:table-cell office:value-type="float" office:value="0.341353">
                <text:p>0.341353</text:p>
              </table:table-cell>
              <table:table-cell office:value-type="float" office:value="1.09051">
                <text:p>1.09051</text:p>
              </table:table-cell>
              <table:table-cell office:value-type="float" office:value="1.34301">
                <text:p>1.343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220.02028803782">
                <text:p>5220.02028803782</text:p>
              </table:table-cell>
              <table:table-cell office:value-type="float" office:value="0.905182">
                <text:p>0.905182</text:p>
              </table:table-cell>
              <table:table-cell office:value-type="float" office:value="0.952888">
                <text:p>0.952888</text:p>
              </table:table-cell>
              <table:table-cell office:value-type="float" office:value="0.324711">
                <text:p>0.324711</text:p>
              </table:table-cell>
              <table:table-cell office:value-type="float" office:value="1.08913">
                <text:p>1.08913</text:p>
              </table:table-cell>
              <table:table-cell office:value-type="float" office:value="1.34266">
                <text:p>1.342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40.01558403782">
                <text:p>5240.01558403782</text:p>
              </table:table-cell>
              <table:table-cell office:value-type="float" office:value="0.90505">
                <text:p>0.90505</text:p>
              </table:table-cell>
              <table:table-cell office:value-type="float" office:value="0.952694">
                <text:p>0.952694</text:p>
              </table:table-cell>
              <table:table-cell office:value-type="float" office:value="0.324941">
                <text:p>0.324941</text:p>
              </table:table-cell>
              <table:table-cell office:value-type="float" office:value="1.0876">
                <text:p>1.0876</text:p>
              </table:table-cell>
              <table:table-cell office:value-type="float" office:value="1.34199">
                <text:p>1.341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60.01713603782">
                <text:p>5260.01713603782</text:p>
              </table:table-cell>
              <table:table-cell office:value-type="float" office:value="0.905812">
                <text:p>0.905812</text:p>
              </table:table-cell>
              <table:table-cell office:value-type="float" office:value="0.953801">
                <text:p>0.953801</text:p>
              </table:table-cell>
              <table:table-cell office:value-type="float" office:value="0.3425">
                <text:p>0.3425</text:p>
              </table:table-cell>
              <table:table-cell office:value-type="float" office:value="1.09258">
                <text:p>1.09258</text:p>
              </table:table-cell>
              <table:table-cell office:value-type="float" office:value="1.34356">
                <text:p>1.343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80.01812803782">
                <text:p>5280.01812803782</text:p>
              </table:table-cell>
              <table:table-cell office:value-type="float" office:value="0.905179">
                <text:p>0.905179</text:p>
              </table:table-cell>
              <table:table-cell office:value-type="float" office:value="0.945781">
                <text:p>0.945781</text:p>
              </table:table-cell>
              <table:table-cell office:value-type="float" office:value="0.332222">
                <text:p>0.332222</text:p>
              </table:table-cell>
              <table:table-cell office:value-type="float" office:value="1.06565">
                <text:p>1.06565</text:p>
              </table:table-cell>
              <table:table-cell office:value-type="float" office:value="1.33735">
                <text:p>1.337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00.01625603782">
                <text:p>5300.01625603782</text:p>
              </table:table-cell>
              <table:table-cell office:value-type="float" office:value="0.905162">
                <text:p>0.905162</text:p>
              </table:table-cell>
              <table:table-cell office:value-type="float" office:value="0.945754">
                <text:p>0.945754</text:p>
              </table:table-cell>
              <table:table-cell office:value-type="float" office:value="0.33228">
                <text:p>0.33228</text:p>
              </table:table-cell>
              <table:table-cell office:value-type="float" office:value="1.06602">
                <text:p>1.06602</text:p>
              </table:table-cell>
              <table:table-cell office:value-type="float" office:value="1.33762">
                <text:p>1.337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20.01241603782">
                <text:p>5320.01241603782</text:p>
              </table:table-cell>
              <table:table-cell office:value-type="float" office:value="0.904343">
                <text:p>0.904343</text:p>
              </table:table-cell>
              <table:table-cell office:value-type="float" office:value="0.804485">
                <text:p>0.804485</text:p>
              </table:table-cell>
              <table:table-cell office:value-type="float" office:value="0.191919">
                <text:p>0.191919</text:p>
              </table:table-cell>
              <table:table-cell office:value-type="float" office:value="0.938858">
                <text:p>0.938858</text:p>
              </table:table-cell>
              <table:table-cell office:value-type="float" office:value="1.19097">
                <text:p>1.19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40.01713603782">
                <text:p>5340.01713603782</text:p>
              </table:table-cell>
              <table:table-cell office:value-type="float" office:value="0.905283">
                <text:p>0.905283</text:p>
              </table:table-cell>
              <table:table-cell office:value-type="float" office:value="0.804073">
                <text:p>0.804073</text:p>
              </table:table-cell>
              <table:table-cell office:value-type="float" office:value="0.161181">
                <text:p>0.161181</text:p>
              </table:table-cell>
              <table:table-cell office:value-type="float" office:value="0.932683">
                <text:p>0.932683</text:p>
              </table:table-cell>
              <table:table-cell office:value-type="float" office:value="1.1893">
                <text:p>1.18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60.01462403782">
                <text:p>5360.01462403782</text:p>
              </table:table-cell>
              <table:table-cell office:value-type="float" office:value="0.905598">
                <text:p>0.905598</text:p>
              </table:table-cell>
              <table:table-cell office:value-type="float" office:value="0.803972">
                <text:p>0.803972</text:p>
              </table:table-cell>
              <table:table-cell office:value-type="float" office:value="0.165979">
                <text:p>0.165979</text:p>
              </table:table-cell>
              <table:table-cell office:value-type="float" office:value="0.929314">
                <text:p>0.929314</text:p>
              </table:table-cell>
              <table:table-cell office:value-type="float" office:value="1.18807">
                <text:p>1.188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80.01972803782">
                <text:p>5380.01972803782</text:p>
              </table:table-cell>
              <table:table-cell office:value-type="float" office:value="0.901499">
                <text:p>0.901499</text:p>
              </table:table-cell>
              <table:table-cell office:value-type="float" office:value="0.807318">
                <text:p>0.807318</text:p>
              </table:table-cell>
              <table:table-cell office:value-type="float" office:value="0.174646">
                <text:p>0.174646</text:p>
              </table:table-cell>
              <table:table-cell office:value-type="float" office:value="0.951788">
                <text:p>0.951788</text:p>
              </table:table-cell>
              <table:table-cell office:value-type="float" office:value="1.19751">
                <text:p>1.197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400.01649603782">
                <text:p>5400.01649603782</text:p>
              </table:table-cell>
              <table:table-cell office:value-type="float" office:value="0.901441">
                <text:p>0.901441</text:p>
              </table:table-cell>
              <table:table-cell office:value-type="float" office:value="0.807343">
                <text:p>0.807343</text:p>
              </table:table-cell>
              <table:table-cell office:value-type="float" office:value="0.172393">
                <text:p>0.172393</text:p>
              </table:table-cell>
              <table:table-cell office:value-type="float" office:value="0.955102">
                <text:p>0.955102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20.01457603782">
                <text:p>5420.01457603782</text:p>
              </table:table-cell>
              <table:table-cell office:value-type="float" office:value="0.901205">
                <text:p>0.901205</text:p>
              </table:table-cell>
              <table:table-cell office:value-type="float" office:value="0.807593">
                <text:p>0.807593</text:p>
              </table:table-cell>
              <table:table-cell office:value-type="float" office:value="0.193749">
                <text:p>0.193749</text:p>
              </table:table-cell>
              <table:table-cell office:value-type="float" office:value="0.960167">
                <text:p>0.960167</text:p>
              </table:table-cell>
              <table:table-cell office:value-type="float" office:value="1.20114">
                <text:p>1.201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40.01713603782">
                <text:p>5440.01713603782</text:p>
              </table:table-cell>
              <table:table-cell office:value-type="float" office:value="0.901097">
                <text:p>0.901097</text:p>
              </table:table-cell>
              <table:table-cell office:value-type="float" office:value="0.807762">
                <text:p>0.807762</text:p>
              </table:table-cell>
              <table:table-cell office:value-type="float" office:value="0.191456">
                <text:p>0.191456</text:p>
              </table:table-cell>
              <table:table-cell office:value-type="float" office:value="0.960953">
                <text:p>0.960953</text:p>
              </table:table-cell>
              <table:table-cell office:value-type="float" office:value="1.2011">
                <text:p>1.20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60.02156803782">
                <text:p>5460.02156803782</text:p>
              </table:table-cell>
              <table:table-cell office:value-type="float" office:value="0.901411">
                <text:p>0.901411</text:p>
              </table:table-cell>
              <table:table-cell office:value-type="float" office:value="0.807383">
                <text:p>0.807383</text:p>
              </table:table-cell>
              <table:table-cell office:value-type="float" office:value="0.170586">
                <text:p>0.170586</text:p>
              </table:table-cell>
              <table:table-cell office:value-type="float" office:value="0.956751">
                <text:p>0.956751</text:p>
              </table:table-cell>
              <table:table-cell office:value-type="float" office:value="1.20007">
                <text:p>1.200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80.01334403782">
                <text:p>5480.01334403782</text:p>
              </table:table-cell>
              <table:table-cell office:value-type="float" office:value="0.90122">
                <text:p>0.90122</text:p>
              </table:table-cell>
              <table:table-cell office:value-type="float" office:value="0.811001">
                <text:p>0.811001</text:p>
              </table:table-cell>
              <table:table-cell office:value-type="float" office:value="0.17679">
                <text:p>0.17679</text:p>
              </table:table-cell>
              <table:table-cell office:value-type="float" office:value="0.98083">
                <text:p>0.98083</text:p>
              </table:table-cell>
              <table:table-cell office:value-type="float" office:value="1.20431">
                <text:p>1.204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00.01721603782">
                <text:p>5500.01721603782</text:p>
              </table:table-cell>
              <table:table-cell office:value-type="float" office:value="0.901799">
                <text:p>0.901799</text:p>
              </table:table-cell>
              <table:table-cell office:value-type="float" office:value="0.810248">
                <text:p>0.810248</text:p>
              </table:table-cell>
              <table:table-cell office:value-type="float" office:value="0.151009">
                <text:p>0.151009</text:p>
              </table:table-cell>
              <table:table-cell office:value-type="float" office:value="0.974363">
                <text:p>0.974363</text:p>
              </table:table-cell>
              <table:table-cell office:value-type="float" office:value="1.20278">
                <text:p>1.20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20.01625603782">
                <text:p>5520.01625603782</text:p>
              </table:table-cell>
              <table:table-cell office:value-type="float" office:value="0.909076">
                <text:p>0.909076</text:p>
              </table:table-cell>
              <table:table-cell office:value-type="float" office:value="0.959984">
                <text:p>0.959984</text:p>
              </table:table-cell>
              <table:table-cell office:value-type="float" office:value="0.311616">
                <text:p>0.311616</text:p>
              </table:table-cell>
              <table:table-cell office:value-type="float" office:value="1.10338">
                <text:p>1.10338</text:p>
              </table:table-cell>
              <table:table-cell office:value-type="float" office:value="1.35119">
                <text:p>1.351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40.01305603782">
                <text:p>5540.01305603782</text:p>
              </table:table-cell>
              <table:table-cell office:value-type="float" office:value="0.910412">
                <text:p>0.910412</text:p>
              </table:table-cell>
              <table:table-cell office:value-type="float" office:value="0.961305">
                <text:p>0.961305</text:p>
              </table:table-cell>
              <table:table-cell office:value-type="float" office:value="0.332903">
                <text:p>0.332903</text:p>
              </table:table-cell>
              <table:table-cell office:value-type="float" office:value="1.11244">
                <text:p>1.11244</text:p>
              </table:table-cell>
              <table:table-cell office:value-type="float" office:value="1.35497">
                <text:p>1.354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60.01809603782">
                <text:p>5560.01809603782</text:p>
              </table:table-cell>
              <table:table-cell office:value-type="float" office:value="0.909243">
                <text:p>0.909243</text:p>
              </table:table-cell>
              <table:table-cell office:value-type="float" office:value="0.959807">
                <text:p>0.959807</text:p>
              </table:table-cell>
              <table:table-cell office:value-type="float" office:value="0.309884">
                <text:p>0.309884</text:p>
              </table:table-cell>
              <table:table-cell office:value-type="float" office:value="1.10259">
                <text:p>1.10259</text:p>
              </table:table-cell>
              <table:table-cell office:value-type="float" office:value="1.3508">
                <text:p>1.35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80.02006403782">
                <text:p>5580.02006403782</text:p>
              </table:table-cell>
              <table:table-cell office:value-type="float" office:value="0.908381">
                <text:p>0.908381</text:p>
              </table:table-cell>
              <table:table-cell office:value-type="float" office:value="0.95212">
                <text:p>0.95212</text:p>
              </table:table-cell>
              <table:table-cell office:value-type="float" office:value="0.300907">
                <text:p>0.300907</text:p>
              </table:table-cell>
              <table:table-cell office:value-type="float" office:value="1.09257">
                <text:p>1.09257</text:p>
              </table:table-cell>
              <table:table-cell office:value-type="float" office:value="1.34643">
                <text:p>1.346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600.01777603782">
                <text:p>5600.01777603782</text:p>
              </table:table-cell>
              <table:table-cell office:value-type="float" office:value="0.907175">
                <text:p>0.907175</text:p>
              </table:table-cell>
              <table:table-cell office:value-type="float" office:value="0.951038">
                <text:p>0.951038</text:p>
              </table:table-cell>
              <table:table-cell office:value-type="float" office:value="0.282723">
                <text:p>0.282723</text:p>
              </table:table-cell>
              <table:table-cell office:value-type="float" office:value="1.08019">
                <text:p>1.08019</text:p>
              </table:table-cell>
              <table:table-cell office:value-type="float" office:value="1.34074">
                <text:p>1.3407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620.01529603782">
                <text:p>5620.01529603782</text:p>
              </table:table-cell>
              <table:table-cell office:value-type="float" office:value="0.907368">
                <text:p>0.907368</text:p>
              </table:table-cell>
              <table:table-cell office:value-type="float" office:value="0.951451">
                <text:p>0.951451</text:p>
              </table:table-cell>
              <table:table-cell office:value-type="float" office:value="0.283289">
                <text:p>0.283289</text:p>
              </table:table-cell>
              <table:table-cell office:value-type="float" office:value="1.07749">
                <text:p>1.07749</text:p>
              </table:table-cell>
              <table:table-cell office:value-type="float" office:value="1.33882">
                <text:p>1.338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40.01750403782">
                <text:p>5640.01750403782</text:p>
              </table:table-cell>
              <table:table-cell office:value-type="float" office:value="0.905948">
                <text:p>0.905948</text:p>
              </table:table-cell>
              <table:table-cell office:value-type="float" office:value="0.949664">
                <text:p>0.949664</text:p>
              </table:table-cell>
              <table:table-cell office:value-type="float" office:value="0.264773">
                <text:p>0.264773</text:p>
              </table:table-cell>
              <table:table-cell office:value-type="float" office:value="1.06849">
                <text:p>1.06849</text:p>
              </table:table-cell>
              <table:table-cell office:value-type="float" office:value="1.33568">
                <text:p>1.335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60.02105603782">
                <text:p>5660.02105603782</text:p>
              </table:table-cell>
              <table:table-cell office:value-type="float" office:value="0.905738">
                <text:p>0.905738</text:p>
              </table:table-cell>
              <table:table-cell office:value-type="float" office:value="0.949379">
                <text:p>0.949379</text:p>
              </table:table-cell>
              <table:table-cell office:value-type="float" office:value="0.262836">
                <text:p>0.262836</text:p>
              </table:table-cell>
              <table:table-cell office:value-type="float" office:value="1.06687">
                <text:p>1.06687</text:p>
              </table:table-cell>
              <table:table-cell office:value-type="float" office:value="1.33503">
                <text:p>1.335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80.01457603782">
                <text:p>5680.01457603782</text:p>
              </table:table-cell>
              <table:table-cell office:value-type="float" office:value="0.906004">
                <text:p>0.906004</text:p>
              </table:table-cell>
              <table:table-cell office:value-type="float" office:value="0.949683">
                <text:p>0.949683</text:p>
              </table:table-cell>
              <table:table-cell office:value-type="float" office:value="0.265022">
                <text:p>0.265022</text:p>
              </table:table-cell>
              <table:table-cell office:value-type="float" office:value="1.06893">
                <text:p>1.06893</text:p>
              </table:table-cell>
              <table:table-cell office:value-type="float" office:value="1.33582">
                <text:p>1.335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00.01238403782">
                <text:p>5700.01238403782</text:p>
              </table:table-cell>
              <table:table-cell office:value-type="float" office:value="0.907025">
                <text:p>0.907025</text:p>
              </table:table-cell>
              <table:table-cell office:value-type="float" office:value="0.951009">
                <text:p>0.951009</text:p>
              </table:table-cell>
              <table:table-cell office:value-type="float" office:value="0.282337">
                <text:p>0.282337</text:p>
              </table:table-cell>
              <table:table-cell office:value-type="float" office:value="1.07341">
                <text:p>1.07341</text:p>
              </table:table-cell>
              <table:table-cell office:value-type="float" office:value="1.33683">
                <text:p>1.33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20.01334403782">
                <text:p>5720.01334403782</text:p>
              </table:table-cell>
              <table:table-cell office:value-type="float" office:value="0.902816">
                <text:p>0.902816</text:p>
              </table:table-cell>
              <table:table-cell office:value-type="float" office:value="0.806587">
                <text:p>0.806587</text:p>
              </table:table-cell>
              <table:table-cell office:value-type="float" office:value="0.118558">
                <text:p>0.118558</text:p>
              </table:table-cell>
              <table:table-cell office:value-type="float" office:value="0.947096">
                <text:p>0.947096</text:p>
              </table:table-cell>
              <table:table-cell office:value-type="float" office:value="1.19101">
                <text:p>1.191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40.02220803782">
                <text:p>5740.02220803782</text:p>
              </table:table-cell>
              <table:table-cell office:value-type="float" office:value="0.903415">
                <text:p>0.903415</text:p>
              </table:table-cell>
              <table:table-cell office:value-type="float" office:value="0.806233">
                <text:p>0.806233</text:p>
              </table:table-cell>
              <table:table-cell office:value-type="float" office:value="0.0918472">
                <text:p>0.0918472</text:p>
              </table:table-cell>
              <table:table-cell office:value-type="float" office:value="0.939247">
                <text:p>0.939247</text:p>
              </table:table-cell>
              <table:table-cell office:value-type="float" office:value="1.18797">
                <text:p>1.187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80.03339213944">
                <text:p>5780.03339213944</text:p>
              </table:table-cell>
              <table:table-cell office:value-type="float" office:value="0.902521">
                <text:p>0.902521</text:p>
              </table:table-cell>
              <table:table-cell office:value-type="float" office:value="0.806944">
                <text:p>0.806944</text:p>
              </table:table-cell>
              <table:table-cell office:value-type="float" office:value="0.119384">
                <text:p>0.119384</text:p>
              </table:table-cell>
              <table:table-cell office:value-type="float" office:value="0.949782">
                <text:p>0.949782</text:p>
              </table:table-cell>
              <table:table-cell office:value-type="float" office:value="1.19127">
                <text:p>1.191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00.02576004885">
                <text:p>5800.02576004885</text:p>
              </table:table-cell>
              <table:table-cell office:value-type="float" office:value="0.901987">
                <text:p>0.901987</text:p>
              </table:table-cell>
              <table:table-cell office:value-type="float" office:value="0.810259">
                <text:p>0.810259</text:p>
              </table:table-cell>
              <table:table-cell office:value-type="float" office:value="0.12651">
                <text:p>0.12651</text:p>
              </table:table-cell>
              <table:table-cell office:value-type="float" office:value="0.962541">
                <text:p>0.962541</text:p>
              </table:table-cell>
              <table:table-cell office:value-type="float" office:value="1.19651">
                <text:p>1.196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820.01910404885">
                <text:p>5820.01910404885</text:p>
              </table:table-cell>
              <table:table-cell office:value-type="float" office:value="0.901334">
                <text:p>0.901334</text:p>
              </table:table-cell>
              <table:table-cell office:value-type="float" office:value="0.810993">
                <text:p>0.810993</text:p>
              </table:table-cell>
              <table:table-cell office:value-type="float" office:value="0.151137">
                <text:p>0.151137</text:p>
              </table:table-cell>
              <table:table-cell office:value-type="float" office:value="0.971382">
                <text:p>0.971382</text:p>
              </table:table-cell>
              <table:table-cell office:value-type="float" office:value="1.19934">
                <text:p>1.199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40.01401604885">
                <text:p>5840.01401604885</text:p>
              </table:table-cell>
              <table:table-cell office:value-type="float" office:value="0.901425">
                <text:p>0.901425</text:p>
              </table:table-cell>
              <table:table-cell office:value-type="float" office:value="0.810784">
                <text:p>0.810784</text:p>
              </table:table-cell>
              <table:table-cell office:value-type="float" office:value="0.151643">
                <text:p>0.151643</text:p>
              </table:table-cell>
              <table:table-cell office:value-type="float" office:value="0.973838">
                <text:p>0.973838</text:p>
              </table:table-cell>
              <table:table-cell office:value-type="float" office:value="1.20119">
                <text:p>1.201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60.01489604885">
                <text:p>5860.01489604885</text:p>
              </table:table-cell>
              <table:table-cell office:value-type="float" office:value="0.901389">
                <text:p>0.901389</text:p>
              </table:table-cell>
              <table:table-cell office:value-type="float" office:value="0.810841">
                <text:p>0.810841</text:p>
              </table:table-cell>
              <table:table-cell office:value-type="float" office:value="0.152298">
                <text:p>0.152298</text:p>
              </table:table-cell>
              <table:table-cell office:value-type="float" office:value="0.974775">
                <text:p>0.974775</text:p>
              </table:table-cell>
              <table:table-cell office:value-type="float" office:value="1.20166">
                <text:p>1.201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80.01745604885">
                <text:p>5880.01745604885</text:p>
              </table:table-cell>
              <table:table-cell office:value-type="float" office:value="0.901243">
                <text:p>0.901243</text:p>
              </table:table-cell>
              <table:table-cell office:value-type="float" office:value="0.81106">
                <text:p>0.81106</text:p>
              </table:table-cell>
              <table:table-cell office:value-type="float" office:value="0.155393">
                <text:p>0.155393</text:p>
              </table:table-cell>
              <table:table-cell office:value-type="float" office:value="0.976402">
                <text:p>0.976402</text:p>
              </table:table-cell>
              <table:table-cell office:value-type="float" office:value="1.20207">
                <text:p>1.202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900.01489604885">
                <text:p>5900.01489604885</text:p>
              </table:table-cell>
              <table:table-cell office:value-type="float" office:value="0.901299">
                <text:p>0.901299</text:p>
              </table:table-cell>
              <table:table-cell office:value-type="float" office:value="0.810974">
                <text:p>0.810974</text:p>
              </table:table-cell>
              <table:table-cell office:value-type="float" office:value="0.154151">
                <text:p>0.154151</text:p>
              </table:table-cell>
              <table:table-cell office:value-type="float" office:value="0.976587">
                <text:p>0.976587</text:p>
              </table:table-cell>
              <table:table-cell office:value-type="float" office:value="1.20244">
                <text:p>1.202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920.01814404885">
                <text:p>5920.01814404885</text:p>
              </table:table-cell>
              <table:table-cell office:value-type="float" office:value="0.901234">
                <text:p>0.901234</text:p>
              </table:table-cell>
              <table:table-cell office:value-type="float" office:value="0.811042">
                <text:p>0.811042</text:p>
              </table:table-cell>
              <table:table-cell office:value-type="float" office:value="0.152367">
                <text:p>0.152367</text:p>
              </table:table-cell>
              <table:table-cell office:value-type="float" office:value="0.978957">
                <text:p>0.978957</text:p>
              </table:table-cell>
              <table:table-cell office:value-type="float" office:value="1.20354">
                <text:p>1.203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40.01494404885">
                <text:p>5940.01494404885</text:p>
              </table:table-cell>
              <table:table-cell office:value-type="float" office:value="0.904294">
                <text:p>0.904294</text:p>
              </table:table-cell>
              <table:table-cell office:value-type="float" office:value="0.949335">
                <text:p>0.949335</text:p>
              </table:table-cell>
              <table:table-cell office:value-type="float" office:value="0.318872">
                <text:p>0.318872</text:p>
              </table:table-cell>
              <table:table-cell office:value-type="float" office:value="1.08194">
                <text:p>1.08194</text:p>
              </table:table-cell>
              <table:table-cell office:value-type="float" office:value="1.32376">
                <text:p>1.32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60.01238404885">
                <text:p>5960.01238404885</text:p>
              </table:table-cell>
              <table:table-cell office:value-type="float" office:value="0.904249">
                <text:p>0.904249</text:p>
              </table:table-cell>
              <table:table-cell office:value-type="float" office:value="0.949199">
                <text:p>0.949199</text:p>
              </table:table-cell>
              <table:table-cell office:value-type="float" office:value="0.317893">
                <text:p>0.317893</text:p>
              </table:table-cell>
              <table:table-cell office:value-type="float" office:value="1.08287">
                <text:p>1.08287</text:p>
              </table:table-cell>
              <table:table-cell office:value-type="float" office:value="1.32441">
                <text:p>1.324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80.01713604885">
                <text:p>5980.01713604885</text:p>
              </table:table-cell>
              <table:table-cell office:value-type="float" office:value="0.903948">
                <text:p>0.903948</text:p>
              </table:table-cell>
              <table:table-cell office:value-type="float" office:value="0.94857">
                <text:p>0.94857</text:p>
              </table:table-cell>
              <table:table-cell office:value-type="float" office:value="0.318359">
                <text:p>0.318359</text:p>
              </table:table-cell>
              <table:table-cell office:value-type="float" office:value="1.08419">
                <text:p>1.08419</text:p>
              </table:table-cell>
              <table:table-cell office:value-type="float" office:value="1.32589">
                <text:p>1.32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